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earma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Variable</text:p>
          </table:table-cell>
          <table:table-cell office:value-type="string" table:style-name="ce2">
            <text:p>by Variable</text:p>
          </table:table-cell>
          <table:table-cell office:value-type="string" table:style-name="ce2">
            <text:p>Spearman ρ</text:p>
          </table:table-cell>
          <table:table-cell office:value-type="string" table:style-name="ce2">
            <text:p>Prob&gt;|ρ|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-degree Centrality</text:p>
          </table:table-cell>
          <table:table-cell office:value-type="string" table:style-name="ce3">
            <text:p>Degree Centrality</text:p>
          </table:table-cell>
          <table:table-cell office:value-type="float" office:value="0.76071661687296122" table:style-name="ce4">
            <text:p>0,760716617</text:p>
          </table:table-cell>
          <table:table-cell office:value-type="float" office:value="3.8580984466607553E-11" table:style-name="ce4">
            <text:p>3,8581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ut-degree Centrality</text:p>
          </table:table-cell>
          <table:table-cell office:value-type="string" table:style-name="ce3">
            <text:p>Degree Centrality</text:p>
          </table:table-cell>
          <table:table-cell office:value-type="float" office:value="0.84257021870108795" table:style-name="ce4">
            <text:p>0,842570219</text:p>
          </table:table-cell>
          <table:table-cell office:value-type="float" office:value="2.5772737592626086E-15" table:style-name="ce4">
            <text:p>2,57727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ut-degree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38247737464339576" table:style-name="ce4">
            <text:p>0,382477375</text:p>
          </table:table-cell>
          <table:table-cell office:value-type="float" office:value="4.7071800335676027E-3" table:style-name="ce4">
            <text:p>0,004707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igenvector Centrality</text:p>
          </table:table-cell>
          <table:table-cell office:value-type="string" table:style-name="ce3">
            <text:p>Degree Centrality</text:p>
          </table:table-cell>
          <table:table-cell office:value-type="float" office:value="0.72508963192138765" table:style-name="ce4">
            <text:p>0,725089632</text:p>
          </table:table-cell>
          <table:table-cell office:value-type="float" office:value="8.2526572171006858E-10" table:style-name="ce4">
            <text:p>8,25266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igenvector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89763735519921184" table:style-name="ce4">
            <text:p>0,897637355</text:p>
          </table:table-cell>
          <table:table-cell office:value-type="float" office:value="8.7905543668173248E-20" table:style-name="ce4">
            <text:p>8,79055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igenvector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3686223246713769" table:style-name="ce4">
            <text:p>0,368622325</text:p>
          </table:table-cell>
          <table:table-cell office:value-type="float" office:value="6.6078182104915995E-3" table:style-name="ce4">
            <text:p>0,0066078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Degree Centrality</text:p>
          </table:table-cell>
          <table:table-cell office:value-type="float" office:value="0.74523834842901548" table:style-name="ce4">
            <text:p>0,745238348</text:p>
          </table:table-cell>
          <table:table-cell office:value-type="float" office:value="1.5527712493490843E-10" table:style-name="ce4">
            <text:p>1,55277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98411502500714187" table:style-name="ce4">
            <text:p>0,984115025</text:p>
          </table:table-cell>
          <table:table-cell office:value-type="float" office:value="5.8321045411079015E-40" table:style-name="ce4">
            <text:p>5,8321E-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38184786812494431" table:style-name="ce4">
            <text:p>0,381847868</text:p>
          </table:table-cell>
          <table:table-cell office:value-type="float" office:value="4.7817761013821628E-3" table:style-name="ce4">
            <text:p>0,0047817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93085793180583754" table:style-name="ce4">
            <text:p>0,930857932</text:p>
          </table:table-cell>
          <table:table-cell office:value-type="float" office:value="5.9696995491881258E-24" table:style-name="ce4">
            <text:p>5,9697E-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Degree Centrality</text:p>
          </table:table-cell>
          <table:table-cell office:value-type="float" office:value="0.58732253110792143" table:style-name="ce4">
            <text:p>0,587322531</text:p>
          </table:table-cell>
          <table:table-cell office:value-type="float" office:value="3.7825082180477364E-6" table:style-name="ce4">
            <text:p>3,7825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66620299879641365" table:style-name="ce4">
            <text:p>0,666202999</text:p>
          </table:table-cell>
          <table:table-cell office:value-type="float" office:value="5.194465685897272E-8" table:style-name="ce4">
            <text:p>5,19447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42413713436081629" table:style-name="ce4">
            <text:p>0,424137134</text:p>
          </table:table-cell>
          <table:table-cell office:value-type="float" office:value="1.5507924595602465E-3" table:style-name="ce4">
            <text:p>0,0015507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2595419612234127" table:style-name="ce4">
            <text:p>0,625954196</text:p>
          </table:table-cell>
          <table:table-cell office:value-type="float" office:value="5.3752475526810282E-7" table:style-name="ce4">
            <text:p>5,3752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666991789690773" table:style-name="ce4">
            <text:p>0,66699179</text:p>
          </table:table-cell>
          <table:table-cell office:value-type="float" office:value="4.9443234850727629E-8" table:style-name="ce4">
            <text:p>4,9443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Degree Centrality</text:p>
          </table:table-cell>
          <table:table-cell office:value-type="float" office:value="0.58732253110792143" table:style-name="ce4">
            <text:p>0,587322531</text:p>
          </table:table-cell>
          <table:table-cell office:value-type="float" office:value="3.7825082180477364E-6" table:style-name="ce4">
            <text:p>3,7825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66620299879641365" table:style-name="ce4">
            <text:p>0,666202999</text:p>
          </table:table-cell>
          <table:table-cell office:value-type="float" office:value="5.194465685897272E-8" table:style-name="ce4">
            <text:p>5,19447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42413713436081629" table:style-name="ce4">
            <text:p>0,424137134</text:p>
          </table:table-cell>
          <table:table-cell office:value-type="float" office:value="1.5507924595602465E-3" table:style-name="ce4">
            <text:p>0,0015507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2595419612234127" table:style-name="ce4">
            <text:p>0,625954196</text:p>
          </table:table-cell>
          <table:table-cell office:value-type="float" office:value="5.3752475526810282E-7" table:style-name="ce4">
            <text:p>5,3752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666991789690773" table:style-name="ce4">
            <text:p>0,66699179</text:p>
          </table:table-cell>
          <table:table-cell office:value-type="float" office:value="4.9443234850727629E-8" table:style-name="ce4">
            <text:p>4,9443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Degree Centrality</text:p>
          </table:table-cell>
          <table:table-cell office:value-type="float" office:value="0.31097694619074695" table:style-name="ce4">
            <text:p>0,310976946</text:p>
          </table:table-cell>
          <table:table-cell office:value-type="float" office:value="2.3421991713587408E-2" table:style-name="ce4">
            <text:p>0,0234219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68328167006705898" table:style-name="ce4">
            <text:p>0,68328167</text:p>
          </table:table-cell>
          <table:table-cell office:value-type="float" office:value="1.7245449896194413E-8" table:style-name="ce4">
            <text:p>1,7245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Out-degree Centrality</text:p>
          </table:table-cell>
          <table:table-cell office:value-type="float" office:value="-9.6254734769468775E-2" table:style-name="ce4">
            <text:p>-0,096254735</text:p>
          </table:table-cell>
          <table:table-cell office:value-type="float" office:value="0.4929463355979391" table:style-name="ce4">
            <text:p>0,4929463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8842773081215469" table:style-name="ce4">
            <text:p>0,688427731</text:p>
          </table:table-cell>
          <table:table-cell office:value-type="float" office:value="1.2191067475212194E-8" table:style-name="ce4">
            <text:p>1,21911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7319490019433228" table:style-name="ce4">
            <text:p>0,731949002</text:p>
          </table:table-cell>
          <table:table-cell office:value-type="float" office:value="4.7521815910764377E-10" table:style-name="ce4">
            <text:p>4,75218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53715573057214061" table:style-name="ce4">
            <text:p>0,537155731</text:p>
          </table:table-cell>
          <table:table-cell office:value-type="float" office:value="3.3689322241466674E-5" table:style-name="ce4">
            <text:p>3,3689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Load Centrality</text:p>
          </table:table-cell>
          <table:table-cell office:value-type="float" office:value="0.53715573057214061" table:style-name="ce4">
            <text:p>0,537155731</text:p>
          </table:table-cell>
          <table:table-cell office:value-type="float" office:value="3.3689322241466674E-5" table:style-name="ce4">
            <text:p>3,3689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Degree Centrality</text:p>
          </table:table-cell>
          <table:table-cell office:value-type="float" office:value="0.96088250510429685" table:style-name="ce4">
            <text:p>0,960882505</text:p>
          </table:table-cell>
          <table:table-cell office:value-type="float" office:value="4.2233217579253057E-30" table:style-name="ce4">
            <text:p>4,22332E-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74299813357536604" table:style-name="ce4">
            <text:p>0,742998134</text:p>
          </table:table-cell>
          <table:table-cell office:value-type="float" office:value="1.8839260016395085E-10" table:style-name="ce4">
            <text:p>1,88393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80535880411160232" table:style-name="ce4">
            <text:p>0,805358804</text:p>
          </table:table-cell>
          <table:table-cell office:value-type="float" office:value="3.5773182949508082E-13" table:style-name="ce4">
            <text:p>3,57732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9073419015008031" table:style-name="ce4">
            <text:p>0,69073419</text:p>
          </table:table-cell>
          <table:table-cell office:value-type="float" office:value="1.041181893280991E-8" table:style-name="ce4">
            <text:p>1,0411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71858861051835965" table:style-name="ce4">
            <text:p>0,718588611</text:p>
          </table:table-cell>
          <table:table-cell office:value-type="float" office:value="1.3717303656452584E-9" table:style-name="ce4">
            <text:p>1,3717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44628324756973181" table:style-name="ce4">
            <text:p>0,446283248</text:p>
          </table:table-cell>
          <table:table-cell office:value-type="float" office:value="8.0968190694310084E-4" table:style-name="ce4">
            <text:p>0,0008096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Load Centrality</text:p>
          </table:table-cell>
          <table:table-cell office:value-type="float" office:value="0.44628324756973181" table:style-name="ce4">
            <text:p>0,446283248</text:p>
          </table:table-cell>
          <table:table-cell office:value-type="float" office:value="8.0968190694310084E-4" table:style-name="ce4">
            <text:p>0,0008096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Harmonic Centrality</text:p>
          </table:table-cell>
          <table:table-cell office:value-type="float" office:value="0.19840058430406393" table:style-name="ce4">
            <text:p>0,198400584</text:p>
          </table:table-cell>
          <table:table-cell office:value-type="float" office:value="0.15440657319881523" table:style-name="ce4">
            <text:p>0,1544065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Degree Centrality</text:p>
          </table:table-cell>
          <table:table-cell office:value-type="float" office:value="0.81947080507523051" table:style-name="ce4">
            <text:p>0,819470805</text:p>
          </table:table-cell>
          <table:table-cell office:value-type="float" office:value="6.2969361223449904E-14" table:style-name="ce4">
            <text:p>6,29694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54801911647705592" table:style-name="ce4">
            <text:p>0,548019116</text:p>
          </table:table-cell>
          <table:table-cell office:value-type="float" office:value="2.1611621026183878E-5" table:style-name="ce4">
            <text:p>2,1611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72485599955758462" table:style-name="ce4">
            <text:p>0,724856</text:p>
          </table:table-cell>
          <table:table-cell office:value-type="float" office:value="8.4068281894138034E-10" table:style-name="ce4">
            <text:p>8,40683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55261050863941652" table:style-name="ce4">
            <text:p>0,552610509</text:p>
          </table:table-cell>
          <table:table-cell office:value-type="float" office:value="1.7830601452531134E-5" table:style-name="ce4">
            <text:p>1,7830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52812784035100369" table:style-name="ce4">
            <text:p>0,52812784</text:p>
          </table:table-cell>
          <table:table-cell office:value-type="float" office:value="4.8166233620035243E-5" table:style-name="ce4">
            <text:p>4,8166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68408195270852701" table:style-name="ce4">
            <text:p>0,684081953</text:p>
          </table:table-cell>
          <table:table-cell office:value-type="float" office:value="1.6347410799543009E-8" table:style-name="ce4">
            <text:p>1,6347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Load Centrality</text:p>
          </table:table-cell>
          <table:table-cell office:value-type="float" office:value="0.68408195270852701" table:style-name="ce4">
            <text:p>0,684081953</text:p>
          </table:table-cell>
          <table:table-cell office:value-type="float" office:value="1.6347410799543009E-8" table:style-name="ce4">
            <text:p>1,6347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Harmonic Centrality</text:p>
          </table:table-cell>
          <table:table-cell office:value-type="float" office:value="0.30121465117354057" table:style-name="ce4">
            <text:p>0,301214651</text:p>
          </table:table-cell>
          <table:table-cell office:value-type="float" office:value="2.8396319592987926E-2" table:style-name="ce4">
            <text:p>0,028396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Information Centrality</text:p>
          </table:table-cell>
          <table:table-cell office:value-type="float" office:value="0.67066013313304496" table:style-name="ce4">
            <text:p>0,670660133</text:p>
          </table:table-cell>
          <table:table-cell office:value-type="float" office:value="3.9226425337787948E-8" table:style-name="ce4">
            <text:p>3,9226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Degree Centrality</text:p>
          </table:table-cell>
          <table:table-cell office:value-type="float" office:value="9.8497300225141776E-2" table:style-name="ce4">
            <text:p>0,0984973</text:p>
          </table:table-cell>
          <table:table-cell office:value-type="float" office:value="0.48287780242583844" table:style-name="ce4">
            <text:p>0,4828778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In-degree Centrality</text:p>
          </table:table-cell>
          <table:table-cell office:value-type="float" office:value="-3.6005392496271764E-2" table:style-name="ce4">
            <text:p>-0,036005392</text:p>
          </table:table-cell>
          <table:table-cell office:value-type="float" office:value="0.79798498247137439" table:style-name="ce4">
            <text:p>0,7979849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16289652961731352" table:style-name="ce4">
            <text:p>0,16289653</text:p>
          </table:table-cell>
          <table:table-cell office:value-type="float" office:value="0.24384477603933688" table:style-name="ce4">
            <text:p>0,2438447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-0.17498887028633189" table:style-name="ce4">
            <text:p>-0,17498887</text:p>
          </table:table-cell>
          <table:table-cell office:value-type="float" office:value="0.21011214186840188" table:style-name="ce4">
            <text:p>0,2101121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Closeness Centrality</text:p>
          </table:table-cell>
          <table:table-cell office:value-type="float" office:value="-3.5834354250039564E-2" table:style-name="ce4">
            <text:p>-0,035834354</text:p>
          </table:table-cell>
          <table:table-cell office:value-type="float" office:value="0.79892460265175425" table:style-name="ce4">
            <text:p>0,7989246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17135373972797227" table:style-name="ce4">
            <text:p>0,17135374</text:p>
          </table:table-cell>
          <table:table-cell office:value-type="float" office:value="0.21988806316267551" table:style-name="ce4">
            <text:p>0,2198880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Load Centrality</text:p>
          </table:table-cell>
          <table:table-cell office:value-type="float" office:value="0.17135373972797227" table:style-name="ce4">
            <text:p>0,17135374</text:p>
          </table:table-cell>
          <table:table-cell office:value-type="float" office:value="0.21988806316267551" table:style-name="ce4">
            <text:p>0,2198880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Harmonic Centrality</text:p>
          </table:table-cell>
          <table:table-cell office:value-type="float" office:value="0.26483809324657931" table:style-name="ce4">
            <text:p>0,264838093</text:p>
          </table:table-cell>
          <table:table-cell office:value-type="float" office:value="5.5307850021724551E-2" table:style-name="ce4">
            <text:p>0,055307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Information Centrality</text:p>
          </table:table-cell>
          <table:table-cell office:value-type="float" office:value="-4.2063237681929037E-2" table:style-name="ce4">
            <text:p>-0,042063238</text:p>
          </table:table-cell>
          <table:table-cell office:value-type="float" office:value="0.76489780745029523" table:style-name="ce4">
            <text:p>0,7648978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Currrent Flow Centrality</text:p>
          </table:table-cell>
          <table:table-cell office:value-type="float" office:value="0.27309205228631556" table:style-name="ce4">
            <text:p>0,273092052</text:p>
          </table:table-cell>
          <table:table-cell office:value-type="float" office:value="4.7870243465437307E-2" table:style-name="ce4">
            <text:p>0,0478702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RM)</text:p>
          </table:table-cell>
          <table:table-cell office:value-type="string" table:style-name="ce3">
            <text:p>Degree Centrality</text:p>
          </table:table-cell>
          <table:table-cell office:value-type="float" office:value="-0.64843698152315599" table:style-name="ce4">
            <text:p>-0,648436982</text:p>
          </table:table-cell>
          <table:table-cell office:value-type="float" office:value="1.5202714044306413E-7" table:style-name="ce4">
            <text:p>1,52027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RM)</text:p>
          </table:table-cell>
          <table:table-cell office:value-type="string" table:style-name="ce3">
            <text:p>In-degree Centrality</text:p>
          </table:table-cell>
          <table:table-cell office:value-type="float" office:value="-0.46582238204382415" table:style-name="ce4">
            <text:p>-0,465822382</text:p>
          </table:table-cell>
          <table:table-cell office:value-type="float" office:value="4.3958954515382561E-4" table:style-name="ce4">
            <text:p>0,000439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RM)</text:p>
          </table:table-cell>
          <table:table-cell office:value-type="string" table:style-name="ce3">
            <text:p>Out-degree Centrality</text:p>
          </table:table-cell>
          <table:table-cell office:value-type="float" office:value="-0.57944981135615914" table:style-name="ce4">
            <text:p>-0,579449811</text:p>
          </table:table-cell>
          <table:table-cell office:value-type="float" office:value="5.4613448413368922E-6" table:style-name="ce4">
            <text:p>5,46134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RM)</text:p>
          </table:table-cell>
          <table:table-cell office:value-type="string" table:style-name="ce3">
            <text:p>Eigenvector Centrality</text:p>
          </table:table-cell>
          <table:table-cell office:value-type="float" office:value="-0.44783810829274173" table:style-name="ce4">
            <text:p>-0,447838108</text:p>
          </table:table-cell>
          <table:table-cell office:value-type="float" office:value="7.7228462849282455E-4" table:style-name="ce4">
            <text:p>0,0007722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RM)</text:p>
          </table:table-cell>
          <table:table-cell office:value-type="string" table:style-name="ce3">
            <text:p>Closeness Centrality</text:p>
          </table:table-cell>
          <table:table-cell office:value-type="float" office:value="-0.43045671157142829" table:style-name="ce4">
            <text:p>-0,430456712</text:p>
          </table:table-cell>
          <table:table-cell office:value-type="float" office:value="1.2940072708238503E-3" table:style-name="ce4">
            <text:p>0,0012940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RM)</text:p>
          </table:table-cell>
          <table:table-cell office:value-type="string" table:style-name="ce3">
            <text:p>Betweenness Centrality</text:p>
          </table:table-cell>
          <table:table-cell office:value-type="float" office:value="-0.195529857670492" table:style-name="ce4">
            <text:p>-0,195529858</text:p>
          </table:table-cell>
          <table:table-cell office:value-type="float" office:value="0.16058082400976037" table:style-name="ce4">
            <text:p>0,1605808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RM)</text:p>
          </table:table-cell>
          <table:table-cell office:value-type="string" table:style-name="ce3">
            <text:p>Load Centrality</text:p>
          </table:table-cell>
          <table:table-cell office:value-type="float" office:value="-0.195529857670492" table:style-name="ce4">
            <text:p>-0,195529858</text:p>
          </table:table-cell>
          <table:table-cell office:value-type="float" office:value="0.16058082400976037" table:style-name="ce4">
            <text:p>0,1605808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RM)</text:p>
          </table:table-cell>
          <table:table-cell office:value-type="string" table:style-name="ce3">
            <text:p>Harmonic Centrality</text:p>
          </table:table-cell>
          <table:table-cell office:value-type="float" office:value="0.14734751419309672" table:style-name="ce4">
            <text:p>0,147347514</text:p>
          </table:table-cell>
          <table:table-cell office:value-type="float" office:value="0.29239257170052591" table:style-name="ce4">
            <text:p>0,2923925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RM)</text:p>
          </table:table-cell>
          <table:table-cell office:value-type="string" table:style-name="ce3">
            <text:p>Information Centrality</text:p>
          </table:table-cell>
          <table:table-cell office:value-type="float" office:value="-0.73434017243568772" table:style-name="ce4">
            <text:p>-0,734340172</text:p>
          </table:table-cell>
          <table:table-cell office:value-type="float" office:value="3.9049358601221234E-10" table:style-name="ce4">
            <text:p>3,90494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RM)</text:p>
          </table:table-cell>
          <table:table-cell office:value-type="string" table:style-name="ce3">
            <text:p>Currrent Flow Centrality</text:p>
          </table:table-cell>
          <table:table-cell office:value-type="float" office:value="-0.34952643121535493" table:style-name="ce4">
            <text:p>-0,349526431</text:p>
          </table:table-cell>
          <table:table-cell office:value-type="float" office:value="1.0306001598151288E-2" table:style-name="ce4">
            <text:p>0,0103060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RM)</text:p>
          </table:table-cell>
          <table:table-cell office:value-type="string" table:style-name="ce3">
            <text:p>Subgraph Centrality</text:p>
          </table:table-cell>
          <table:table-cell office:value-type="float" office:value="0.37419636598031114" table:style-name="ce4">
            <text:p>0,374196366</text:p>
          </table:table-cell>
          <table:table-cell office:value-type="float" office:value="5.7749370749991631E-3" table:style-name="ce4">
            <text:p>0,0057749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T)</text:p>
          </table:table-cell>
          <table:table-cell office:value-type="string" table:style-name="ce3">
            <text:p>Degree Centrality</text:p>
          </table:table-cell>
          <table:table-cell office:value-type="float" office:value="-0.54736548875581692" table:style-name="ce4">
            <text:p>-0,547365489</text:p>
          </table:table-cell>
          <table:table-cell office:value-type="float" office:value="2.2206382656526281E-5" table:style-name="ce4">
            <text:p>2,2206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T)</text:p>
          </table:table-cell>
          <table:table-cell office:value-type="string" table:style-name="ce3">
            <text:p>In-degree Centrality</text:p>
          </table:table-cell>
          <table:table-cell office:value-type="float" office:value="-0.51491269610986345" table:style-name="ce4">
            <text:p>-0,514912696</text:p>
          </table:table-cell>
          <table:table-cell office:value-type="float" office:value="7.9835856784795465E-5" table:style-name="ce4">
            <text:p>7,9835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T)</text:p>
          </table:table-cell>
          <table:table-cell office:value-type="string" table:style-name="ce3">
            <text:p>Out-degree Centrality</text:p>
          </table:table-cell>
          <table:table-cell office:value-type="float" office:value="-0.34638485011859682" table:style-name="ce4">
            <text:p>-0,34638485</text:p>
          </table:table-cell>
          <table:table-cell office:value-type="float" office:value="1.1060470537596151E-2" table:style-name="ce4">
            <text:p>0,0110604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T)</text:p>
          </table:table-cell>
          <table:table-cell office:value-type="string" table:style-name="ce3">
            <text:p>Eigenvector Centrality</text:p>
          </table:table-cell>
          <table:table-cell office:value-type="float" office:value="-0.44769819401936861" table:style-name="ce4">
            <text:p>-0,447698194</text:p>
          </table:table-cell>
          <table:table-cell office:value-type="float" office:value="7.755849794719152E-4" table:style-name="ce4">
            <text:p>0,0007755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T)</text:p>
          </table:table-cell>
          <table:table-cell office:value-type="string" table:style-name="ce3">
            <text:p>Closeness Centrality</text:p>
          </table:table-cell>
          <table:table-cell office:value-type="float" office:value="-0.45051982168558397" table:style-name="ce4">
            <text:p>-0,450519822</text:p>
          </table:table-cell>
          <table:table-cell office:value-type="float" office:value="7.1142310057657244E-4" table:style-name="ce4">
            <text:p>0,0007114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T)</text:p>
          </table:table-cell>
          <table:table-cell office:value-type="string" table:style-name="ce3">
            <text:p>Betweenness Centrality</text:p>
          </table:table-cell>
          <table:table-cell office:value-type="float" office:value="-0.13838467177187802" table:style-name="ce4">
            <text:p>-0,138384672</text:p>
          </table:table-cell>
          <table:table-cell office:value-type="float" office:value="0.32305589476324686" table:style-name="ce4">
            <text:p>0,3230558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T)</text:p>
          </table:table-cell>
          <table:table-cell office:value-type="string" table:style-name="ce3">
            <text:p>Load Centrality</text:p>
          </table:table-cell>
          <table:table-cell office:value-type="float" office:value="-0.13838467177187802" table:style-name="ce4">
            <text:p>-0,138384672</text:p>
          </table:table-cell>
          <table:table-cell office:value-type="float" office:value="0.32305589476324686" table:style-name="ce4">
            <text:p>0,3230558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T)</text:p>
          </table:table-cell>
          <table:table-cell office:value-type="string" table:style-name="ce3">
            <text:p>Harmonic Centrality</text:p>
          </table:table-cell>
          <table:table-cell office:value-type="float" office:value="-5.8546944340627282E-3" table:style-name="ce4">
            <text:p>-0,005854694</text:p>
          </table:table-cell>
          <table:table-cell office:value-type="float" office:value="0.96681215416200961" table:style-name="ce4">
            <text:p>0,9668121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T)</text:p>
          </table:table-cell>
          <table:table-cell office:value-type="string" table:style-name="ce3">
            <text:p>Information Centrality</text:p>
          </table:table-cell>
          <table:table-cell office:value-type="float" office:value="-0.6420443779526126" table:style-name="ce4">
            <text:p>-0,642044378</text:p>
          </table:table-cell>
          <table:table-cell office:value-type="float" office:value="2.1999294365315503E-7" table:style-name="ce4">
            <text:p>2,1999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T)</text:p>
          </table:table-cell>
          <table:table-cell office:value-type="string" table:style-name="ce3">
            <text:p>Currrent Flow Centrality</text:p>
          </table:table-cell>
          <table:table-cell office:value-type="float" office:value="-0.22814877073347464" table:style-name="ce4">
            <text:p>-0,228148771</text:p>
          </table:table-cell>
          <table:table-cell office:value-type="float" office:value="0.10036377602549885" table:style-name="ce4">
            <text:p>0,1003637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T)</text:p>
          </table:table-cell>
          <table:table-cell office:value-type="string" table:style-name="ce3">
            <text:p>Subgraph Centrality</text:p>
          </table:table-cell>
          <table:table-cell office:value-type="float" office:value="0.33618700139409158" table:style-name="ce4">
            <text:p>0,336187001</text:p>
          </table:table-cell>
          <table:table-cell office:value-type="float" office:value="1.3846563045008482E-2" table:style-name="ce4">
            <text:p>0,0138465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T)</text:p>
          </table:table-cell>
          <table:table-cell office:value-type="string" table:style-name="ce3">
            <text:p>Avg(NORM)</text:p>
          </table:table-cell>
          <table:table-cell office:value-type="float" office:value="0.83298318790318082" table:style-name="ce4">
            <text:p>0,832983188</text:p>
          </table:table-cell>
          <table:table-cell office:value-type="float" office:value="1.0298407837775165E-14" table:style-name="ce4">
            <text:p>1,02984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Degree Centrality</text:p>
          </table:table-cell>
          <table:table-cell office:value-type="float" office:value="-0.50243948478856504" table:style-name="ce4">
            <text:p>-0,502439485</text:p>
          </table:table-cell>
          <table:table-cell office:value-type="float" office:value="1.2623943945037856E-4" table:style-name="ce4">
            <text:p>0,0001262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In-degree Centrality</text:p>
          </table:table-cell>
          <table:table-cell office:value-type="float" office:value="-0.32761721914166442" table:style-name="ce4">
            <text:p>-0,327617219</text:p>
          </table:table-cell>
          <table:table-cell office:value-type="float" office:value="1.6633150129164859E-2" table:style-name="ce4">
            <text:p>0,01663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Out-degree Centrality</text:p>
          </table:table-cell>
          <table:table-cell office:value-type="float" office:value="-0.45407257533687639" table:style-name="ce4">
            <text:p>-0,454072575</text:p>
          </table:table-cell>
          <table:table-cell office:value-type="float" office:value="6.374556092940501E-4" table:style-name="ce4">
            <text:p>0,0006374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Eigenvector Centrality</text:p>
          </table:table-cell>
          <table:table-cell office:value-type="float" office:value="-0.30115167825076461" table:style-name="ce4">
            <text:p>-0,301151678</text:p>
          </table:table-cell>
          <table:table-cell office:value-type="float" office:value="2.8431068746119635E-2" table:style-name="ce4">
            <text:p>0,0284310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Closeness Centrality</text:p>
          </table:table-cell>
          <table:table-cell office:value-type="float" office:value="-0.28440075333103904" table:style-name="ce4">
            <text:p>-0,284400753</text:p>
          </table:table-cell>
          <table:table-cell office:value-type="float" office:value="3.902424228822704E-2" table:style-name="ce4">
            <text:p>0,0390242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Betweenness Centrality</text:p>
          </table:table-cell>
          <table:table-cell office:value-type="float" office:value="-3.1807915617942176E-2" table:style-name="ce4">
            <text:p>-0,031807916</text:p>
          </table:table-cell>
          <table:table-cell office:value-type="float" office:value="0.82112321763845786" table:style-name="ce4">
            <text:p>0,8211232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Load Centrality</text:p>
          </table:table-cell>
          <table:table-cell office:value-type="float" office:value="-3.1807915617942176E-2" table:style-name="ce4">
            <text:p>-0,031807916</text:p>
          </table:table-cell>
          <table:table-cell office:value-type="float" office:value="0.82112321763845786" table:style-name="ce4">
            <text:p>0,8211232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Harmonic Centrality</text:p>
          </table:table-cell>
          <table:table-cell office:value-type="float" office:value="0.21026050145137182" table:style-name="ce4">
            <text:p>0,210260501</text:p>
          </table:table-cell>
          <table:table-cell office:value-type="float" office:value="0.13074547780694232" table:style-name="ce4">
            <text:p>0,1307454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Information Centrality</text:p>
          </table:table-cell>
          <table:table-cell office:value-type="float" office:value="-0.58946652873395222" table:style-name="ce4">
            <text:p>-0,589466529</text:p>
          </table:table-cell>
          <table:table-cell office:value-type="float" office:value="3.4167131440634746E-6" table:style-name="ce4">
            <text:p>3,4167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Currrent Flow Centrality</text:p>
          </table:table-cell>
          <table:table-cell office:value-type="float" office:value="-0.19102425867110018" table:style-name="ce4">
            <text:p>-0,191024259</text:p>
          </table:table-cell>
          <table:table-cell office:value-type="float" office:value="0.17063332096805928" table:style-name="ce4">
            <text:p>0,1706333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Subgraph Centrality</text:p>
          </table:table-cell>
          <table:table-cell office:value-type="float" office:value="0.31222903999935231" table:style-name="ce4">
            <text:p>0,31222904</text:p>
          </table:table-cell>
          <table:table-cell office:value-type="float" office:value="2.2840621032574126E-2" table:style-name="ce4">
            <text:p>0,0228406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Avg(NORM)</text:p>
          </table:table-cell>
          <table:table-cell office:value-type="float" office:value="0.92102594803057436" table:style-name="ce4">
            <text:p>0,921025948</text:p>
          </table:table-cell>
          <table:table-cell office:value-type="float" office:value="1.5712693532729781E-22" table:style-name="ce4">
            <text:p>1,57127E-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Max(DIT)</text:p>
          </table:table-cell>
          <table:table-cell office:value-type="float" office:value="0.87749643873921224" table:style-name="ce4">
            <text:p>0,877496439</text:p>
          </table:table-cell>
          <table:table-cell office:value-type="float" office:value="6.6745994280420305E-18" table:style-name="ce4">
            <text:p>6,6746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Degree Centrality</text:p>
          </table:table-cell>
          <table:table-cell office:value-type="float" office:value="-0.50945059548880944" table:style-name="ce4">
            <text:p>-0,509450595</text:p>
          </table:table-cell>
          <table:table-cell office:value-type="float" office:value="9.77890129985196E-5" table:style-name="ce4">
            <text:p>9,778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In-degree Centrality</text:p>
          </table:table-cell>
          <table:table-cell office:value-type="float" office:value="-0.30166587038981468" table:style-name="ce4">
            <text:p>-0,30166587</text:p>
          </table:table-cell>
          <table:table-cell office:value-type="float" office:value="2.8148368767291605E-2" table:style-name="ce4">
            <text:p>0,0281483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Out-degree Centrality</text:p>
          </table:table-cell>
          <table:table-cell office:value-type="float" office:value="-0.45509938469986788" table:style-name="ce4">
            <text:p>-0,455099385</text:p>
          </table:table-cell>
          <table:table-cell office:value-type="float" office:value="6.1741047458279687E-4" table:style-name="ce4">
            <text:p>0,000617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Eigenvector Centrality</text:p>
          </table:table-cell>
          <table:table-cell office:value-type="float" office:value="-0.18402415459610849" table:style-name="ce4">
            <text:p>-0,184024155</text:p>
          </table:table-cell>
          <table:table-cell office:value-type="float" office:value="0.18714643887955551" table:style-name="ce4">
            <text:p>0,1871464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Closeness Centrality</text:p>
          </table:table-cell>
          <table:table-cell office:value-type="float" office:value="-0.22615031269508098" table:style-name="ce4">
            <text:p>-0,226150313</text:p>
          </table:table-cell>
          <table:table-cell office:value-type="float" office:value="0.10345851993952336" table:style-name="ce4">
            <text:p>0,103458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Betweenness Centrality</text:p>
          </table:table-cell>
          <table:table-cell office:value-type="float" office:value="-0.10857580814226163" table:style-name="ce4">
            <text:p>-0,108575808</text:p>
          </table:table-cell>
          <table:table-cell office:value-type="float" office:value="0.43899735693210751" table:style-name="ce4">
            <text:p>0,4389973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Load Centrality</text:p>
          </table:table-cell>
          <table:table-cell office:value-type="float" office:value="-0.10857580814226163" table:style-name="ce4">
            <text:p>-0,108575808</text:p>
          </table:table-cell>
          <table:table-cell office:value-type="float" office:value="0.43899735693210751" table:style-name="ce4">
            <text:p>0,4389973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Harmonic Centrality</text:p>
          </table:table-cell>
          <table:table-cell office:value-type="float" office:value="0.21036125709344558" table:style-name="ce4">
            <text:p>0,210361257</text:p>
          </table:table-cell>
          <table:table-cell office:value-type="float" office:value="0.13055688873115615" table:style-name="ce4">
            <text:p>0,1305568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Information Centrality</text:p>
          </table:table-cell>
          <table:table-cell office:value-type="float" office:value="-0.57492444983622348" table:style-name="ce4">
            <text:p>-0,57492445</text:p>
          </table:table-cell>
          <table:table-cell office:value-type="float" office:value="6.716309192452966E-6" table:style-name="ce4">
            <text:p>6,7163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Currrent Flow Centrality</text:p>
          </table:table-cell>
          <table:table-cell office:value-type="float" office:value="-0.29290001962860335" table:style-name="ce4">
            <text:p>-0,29290002</text:p>
          </table:table-cell>
          <table:table-cell office:value-type="float" office:value="3.3302181418281541E-2" table:style-name="ce4">
            <text:p>0,0333021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Subgraph Centrality</text:p>
          </table:table-cell>
          <table:table-cell office:value-type="float" office:value="0.12197831869648153" table:style-name="ce4">
            <text:p>0,121978319</text:p>
          </table:table-cell>
          <table:table-cell office:value-type="float" office:value="0.38424791458134622" table:style-name="ce4">
            <text:p>0,384247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Avg(NORM)</text:p>
          </table:table-cell>
          <table:table-cell office:value-type="float" office:value="0.77721168372826221" table:style-name="ce4">
            <text:p>0,777211684</text:p>
          </table:table-cell>
          <table:table-cell office:value-type="float" office:value="7.7601729613370731E-12" table:style-name="ce4">
            <text:p>7,76017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Max(DIT)</text:p>
          </table:table-cell>
          <table:table-cell office:value-type="float" office:value="0.87036147631456651" table:style-name="ce4">
            <text:p>0,870361476</text:p>
          </table:table-cell>
          <table:table-cell office:value-type="float" office:value="2.5855982891143974E-17" table:style-name="ce4">
            <text:p>2,5856E-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Sum(NORM)</text:p>
          </table:table-cell>
          <table:table-cell office:value-type="float" office:value="0.81818208745341858" table:style-name="ce4">
            <text:p>0,818182087</text:p>
          </table:table-cell>
          <table:table-cell office:value-type="float" office:value="7.4251345707038185E-14" table:style-name="ce4">
            <text:p>7,42513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Degree Centrality</text:p>
          </table:table-cell>
          <table:table-cell office:value-type="float" office:value="-0.15368101962959396" table:style-name="ce4">
            <text:p>-0,15368102</text:p>
          </table:table-cell>
          <table:table-cell office:value-type="float" office:value="0.27190822157446071" table:style-name="ce4">
            <text:p>0,2719082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In-degree Centrality</text:p>
          </table:table-cell>
          <table:table-cell office:value-type="float" office:value="-0.26008876105686113" table:style-name="ce4">
            <text:p>-0,260088761</text:p>
          </table:table-cell>
          <table:table-cell office:value-type="float" office:value="5.9994258349086324E-2" table:style-name="ce4">
            <text:p>0,0599942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Out-degree Centrality</text:p>
          </table:table-cell>
          <table:table-cell office:value-type="float" office:value="-9.5454750245414551E-3" table:style-name="ce4">
            <text:p>-0,009545475</text:p>
          </table:table-cell>
          <table:table-cell office:value-type="float" office:value="0.94591574404423273" table:style-name="ce4">
            <text:p>0,9459157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Eigenvector Centrality</text:p>
          </table:table-cell>
          <table:table-cell office:value-type="float" office:value="-0.33509070853592732" table:style-name="ce4">
            <text:p>-0,335090709</text:p>
          </table:table-cell>
          <table:table-cell office:value-type="float" office:value="1.4179080191381517E-2" table:style-name="ce4">
            <text:p>0,014179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Closeness Centrality</text:p>
          </table:table-cell>
          <table:table-cell office:value-type="float" office:value="-0.25301327806597257" table:style-name="ce4">
            <text:p>-0,253013278</text:p>
          </table:table-cell>
          <table:table-cell office:value-type="float" office:value="6.7563093905699825E-2" table:style-name="ce4">
            <text:p>0,0675630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Betweenness Centrality</text:p>
          </table:table-cell>
          <table:table-cell office:value-type="float" office:value="8.618759688482025E-2" table:style-name="ce4">
            <text:p>0,086187597</text:p>
          </table:table-cell>
          <table:table-cell office:value-type="float" office:value="0.53945529867313025" table:style-name="ce4">
            <text:p>0,5394552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Load Centrality</text:p>
          </table:table-cell>
          <table:table-cell office:value-type="float" office:value="8.618759688482025E-2" table:style-name="ce4">
            <text:p>0,086187597</text:p>
          </table:table-cell>
          <table:table-cell office:value-type="float" office:value="0.53945529867313025" table:style-name="ce4">
            <text:p>0,5394552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Harmonic Centrality</text:p>
          </table:table-cell>
          <table:table-cell office:value-type="float" office:value="6.8388867459465664E-3" table:style-name="ce4">
            <text:p>0,006838887</text:p>
          </table:table-cell>
          <table:table-cell office:value-type="float" office:value="0.96123712829007091" table:style-name="ce4">
            <text:p>0,9612371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Information Centrality</text:p>
          </table:table-cell>
          <table:table-cell office:value-type="float" office:value="-0.29716476402373732" table:style-name="ce4">
            <text:p>-0,297164764</text:p>
          </table:table-cell>
          <table:table-cell office:value-type="float" office:value="3.0704590041686589E-2" table:style-name="ce4">
            <text:p>0,030704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Currrent Flow Centrality</text:p>
          </table:table-cell>
          <table:table-cell office:value-type="float" office:value="0.13788080159271277" table:style-name="ce4">
            <text:p>0,137880802</text:p>
          </table:table-cell>
          <table:table-cell office:value-type="float" office:value="0.32483798990799545" table:style-name="ce4">
            <text:p>0,324837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Subgraph Centrality</text:p>
          </table:table-cell>
          <table:table-cell office:value-type="float" office:value="0.56491284546211962" table:style-name="ce4">
            <text:p>0,564912845</text:p>
          </table:table-cell>
          <table:table-cell office:value-type="float" office:value="1.0500029681214188E-5" table:style-name="ce4">
            <text:p>1,05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Avg(NORM)</text:p>
          </table:table-cell>
          <table:table-cell office:value-type="float" office:value="0.42800350067106069" table:style-name="ce4">
            <text:p>0,428003501</text:p>
          </table:table-cell>
          <table:table-cell office:value-type="float" office:value="1.3887820752776468E-3" table:style-name="ce4">
            <text:p>0,0013887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Max(DIT)</text:p>
          </table:table-cell>
          <table:table-cell office:value-type="float" office:value="0.46045472087131462" table:style-name="ce4">
            <text:p>0,460454721</text:p>
          </table:table-cell>
          <table:table-cell office:value-type="float" office:value="5.217918936521659E-4" table:style-name="ce4">
            <text:p>0,0005217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Sum(NORM)</text:p>
          </table:table-cell>
          <table:table-cell office:value-type="float" office:value="0.32553698635327177" table:style-name="ce4">
            <text:p>0,325536986</text:p>
          </table:table-cell>
          <table:table-cell office:value-type="float" office:value="1.7377414691394394E-2" table:style-name="ce4">
            <text:p>0,017377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Avg(SIX)</text:p>
          </table:table-cell>
          <table:table-cell office:value-type="float" office:value="0.22880640484305761" table:style-name="ce4">
            <text:p>0,228806405</text:p>
          </table:table-cell>
          <table:table-cell office:value-type="float" office:value="9.9361198238755541E-2" table:style-name="ce4">
            <text:p>0,0993611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Degree Centrality</text:p>
          </table:table-cell>
          <table:table-cell office:value-type="float" office:value="-0.44459266588863339" table:style-name="ce4">
            <text:p>-0,444592666</text:p>
          </table:table-cell>
          <table:table-cell office:value-type="float" office:value="8.5218605087048946E-4" table:style-name="ce4">
            <text:p>0,0008521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In-degree Centrality</text:p>
          </table:table-cell>
          <table:table-cell office:value-type="float" office:value="-0.49754551066693115" table:style-name="ce4">
            <text:p>-0,497545511</text:p>
          </table:table-cell>
          <table:table-cell office:value-type="float" office:value="1.5038184796494077E-4" table:style-name="ce4">
            <text:p>0,0001503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Out-degree Centrality</text:p>
          </table:table-cell>
          <table:table-cell office:value-type="float" office:value="-0.26287356403010387" table:style-name="ce4">
            <text:p>-0,262873564</text:p>
          </table:table-cell>
          <table:table-cell office:value-type="float" office:value="5.7209122099945102E-2" table:style-name="ce4">
            <text:p>0,0572091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Eigenvector Centrality</text:p>
          </table:table-cell>
          <table:table-cell office:value-type="float" office:value="-0.5143833734616946" table:style-name="ce4">
            <text:p>-0,514383373</text:p>
          </table:table-cell>
          <table:table-cell office:value-type="float" office:value="8.1433026060381884E-5" table:style-name="ce4">
            <text:p>8,143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Closeness Centrality</text:p>
          </table:table-cell>
          <table:table-cell office:value-type="float" office:value="-0.48250526228985302" table:style-name="ce4">
            <text:p>-0,482505262</text:p>
          </table:table-cell>
          <table:table-cell office:value-type="float" office:value="2.5334507042422882E-4" table:style-name="ce4">
            <text:p>0,000253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Betweenness Centrality</text:p>
          </table:table-cell>
          <table:table-cell office:value-type="float" office:value="-0.220780060241064" table:style-name="ce4">
            <text:p>-0,22078006</text:p>
          </table:table-cell>
          <table:table-cell office:value-type="float" office:value="0.11213948608800807" table:style-name="ce4">
            <text:p>0,1121394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Load Centrality</text:p>
          </table:table-cell>
          <table:table-cell office:value-type="float" office:value="-0.220780060241064" table:style-name="ce4">
            <text:p>-0,22078006</text:p>
          </table:table-cell>
          <table:table-cell office:value-type="float" office:value="0.11213948608800807" table:style-name="ce4">
            <text:p>0,1121394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Harmonic Centrality</text:p>
          </table:table-cell>
          <table:table-cell office:value-type="float" office:value="-0.10812633104318871" table:style-name="ce4">
            <text:p>-0,108126331</text:p>
          </table:table-cell>
          <table:table-cell office:value-type="float" office:value="0.44090566815036736" table:style-name="ce4">
            <text:p>0,4409056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Information Centrality</text:p>
          </table:table-cell>
          <table:table-cell office:value-type="float" office:value="-0.55317466735144472" table:style-name="ce4">
            <text:p>-0,553174667</text:p>
          </table:table-cell>
          <table:table-cell office:value-type="float" office:value="1.7410783297030202E-5" table:style-name="ce4">
            <text:p>1,7410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Currrent Flow Centrality</text:p>
          </table:table-cell>
          <table:table-cell office:value-type="float" office:value="-0.10653575734584259" table:style-name="ce4">
            <text:p>-0,106535757</text:p>
          </table:table-cell>
          <table:table-cell office:value-type="float" office:value="0.44769556050428072" table:style-name="ce4">
            <text:p>0,4476955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Subgraph Centrality</text:p>
          </table:table-cell>
          <table:table-cell office:value-type="float" office:value="0.45277904983583095" table:style-name="ce4">
            <text:p>0,45277905</text:p>
          </table:table-cell>
          <table:table-cell office:value-type="float" office:value="6.635424153576049E-4" table:style-name="ce4">
            <text:p>0,0006635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Avg(NORM)</text:p>
          </table:table-cell>
          <table:table-cell office:value-type="float" office:value="0.68227553427077625" table:style-name="ce4">
            <text:p>0,682275534</text:p>
          </table:table-cell>
          <table:table-cell office:value-type="float" office:value="1.8440433606131904E-8" table:style-name="ce4">
            <text:p>1,8440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Max(DIT)</text:p>
          </table:table-cell>
          <table:table-cell office:value-type="float" office:value="0.71969484433273967" table:style-name="ce4">
            <text:p>0,719694844</text:p>
          </table:table-cell>
          <table:table-cell office:value-type="float" office:value="1.2593663370172996E-9" table:style-name="ce4">
            <text:p>1,25937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Sum(NORM)</text:p>
          </table:table-cell>
          <table:table-cell office:value-type="float" office:value="0.59552546541821516" table:style-name="ce4">
            <text:p>0,595525465</text:p>
          </table:table-cell>
          <table:table-cell office:value-type="float" office:value="2.5530039989599605E-6" table:style-name="ce4">
            <text:p>2,553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Avg(SIX)</text:p>
          </table:table-cell>
          <table:table-cell office:value-type="float" office:value="0.51862199387034735" table:style-name="ce4">
            <text:p>0,518621994</text:p>
          </table:table-cell>
          <table:table-cell office:value-type="float" office:value="6.9424677806223005E-5" table:style-name="ce4">
            <text:p>6,94247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Avg(MCLC)</text:p>
          </table:table-cell>
          <table:table-cell office:value-type="float" office:value="0.8244325633513595" table:style-name="ce4">
            <text:p>0,824432563</text:p>
          </table:table-cell>
          <table:table-cell office:value-type="float" office:value="3.297379105404747E-14" table:style-name="ce4">
            <text:p>3,29738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Degree Centrality</text:p>
          </table:table-cell>
          <table:table-cell office:value-type="float" office:value="-0.45812667601833079" table:style-name="ce4">
            <text:p>-0,458126676</text:p>
          </table:table-cell>
          <table:table-cell office:value-type="float" office:value="5.615793991273195E-4" table:style-name="ce4">
            <text:p>0,0005615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In-degree Centrality</text:p>
          </table:table-cell>
          <table:table-cell office:value-type="float" office:value="-0.26560499341849125" table:style-name="ce4">
            <text:p>-0,265604993</text:p>
          </table:table-cell>
          <table:table-cell office:value-type="float" office:value="5.4579651183601745E-2" table:style-name="ce4">
            <text:p>0,0545796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Out-degree Centrality</text:p>
          </table:table-cell>
          <table:table-cell office:value-type="float" office:value="-0.40190898005852543" table:style-name="ce4">
            <text:p>-0,40190898</text:p>
          </table:table-cell>
          <table:table-cell office:value-type="float" office:value="2.8537525577219929E-3" table:style-name="ce4">
            <text:p>0,0028537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Eigenvector Centrality</text:p>
          </table:table-cell>
          <table:table-cell office:value-type="float" office:value="-0.16299038442811695" table:style-name="ce4">
            <text:p>-0,162990384</text:p>
          </table:table-cell>
          <table:table-cell office:value-type="float" office:value="0.24356952364119855" table:style-name="ce4">
            <text:p>0,2435695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Closeness Centrality</text:p>
          </table:table-cell>
          <table:table-cell office:value-type="float" office:value="-0.19282664889124887" table:style-name="ce4">
            <text:p>-0,192826649</text:p>
          </table:table-cell>
          <table:table-cell office:value-type="float" office:value="0.16655848274907503" table:style-name="ce4">
            <text:p>0,1665584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Betweenness Centrality</text:p>
          </table:table-cell>
          <table:table-cell office:value-type="float" office:value="-2.5249828982176242E-2" table:style-name="ce4">
            <text:p>-0,025249829</text:p>
          </table:table-cell>
          <table:table-cell office:value-type="float" office:value="0.8575711819354227" table:style-name="ce4">
            <text:p>0,8575711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Load Centrality</text:p>
          </table:table-cell>
          <table:table-cell office:value-type="float" office:value="-2.5249828982176242E-2" table:style-name="ce4">
            <text:p>-0,025249829</text:p>
          </table:table-cell>
          <table:table-cell office:value-type="float" office:value="0.8575711819354227" table:style-name="ce4">
            <text:p>0,8575711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Harmonic Centrality</text:p>
          </table:table-cell>
          <table:table-cell office:value-type="float" office:value="0.22591830577350483" table:style-name="ce4">
            <text:p>0,225918306</text:p>
          </table:table-cell>
          <table:table-cell office:value-type="float" office:value="0.10382251338562352" table:style-name="ce4">
            <text:p>0,1038225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Information Centrality</text:p>
          </table:table-cell>
          <table:table-cell office:value-type="float" office:value="-0.5358614170650926" table:style-name="ce4">
            <text:p>-0,535861417</text:p>
          </table:table-cell>
          <table:table-cell office:value-type="float" office:value="3.5483239404428619E-5" table:style-name="ce4">
            <text:p>3,5483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Currrent Flow Centrality</text:p>
          </table:table-cell>
          <table:table-cell office:value-type="float" office:value="-0.20330716590595571" table:style-name="ce4">
            <text:p>-0,203307166</text:p>
          </table:table-cell>
          <table:table-cell office:value-type="float" office:value="0.14426166822729969" table:style-name="ce4">
            <text:p>0,1442616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Subgraph Centrality</text:p>
          </table:table-cell>
          <table:table-cell office:value-type="float" office:value="0.14145576581551089" table:style-name="ce4">
            <text:p>0,141455766</text:p>
          </table:table-cell>
          <table:table-cell office:value-type="float" office:value="0.31232805532732683" table:style-name="ce4">
            <text:p>0,312328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Avg(NORM)</text:p>
          </table:table-cell>
          <table:table-cell office:value-type="float" office:value="0.75967414716604809" table:style-name="ce4">
            <text:p>0,759674147</text:p>
          </table:table-cell>
          <table:table-cell office:value-type="float" office:value="4.2512461205729831E-11" table:style-name="ce4">
            <text:p>4,25125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Max(DIT)</text:p>
          </table:table-cell>
          <table:table-cell office:value-type="float" office:value="0.87926425949945475" table:style-name="ce4">
            <text:p>0,879264259</text:p>
          </table:table-cell>
          <table:table-cell office:value-type="float" office:value="4.710179315313289E-18" table:style-name="ce4">
            <text:p>4,71018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Sum(NORM)</text:p>
          </table:table-cell>
          <table:table-cell office:value-type="float" office:value="0.86380939727836281" table:style-name="ce4">
            <text:p>0,863809397</text:p>
          </table:table-cell>
          <table:table-cell office:value-type="float" office:value="8.3724511342589735E-17" table:style-name="ce4">
            <text:p>8,37245E-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Avg(SIX)</text:p>
          </table:table-cell>
          <table:table-cell office:value-type="float" office:value="0.97215003394303334" table:style-name="ce4">
            <text:p>0,972150034</text:p>
          </table:table-cell>
          <table:table-cell office:value-type="float" office:value="8.3524867203405074E-34" table:style-name="ce4">
            <text:p>8,35249E-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Avg(MCLC)</text:p>
          </table:table-cell>
          <table:table-cell office:value-type="float" office:value="0.19544024726313583" table:style-name="ce4">
            <text:p>0,195440247</text:p>
          </table:table-cell>
          <table:table-cell office:value-type="float" office:value="0.16077642561394212" table:style-name="ce4">
            <text:p>0,1607764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Avg(VG)</text:p>
          </table:table-cell>
          <table:table-cell office:value-type="float" office:value="0.48278534347737317" table:style-name="ce4">
            <text:p>0,482785343</text:p>
          </table:table-cell>
          <table:table-cell office:value-type="float" office:value="2.509511469395963E-4" table:style-name="ce4">
            <text:p>0,0002509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Degree Centrality</text:p>
          </table:table-cell>
          <table:table-cell office:value-type="float" office:value="0.50838192767644819" table:style-name="ce4">
            <text:p>0,508381928</text:p>
          </table:table-cell>
          <table:table-cell office:value-type="float" office:value="1.0170703763576162E-4" table:style-name="ce4">
            <text:p>0,0001017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In-degree Centrality</text:p>
          </table:table-cell>
          <table:table-cell office:value-type="float" office:value="0.42204583499795706" table:style-name="ce4">
            <text:p>0,422045835</text:p>
          </table:table-cell>
          <table:table-cell office:value-type="float" office:value="1.6452813226979644E-3" table:style-name="ce4">
            <text:p>0,0016452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Out-degree Centrality</text:p>
          </table:table-cell>
          <table:table-cell office:value-type="float" office:value="0.42577384430755005" table:style-name="ce4">
            <text:p>0,425773844</text:p>
          </table:table-cell>
          <table:table-cell office:value-type="float" office:value="1.4802561265625889E-3" table:style-name="ce4">
            <text:p>0,0014802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Eigenvector Centrality</text:p>
          </table:table-cell>
          <table:table-cell office:value-type="float" office:value="0.44014401364596739" table:style-name="ce4">
            <text:p>0,440144014</text:p>
          </table:table-cell>
          <table:table-cell office:value-type="float" office:value="9.7378526855681602E-4" table:style-name="ce4">
            <text:p>0,0009737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Closeness Centrality</text:p>
          </table:table-cell>
          <table:table-cell office:value-type="float" office:value="0.41863526092972719" table:style-name="ce4">
            <text:p>0,418635261</text:p>
          </table:table-cell>
          <table:table-cell office:value-type="float" office:value="1.810435733078263E-3" table:style-name="ce4">
            <text:p>0,0018104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Betweenness Centrality</text:p>
          </table:table-cell>
          <table:table-cell office:value-type="float" office:value="0.36386345873177978" table:style-name="ce4">
            <text:p>0,363863459</text:p>
          </table:table-cell>
          <table:table-cell office:value-type="float" office:value="7.3999347752816448E-3" table:style-name="ce4">
            <text:p>0,007399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Load Centrality</text:p>
          </table:table-cell>
          <table:table-cell office:value-type="float" office:value="0.36386345873177978" table:style-name="ce4">
            <text:p>0,363863459</text:p>
          </table:table-cell>
          <table:table-cell office:value-type="float" office:value="7.3999347752816448E-3" table:style-name="ce4">
            <text:p>0,007399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Harmonic Centrality</text:p>
          </table:table-cell>
          <table:table-cell office:value-type="float" office:value="0.15702660608258723" table:style-name="ce4">
            <text:p>0,157026606</text:p>
          </table:table-cell>
          <table:table-cell office:value-type="float" office:value="0.26148214087385402" table:style-name="ce4">
            <text:p>0,2614821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Information Centrality</text:p>
          </table:table-cell>
          <table:table-cell office:value-type="float" office:value="0.53347879903795081" table:style-name="ce4">
            <text:p>0,533478799</text:p>
          </table:table-cell>
          <table:table-cell office:value-type="float" office:value="3.9017414185691626E-5" table:style-name="ce4">
            <text:p>3,9017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Currrent Flow Centrality</text:p>
          </table:table-cell>
          <table:table-cell office:value-type="float" office:value="0.31035671976241286" table:style-name="ce4">
            <text:p>0,31035672</text:p>
          </table:table-cell>
          <table:table-cell office:value-type="float" office:value="2.3714558180265355E-2" table:style-name="ce4">
            <text:p>0,0237145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Subgraph Centrality</text:p>
          </table:table-cell>
          <table:table-cell office:value-type="float" office:value="-0.10119953093115779" table:style-name="ce4">
            <text:p>-0,101199531</text:p>
          </table:table-cell>
          <table:table-cell office:value-type="float" office:value="0.47089100340521728" table:style-name="ce4">
            <text:p>0,4708910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Avg(NORM)</text:p>
          </table:table-cell>
          <table:table-cell office:value-type="float" office:value="-0.37792760258662589" table:style-name="ce4">
            <text:p>-0,377927603</text:p>
          </table:table-cell>
          <table:table-cell office:value-type="float" office:value="5.2701101713173428E-3" table:style-name="ce4">
            <text:p>0,005270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Max(DIT)</text:p>
          </table:table-cell>
          <table:table-cell office:value-type="float" office:value="-0.26090219809620085" table:style-name="ce4">
            <text:p>-0,260902198</text:p>
          </table:table-cell>
          <table:table-cell office:value-type="float" office:value="5.9169676184295486E-2" table:style-name="ce4">
            <text:p>0,0591696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Sum(NORM)</text:p>
          </table:table-cell>
          <table:table-cell office:value-type="float" office:value="-0.19637547760143653" table:style-name="ce4">
            <text:p>-0,196375478</text:p>
          </table:table-cell>
          <table:table-cell office:value-type="float" office:value="0.15874358965478097" table:style-name="ce4">
            <text:p>0,158743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Avg(SIX)</text:p>
          </table:table-cell>
          <table:table-cell office:value-type="float" office:value="-0.11914532078999084" table:style-name="ce4">
            <text:p>-0,119145321</text:p>
          </table:table-cell>
          <table:table-cell office:value-type="float" office:value="0.39546934683408563" table:style-name="ce4">
            <text:p>0,3954693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Avg(MCLC)</text:p>
          </table:table-cell>
          <table:table-cell office:value-type="float" office:value="-0.14239174634118393" table:style-name="ce4">
            <text:p>-0,142391746</text:p>
          </table:table-cell>
          <table:table-cell office:value-type="float" office:value="0.30910434250660168" table:style-name="ce4">
            <text:p>0,3091043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Avg(VG)</text:p>
          </table:table-cell>
          <table:table-cell office:value-type="float" office:value="-0.26780944637912335" table:style-name="ce4">
            <text:p>-0,267809446</text:p>
          </table:table-cell>
          <table:table-cell office:value-type="float" office:value="5.2529556917692802E-2" table:style-name="ce4">
            <text:p>0,0525295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Sum(SIX)</text:p>
          </table:table-cell>
          <table:table-cell office:value-type="float" office:value="-8.9365231227684971E-2" table:style-name="ce4">
            <text:p>-0,089365231</text:p>
          </table:table-cell>
          <table:table-cell office:value-type="float" office:value="0.52454805037840435" table:style-name="ce4">
            <text:p>0,52454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Degree Centrality</text:p>
          </table:table-cell>
          <table:table-cell office:value-type="float" office:value="0.50838192767644819" table:style-name="ce4">
            <text:p>0,508381928</text:p>
          </table:table-cell>
          <table:table-cell office:value-type="float" office:value="1.0170703763576162E-4" table:style-name="ce4">
            <text:p>0,0001017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In-degree Centrality</text:p>
          </table:table-cell>
          <table:table-cell office:value-type="float" office:value="0.42204583499795706" table:style-name="ce4">
            <text:p>0,422045835</text:p>
          </table:table-cell>
          <table:table-cell office:value-type="float" office:value="1.6452813226979644E-3" table:style-name="ce4">
            <text:p>0,0016452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Out-degree Centrality</text:p>
          </table:table-cell>
          <table:table-cell office:value-type="float" office:value="0.42577384430755005" table:style-name="ce4">
            <text:p>0,425773844</text:p>
          </table:table-cell>
          <table:table-cell office:value-type="float" office:value="1.4802561265625889E-3" table:style-name="ce4">
            <text:p>0,0014802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Eigenvector Centrality</text:p>
          </table:table-cell>
          <table:table-cell office:value-type="float" office:value="0.44014401364596739" table:style-name="ce4">
            <text:p>0,440144014</text:p>
          </table:table-cell>
          <table:table-cell office:value-type="float" office:value="9.7378526855681602E-4" table:style-name="ce4">
            <text:p>0,0009737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Closeness Centrality</text:p>
          </table:table-cell>
          <table:table-cell office:value-type="float" office:value="0.41863526092972719" table:style-name="ce4">
            <text:p>0,418635261</text:p>
          </table:table-cell>
          <table:table-cell office:value-type="float" office:value="1.810435733078263E-3" table:style-name="ce4">
            <text:p>0,0018104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Betweenness Centrality</text:p>
          </table:table-cell>
          <table:table-cell office:value-type="float" office:value="0.36386345873177978" table:style-name="ce4">
            <text:p>0,363863459</text:p>
          </table:table-cell>
          <table:table-cell office:value-type="float" office:value="7.3999347752816448E-3" table:style-name="ce4">
            <text:p>0,007399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Load Centrality</text:p>
          </table:table-cell>
          <table:table-cell office:value-type="float" office:value="0.36386345873177978" table:style-name="ce4">
            <text:p>0,363863459</text:p>
          </table:table-cell>
          <table:table-cell office:value-type="float" office:value="7.3999347752816448E-3" table:style-name="ce4">
            <text:p>0,007399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Harmonic Centrality</text:p>
          </table:table-cell>
          <table:table-cell office:value-type="float" office:value="0.15702660608258723" table:style-name="ce4">
            <text:p>0,157026606</text:p>
          </table:table-cell>
          <table:table-cell office:value-type="float" office:value="0.26148214087385402" table:style-name="ce4">
            <text:p>0,2614821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Information Centrality</text:p>
          </table:table-cell>
          <table:table-cell office:value-type="float" office:value="0.53347879903795081" table:style-name="ce4">
            <text:p>0,533478799</text:p>
          </table:table-cell>
          <table:table-cell office:value-type="float" office:value="3.9017414185691626E-5" table:style-name="ce4">
            <text:p>3,9017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Currrent Flow Centrality</text:p>
          </table:table-cell>
          <table:table-cell office:value-type="float" office:value="0.31035671976241286" table:style-name="ce4">
            <text:p>0,31035672</text:p>
          </table:table-cell>
          <table:table-cell office:value-type="float" office:value="2.3714558180265355E-2" table:style-name="ce4">
            <text:p>0,0237145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Subgraph Centrality</text:p>
          </table:table-cell>
          <table:table-cell office:value-type="float" office:value="-0.10119953093115779" table:style-name="ce4">
            <text:p>-0,101199531</text:p>
          </table:table-cell>
          <table:table-cell office:value-type="float" office:value="0.47089100340521728" table:style-name="ce4">
            <text:p>0,4708910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Avg(NORM)</text:p>
          </table:table-cell>
          <table:table-cell office:value-type="float" office:value="-0.37792760258662589" table:style-name="ce4">
            <text:p>-0,377927603</text:p>
          </table:table-cell>
          <table:table-cell office:value-type="float" office:value="5.2701101713173428E-3" table:style-name="ce4">
            <text:p>0,005270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Max(DIT)</text:p>
          </table:table-cell>
          <table:table-cell office:value-type="float" office:value="-0.26090219809620085" table:style-name="ce4">
            <text:p>-0,260902198</text:p>
          </table:table-cell>
          <table:table-cell office:value-type="float" office:value="5.9169676184295486E-2" table:style-name="ce4">
            <text:p>0,0591696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Sum(NORM)</text:p>
          </table:table-cell>
          <table:table-cell office:value-type="float" office:value="-0.19637547760143653" table:style-name="ce4">
            <text:p>-0,196375478</text:p>
          </table:table-cell>
          <table:table-cell office:value-type="float" office:value="0.15874358965478097" table:style-name="ce4">
            <text:p>0,158743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Avg(SIX)</text:p>
          </table:table-cell>
          <table:table-cell office:value-type="float" office:value="-0.11914532078999084" table:style-name="ce4">
            <text:p>-0,119145321</text:p>
          </table:table-cell>
          <table:table-cell office:value-type="float" office:value="0.39546934683408563" table:style-name="ce4">
            <text:p>0,3954693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Avg(MCLC)</text:p>
          </table:table-cell>
          <table:table-cell office:value-type="float" office:value="-0.14239174634118393" table:style-name="ce4">
            <text:p>-0,142391746</text:p>
          </table:table-cell>
          <table:table-cell office:value-type="float" office:value="0.30910434250660168" table:style-name="ce4">
            <text:p>0,3091043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Avg(VG)</text:p>
          </table:table-cell>
          <table:table-cell office:value-type="float" office:value="-0.26780944637912335" table:style-name="ce4">
            <text:p>-0,267809446</text:p>
          </table:table-cell>
          <table:table-cell office:value-type="float" office:value="5.2529556917692802E-2" table:style-name="ce4">
            <text:p>0,0525295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Sum(SIX)</text:p>
          </table:table-cell>
          <table:table-cell office:value-type="float" office:value="-8.9365231227684971E-2" table:style-name="ce4">
            <text:p>-0,089365231</text:p>
          </table:table-cell>
          <table:table-cell office:value-type="float" office:value="0.52454805037840435" table:style-name="ce4">
            <text:p>0,52454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Avg(Fin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Degree Centrality</text:p>
          </table:table-cell>
          <table:table-cell office:value-type="float" office:value="-0.19920719775489373" table:style-name="ce4">
            <text:p>-0,199207198</text:p>
          </table:table-cell>
          <table:table-cell office:value-type="float" office:value="0.15270365687532839" table:style-name="ce4">
            <text:p>0,1527036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In-degree Centrality</text:p>
          </table:table-cell>
          <table:table-cell office:value-type="float" office:value="-0.29483723271444312" table:style-name="ce4">
            <text:p>-0,294837233</text:p>
          </table:table-cell>
          <table:table-cell office:value-type="float" office:value="3.2100496170512319E-2" table:style-name="ce4">
            <text:p>0,0321004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Out-degree Centrality</text:p>
          </table:table-cell>
          <table:table-cell office:value-type="float" office:value="-5.3807231695840577E-2" table:style-name="ce4">
            <text:p>-0,053807232</text:p>
          </table:table-cell>
          <table:table-cell office:value-type="float" office:value="0.70197242851517239" table:style-name="ce4">
            <text:p>0,7019724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Eigenvector Centrality</text:p>
          </table:table-cell>
          <table:table-cell office:value-type="float" office:value="-0.34538522616434714" table:style-name="ce4">
            <text:p>-0,345385226</text:p>
          </table:table-cell>
          <table:table-cell office:value-type="float" office:value="1.1310308627085838E-2" table:style-name="ce4">
            <text:p>0,0113103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Closeness Centrality</text:p>
          </table:table-cell>
          <table:table-cell office:value-type="float" office:value="-0.26928186727866571" table:style-name="ce4">
            <text:p>-0,269281867</text:p>
          </table:table-cell>
          <table:table-cell office:value-type="float" office:value="5.1195358747627942E-2" table:style-name="ce4">
            <text:p>0,0511953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Betweenness Centrality</text:p>
          </table:table-cell>
          <table:table-cell office:value-type="float" office:value="-3.7077692616421555E-2" table:style-name="ce4">
            <text:p>-0,037077693</text:p>
          </table:table-cell>
          <table:table-cell office:value-type="float" office:value="0.79210068549658941" table:style-name="ce4">
            <text:p>0,7921006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Load Centrality</text:p>
          </table:table-cell>
          <table:table-cell office:value-type="float" office:value="-3.7077692616421555E-2" table:style-name="ce4">
            <text:p>-0,037077693</text:p>
          </table:table-cell>
          <table:table-cell office:value-type="float" office:value="0.79210068549658941" table:style-name="ce4">
            <text:p>0,7921006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Harmonic Centrality</text:p>
          </table:table-cell>
          <table:table-cell office:value-type="float" office:value="3.0729924839004101E-2" table:style-name="ce4">
            <text:p>0,030729925</text:p>
          </table:table-cell>
          <table:table-cell office:value-type="float" office:value="0.82709084839103986" table:style-name="ce4">
            <text:p>0,8270908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Information Centrality</text:p>
          </table:table-cell>
          <table:table-cell office:value-type="float" office:value="-0.31409896451038088" table:style-name="ce4">
            <text:p>-0,314098965</text:p>
          </table:table-cell>
          <table:table-cell office:value-type="float" office:value="2.1995052073357477E-2" table:style-name="ce4">
            <text:p>0,0219950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Currrent Flow Centrality</text:p>
          </table:table-cell>
          <table:table-cell office:value-type="float" office:value="5.331909584452519E-2" table:style-name="ce4">
            <text:p>0,053319096</text:p>
          </table:table-cell>
          <table:table-cell office:value-type="float" office:value="0.70455211025460662" table:style-name="ce4">
            <text:p>0,704552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Subgraph Centrality</text:p>
          </table:table-cell>
          <table:table-cell office:value-type="float" office:value="0.53093315437351307" table:style-name="ce4">
            <text:p>0,530933154</text:p>
          </table:table-cell>
          <table:table-cell office:value-type="float" office:value="4.3149265152284348E-5" table:style-name="ce4">
            <text:p>4,3149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Avg(NORM)</text:p>
          </table:table-cell>
          <table:table-cell office:value-type="float" office:value="0.58915352597378456" table:style-name="ce4">
            <text:p>0,589153526</text:p>
          </table:table-cell>
          <table:table-cell office:value-type="float" office:value="3.4679820986355929E-6" table:style-name="ce4">
            <text:p>3,46798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Max(DIT)</text:p>
          </table:table-cell>
          <table:table-cell office:value-type="float" office:value="0.59676064121960393" table:style-name="ce4">
            <text:p>0,596760641</text:p>
          </table:table-cell>
          <table:table-cell office:value-type="float" office:value="2.4039951704544504E-6" table:style-name="ce4">
            <text:p>2,404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Sum(NORM)</text:p>
          </table:table-cell>
          <table:table-cell office:value-type="float" office:value="0.5792647538162955" table:style-name="ce4">
            <text:p>0,579264754</text:p>
          </table:table-cell>
          <table:table-cell office:value-type="float" office:value="5.5080700637352841E-6" table:style-name="ce4">
            <text:p>5,50807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Avg(SIX)</text:p>
          </table:table-cell>
          <table:table-cell office:value-type="float" office:value="0.33998884473739788" table:style-name="ce4">
            <text:p>0,339988845</text:p>
          </table:table-cell>
          <table:table-cell office:value-type="float" office:value="1.2744655069768766E-2" table:style-name="ce4">
            <text:p>0,012744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Avg(MCLC)</text:p>
          </table:table-cell>
          <table:table-cell office:value-type="float" office:value="0.77922201512474132" table:style-name="ce4">
            <text:p>0,779222015</text:p>
          </table:table-cell>
          <table:table-cell office:value-type="float" office:value="6.323408351838809E-12" table:style-name="ce4">
            <text:p>6,32341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Avg(VG)</text:p>
          </table:table-cell>
          <table:table-cell office:value-type="float" office:value="0.83323102617636968" table:style-name="ce4">
            <text:p>0,833231026</text:p>
          </table:table-cell>
          <table:table-cell office:value-type="float" office:value="9.9471606707026822E-15" table:style-name="ce4">
            <text:p>9,94716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Sum(SIX)</text:p>
          </table:table-cell>
          <table:table-cell office:value-type="float" office:value="0.37193441952265149" table:style-name="ce4">
            <text:p>0,37193442</text:p>
          </table:table-cell>
          <table:table-cell office:value-type="float" office:value="6.101144154070327E-3" table:style-name="ce4">
            <text:p>0,0061011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Avg(Fin)</text:p>
          </table:table-cell>
          <table:table-cell office:value-type="float" office:value="-4.9946527710477508E-2" table:style-name="ce4">
            <text:p>-0,049946528</text:p>
          </table:table-cell>
          <table:table-cell office:value-type="float" office:value="0.72246411318377723" table:style-name="ce4">
            <text:p>0,7224641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Avg(Fout)</text:p>
          </table:table-cell>
          <table:table-cell office:value-type="float" office:value="-4.9946527710477508E-2" table:style-name="ce4">
            <text:p>-0,049946528</text:p>
          </table:table-cell>
          <table:table-cell office:value-type="float" office:value="0.72246411318377723" table:style-name="ce4">
            <text:p>0,7224641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Degree Centrality</text:p>
          </table:table-cell>
          <table:table-cell office:value-type="float" office:value="0.51666503876027048" table:style-name="ce4">
            <text:p>0,516665039</text:p>
          </table:table-cell>
          <table:table-cell office:value-type="float" office:value="7.475104071558313E-5" table:style-name="ce4">
            <text:p>7,4751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In-degree Centrality</text:p>
          </table:table-cell>
          <table:table-cell office:value-type="float" office:value="0.42406174823233833" table:style-name="ce4">
            <text:p>0,424061748</text:p>
          </table:table-cell>
          <table:table-cell office:value-type="float" office:value="1.5541124694598582E-3" table:style-name="ce4">
            <text:p>0,0015541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Out-degree Centrality</text:p>
          </table:table-cell>
          <table:table-cell office:value-type="float" office:value="0.4228953732474427" table:style-name="ce4">
            <text:p>0,422895373</text:p>
          </table:table-cell>
          <table:table-cell office:value-type="float" office:value="1.6062949639385929E-3" table:style-name="ce4">
            <text:p>0,0016062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Eigenvector Centrality</text:p>
          </table:table-cell>
          <table:table-cell office:value-type="float" office:value="0.44943541066961457" table:style-name="ce4">
            <text:p>0,449435411</text:p>
          </table:table-cell>
          <table:table-cell office:value-type="float" office:value="7.3549305802408167E-4" table:style-name="ce4">
            <text:p>0,0007354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Closeness Centrality</text:p>
          </table:table-cell>
          <table:table-cell office:value-type="float" office:value="0.41997734786652963" table:style-name="ce4">
            <text:p>0,419977348</text:p>
          </table:table-cell>
          <table:table-cell office:value-type="float" office:value="1.743760585910224E-3" table:style-name="ce4">
            <text:p>0,0017437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Betweenness Centrality</text:p>
          </table:table-cell>
          <table:table-cell office:value-type="float" office:value="0.37607676782873611" table:style-name="ce4">
            <text:p>0,376076768</text:p>
          </table:table-cell>
          <table:table-cell office:value-type="float" office:value="5.5154716109373034E-3" table:style-name="ce4">
            <text:p>0,0055154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Load Centrality</text:p>
          </table:table-cell>
          <table:table-cell office:value-type="float" office:value="0.37607676782873611" table:style-name="ce4">
            <text:p>0,376076768</text:p>
          </table:table-cell>
          <table:table-cell office:value-type="float" office:value="5.5154716109373034E-3" table:style-name="ce4">
            <text:p>0,0055154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Harmonic Centrality</text:p>
          </table:table-cell>
          <table:table-cell office:value-type="float" office:value="0.18077772163825107" table:style-name="ce4">
            <text:p>0,180777722</text:p>
          </table:table-cell>
          <table:table-cell office:value-type="float" office:value="0.19518142214251855" table:style-name="ce4">
            <text:p>0,1951814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Information Centrality</text:p>
          </table:table-cell>
          <table:table-cell office:value-type="float" office:value="0.52807805505915772" table:style-name="ce4">
            <text:p>0,528078055</text:p>
          </table:table-cell>
          <table:table-cell office:value-type="float" office:value="4.825992389472355E-5" table:style-name="ce4">
            <text:p>4,8259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Currrent Flow Centrality</text:p>
          </table:table-cell>
          <table:table-cell office:value-type="float" office:value="0.34557890985556011" table:style-name="ce4">
            <text:p>0,34557891</text:p>
          </table:table-cell>
          <table:table-cell office:value-type="float" office:value="1.1261524728397036E-2" table:style-name="ce4">
            <text:p>0,011261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Subgraph Centrality</text:p>
          </table:table-cell>
          <table:table-cell office:value-type="float" office:value="-8.9636600579250242E-2" table:style-name="ce4">
            <text:p>-0,089636601</text:p>
          </table:table-cell>
          <table:table-cell office:value-type="float" office:value="0.52328453243324857" table:style-name="ce4">
            <text:p>0,5232845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Avg(NORM)</text:p>
          </table:table-cell>
          <table:table-cell office:value-type="float" office:value="-0.34825539772996111" table:style-name="ce4">
            <text:p>-0,348255398</text:p>
          </table:table-cell>
          <table:table-cell office:value-type="float" office:value="1.0605718826965677E-2" table:style-name="ce4">
            <text:p>0,0106057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Max(DIT)</text:p>
          </table:table-cell>
          <table:table-cell office:value-type="float" office:value="-0.24313124906386402" table:style-name="ce4">
            <text:p>-0,243131249</text:p>
          </table:table-cell>
          <table:table-cell office:value-type="float" office:value="7.938867638036072E-2" table:style-name="ce4">
            <text:p>0,0793886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Sum(NORM)</text:p>
          </table:table-cell>
          <table:table-cell office:value-type="float" office:value="-0.17202531191688966" table:style-name="ce4">
            <text:p>-0,172025312</text:p>
          </table:table-cell>
          <table:table-cell office:value-type="float" office:value="0.21805857780007301" table:style-name="ce4">
            <text:p>0,2180585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Avg(SIX)</text:p>
          </table:table-cell>
          <table:table-cell office:value-type="float" office:value="-9.6731844601774739E-2" table:style-name="ce4">
            <text:p>-0,096731845</text:p>
          </table:table-cell>
          <table:table-cell office:value-type="float" office:value="0.49079513960807386" table:style-name="ce4">
            <text:p>0,490795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Avg(MCLC)</text:p>
          </table:table-cell>
          <table:table-cell office:value-type="float" office:value="-0.11789269503467047" table:style-name="ce4">
            <text:p>-0,117892695</text:p>
          </table:table-cell>
          <table:table-cell office:value-type="float" office:value="0.40049158283416486" table:style-name="ce4">
            <text:p>0,4004915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Avg(VG)</text:p>
          </table:table-cell>
          <table:table-cell office:value-type="float" office:value="-0.23651966345674391" table:style-name="ce4">
            <text:p>-0,236519663</text:p>
          </table:table-cell>
          <table:table-cell office:value-type="float" office:value="8.8172602599828398E-2" table:style-name="ce4">
            <text:p>0,0881726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Sum(SIX)</text:p>
          </table:table-cell>
          <table:table-cell office:value-type="float" office:value="-6.6937663545061324E-2" table:style-name="ce4">
            <text:p>-0,066937664</text:p>
          </table:table-cell>
          <table:table-cell office:value-type="float" office:value="0.63391183770960868" table:style-name="ce4">
            <text:p>0,6339118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Avg(Fin)</text:p>
          </table:table-cell>
          <table:table-cell office:value-type="float" office:value="0.99365798414496032" table:style-name="ce4">
            <text:p>0,993657984</text:p>
          </table:table-cell>
          <table:table-cell office:value-type="float" office:value="4.4317259813962109E-50" table:style-name="ce4">
            <text:p>4,43173E-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Avg(Fout)</text:p>
          </table:table-cell>
          <table:table-cell office:value-type="float" office:value="0.99365798414496032" table:style-name="ce4">
            <text:p>0,993657984</text:p>
          </table:table-cell>
          <table:table-cell office:value-type="float" office:value="4.4317259813962109E-50" table:style-name="ce4">
            <text:p>4,43173E-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Max(WMC)</text:p>
          </table:table-cell>
          <table:table-cell office:value-type="float" office:value="-2.238982276676578E-2" table:style-name="ce4">
            <text:p>-0,022389823</text:p>
          </table:table-cell>
          <table:table-cell office:value-type="float" office:value="0.87356372404921445" table:style-name="ce4">
            <text:p>0,8735637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Degree Centrality</text:p>
          </table:table-cell>
          <table:table-cell office:value-type="float" office:value="0.51758548536934146" table:style-name="ce4">
            <text:p>0,517585485</text:p>
          </table:table-cell>
          <table:table-cell office:value-type="float" office:value="7.2200796719348569E-5" table:style-name="ce4">
            <text:p>7,2200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In-degree Centrality</text:p>
          </table:table-cell>
          <table:table-cell office:value-type="float" office:value="0.45007960513784906" table:style-name="ce4">
            <text:p>0,450079605</text:p>
          </table:table-cell>
          <table:table-cell office:value-type="float" office:value="7.2110735893742191E-4" table:style-name="ce4">
            <text:p>0,0007211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Out-degree Centrality</text:p>
          </table:table-cell>
          <table:table-cell office:value-type="float" office:value="0.42054427681961404" table:style-name="ce4">
            <text:p>0,420544277</text:p>
          </table:table-cell>
          <table:table-cell office:value-type="float" office:value="1.7162596903282533E-3" table:style-name="ce4">
            <text:p>0,001716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Eigenvector Centrality</text:p>
          </table:table-cell>
          <table:table-cell office:value-type="float" office:value="0.45964095349294387" table:style-name="ce4">
            <text:p>0,459640953</text:p>
          </table:table-cell>
          <table:table-cell office:value-type="float" office:value="5.3540017863075657E-4" table:style-name="ce4">
            <text:p>0,00053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Closeness Centrality</text:p>
          </table:table-cell>
          <table:table-cell office:value-type="float" office:value="0.45046498050181111" table:style-name="ce4">
            <text:p>0,450464981</text:p>
          </table:table-cell>
          <table:table-cell office:value-type="float" office:value="7.1262311835145918E-4" table:style-name="ce4">
            <text:p>0,0007126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Betweenness Centrality</text:p>
          </table:table-cell>
          <table:table-cell office:value-type="float" office:value="0.39609763409521692" table:style-name="ce4">
            <text:p>0,396097634</text:p>
          </table:table-cell>
          <table:table-cell office:value-type="float" office:value="3.3248161687000192E-3" table:style-name="ce4">
            <text:p>0,0033248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Load Centrality</text:p>
          </table:table-cell>
          <table:table-cell office:value-type="float" office:value="0.39609763409521692" table:style-name="ce4">
            <text:p>0,396097634</text:p>
          </table:table-cell>
          <table:table-cell office:value-type="float" office:value="3.3248161687000192E-3" table:style-name="ce4">
            <text:p>0,0033248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Harmonic Centrality</text:p>
          </table:table-cell>
          <table:table-cell office:value-type="float" office:value="0.20512901960450677" table:style-name="ce4">
            <text:p>0,20512902</text:p>
          </table:table-cell>
          <table:table-cell office:value-type="float" office:value="0.14062382719252745" table:style-name="ce4">
            <text:p>0,1406238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Information Centrality</text:p>
          </table:table-cell>
          <table:table-cell office:value-type="float" office:value="0.5249352964651246" table:style-name="ce4">
            <text:p>0,524935296</text:p>
          </table:table-cell>
          <table:table-cell office:value-type="float" office:value="5.4524931415308631E-5" table:style-name="ce4">
            <text:p>5,4524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Currrent Flow Centrality</text:p>
          </table:table-cell>
          <table:table-cell office:value-type="float" office:value="0.33486379231401908" table:style-name="ce4">
            <text:p>0,334863792</text:p>
          </table:table-cell>
          <table:table-cell office:value-type="float" office:value="1.4248753459671982E-2" table:style-name="ce4">
            <text:p>0,0142487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Subgraph Centrality</text:p>
          </table:table-cell>
          <table:table-cell office:value-type="float" office:value="-7.2157035207037132E-2" table:style-name="ce4">
            <text:p>-0,072157035</text:p>
          </table:table-cell>
          <table:table-cell office:value-type="float" office:value="0.60763300500713879" table:style-name="ce4">
            <text:p>0,607633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Avg(NORM)</text:p>
          </table:table-cell>
          <table:table-cell office:value-type="float" office:value="-0.35134101180519767" table:style-name="ce4">
            <text:p>-0,351341012</text:p>
          </table:table-cell>
          <table:table-cell office:value-type="float" office:value="9.8907976479430289E-3" table:style-name="ce4">
            <text:p>0,0098907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Max(DIT)</text:p>
          </table:table-cell>
          <table:table-cell office:value-type="float" office:value="-0.24635455760651997" table:style-name="ce4">
            <text:p>-0,246354558</text:p>
          </table:table-cell>
          <table:table-cell office:value-type="float" office:value="7.5364357182248862E-2" table:style-name="ce4">
            <text:p>0,0753643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Sum(NORM)</text:p>
          </table:table-cell>
          <table:table-cell office:value-type="float" office:value="-0.17499666669577763" table:style-name="ce4">
            <text:p>-0,174996667</text:p>
          </table:table-cell>
          <table:table-cell office:value-type="float" office:value="0.21009150858788492" table:style-name="ce4">
            <text:p>0,2100915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Avg(SIX)</text:p>
          </table:table-cell>
          <table:table-cell office:value-type="float" office:value="-0.11792986813574713" table:style-name="ce4">
            <text:p>-0,117929868</text:p>
          </table:table-cell>
          <table:table-cell office:value-type="float" office:value="0.40034200902816552" table:style-name="ce4">
            <text:p>0,4003420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Avg(MCLC)</text:p>
          </table:table-cell>
          <table:table-cell office:value-type="float" office:value="-8.2040361650577917E-2" table:style-name="ce4">
            <text:p>-0,082040362</text:p>
          </table:table-cell>
          <table:table-cell office:value-type="float" office:value="0.55921571230025058" table:style-name="ce4">
            <text:p>0,5592157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Avg(VG)</text:p>
          </table:table-cell>
          <table:table-cell office:value-type="float" office:value="-0.22517589718497064" table:style-name="ce4">
            <text:p>-0,225175897</text:p>
          </table:table-cell>
          <table:table-cell office:value-type="float" office:value="0.10499390758660576" table:style-name="ce4">
            <text:p>0,1049939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Sum(SIX)</text:p>
          </table:table-cell>
          <table:table-cell office:value-type="float" office:value="-8.622034937681014E-2" table:style-name="ce4">
            <text:p>-0,086220349</text:p>
          </table:table-cell>
          <table:table-cell office:value-type="float" office:value="0.53930060351340225" table:style-name="ce4">
            <text:p>0,5393006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Avg(Fin)</text:p>
          </table:table-cell>
          <table:table-cell office:value-type="float" office:value="0.9879941166555265" table:style-name="ce4">
            <text:p>0,987994117</text:p>
          </table:table-cell>
          <table:table-cell office:value-type="float" office:value="4.8440283403092267E-43" table:style-name="ce4">
            <text:p>4,84403E-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Avg(Fout)</text:p>
          </table:table-cell>
          <table:table-cell office:value-type="float" office:value="0.9879941166555265" table:style-name="ce4">
            <text:p>0,987994117</text:p>
          </table:table-cell>
          <table:table-cell office:value-type="float" office:value="4.8440283403092267E-43" table:style-name="ce4">
            <text:p>4,84403E-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Max(WMC)</text:p>
          </table:table-cell>
          <table:table-cell office:value-type="float" office:value="1.8086135995329093E-2" table:style-name="ce4">
            <text:p>0,018086136</text:p>
          </table:table-cell>
          <table:table-cell office:value-type="float" office:value="0.89772178464438446" table:style-name="ce4">
            <text:p>0,8977217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Avg(Si)</text:p>
          </table:table-cell>
          <table:table-cell office:value-type="float" office:value="0.99139200998347166" table:style-name="ce4">
            <text:p>0,99139201</text:p>
          </table:table-cell>
          <table:table-cell office:value-type="float" office:value="1.0426297891378832E-46" table:style-name="ce4">
            <text:p>1,04263E-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Degree Centrality</text:p>
          </table:table-cell>
          <table:table-cell office:value-type="float" office:value="0.51758548536934146" table:style-name="ce4">
            <text:p>0,517585485</text:p>
          </table:table-cell>
          <table:table-cell office:value-type="float" office:value="7.2200796719348569E-5" table:style-name="ce4">
            <text:p>7,2200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In-degree Centrality</text:p>
          </table:table-cell>
          <table:table-cell office:value-type="float" office:value="0.45007960513784906" table:style-name="ce4">
            <text:p>0,450079605</text:p>
          </table:table-cell>
          <table:table-cell office:value-type="float" office:value="7.2110735893742191E-4" table:style-name="ce4">
            <text:p>0,0007211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Out-degree Centrality</text:p>
          </table:table-cell>
          <table:table-cell office:value-type="float" office:value="0.42054427681961404" table:style-name="ce4">
            <text:p>0,420544277</text:p>
          </table:table-cell>
          <table:table-cell office:value-type="float" office:value="1.7162596903282533E-3" table:style-name="ce4">
            <text:p>0,001716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Eigenvector Centrality</text:p>
          </table:table-cell>
          <table:table-cell office:value-type="float" office:value="0.45964095349294387" table:style-name="ce4">
            <text:p>0,459640953</text:p>
          </table:table-cell>
          <table:table-cell office:value-type="float" office:value="5.3540017863075657E-4" table:style-name="ce4">
            <text:p>0,00053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Closeness Centrality</text:p>
          </table:table-cell>
          <table:table-cell office:value-type="float" office:value="0.45046498050181111" table:style-name="ce4">
            <text:p>0,450464981</text:p>
          </table:table-cell>
          <table:table-cell office:value-type="float" office:value="7.1262311835145918E-4" table:style-name="ce4">
            <text:p>0,0007126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Betweenness Centrality</text:p>
          </table:table-cell>
          <table:table-cell office:value-type="float" office:value="0.39609763409521692" table:style-name="ce4">
            <text:p>0,396097634</text:p>
          </table:table-cell>
          <table:table-cell office:value-type="float" office:value="3.3248161687000192E-3" table:style-name="ce4">
            <text:p>0,0033248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Load Centrality</text:p>
          </table:table-cell>
          <table:table-cell office:value-type="float" office:value="0.39609763409521692" table:style-name="ce4">
            <text:p>0,396097634</text:p>
          </table:table-cell>
          <table:table-cell office:value-type="float" office:value="3.3248161687000192E-3" table:style-name="ce4">
            <text:p>0,0033248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Harmonic Centrality</text:p>
          </table:table-cell>
          <table:table-cell office:value-type="float" office:value="0.20512901960450677" table:style-name="ce4">
            <text:p>0,20512902</text:p>
          </table:table-cell>
          <table:table-cell office:value-type="float" office:value="0.14062382719252745" table:style-name="ce4">
            <text:p>0,1406238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Information Centrality</text:p>
          </table:table-cell>
          <table:table-cell office:value-type="float" office:value="0.5249352964651246" table:style-name="ce4">
            <text:p>0,524935296</text:p>
          </table:table-cell>
          <table:table-cell office:value-type="float" office:value="5.4524931415308631E-5" table:style-name="ce4">
            <text:p>5,4524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Currrent Flow Centrality</text:p>
          </table:table-cell>
          <table:table-cell office:value-type="float" office:value="0.33486379231401908" table:style-name="ce4">
            <text:p>0,334863792</text:p>
          </table:table-cell>
          <table:table-cell office:value-type="float" office:value="1.4248753459671982E-2" table:style-name="ce4">
            <text:p>0,0142487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Subgraph Centrality</text:p>
          </table:table-cell>
          <table:table-cell office:value-type="float" office:value="-7.2157035207037132E-2" table:style-name="ce4">
            <text:p>-0,072157035</text:p>
          </table:table-cell>
          <table:table-cell office:value-type="float" office:value="0.60763300500713879" table:style-name="ce4">
            <text:p>0,607633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Avg(NORM)</text:p>
          </table:table-cell>
          <table:table-cell office:value-type="float" office:value="-0.35134101180519767" table:style-name="ce4">
            <text:p>-0,351341012</text:p>
          </table:table-cell>
          <table:table-cell office:value-type="float" office:value="9.8907976479430289E-3" table:style-name="ce4">
            <text:p>0,0098907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Max(DIT)</text:p>
          </table:table-cell>
          <table:table-cell office:value-type="float" office:value="-0.24635455760651997" table:style-name="ce4">
            <text:p>-0,246354558</text:p>
          </table:table-cell>
          <table:table-cell office:value-type="float" office:value="7.5364357182248862E-2" table:style-name="ce4">
            <text:p>0,0753643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Sum(NORM)</text:p>
          </table:table-cell>
          <table:table-cell office:value-type="float" office:value="-0.17499666669577763" table:style-name="ce4">
            <text:p>-0,174996667</text:p>
          </table:table-cell>
          <table:table-cell office:value-type="float" office:value="0.21009150858788492" table:style-name="ce4">
            <text:p>0,2100915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Avg(SIX)</text:p>
          </table:table-cell>
          <table:table-cell office:value-type="float" office:value="-0.11792986813574713" table:style-name="ce4">
            <text:p>-0,117929868</text:p>
          </table:table-cell>
          <table:table-cell office:value-type="float" office:value="0.40034200902816552" table:style-name="ce4">
            <text:p>0,4003420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Avg(MCLC)</text:p>
          </table:table-cell>
          <table:table-cell office:value-type="float" office:value="-8.2040361650577917E-2" table:style-name="ce4">
            <text:p>-0,082040362</text:p>
          </table:table-cell>
          <table:table-cell office:value-type="float" office:value="0.55921571230025058" table:style-name="ce4">
            <text:p>0,5592157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Avg(VG)</text:p>
          </table:table-cell>
          <table:table-cell office:value-type="float" office:value="-0.22517589718497064" table:style-name="ce4">
            <text:p>-0,225175897</text:p>
          </table:table-cell>
          <table:table-cell office:value-type="float" office:value="0.10499390758660576" table:style-name="ce4">
            <text:p>0,1049939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Sum(SIX)</text:p>
          </table:table-cell>
          <table:table-cell office:value-type="float" office:value="-8.622034937681014E-2" table:style-name="ce4">
            <text:p>-0,086220349</text:p>
          </table:table-cell>
          <table:table-cell office:value-type="float" office:value="0.53930060351340225" table:style-name="ce4">
            <text:p>0,5393006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Avg(Fin)</text:p>
          </table:table-cell>
          <table:table-cell office:value-type="float" office:value="0.9879941166555265" table:style-name="ce4">
            <text:p>0,987994117</text:p>
          </table:table-cell>
          <table:table-cell office:value-type="float" office:value="4.8440283403092267E-43" table:style-name="ce4">
            <text:p>4,84403E-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Avg(Fout)</text:p>
          </table:table-cell>
          <table:table-cell office:value-type="float" office:value="0.9879941166555265" table:style-name="ce4">
            <text:p>0,987994117</text:p>
          </table:table-cell>
          <table:table-cell office:value-type="float" office:value="4.8440283403092267E-43" table:style-name="ce4">
            <text:p>4,84403E-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Max(WMC)</text:p>
          </table:table-cell>
          <table:table-cell office:value-type="float" office:value="1.8086135995329093E-2" table:style-name="ce4">
            <text:p>0,018086136</text:p>
          </table:table-cell>
          <table:table-cell office:value-type="float" office:value="0.89772178464438446" table:style-name="ce4">
            <text:p>0,8977217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Avg(Si)</text:p>
          </table:table-cell>
          <table:table-cell office:value-type="float" office:value="0.99139200998347166" table:style-name="ce4">
            <text:p>0,99139201</text:p>
          </table:table-cell>
          <table:table-cell office:value-type="float" office:value="1.0426297891378832E-46" table:style-name="ce4">
            <text:p>1,04263E-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Sum(Fin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Degree Centrality</text:p>
          </table:table-cell>
          <table:table-cell office:value-type="float" office:value="-0.45192491611161661" table:style-name="ce4">
            <text:p>-0,451924916</text:p>
          </table:table-cell>
          <table:table-cell office:value-type="float" office:value="6.8129164949100199E-4" table:style-name="ce4">
            <text:p>0,0006812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In-degree Centrality</text:p>
          </table:table-cell>
          <table:table-cell office:value-type="float" office:value="-0.46959727855839639" table:style-name="ce4">
            <text:p>-0,469597279</text:p>
          </table:table-cell>
          <table:table-cell office:value-type="float" office:value="3.8900475275957487E-4" table:style-name="ce4">
            <text:p>0,000389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Out-degree Centrality</text:p>
          </table:table-cell>
          <table:table-cell office:value-type="float" office:value="-0.23887748452446245" table:style-name="ce4">
            <text:p>-0,238877485</text:p>
          </table:table-cell>
          <table:table-cell office:value-type="float" office:value="8.4956821540463481E-2" table:style-name="ce4">
            <text:p>0,0849568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Eigenvector Centrality</text:p>
          </table:table-cell>
          <table:table-cell office:value-type="float" office:value="-0.39793136791658934" table:style-name="ce4">
            <text:p>-0,397931368</text:p>
          </table:table-cell>
          <table:table-cell office:value-type="float" office:value="3.1692550933947452E-3" table:style-name="ce4">
            <text:p>0,003169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Closeness Centrality</text:p>
          </table:table-cell>
          <table:table-cell office:value-type="float" office:value="-0.41552577789219358" table:style-name="ce4">
            <text:p>-0,415525778</text:p>
          </table:table-cell>
          <table:table-cell office:value-type="float" office:value="1.9737231808794201E-3" table:style-name="ce4">
            <text:p>0,0019737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Betweenness Centrality</text:p>
          </table:table-cell>
          <table:table-cell office:value-type="float" office:value="-0.1508065055773401" table:style-name="ce4">
            <text:p>-0,150806506</text:p>
          </table:table-cell>
          <table:table-cell office:value-type="float" office:value="0.28108389616180873" table:style-name="ce4">
            <text:p>0,281083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Load Centrality</text:p>
          </table:table-cell>
          <table:table-cell office:value-type="float" office:value="-0.1508065055773401" table:style-name="ce4">
            <text:p>-0,150806506</text:p>
          </table:table-cell>
          <table:table-cell office:value-type="float" office:value="0.28108389616180873" table:style-name="ce4">
            <text:p>0,281083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Harmonic Centrality</text:p>
          </table:table-cell>
          <table:table-cell office:value-type="float" office:value="-8.0350125888338772E-2" table:style-name="ce4">
            <text:p>-0,080350126</text:p>
          </table:table-cell>
          <table:table-cell office:value-type="float" office:value="0.56736579983028279" table:style-name="ce4">
            <text:p>0,56736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Information Centrality</text:p>
          </table:table-cell>
          <table:table-cell office:value-type="float" office:value="-0.52367984531552381" table:style-name="ce4">
            <text:p>-0,523679845</text:p>
          </table:table-cell>
          <table:table-cell office:value-type="float" office:value="5.7230137498655527E-5" table:style-name="ce4">
            <text:p>5,72301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Currrent Flow Centrality</text:p>
          </table:table-cell>
          <table:table-cell office:value-type="float" office:value="-0.21628855376331027" table:style-name="ce4">
            <text:p>-0,216288554</text:p>
          </table:table-cell>
          <table:table-cell office:value-type="float" office:value="0.11981896974764639" table:style-name="ce4">
            <text:p>0,119818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Subgraph Centrality</text:p>
          </table:table-cell>
          <table:table-cell office:value-type="float" office:value="0.28653384213488997" table:style-name="ce4">
            <text:p>0,286533842</text:p>
          </table:table-cell>
          <table:table-cell office:value-type="float" office:value="3.7517093083996214E-2" table:style-name="ce4">
            <text:p>0,0375170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Avg(NORM)</text:p>
          </table:table-cell>
          <table:table-cell office:value-type="float" office:value="0.66181923930451003" table:style-name="ce4">
            <text:p>0,661819239</text:p>
          </table:table-cell>
          <table:table-cell office:value-type="float" office:value="6.8156380210001868E-8" table:style-name="ce4">
            <text:p>6,8156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Max(DIT)</text:p>
          </table:table-cell>
          <table:table-cell office:value-type="float" office:value="0.87851069040361196" table:style-name="ce4">
            <text:p>0,87851069</text:p>
          </table:table-cell>
          <table:table-cell office:value-type="float" office:value="5.4683570793831587E-18" table:style-name="ce4">
            <text:p>5,46836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Sum(NORM)</text:p>
          </table:table-cell>
          <table:table-cell office:value-type="float" office:value="0.64771360548681911" table:style-name="ce4">
            <text:p>0,647713605</text:p>
          </table:table-cell>
          <table:table-cell office:value-type="float" office:value="1.5858774227486035E-7" table:style-name="ce4">
            <text:p>1,58588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Avg(SIX)</text:p>
          </table:table-cell>
          <table:table-cell office:value-type="float" office:value="0.82543336754770535" table:style-name="ce4">
            <text:p>0,825433368</text:p>
          </table:table-cell>
          <table:table-cell office:value-type="float" office:value="2.8869126977696101E-14" table:style-name="ce4">
            <text:p>2,88691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Avg(MCLC)</text:p>
          </table:table-cell>
          <table:table-cell office:value-type="float" office:value="0.50112916151863862" table:style-name="ce4">
            <text:p>0,501129162</text:p>
          </table:table-cell>
          <table:table-cell office:value-type="float" office:value="1.3232942691889074E-4" table:style-name="ce4">
            <text:p>0,0001323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Avg(VG)</text:p>
          </table:table-cell>
          <table:table-cell office:value-type="float" office:value="0.71487340594571458" table:style-name="ce4">
            <text:p>0,714873406</text:p>
          </table:table-cell>
          <table:table-cell office:value-type="float" office:value="1.8224267797305573E-9" table:style-name="ce4">
            <text:p>1,8224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Sum(SIX)</text:p>
          </table:table-cell>
          <table:table-cell office:value-type="float" office:value="0.76088941627200846" table:style-name="ce4">
            <text:p>0,760889416</text:p>
          </table:table-cell>
          <table:table-cell office:value-type="float" office:value="3.7963577993016083E-11" table:style-name="ce4">
            <text:p>3,79636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Avg(Fin)</text:p>
          </table:table-cell>
          <table:table-cell office:value-type="float" office:value="-0.1277521981607114" table:style-name="ce4">
            <text:p>-0,127752198</text:p>
          </table:table-cell>
          <table:table-cell office:value-type="float" office:value="0.36197103104134504" table:style-name="ce4">
            <text:p>0,361971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Avg(Fout)</text:p>
          </table:table-cell>
          <table:table-cell office:value-type="float" office:value="-0.1277521981607114" table:style-name="ce4">
            <text:p>-0,127752198</text:p>
          </table:table-cell>
          <table:table-cell office:value-type="float" office:value="0.36197103104134504" table:style-name="ce4">
            <text:p>0,361971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Max(WMC)</text:p>
          </table:table-cell>
          <table:table-cell office:value-type="float" office:value="0.4811322156914839" table:style-name="ce4">
            <text:p>0,481132216</text:p>
          </table:table-cell>
          <table:table-cell office:value-type="float" office:value="2.6538410562804794E-4" table:style-name="ce4">
            <text:p>0,0002653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Avg(Si)</text:p>
          </table:table-cell>
          <table:table-cell office:value-type="float" office:value="-0.11140149276774448" table:style-name="ce4">
            <text:p>-0,111401493</text:p>
          </table:table-cell>
          <table:table-cell office:value-type="float" office:value="0.42710652959861273" table:style-name="ce4">
            <text:p>0,427106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Sum(Fin)</text:p>
          </table:table-cell>
          <table:table-cell office:value-type="float" office:value="-0.12604275440468424" table:style-name="ce4">
            <text:p>-0,126042754</text:p>
          </table:table-cell>
          <table:table-cell office:value-type="float" office:value="0.36848307046066286" table:style-name="ce4">
            <text:p>0,368483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Sum(Fout)</text:p>
          </table:table-cell>
          <table:table-cell office:value-type="float" office:value="-0.12604275440468424" table:style-name="ce4">
            <text:p>-0,126042754</text:p>
          </table:table-cell>
          <table:table-cell office:value-type="float" office:value="0.36848307046066286" table:style-name="ce4">
            <text:p>0,368483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Degree Centrality</text:p>
          </table:table-cell>
          <table:table-cell office:value-type="float" office:value="-0.45192491611161661" table:style-name="ce4">
            <text:p>-0,451924916</text:p>
          </table:table-cell>
          <table:table-cell office:value-type="float" office:value="6.8129164949100199E-4" table:style-name="ce4">
            <text:p>0,0006812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In-degree Centrality</text:p>
          </table:table-cell>
          <table:table-cell office:value-type="float" office:value="-0.46959727855839639" table:style-name="ce4">
            <text:p>-0,469597279</text:p>
          </table:table-cell>
          <table:table-cell office:value-type="float" office:value="3.8900475275957487E-4" table:style-name="ce4">
            <text:p>0,000389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Out-degree Centrality</text:p>
          </table:table-cell>
          <table:table-cell office:value-type="float" office:value="-0.23887748452446245" table:style-name="ce4">
            <text:p>-0,238877485</text:p>
          </table:table-cell>
          <table:table-cell office:value-type="float" office:value="8.4956821540463481E-2" table:style-name="ce4">
            <text:p>0,0849568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Eigenvector Centrality</text:p>
          </table:table-cell>
          <table:table-cell office:value-type="float" office:value="-0.39793136791658934" table:style-name="ce4">
            <text:p>-0,397931368</text:p>
          </table:table-cell>
          <table:table-cell office:value-type="float" office:value="3.1692550933947452E-3" table:style-name="ce4">
            <text:p>0,003169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Closeness Centrality</text:p>
          </table:table-cell>
          <table:table-cell office:value-type="float" office:value="-0.41552577789219358" table:style-name="ce4">
            <text:p>-0,415525778</text:p>
          </table:table-cell>
          <table:table-cell office:value-type="float" office:value="1.9737231808794201E-3" table:style-name="ce4">
            <text:p>0,0019737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Betweenness Centrality</text:p>
          </table:table-cell>
          <table:table-cell office:value-type="float" office:value="-0.1508065055773401" table:style-name="ce4">
            <text:p>-0,150806506</text:p>
          </table:table-cell>
          <table:table-cell office:value-type="float" office:value="0.28108389616180873" table:style-name="ce4">
            <text:p>0,281083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Load Centrality</text:p>
          </table:table-cell>
          <table:table-cell office:value-type="float" office:value="-0.1508065055773401" table:style-name="ce4">
            <text:p>-0,150806506</text:p>
          </table:table-cell>
          <table:table-cell office:value-type="float" office:value="0.28108389616180873" table:style-name="ce4">
            <text:p>0,281083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Harmonic Centrality</text:p>
          </table:table-cell>
          <table:table-cell office:value-type="float" office:value="-8.0350125888338772E-2" table:style-name="ce4">
            <text:p>-0,080350126</text:p>
          </table:table-cell>
          <table:table-cell office:value-type="float" office:value="0.56736579983028279" table:style-name="ce4">
            <text:p>0,56736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Information Centrality</text:p>
          </table:table-cell>
          <table:table-cell office:value-type="float" office:value="-0.52367984531552381" table:style-name="ce4">
            <text:p>-0,523679845</text:p>
          </table:table-cell>
          <table:table-cell office:value-type="float" office:value="5.7230137498655527E-5" table:style-name="ce4">
            <text:p>5,72301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Currrent Flow Centrality</text:p>
          </table:table-cell>
          <table:table-cell office:value-type="float" office:value="-0.21628855376331027" table:style-name="ce4">
            <text:p>-0,216288554</text:p>
          </table:table-cell>
          <table:table-cell office:value-type="float" office:value="0.11981896974764639" table:style-name="ce4">
            <text:p>0,119818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Subgraph Centrality</text:p>
          </table:table-cell>
          <table:table-cell office:value-type="float" office:value="0.28653384213488997" table:style-name="ce4">
            <text:p>0,286533842</text:p>
          </table:table-cell>
          <table:table-cell office:value-type="float" office:value="3.7517093083996214E-2" table:style-name="ce4">
            <text:p>0,0375170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Avg(NORM)</text:p>
          </table:table-cell>
          <table:table-cell office:value-type="float" office:value="0.66181923930451003" table:style-name="ce4">
            <text:p>0,661819239</text:p>
          </table:table-cell>
          <table:table-cell office:value-type="float" office:value="6.8156380210001868E-8" table:style-name="ce4">
            <text:p>6,8156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Max(DIT)</text:p>
          </table:table-cell>
          <table:table-cell office:value-type="float" office:value="0.87851069040361196" table:style-name="ce4">
            <text:p>0,87851069</text:p>
          </table:table-cell>
          <table:table-cell office:value-type="float" office:value="5.4683570793831587E-18" table:style-name="ce4">
            <text:p>5,46836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Sum(NORM)</text:p>
          </table:table-cell>
          <table:table-cell office:value-type="float" office:value="0.64771360548681911" table:style-name="ce4">
            <text:p>0,647713605</text:p>
          </table:table-cell>
          <table:table-cell office:value-type="float" office:value="1.5858774227486035E-7" table:style-name="ce4">
            <text:p>1,58588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Avg(SIX)</text:p>
          </table:table-cell>
          <table:table-cell office:value-type="float" office:value="0.82543336754770535" table:style-name="ce4">
            <text:p>0,825433368</text:p>
          </table:table-cell>
          <table:table-cell office:value-type="float" office:value="2.8869126977696101E-14" table:style-name="ce4">
            <text:p>2,88691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Avg(MCLC)</text:p>
          </table:table-cell>
          <table:table-cell office:value-type="float" office:value="0.50112916151863862" table:style-name="ce4">
            <text:p>0,501129162</text:p>
          </table:table-cell>
          <table:table-cell office:value-type="float" office:value="1.3232942691889074E-4" table:style-name="ce4">
            <text:p>0,0001323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Avg(VG)</text:p>
          </table:table-cell>
          <table:table-cell office:value-type="float" office:value="0.71487340594571458" table:style-name="ce4">
            <text:p>0,714873406</text:p>
          </table:table-cell>
          <table:table-cell office:value-type="float" office:value="1.8224267797305573E-9" table:style-name="ce4">
            <text:p>1,8224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Sum(SIX)</text:p>
          </table:table-cell>
          <table:table-cell office:value-type="float" office:value="0.76088941627200846" table:style-name="ce4">
            <text:p>0,760889416</text:p>
          </table:table-cell>
          <table:table-cell office:value-type="float" office:value="3.7963577993016083E-11" table:style-name="ce4">
            <text:p>3,79636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Avg(Fin)</text:p>
          </table:table-cell>
          <table:table-cell office:value-type="float" office:value="-0.1277521981607114" table:style-name="ce4">
            <text:p>-0,127752198</text:p>
          </table:table-cell>
          <table:table-cell office:value-type="float" office:value="0.36197103104134504" table:style-name="ce4">
            <text:p>0,361971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Avg(Fout)</text:p>
          </table:table-cell>
          <table:table-cell office:value-type="float" office:value="-0.1277521981607114" table:style-name="ce4">
            <text:p>-0,127752198</text:p>
          </table:table-cell>
          <table:table-cell office:value-type="float" office:value="0.36197103104134504" table:style-name="ce4">
            <text:p>0,361971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Max(WMC)</text:p>
          </table:table-cell>
          <table:table-cell office:value-type="float" office:value="0.4811322156914839" table:style-name="ce4">
            <text:p>0,481132216</text:p>
          </table:table-cell>
          <table:table-cell office:value-type="float" office:value="2.6538410562804794E-4" table:style-name="ce4">
            <text:p>0,0002653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Avg(Si)</text:p>
          </table:table-cell>
          <table:table-cell office:value-type="float" office:value="-0.11140149276774448" table:style-name="ce4">
            <text:p>-0,111401493</text:p>
          </table:table-cell>
          <table:table-cell office:value-type="float" office:value="0.42710652959861273" table:style-name="ce4">
            <text:p>0,427106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Sum(Fin)</text:p>
          </table:table-cell>
          <table:table-cell office:value-type="float" office:value="-0.12604275440468424" table:style-name="ce4">
            <text:p>-0,126042754</text:p>
          </table:table-cell>
          <table:table-cell office:value-type="float" office:value="0.36848307046066286" table:style-name="ce4">
            <text:p>0,368483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Sum(Fout)</text:p>
          </table:table-cell>
          <table:table-cell office:value-type="float" office:value="-0.12604275440468424" table:style-name="ce4">
            <text:p>-0,126042754</text:p>
          </table:table-cell>
          <table:table-cell office:value-type="float" office:value="0.36848307046066286" table:style-name="ce4">
            <text:p>0,368483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Avg(DIT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Degree Centrality</text:p>
          </table:table-cell>
          <table:table-cell office:value-type="float" office:value="-0.45192491611161661" table:style-name="ce4">
            <text:p>-0,451924916</text:p>
          </table:table-cell>
          <table:table-cell office:value-type="float" office:value="6.8129164949100199E-4" table:style-name="ce4">
            <text:p>0,0006812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In-degree Centrality</text:p>
          </table:table-cell>
          <table:table-cell office:value-type="float" office:value="-0.46959727855839639" table:style-name="ce4">
            <text:p>-0,469597279</text:p>
          </table:table-cell>
          <table:table-cell office:value-type="float" office:value="3.8900475275957487E-4" table:style-name="ce4">
            <text:p>0,000389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Out-degree Centrality</text:p>
          </table:table-cell>
          <table:table-cell office:value-type="float" office:value="-0.23887748452446245" table:style-name="ce4">
            <text:p>-0,238877485</text:p>
          </table:table-cell>
          <table:table-cell office:value-type="float" office:value="8.4956821540463481E-2" table:style-name="ce4">
            <text:p>0,0849568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Eigenvector Centrality</text:p>
          </table:table-cell>
          <table:table-cell office:value-type="float" office:value="-0.39793136791658934" table:style-name="ce4">
            <text:p>-0,397931368</text:p>
          </table:table-cell>
          <table:table-cell office:value-type="float" office:value="3.1692550933947452E-3" table:style-name="ce4">
            <text:p>0,003169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Closeness Centrality</text:p>
          </table:table-cell>
          <table:table-cell office:value-type="float" office:value="-0.41552577789219358" table:style-name="ce4">
            <text:p>-0,415525778</text:p>
          </table:table-cell>
          <table:table-cell office:value-type="float" office:value="1.9737231808794201E-3" table:style-name="ce4">
            <text:p>0,0019737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Betweenness Centrality</text:p>
          </table:table-cell>
          <table:table-cell office:value-type="float" office:value="-0.1508065055773401" table:style-name="ce4">
            <text:p>-0,150806506</text:p>
          </table:table-cell>
          <table:table-cell office:value-type="float" office:value="0.28108389616180873" table:style-name="ce4">
            <text:p>0,281083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Load Centrality</text:p>
          </table:table-cell>
          <table:table-cell office:value-type="float" office:value="-0.1508065055773401" table:style-name="ce4">
            <text:p>-0,150806506</text:p>
          </table:table-cell>
          <table:table-cell office:value-type="float" office:value="0.28108389616180873" table:style-name="ce4">
            <text:p>0,281083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Harmonic Centrality</text:p>
          </table:table-cell>
          <table:table-cell office:value-type="float" office:value="-8.0350125888338772E-2" table:style-name="ce4">
            <text:p>-0,080350126</text:p>
          </table:table-cell>
          <table:table-cell office:value-type="float" office:value="0.56736579983028279" table:style-name="ce4">
            <text:p>0,56736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Information Centrality</text:p>
          </table:table-cell>
          <table:table-cell office:value-type="float" office:value="-0.52367984531552381" table:style-name="ce4">
            <text:p>-0,523679845</text:p>
          </table:table-cell>
          <table:table-cell office:value-type="float" office:value="5.7230137498655527E-5" table:style-name="ce4">
            <text:p>5,72301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Currrent Flow Centrality</text:p>
          </table:table-cell>
          <table:table-cell office:value-type="float" office:value="-0.21628855376331027" table:style-name="ce4">
            <text:p>-0,216288554</text:p>
          </table:table-cell>
          <table:table-cell office:value-type="float" office:value="0.11981896974764639" table:style-name="ce4">
            <text:p>0,119818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Subgraph Centrality</text:p>
          </table:table-cell>
          <table:table-cell office:value-type="float" office:value="0.28653384213488997" table:style-name="ce4">
            <text:p>0,286533842</text:p>
          </table:table-cell>
          <table:table-cell office:value-type="float" office:value="3.7517093083996214E-2" table:style-name="ce4">
            <text:p>0,0375170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Avg(NORM)</text:p>
          </table:table-cell>
          <table:table-cell office:value-type="float" office:value="0.66181923930451003" table:style-name="ce4">
            <text:p>0,661819239</text:p>
          </table:table-cell>
          <table:table-cell office:value-type="float" office:value="6.8156380210001868E-8" table:style-name="ce4">
            <text:p>6,8156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Max(DIT)</text:p>
          </table:table-cell>
          <table:table-cell office:value-type="float" office:value="0.87851069040361196" table:style-name="ce4">
            <text:p>0,87851069</text:p>
          </table:table-cell>
          <table:table-cell office:value-type="float" office:value="5.4683570793831587E-18" table:style-name="ce4">
            <text:p>5,46836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Sum(NORM)</text:p>
          </table:table-cell>
          <table:table-cell office:value-type="float" office:value="0.64771360548681911" table:style-name="ce4">
            <text:p>0,647713605</text:p>
          </table:table-cell>
          <table:table-cell office:value-type="float" office:value="1.5858774227486035E-7" table:style-name="ce4">
            <text:p>1,58588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Avg(SIX)</text:p>
          </table:table-cell>
          <table:table-cell office:value-type="float" office:value="0.82543336754770535" table:style-name="ce4">
            <text:p>0,825433368</text:p>
          </table:table-cell>
          <table:table-cell office:value-type="float" office:value="2.8869126977696101E-14" table:style-name="ce4">
            <text:p>2,88691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Avg(MCLC)</text:p>
          </table:table-cell>
          <table:table-cell office:value-type="float" office:value="0.50112916151863862" table:style-name="ce4">
            <text:p>0,501129162</text:p>
          </table:table-cell>
          <table:table-cell office:value-type="float" office:value="1.3232942691889074E-4" table:style-name="ce4">
            <text:p>0,0001323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Avg(VG)</text:p>
          </table:table-cell>
          <table:table-cell office:value-type="float" office:value="0.71487340594571458" table:style-name="ce4">
            <text:p>0,714873406</text:p>
          </table:table-cell>
          <table:table-cell office:value-type="float" office:value="1.8224267797305573E-9" table:style-name="ce4">
            <text:p>1,8224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Sum(SIX)</text:p>
          </table:table-cell>
          <table:table-cell office:value-type="float" office:value="0.76088941627200846" table:style-name="ce4">
            <text:p>0,760889416</text:p>
          </table:table-cell>
          <table:table-cell office:value-type="float" office:value="3.7963577993016083E-11" table:style-name="ce4">
            <text:p>3,79636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Avg(Fin)</text:p>
          </table:table-cell>
          <table:table-cell office:value-type="float" office:value="-0.1277521981607114" table:style-name="ce4">
            <text:p>-0,127752198</text:p>
          </table:table-cell>
          <table:table-cell office:value-type="float" office:value="0.36197103104134504" table:style-name="ce4">
            <text:p>0,361971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Avg(Fout)</text:p>
          </table:table-cell>
          <table:table-cell office:value-type="float" office:value="-0.1277521981607114" table:style-name="ce4">
            <text:p>-0,127752198</text:p>
          </table:table-cell>
          <table:table-cell office:value-type="float" office:value="0.36197103104134504" table:style-name="ce4">
            <text:p>0,361971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Max(WMC)</text:p>
          </table:table-cell>
          <table:table-cell office:value-type="float" office:value="0.4811322156914839" table:style-name="ce4">
            <text:p>0,481132216</text:p>
          </table:table-cell>
          <table:table-cell office:value-type="float" office:value="2.6538410562804794E-4" table:style-name="ce4">
            <text:p>0,0002653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Avg(Si)</text:p>
          </table:table-cell>
          <table:table-cell office:value-type="float" office:value="-0.11140149276774448" table:style-name="ce4">
            <text:p>-0,111401493</text:p>
          </table:table-cell>
          <table:table-cell office:value-type="float" office:value="0.42710652959861273" table:style-name="ce4">
            <text:p>0,427106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Sum(Fin)</text:p>
          </table:table-cell>
          <table:table-cell office:value-type="float" office:value="-0.12604275440468424" table:style-name="ce4">
            <text:p>-0,126042754</text:p>
          </table:table-cell>
          <table:table-cell office:value-type="float" office:value="0.36848307046066286" table:style-name="ce4">
            <text:p>0,368483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Sum(Fout)</text:p>
          </table:table-cell>
          <table:table-cell office:value-type="float" office:value="-0.12604275440468424" table:style-name="ce4">
            <text:p>-0,126042754</text:p>
          </table:table-cell>
          <table:table-cell office:value-type="float" office:value="0.36848307046066286" table:style-name="ce4">
            <text:p>0,368483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Avg(DIT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Avg(NOA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Degree Centrality</text:p>
          </table:table-cell>
          <table:table-cell office:value-type="float" office:value="-0.45192491611161661" table:style-name="ce4">
            <text:p>-0,451924916</text:p>
          </table:table-cell>
          <table:table-cell office:value-type="float" office:value="6.8129164949100199E-4" table:style-name="ce4">
            <text:p>0,0006812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In-degree Centrality</text:p>
          </table:table-cell>
          <table:table-cell office:value-type="float" office:value="-0.46959727855839639" table:style-name="ce4">
            <text:p>-0,469597279</text:p>
          </table:table-cell>
          <table:table-cell office:value-type="float" office:value="3.8900475275957487E-4" table:style-name="ce4">
            <text:p>0,000389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Out-degree Centrality</text:p>
          </table:table-cell>
          <table:table-cell office:value-type="float" office:value="-0.23887748452446245" table:style-name="ce4">
            <text:p>-0,238877485</text:p>
          </table:table-cell>
          <table:table-cell office:value-type="float" office:value="8.4956821540463481E-2" table:style-name="ce4">
            <text:p>0,0849568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Eigenvector Centrality</text:p>
          </table:table-cell>
          <table:table-cell office:value-type="float" office:value="-0.39793136791658934" table:style-name="ce4">
            <text:p>-0,397931368</text:p>
          </table:table-cell>
          <table:table-cell office:value-type="float" office:value="3.1692550933947452E-3" table:style-name="ce4">
            <text:p>0,003169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Closeness Centrality</text:p>
          </table:table-cell>
          <table:table-cell office:value-type="float" office:value="-0.41552577789219358" table:style-name="ce4">
            <text:p>-0,415525778</text:p>
          </table:table-cell>
          <table:table-cell office:value-type="float" office:value="1.9737231808794201E-3" table:style-name="ce4">
            <text:p>0,0019737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Betweenness Centrality</text:p>
          </table:table-cell>
          <table:table-cell office:value-type="float" office:value="-0.1508065055773401" table:style-name="ce4">
            <text:p>-0,150806506</text:p>
          </table:table-cell>
          <table:table-cell office:value-type="float" office:value="0.28108389616180873" table:style-name="ce4">
            <text:p>0,281083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Load Centrality</text:p>
          </table:table-cell>
          <table:table-cell office:value-type="float" office:value="-0.1508065055773401" table:style-name="ce4">
            <text:p>-0,150806506</text:p>
          </table:table-cell>
          <table:table-cell office:value-type="float" office:value="0.28108389616180873" table:style-name="ce4">
            <text:p>0,281083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Harmonic Centrality</text:p>
          </table:table-cell>
          <table:table-cell office:value-type="float" office:value="-8.0350125888338772E-2" table:style-name="ce4">
            <text:p>-0,080350126</text:p>
          </table:table-cell>
          <table:table-cell office:value-type="float" office:value="0.56736579983028279" table:style-name="ce4">
            <text:p>0,56736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Information Centrality</text:p>
          </table:table-cell>
          <table:table-cell office:value-type="float" office:value="-0.52367984531552381" table:style-name="ce4">
            <text:p>-0,523679845</text:p>
          </table:table-cell>
          <table:table-cell office:value-type="float" office:value="5.7230137498655527E-5" table:style-name="ce4">
            <text:p>5,72301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Currrent Flow Centrality</text:p>
          </table:table-cell>
          <table:table-cell office:value-type="float" office:value="-0.21628855376331027" table:style-name="ce4">
            <text:p>-0,216288554</text:p>
          </table:table-cell>
          <table:table-cell office:value-type="float" office:value="0.11981896974764639" table:style-name="ce4">
            <text:p>0,119818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Subgraph Centrality</text:p>
          </table:table-cell>
          <table:table-cell office:value-type="float" office:value="0.28653384213488997" table:style-name="ce4">
            <text:p>0,286533842</text:p>
          </table:table-cell>
          <table:table-cell office:value-type="float" office:value="3.7517093083996214E-2" table:style-name="ce4">
            <text:p>0,0375170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Avg(NORM)</text:p>
          </table:table-cell>
          <table:table-cell office:value-type="float" office:value="0.66181923930451003" table:style-name="ce4">
            <text:p>0,661819239</text:p>
          </table:table-cell>
          <table:table-cell office:value-type="float" office:value="6.8156380210001868E-8" table:style-name="ce4">
            <text:p>6,8156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Max(DIT)</text:p>
          </table:table-cell>
          <table:table-cell office:value-type="float" office:value="0.87851069040361196" table:style-name="ce4">
            <text:p>0,87851069</text:p>
          </table:table-cell>
          <table:table-cell office:value-type="float" office:value="5.4683570793831587E-18" table:style-name="ce4">
            <text:p>5,46836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Sum(NORM)</text:p>
          </table:table-cell>
          <table:table-cell office:value-type="float" office:value="0.64771360548681911" table:style-name="ce4">
            <text:p>0,647713605</text:p>
          </table:table-cell>
          <table:table-cell office:value-type="float" office:value="1.5858774227486035E-7" table:style-name="ce4">
            <text:p>1,58588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Avg(SIX)</text:p>
          </table:table-cell>
          <table:table-cell office:value-type="float" office:value="0.82543336754770535" table:style-name="ce4">
            <text:p>0,825433368</text:p>
          </table:table-cell>
          <table:table-cell office:value-type="float" office:value="2.8869126977696101E-14" table:style-name="ce4">
            <text:p>2,88691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Avg(MCLC)</text:p>
          </table:table-cell>
          <table:table-cell office:value-type="float" office:value="0.50112916151863862" table:style-name="ce4">
            <text:p>0,501129162</text:p>
          </table:table-cell>
          <table:table-cell office:value-type="float" office:value="1.3232942691889074E-4" table:style-name="ce4">
            <text:p>0,0001323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Avg(VG)</text:p>
          </table:table-cell>
          <table:table-cell office:value-type="float" office:value="0.71487340594571458" table:style-name="ce4">
            <text:p>0,714873406</text:p>
          </table:table-cell>
          <table:table-cell office:value-type="float" office:value="1.8224267797305573E-9" table:style-name="ce4">
            <text:p>1,8224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Sum(SIX)</text:p>
          </table:table-cell>
          <table:table-cell office:value-type="float" office:value="0.76088941627200846" table:style-name="ce4">
            <text:p>0,760889416</text:p>
          </table:table-cell>
          <table:table-cell office:value-type="float" office:value="3.7963577993016083E-11" table:style-name="ce4">
            <text:p>3,79636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Avg(Fin)</text:p>
          </table:table-cell>
          <table:table-cell office:value-type="float" office:value="-0.1277521981607114" table:style-name="ce4">
            <text:p>-0,127752198</text:p>
          </table:table-cell>
          <table:table-cell office:value-type="float" office:value="0.36197103104134504" table:style-name="ce4">
            <text:p>0,361971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Avg(Fout)</text:p>
          </table:table-cell>
          <table:table-cell office:value-type="float" office:value="-0.1277521981607114" table:style-name="ce4">
            <text:p>-0,127752198</text:p>
          </table:table-cell>
          <table:table-cell office:value-type="float" office:value="0.36197103104134504" table:style-name="ce4">
            <text:p>0,361971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Max(WMC)</text:p>
          </table:table-cell>
          <table:table-cell office:value-type="float" office:value="0.4811322156914839" table:style-name="ce4">
            <text:p>0,481132216</text:p>
          </table:table-cell>
          <table:table-cell office:value-type="float" office:value="2.6538410562804794E-4" table:style-name="ce4">
            <text:p>0,0002653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Avg(Si)</text:p>
          </table:table-cell>
          <table:table-cell office:value-type="float" office:value="-0.11140149276774448" table:style-name="ce4">
            <text:p>-0,111401493</text:p>
          </table:table-cell>
          <table:table-cell office:value-type="float" office:value="0.42710652959861273" table:style-name="ce4">
            <text:p>0,427106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Sum(Fin)</text:p>
          </table:table-cell>
          <table:table-cell office:value-type="float" office:value="-0.12604275440468424" table:style-name="ce4">
            <text:p>-0,126042754</text:p>
          </table:table-cell>
          <table:table-cell office:value-type="float" office:value="0.36848307046066286" table:style-name="ce4">
            <text:p>0,368483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Sum(Fout)</text:p>
          </table:table-cell>
          <table:table-cell office:value-type="float" office:value="-0.12604275440468424" table:style-name="ce4">
            <text:p>-0,126042754</text:p>
          </table:table-cell>
          <table:table-cell office:value-type="float" office:value="0.36848307046066286" table:style-name="ce4">
            <text:p>0,368483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Avg(DIT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Avg(NOA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Avg(NOCh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Degree Centrality</text:p>
          </table:table-cell>
          <table:table-cell office:value-type="float" office:value="-0.45192491611161661" table:style-name="ce4">
            <text:p>-0,451924916</text:p>
          </table:table-cell>
          <table:table-cell office:value-type="float" office:value="6.8129164949100199E-4" table:style-name="ce4">
            <text:p>0,0006812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In-degree Centrality</text:p>
          </table:table-cell>
          <table:table-cell office:value-type="float" office:value="-0.46959727855839639" table:style-name="ce4">
            <text:p>-0,469597279</text:p>
          </table:table-cell>
          <table:table-cell office:value-type="float" office:value="3.8900475275957487E-4" table:style-name="ce4">
            <text:p>0,000389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Out-degree Centrality</text:p>
          </table:table-cell>
          <table:table-cell office:value-type="float" office:value="-0.23887748452446245" table:style-name="ce4">
            <text:p>-0,238877485</text:p>
          </table:table-cell>
          <table:table-cell office:value-type="float" office:value="8.4956821540463481E-2" table:style-name="ce4">
            <text:p>0,0849568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Eigenvector Centrality</text:p>
          </table:table-cell>
          <table:table-cell office:value-type="float" office:value="-0.39793136791658934" table:style-name="ce4">
            <text:p>-0,397931368</text:p>
          </table:table-cell>
          <table:table-cell office:value-type="float" office:value="3.1692550933947452E-3" table:style-name="ce4">
            <text:p>0,003169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Closeness Centrality</text:p>
          </table:table-cell>
          <table:table-cell office:value-type="float" office:value="-0.41552577789219358" table:style-name="ce4">
            <text:p>-0,415525778</text:p>
          </table:table-cell>
          <table:table-cell office:value-type="float" office:value="1.9737231808794201E-3" table:style-name="ce4">
            <text:p>0,0019737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Betweenness Centrality</text:p>
          </table:table-cell>
          <table:table-cell office:value-type="float" office:value="-0.1508065055773401" table:style-name="ce4">
            <text:p>-0,150806506</text:p>
          </table:table-cell>
          <table:table-cell office:value-type="float" office:value="0.28108389616180873" table:style-name="ce4">
            <text:p>0,281083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Load Centrality</text:p>
          </table:table-cell>
          <table:table-cell office:value-type="float" office:value="-0.1508065055773401" table:style-name="ce4">
            <text:p>-0,150806506</text:p>
          </table:table-cell>
          <table:table-cell office:value-type="float" office:value="0.28108389616180873" table:style-name="ce4">
            <text:p>0,281083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Harmonic Centrality</text:p>
          </table:table-cell>
          <table:table-cell office:value-type="float" office:value="-8.0350125888338772E-2" table:style-name="ce4">
            <text:p>-0,080350126</text:p>
          </table:table-cell>
          <table:table-cell office:value-type="float" office:value="0.56736579983028279" table:style-name="ce4">
            <text:p>0,56736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Information Centrality</text:p>
          </table:table-cell>
          <table:table-cell office:value-type="float" office:value="-0.52367984531552381" table:style-name="ce4">
            <text:p>-0,523679845</text:p>
          </table:table-cell>
          <table:table-cell office:value-type="float" office:value="5.7230137498655527E-5" table:style-name="ce4">
            <text:p>5,72301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Currrent Flow Centrality</text:p>
          </table:table-cell>
          <table:table-cell office:value-type="float" office:value="-0.21628855376331027" table:style-name="ce4">
            <text:p>-0,216288554</text:p>
          </table:table-cell>
          <table:table-cell office:value-type="float" office:value="0.11981896974764639" table:style-name="ce4">
            <text:p>0,119818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Subgraph Centrality</text:p>
          </table:table-cell>
          <table:table-cell office:value-type="float" office:value="0.28653384213488997" table:style-name="ce4">
            <text:p>0,286533842</text:p>
          </table:table-cell>
          <table:table-cell office:value-type="float" office:value="3.7517093083996214E-2" table:style-name="ce4">
            <text:p>0,0375170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Avg(NORM)</text:p>
          </table:table-cell>
          <table:table-cell office:value-type="float" office:value="0.66181923930451003" table:style-name="ce4">
            <text:p>0,661819239</text:p>
          </table:table-cell>
          <table:table-cell office:value-type="float" office:value="6.8156380210001868E-8" table:style-name="ce4">
            <text:p>6,8156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Max(DIT)</text:p>
          </table:table-cell>
          <table:table-cell office:value-type="float" office:value="0.87851069040361196" table:style-name="ce4">
            <text:p>0,87851069</text:p>
          </table:table-cell>
          <table:table-cell office:value-type="float" office:value="5.4683570793831587E-18" table:style-name="ce4">
            <text:p>5,46836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Sum(NORM)</text:p>
          </table:table-cell>
          <table:table-cell office:value-type="float" office:value="0.64771360548681911" table:style-name="ce4">
            <text:p>0,647713605</text:p>
          </table:table-cell>
          <table:table-cell office:value-type="float" office:value="1.5858774227486035E-7" table:style-name="ce4">
            <text:p>1,58588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Avg(SIX)</text:p>
          </table:table-cell>
          <table:table-cell office:value-type="float" office:value="0.82543336754770535" table:style-name="ce4">
            <text:p>0,825433368</text:p>
          </table:table-cell>
          <table:table-cell office:value-type="float" office:value="2.8869126977696101E-14" table:style-name="ce4">
            <text:p>2,88691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Avg(MCLC)</text:p>
          </table:table-cell>
          <table:table-cell office:value-type="float" office:value="0.50112916151863862" table:style-name="ce4">
            <text:p>0,501129162</text:p>
          </table:table-cell>
          <table:table-cell office:value-type="float" office:value="1.3232942691889074E-4" table:style-name="ce4">
            <text:p>0,0001323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Avg(VG)</text:p>
          </table:table-cell>
          <table:table-cell office:value-type="float" office:value="0.71487340594571458" table:style-name="ce4">
            <text:p>0,714873406</text:p>
          </table:table-cell>
          <table:table-cell office:value-type="float" office:value="1.8224267797305573E-9" table:style-name="ce4">
            <text:p>1,8224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Sum(SIX)</text:p>
          </table:table-cell>
          <table:table-cell office:value-type="float" office:value="0.76088941627200846" table:style-name="ce4">
            <text:p>0,760889416</text:p>
          </table:table-cell>
          <table:table-cell office:value-type="float" office:value="3.7963577993016083E-11" table:style-name="ce4">
            <text:p>3,79636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Avg(Fin)</text:p>
          </table:table-cell>
          <table:table-cell office:value-type="float" office:value="-0.1277521981607114" table:style-name="ce4">
            <text:p>-0,127752198</text:p>
          </table:table-cell>
          <table:table-cell office:value-type="float" office:value="0.36197103104134504" table:style-name="ce4">
            <text:p>0,361971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Avg(Fout)</text:p>
          </table:table-cell>
          <table:table-cell office:value-type="float" office:value="-0.1277521981607114" table:style-name="ce4">
            <text:p>-0,127752198</text:p>
          </table:table-cell>
          <table:table-cell office:value-type="float" office:value="0.36197103104134504" table:style-name="ce4">
            <text:p>0,361971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Max(WMC)</text:p>
          </table:table-cell>
          <table:table-cell office:value-type="float" office:value="0.4811322156914839" table:style-name="ce4">
            <text:p>0,481132216</text:p>
          </table:table-cell>
          <table:table-cell office:value-type="float" office:value="2.6538410562804794E-4" table:style-name="ce4">
            <text:p>0,0002653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Avg(Si)</text:p>
          </table:table-cell>
          <table:table-cell office:value-type="float" office:value="-0.11140149276774448" table:style-name="ce4">
            <text:p>-0,111401493</text:p>
          </table:table-cell>
          <table:table-cell office:value-type="float" office:value="0.42710652959861273" table:style-name="ce4">
            <text:p>0,427106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Sum(Fin)</text:p>
          </table:table-cell>
          <table:table-cell office:value-type="float" office:value="-0.12604275440468424" table:style-name="ce4">
            <text:p>-0,126042754</text:p>
          </table:table-cell>
          <table:table-cell office:value-type="float" office:value="0.36848307046066286" table:style-name="ce4">
            <text:p>0,368483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Sum(Fout)</text:p>
          </table:table-cell>
          <table:table-cell office:value-type="float" office:value="-0.12604275440468424" table:style-name="ce4">
            <text:p>-0,126042754</text:p>
          </table:table-cell>
          <table:table-cell office:value-type="float" office:value="0.36848307046066286" table:style-name="ce4">
            <text:p>0,368483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Avg(DIT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Avg(NOA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Avg(NOCh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Avg(NOD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Degree Centrality</text:p>
          </table:table-cell>
          <table:table-cell office:value-type="float" office:value="0.52101152316171562" table:style-name="ce4">
            <text:p>0,521011523</text:p>
          </table:table-cell>
          <table:table-cell office:value-type="float" office:value="6.3393819649955582E-5" table:style-name="ce4">
            <text:p>6,3393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In-degree Centrality</text:p>
          </table:table-cell>
          <table:table-cell office:value-type="float" office:value="0.46142765440051575" table:style-name="ce4">
            <text:p>0,461427654</text:p>
          </table:table-cell>
          <table:table-cell office:value-type="float" office:value="5.0593275304175542E-4" table:style-name="ce4">
            <text:p>0,0005059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Out-degree Centrality</text:p>
          </table:table-cell>
          <table:table-cell office:value-type="float" office:value="0.42685537216881664" table:style-name="ce4">
            <text:p>0,426855372</text:p>
          </table:table-cell>
          <table:table-cell office:value-type="float" office:value="1.435233633132495E-3" table:style-name="ce4">
            <text:p>0,0014352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Eigenvector Centrality</text:p>
          </table:table-cell>
          <table:table-cell office:value-type="float" office:value="0.46351762904551419" table:style-name="ce4">
            <text:p>0,463517629</text:p>
          </table:table-cell>
          <table:table-cell office:value-type="float" office:value="4.7332961428410046E-4" table:style-name="ce4">
            <text:p>0,000473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Closeness Centrality</text:p>
          </table:table-cell>
          <table:table-cell office:value-type="float" office:value="0.46256526306035645" table:style-name="ce4">
            <text:p>0,462565263</text:p>
          </table:table-cell>
          <table:table-cell office:value-type="float" office:value="4.8794292238888868E-4" table:style-name="ce4">
            <text:p>0,0004879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Betweenness Centrality</text:p>
          </table:table-cell>
          <table:table-cell office:value-type="float" office:value="0.41887733460888105" table:style-name="ce4">
            <text:p>0,418877335</text:p>
          </table:table-cell>
          <table:table-cell office:value-type="float" office:value="1.7982440668360001E-3" table:style-name="ce4">
            <text:p>0,0017982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Load Centrality</text:p>
          </table:table-cell>
          <table:table-cell office:value-type="float" office:value="0.41887733460888105" table:style-name="ce4">
            <text:p>0,418877335</text:p>
          </table:table-cell>
          <table:table-cell office:value-type="float" office:value="1.7982440668360001E-3" table:style-name="ce4">
            <text:p>0,0017982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Harmonic Centrality</text:p>
          </table:table-cell>
          <table:table-cell office:value-type="float" office:value="0.21769393402702641" table:style-name="ce4">
            <text:p>0,217693934</text:p>
          </table:table-cell>
          <table:table-cell office:value-type="float" office:value="0.11737431552341826" table:style-name="ce4">
            <text:p>0,1173743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Information Centrality</text:p>
          </table:table-cell>
          <table:table-cell office:value-type="float" office:value="0.52297926702317443" table:style-name="ce4">
            <text:p>0,522979267</text:p>
          </table:table-cell>
          <table:table-cell office:value-type="float" office:value="5.8792779028855776E-5" table:style-name="ce4">
            <text:p>5,8792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Currrent Flow Centrality</text:p>
          </table:table-cell>
          <table:table-cell office:value-type="float" office:value="0.3426142611214788" table:style-name="ce4">
            <text:p>0,342614261</text:p>
          </table:table-cell>
          <table:table-cell office:value-type="float" office:value="1.2028428100346704E-2" table:style-name="ce4">
            <text:p>0,0120284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Subgraph Centrality</text:p>
          </table:table-cell>
          <table:table-cell office:value-type="float" office:value="-5.4073667865025564E-2" table:style-name="ce4">
            <text:p>-0,054073668</text:p>
          </table:table-cell>
          <table:table-cell office:value-type="float" office:value="0.70056577893875849" table:style-name="ce4">
            <text:p>0,7005657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Avg(NORM)</text:p>
          </table:table-cell>
          <table:table-cell office:value-type="float" office:value="-0.34498238828062078" table:style-name="ce4">
            <text:p>-0,344982388</text:p>
          </table:table-cell>
          <table:table-cell office:value-type="float" office:value="1.1412356294632582E-2" table:style-name="ce4">
            <text:p>0,0114123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Max(DIT)</text:p>
          </table:table-cell>
          <table:table-cell office:value-type="float" office:value="-0.24502176799991188" table:style-name="ce4">
            <text:p>-0,245021768</text:p>
          </table:table-cell>
          <table:table-cell office:value-type="float" office:value="7.7008303978162287E-2" table:style-name="ce4">
            <text:p>0,0770083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Sum(NORM)</text:p>
          </table:table-cell>
          <table:table-cell office:value-type="float" office:value="-0.1705574291227348" table:style-name="ce4">
            <text:p>-0,170557429</text:p>
          </table:table-cell>
          <table:table-cell office:value-type="float" office:value="0.22207117271990218" table:style-name="ce4">
            <text:p>0,2220711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Avg(SIX)</text:p>
          </table:table-cell>
          <table:table-cell office:value-type="float" office:value="-0.12268700484813894" table:style-name="ce4">
            <text:p>-0,122687005</text:p>
          </table:table-cell>
          <table:table-cell office:value-type="float" office:value="0.3814706778430661" table:style-name="ce4">
            <text:p>0,3814706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Avg(MCLC)</text:p>
          </table:table-cell>
          <table:table-cell office:value-type="float" office:value="-9.0141717311357852E-2" table:style-name="ce4">
            <text:p>-0,090141717</text:p>
          </table:table-cell>
          <table:table-cell office:value-type="float" office:value="0.52093671023987576" table:style-name="ce4">
            <text:p>0,520936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Avg(VG)</text:p>
          </table:table-cell>
          <table:table-cell office:value-type="float" office:value="-0.24464029723853484" table:style-name="ce4">
            <text:p>-0,244640297</text:p>
          </table:table-cell>
          <table:table-cell office:value-type="float" office:value="7.748401606256651E-2" table:style-name="ce4">
            <text:p>0,0774840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Sum(SIX)</text:p>
          </table:table-cell>
          <table:table-cell office:value-type="float" office:value="-9.1467813477205492E-2" table:style-name="ce4">
            <text:p>-0,091467813</text:p>
          </table:table-cell>
          <table:table-cell office:value-type="float" office:value="0.51479806129213579" table:style-name="ce4">
            <text:p>0,5147980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Avg(Fin)</text:p>
          </table:table-cell>
          <table:table-cell office:value-type="float" office:value="0.98039568025122292" table:style-name="ce4">
            <text:p>0,98039568</text:p>
          </table:table-cell>
          <table:table-cell office:value-type="float" office:value="1.1924495290845885E-37" table:style-name="ce4">
            <text:p>1,19245E-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Avg(Fout)</text:p>
          </table:table-cell>
          <table:table-cell office:value-type="float" office:value="0.98039568025122292" table:style-name="ce4">
            <text:p>0,98039568</text:p>
          </table:table-cell>
          <table:table-cell office:value-type="float" office:value="1.1924495290845885E-37" table:style-name="ce4">
            <text:p>1,19245E-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Max(WMC)</text:p>
          </table:table-cell>
          <table:table-cell office:value-type="float" office:value="1.1991767879211943E-2" table:style-name="ce4">
            <text:p>0,011991768</text:p>
          </table:table-cell>
          <table:table-cell office:value-type="float" office:value="0.93208436079293377" table:style-name="ce4">
            <text:p>0,9320843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Avg(Si)</text:p>
          </table:table-cell>
          <table:table-cell office:value-type="float" office:value="0.98141556826165588" table:style-name="ce4">
            <text:p>0,981415568</text:p>
          </table:table-cell>
          <table:table-cell office:value-type="float" office:value="3.090611312195151E-38" table:style-name="ce4">
            <text:p>3,09061E-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Sum(Fin)</text:p>
          </table:table-cell>
          <table:table-cell office:value-type="float" office:value="0.99342677395150414" table:style-name="ce4">
            <text:p>0,993426774</text:p>
          </table:table-cell>
          <table:table-cell office:value-type="float" office:value="1.101393264790399E-49" table:style-name="ce4">
            <text:p>1,10139E-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Sum(Fout)</text:p>
          </table:table-cell>
          <table:table-cell office:value-type="float" office:value="0.99342677395150414" table:style-name="ce4">
            <text:p>0,993426774</text:p>
          </table:table-cell>
          <table:table-cell office:value-type="float" office:value="1.101393264790399E-49" table:style-name="ce4">
            <text:p>1,10139E-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Avg(DIT)</text:p>
          </table:table-cell>
          <table:table-cell office:value-type="float" office:value="-0.12935952077494967" table:style-name="ce4">
            <text:p>-0,129359521</text:p>
          </table:table-cell>
          <table:table-cell office:value-type="float" office:value="0.35591228147383802" table:style-name="ce4">
            <text:p>0,3559122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Avg(NOA)</text:p>
          </table:table-cell>
          <table:table-cell office:value-type="float" office:value="-0.12935952077494967" table:style-name="ce4">
            <text:p>-0,129359521</text:p>
          </table:table-cell>
          <table:table-cell office:value-type="float" office:value="0.35591228147383802" table:style-name="ce4">
            <text:p>0,3559122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Avg(NOCh)</text:p>
          </table:table-cell>
          <table:table-cell office:value-type="float" office:value="-0.12935952077494967" table:style-name="ce4">
            <text:p>-0,129359521</text:p>
          </table:table-cell>
          <table:table-cell office:value-type="float" office:value="0.35591228147383802" table:style-name="ce4">
            <text:p>0,3559122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Avg(NOD)</text:p>
          </table:table-cell>
          <table:table-cell office:value-type="float" office:value="-0.12935952077494967" table:style-name="ce4">
            <text:p>-0,129359521</text:p>
          </table:table-cell>
          <table:table-cell office:value-type="float" office:value="0.35591228147383802" table:style-name="ce4">
            <text:p>0,3559122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Avg(NOPa)</text:p>
          </table:table-cell>
          <table:table-cell office:value-type="float" office:value="-0.12935952077494967" table:style-name="ce4">
            <text:p>-0,129359521</text:p>
          </table:table-cell>
          <table:table-cell office:value-type="float" office:value="0.35591228147383802" table:style-name="ce4">
            <text:p>0,3559122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Degree Centrality</text:p>
          </table:table-cell>
          <table:table-cell office:value-type="float" office:value="0.51108764283868702" table:style-name="ce4">
            <text:p>0,511087643</text:p>
          </table:table-cell>
          <table:table-cell office:value-type="float" office:value="9.2054487738232462E-5" table:style-name="ce4">
            <text:p>9,20545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In-degree Centrality</text:p>
          </table:table-cell>
          <table:table-cell office:value-type="float" office:value="0.43036240731553449" table:style-name="ce4">
            <text:p>0,430362407</text:p>
          </table:table-cell>
          <table:table-cell office:value-type="float" office:value="1.2975406774918608E-3" table:style-name="ce4">
            <text:p>0,0012975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Out-degree Centrality</text:p>
          </table:table-cell>
          <table:table-cell office:value-type="float" office:value="0.40949649463763094" table:style-name="ce4">
            <text:p>0,409496495</text:p>
          </table:table-cell>
          <table:table-cell office:value-type="float" office:value="2.3281199161593411E-3" table:style-name="ce4">
            <text:p>0,002328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Eigenvector Centrality</text:p>
          </table:table-cell>
          <table:table-cell office:value-type="float" office:value="0.45412145356182998" table:style-name="ce4">
            <text:p>0,454121454</text:p>
          </table:table-cell>
          <table:table-cell office:value-type="float" office:value="6.3648827022917535E-4" table:style-name="ce4">
            <text:p>0,0006364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Closeness Centrality</text:p>
          </table:table-cell>
          <table:table-cell office:value-type="float" office:value="0.42955259861143058" table:style-name="ce4">
            <text:p>0,429552599</text:p>
          </table:table-cell>
          <table:table-cell office:value-type="float" office:value="1.3282400610920837E-3" table:style-name="ce4">
            <text:p>0,001328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Betweenness Centrality</text:p>
          </table:table-cell>
          <table:table-cell office:value-type="float" office:value="0.38787922831573657" table:style-name="ce4">
            <text:p>0,387879228</text:p>
          </table:table-cell>
          <table:table-cell office:value-type="float" office:value="4.1079387111292998E-3" table:style-name="ce4">
            <text:p>0,0041079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Load Centrality</text:p>
          </table:table-cell>
          <table:table-cell office:value-type="float" office:value="0.38787922831573657" table:style-name="ce4">
            <text:p>0,387879228</text:p>
          </table:table-cell>
          <table:table-cell office:value-type="float" office:value="4.1079387111292998E-3" table:style-name="ce4">
            <text:p>0,0041079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Harmonic Centrality</text:p>
          </table:table-cell>
          <table:table-cell office:value-type="float" office:value="0.197296812696683" table:style-name="ce4">
            <text:p>0,197296813</text:p>
          </table:table-cell>
          <table:table-cell office:value-type="float" office:value="0.15675947582651706" table:style-name="ce4">
            <text:p>0,1567594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Information Centrality</text:p>
          </table:table-cell>
          <table:table-cell office:value-type="float" office:value="0.51610698479432793" table:style-name="ce4">
            <text:p>0,516106985</text:p>
          </table:table-cell>
          <table:table-cell office:value-type="float" office:value="7.6337174905602125E-5" table:style-name="ce4">
            <text:p>7,6337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Currrent Flow Centrality</text:p>
          </table:table-cell>
          <table:table-cell office:value-type="float" office:value="0.35026425413547663" table:style-name="ce4">
            <text:p>0,350264254</text:p>
          </table:table-cell>
          <table:table-cell office:value-type="float" office:value="1.0135395594851283E-2" table:style-name="ce4">
            <text:p>0,0101353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Subgraph Centrality</text:p>
          </table:table-cell>
          <table:table-cell office:value-type="float" office:value="-8.9123630324588102E-2" table:style-name="ce4">
            <text:p>-0,08912363</text:p>
          </table:table-cell>
          <table:table-cell office:value-type="float" office:value="0.52567423842418526" table:style-name="ce4">
            <text:p>0,5256742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Avg(NORM)</text:p>
          </table:table-cell>
          <table:table-cell office:value-type="float" office:value="-0.3269072332066108" table:style-name="ce4">
            <text:p>-0,326907233</text:p>
          </table:table-cell>
          <table:table-cell office:value-type="float" office:value="1.6884056039549244E-2" table:style-name="ce4">
            <text:p>0,0168840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Max(DIT)</text:p>
          </table:table-cell>
          <table:table-cell office:value-type="float" office:value="-0.22449512603398517" table:style-name="ce4">
            <text:p>-0,224495126</text:p>
          </table:table-cell>
          <table:table-cell office:value-type="float" office:value="0.10607696958524626" table:style-name="ce4">
            <text:p>0,106076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Sum(NORM)</text:p>
          </table:table-cell>
          <table:table-cell office:value-type="float" office:value="-0.14991002085090585" table:style-name="ce4">
            <text:p>-0,149910021</text:p>
          </table:table-cell>
          <table:table-cell office:value-type="float" office:value="0.28398677382912141" table:style-name="ce4">
            <text:p>0,2839867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Avg(SIX)</text:p>
          </table:table-cell>
          <table:table-cell office:value-type="float" office:value="-9.3476446386952072E-2" table:style-name="ce4">
            <text:p>-0,093476446</text:p>
          </table:table-cell>
          <table:table-cell office:value-type="float" office:value="0.50556983810851697" table:style-name="ce4">
            <text:p>0,5055698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Avg(MCLC)</text:p>
          </table:table-cell>
          <table:table-cell office:value-type="float" office:value="-8.9762657166462465E-2" table:style-name="ce4">
            <text:p>-0,089762657</text:p>
          </table:table-cell>
          <table:table-cell office:value-type="float" office:value="0.5226981185606181" table:style-name="ce4">
            <text:p>0,5226981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Avg(VG)</text:p>
          </table:table-cell>
          <table:table-cell office:value-type="float" office:value="-0.21002110253131279" table:style-name="ce4">
            <text:p>-0,210021103</text:p>
          </table:table-cell>
          <table:table-cell office:value-type="float" office:value="0.13119439418583578" table:style-name="ce4">
            <text:p>0,1311943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Sum(SIX)</text:p>
          </table:table-cell>
          <table:table-cell office:value-type="float" office:value="-6.2559589464586063E-2" table:style-name="ce4">
            <text:p>-0,062559589</text:p>
          </table:table-cell>
          <table:table-cell office:value-type="float" office:value="0.65630751317334268" table:style-name="ce4">
            <text:p>0,6563075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Avg(Fin)</text:p>
          </table:table-cell>
          <table:table-cell office:value-type="float" office:value="0.98332154461429377" table:style-name="ce4">
            <text:p>0,983321545</text:p>
          </table:table-cell>
          <table:table-cell office:value-type="float" office:value="2.0023923242630829E-39" table:style-name="ce4">
            <text:p>2,00239E-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Avg(Fout)</text:p>
          </table:table-cell>
          <table:table-cell office:value-type="float" office:value="0.98332154461429377" table:style-name="ce4">
            <text:p>0,983321545</text:p>
          </table:table-cell>
          <table:table-cell office:value-type="float" office:value="2.0023923242630829E-39" table:style-name="ce4">
            <text:p>2,00239E-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Max(WMC)</text:p>
          </table:table-cell>
          <table:table-cell office:value-type="float" office:value="2.0072351637840279E-2" table:style-name="ce4">
            <text:p>0,020072352</text:p>
          </table:table-cell>
          <table:table-cell office:value-type="float" office:value="0.88655969721629335" table:style-name="ce4">
            <text:p>0,8865596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Avg(Si)</text:p>
          </table:table-cell>
          <table:table-cell office:value-type="float" office:value="0.99436501067429417" table:style-name="ce4">
            <text:p>0,994365011</text:p>
          </table:table-cell>
          <table:table-cell office:value-type="float" office:value="2.1937127761913686E-51" table:style-name="ce4">
            <text:p>2,19371E-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Sum(Fin)</text:p>
          </table:table-cell>
          <table:table-cell office:value-type="float" office:value="0.99470420022329875" table:style-name="ce4">
            <text:p>0,9947042</text:p>
          </table:table-cell>
          <table:table-cell office:value-type="float" office:value="4.5227369456971803E-52" table:style-name="ce4">
            <text:p>4,52274E-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Sum(Fout)</text:p>
          </table:table-cell>
          <table:table-cell office:value-type="float" office:value="0.99470420022329875" table:style-name="ce4">
            <text:p>0,9947042</text:p>
          </table:table-cell>
          <table:table-cell office:value-type="float" office:value="4.5227369456971803E-52" table:style-name="ce4">
            <text:p>4,52274E-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Avg(DIT)</text:p>
          </table:table-cell>
          <table:table-cell office:value-type="float" office:value="-0.10543265198696736" table:style-name="ce4">
            <text:p>-0,105432652</text:p>
          </table:table-cell>
          <table:table-cell office:value-type="float" office:value="0.45243818489498977" table:style-name="ce4">
            <text:p>0,4524381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Avg(NOA)</text:p>
          </table:table-cell>
          <table:table-cell office:value-type="float" office:value="-0.10543265198696736" table:style-name="ce4">
            <text:p>-0,105432652</text:p>
          </table:table-cell>
          <table:table-cell office:value-type="float" office:value="0.45243818489498977" table:style-name="ce4">
            <text:p>0,4524381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Avg(NOCh)</text:p>
          </table:table-cell>
          <table:table-cell office:value-type="float" office:value="-0.10543265198696736" table:style-name="ce4">
            <text:p>-0,105432652</text:p>
          </table:table-cell>
          <table:table-cell office:value-type="float" office:value="0.45243818489498977" table:style-name="ce4">
            <text:p>0,4524381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Avg(NOD)</text:p>
          </table:table-cell>
          <table:table-cell office:value-type="float" office:value="-0.10543265198696736" table:style-name="ce4">
            <text:p>-0,105432652</text:p>
          </table:table-cell>
          <table:table-cell office:value-type="float" office:value="0.45243818489498977" table:style-name="ce4">
            <text:p>0,4524381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Avg(NOPa)</text:p>
          </table:table-cell>
          <table:table-cell office:value-type="float" office:value="-0.10543265198696736" table:style-name="ce4">
            <text:p>-0,105432652</text:p>
          </table:table-cell>
          <table:table-cell office:value-type="float" office:value="0.45243818489498977" table:style-name="ce4">
            <text:p>0,4524381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Max(Fin)</text:p>
          </table:table-cell>
          <table:table-cell office:value-type="float" office:value="0.98699470266197298" table:style-name="ce4">
            <text:p>0,986994703</text:p>
          </table:table-cell>
          <table:table-cell office:value-type="float" office:value="3.6777115253638507E-42" table:style-name="ce4">
            <text:p>3,67771E-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Degree Centrality</text:p>
          </table:table-cell>
          <table:table-cell office:value-type="float" office:value="0.51051395336363836" table:style-name="ce4">
            <text:p>0,510513953</text:p>
          </table:table-cell>
          <table:table-cell office:value-type="float" office:value="9.4028076179610066E-5" table:style-name="ce4">
            <text:p>9,40281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In-degree Centrality</text:p>
          </table:table-cell>
          <table:table-cell office:value-type="float" office:value="0.41751939082862499" table:style-name="ce4">
            <text:p>0,417519391</text:p>
          </table:table-cell>
          <table:table-cell office:value-type="float" office:value="1.8675927070650263E-3" table:style-name="ce4">
            <text:p>0,0018675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Out-degree Centrality</text:p>
          </table:table-cell>
          <table:table-cell office:value-type="float" office:value="0.41318813616022326" table:style-name="ce4">
            <text:p>0,413188136</text:p>
          </table:table-cell>
          <table:table-cell office:value-type="float" office:value="2.1049824432248436E-3" table:style-name="ce4">
            <text:p>0,0021049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Eigenvector Centrality</text:p>
          </table:table-cell>
          <table:table-cell office:value-type="float" office:value="0.44572139903590463" table:style-name="ce4">
            <text:p>0,445721399</text:p>
          </table:table-cell>
          <table:table-cell office:value-type="float" office:value="8.2359117442401151E-4" table:style-name="ce4">
            <text:p>0,0008235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Closeness Centrality</text:p>
          </table:table-cell>
          <table:table-cell office:value-type="float" office:value="0.41593604115507937" table:style-name="ce4">
            <text:p>0,415936041</text:p>
          </table:table-cell>
          <table:table-cell office:value-type="float" office:value="1.9514539899503508E-3" table:style-name="ce4">
            <text:p>0,0019514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Betweenness Centrality</text:p>
          </table:table-cell>
          <table:table-cell office:value-type="float" office:value="0.37812631066700275" table:style-name="ce4">
            <text:p>0,378126311</text:p>
          </table:table-cell>
          <table:table-cell office:value-type="float" office:value="5.2443452123634802E-3" table:style-name="ce4">
            <text:p>0,005244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Load Centrality</text:p>
          </table:table-cell>
          <table:table-cell office:value-type="float" office:value="0.37812631066700275" table:style-name="ce4">
            <text:p>0,378126311</text:p>
          </table:table-cell>
          <table:table-cell office:value-type="float" office:value="5.2443452123634802E-3" table:style-name="ce4">
            <text:p>0,005244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Harmonic Centrality</text:p>
          </table:table-cell>
          <table:table-cell office:value-type="float" office:value="0.18830998482335817" table:style-name="ce4">
            <text:p>0,188309985</text:p>
          </table:table-cell>
          <table:table-cell office:value-type="float" office:value="0.17690572018172801" table:style-name="ce4">
            <text:p>0,176905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Information Centrality</text:p>
          </table:table-cell>
          <table:table-cell office:value-type="float" office:value="0.5135516919163835" table:style-name="ce4">
            <text:p>0,513551692</text:p>
          </table:table-cell>
          <table:table-cell office:value-type="float" office:value="8.4001776082616396E-5" table:style-name="ce4">
            <text:p>8,4001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Currrent Flow Centrality</text:p>
          </table:table-cell>
          <table:table-cell office:value-type="float" office:value="0.35382983506970594" table:style-name="ce4">
            <text:p>0,353829835</text:p>
          </table:table-cell>
          <table:table-cell office:value-type="float" office:value="9.3448740839107564E-3" table:style-name="ce4">
            <text:p>0,0093448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Subgraph Centrality</text:p>
          </table:table-cell>
          <table:table-cell office:value-type="float" office:value="-8.5850611782724906E-2" table:style-name="ce4">
            <text:p>-0,085850612</text:p>
          </table:table-cell>
          <table:table-cell office:value-type="float" office:value="0.54104818327262816" table:style-name="ce4">
            <text:p>0,5410481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Avg(NORM)</text:p>
          </table:table-cell>
          <table:table-cell office:value-type="float" office:value="-0.32606606078056261" table:style-name="ce4">
            <text:p>-0,326066061</text:p>
          </table:table-cell>
          <table:table-cell office:value-type="float" office:value="1.718548670512357E-2" table:style-name="ce4">
            <text:p>0,0171854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Max(DIT)</text:p>
          </table:table-cell>
          <table:table-cell office:value-type="float" office:value="-0.22971842252851526" table:style-name="ce4">
            <text:p>-0,229718423</text:p>
          </table:table-cell>
          <table:table-cell office:value-type="float" office:value="9.7983659360980857E-2" table:style-name="ce4">
            <text:p>0,0979836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Sum(NORM)</text:p>
          </table:table-cell>
          <table:table-cell office:value-type="float" office:value="-0.1538403338263091" table:style-name="ce4">
            <text:p>-0,153840334</text:p>
          </table:table-cell>
          <table:table-cell office:value-type="float" office:value="0.27140556682772987" table:style-name="ce4">
            <text:p>0,2714055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Avg(SIX)</text:p>
          </table:table-cell>
          <table:table-cell office:value-type="float" office:value="-9.883822810634843E-2" table:style-name="ce4">
            <text:p>-0,098838228</text:p>
          </table:table-cell>
          <table:table-cell office:value-type="float" office:value="0.48135667583353614" table:style-name="ce4">
            <text:p>0,4813566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Avg(MCLC)</text:p>
          </table:table-cell>
          <table:table-cell office:value-type="float" office:value="-9.1850529369083597E-2" table:style-name="ce4">
            <text:p>-0,091850529</text:p>
          </table:table-cell>
          <table:table-cell office:value-type="float" office:value="0.51303323307118376" table:style-name="ce4">
            <text:p>0,5130332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Avg(VG)</text:p>
          </table:table-cell>
          <table:table-cell office:value-type="float" office:value="-0.21037225062462614" table:style-name="ce4">
            <text:p>-0,210372251</text:p>
          </table:table-cell>
          <table:table-cell office:value-type="float" office:value="0.13053632401680981" table:style-name="ce4">
            <text:p>0,1305363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Sum(SIX)</text:p>
          </table:table-cell>
          <table:table-cell office:value-type="float" office:value="-6.847013461042209E-2" table:style-name="ce4">
            <text:p>-0,068470135</text:p>
          </table:table-cell>
          <table:table-cell office:value-type="float" office:value="0.6261475413778399" table:style-name="ce4">
            <text:p>0,6261475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Avg(Fin)</text:p>
          </table:table-cell>
          <table:table-cell office:value-type="float" office:value="0.9812775280231737" table:style-name="ce4">
            <text:p>0,981277528</text:p>
          </table:table-cell>
          <table:table-cell office:value-type="float" office:value="3.7263707646820659E-38" table:style-name="ce4">
            <text:p>3,72637E-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Avg(Fout)</text:p>
          </table:table-cell>
          <table:table-cell office:value-type="float" office:value="0.9812775280231737" table:style-name="ce4">
            <text:p>0,981277528</text:p>
          </table:table-cell>
          <table:table-cell office:value-type="float" office:value="3.7263707646820659E-38" table:style-name="ce4">
            <text:p>3,72637E-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Max(WMC)</text:p>
          </table:table-cell>
          <table:table-cell office:value-type="float" office:value="1.5196131764503426E-2" table:style-name="ce4">
            <text:p>0,015196132</text:p>
          </table:table-cell>
          <table:table-cell office:value-type="float" office:value="0.91399751867497736" table:style-name="ce4">
            <text:p>0,9139975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Avg(Si)</text:p>
          </table:table-cell>
          <table:table-cell office:value-type="float" office:value="0.99408024834029851" table:style-name="ce4">
            <text:p>0,994080248</text:p>
          </table:table-cell>
          <table:table-cell office:value-type="float" office:value="7.6856922792920896E-51" table:style-name="ce4">
            <text:p>7,68569E-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Sum(Fin)</text:p>
          </table:table-cell>
          <table:table-cell office:value-type="float" office:value="0.99220990058303127" table:style-name="ce4">
            <text:p>0,992209901</text:p>
          </table:table-cell>
          <table:table-cell office:value-type="float" office:value="8.2543898788262062E-48" table:style-name="ce4">
            <text:p>8,25439E-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Sum(Fout)</text:p>
          </table:table-cell>
          <table:table-cell office:value-type="float" office:value="0.99220990058303127" table:style-name="ce4">
            <text:p>0,992209901</text:p>
          </table:table-cell>
          <table:table-cell office:value-type="float" office:value="8.2543898788262062E-48" table:style-name="ce4">
            <text:p>8,25439E-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Avg(DIT)</text:p>
          </table:table-cell>
          <table:table-cell office:value-type="float" office:value="-0.11043879801675274" table:style-name="ce4">
            <text:p>-0,110438798</text:p>
          </table:table-cell>
          <table:table-cell office:value-type="float" office:value="0.43113706878232161" table:style-name="ce4">
            <text:p>0,4311370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Avg(NOA)</text:p>
          </table:table-cell>
          <table:table-cell office:value-type="float" office:value="-0.11043879801675274" table:style-name="ce4">
            <text:p>-0,110438798</text:p>
          </table:table-cell>
          <table:table-cell office:value-type="float" office:value="0.43113706878232161" table:style-name="ce4">
            <text:p>0,4311370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Avg(NOCh)</text:p>
          </table:table-cell>
          <table:table-cell office:value-type="float" office:value="-0.11043879801675274" table:style-name="ce4">
            <text:p>-0,110438798</text:p>
          </table:table-cell>
          <table:table-cell office:value-type="float" office:value="0.43113706878232161" table:style-name="ce4">
            <text:p>0,4311370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Avg(NOD)</text:p>
          </table:table-cell>
          <table:table-cell office:value-type="float" office:value="-0.11043879801675274" table:style-name="ce4">
            <text:p>-0,110438798</text:p>
          </table:table-cell>
          <table:table-cell office:value-type="float" office:value="0.43113706878232161" table:style-name="ce4">
            <text:p>0,4311370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Avg(NOPa)</text:p>
          </table:table-cell>
          <table:table-cell office:value-type="float" office:value="-0.11043879801675274" table:style-name="ce4">
            <text:p>-0,110438798</text:p>
          </table:table-cell>
          <table:table-cell office:value-type="float" office:value="0.43113706878232161" table:style-name="ce4">
            <text:p>0,4311370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Max(Fin)</text:p>
          </table:table-cell>
          <table:table-cell office:value-type="float" office:value="0.98392995729463484" table:style-name="ce4">
            <text:p>0,983929957</text:p>
          </table:table-cell>
          <table:table-cell office:value-type="float" office:value="7.818949689787677E-40" table:style-name="ce4">
            <text:p>7,81895E-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Sum(Si)</text:p>
          </table:table-cell>
          <table:table-cell office:value-type="float" office:value="0.99881023837805694" table:style-name="ce4">
            <text:p>0,998810238</text:p>
          </table:table-cell>
          <table:table-cell office:value-type="float" office:value="1.3817436832003523E-68" table:style-name="ce4">
            <text:p>1,38174E-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Degree Centrality</text:p>
          </table:table-cell>
          <table:table-cell office:value-type="float" office:value="-0.44934599800501818" table:style-name="ce4">
            <text:p>-0,449345998</text:p>
          </table:table-cell>
          <table:table-cell office:value-type="float" office:value="7.3751005983823954E-4" table:style-name="ce4">
            <text:p>0,000737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In-degree Centrality</text:p>
          </table:table-cell>
          <table:table-cell office:value-type="float" office:value="-0.47650146839396257" table:style-name="ce4">
            <text:p>-0,476501468</text:p>
          </table:table-cell>
          <table:table-cell office:value-type="float" office:value="3.0992247103443473E-4" table:style-name="ce4">
            <text:p>0,0003099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Out-degree Centrality</text:p>
          </table:table-cell>
          <table:table-cell office:value-type="float" office:value="-0.26451932691892543" table:style-name="ce4">
            <text:p>-0,264519327</text:p>
          </table:table-cell>
          <table:table-cell office:value-type="float" office:value="5.5612831947265635E-2" table:style-name="ce4">
            <text:p>0,0556128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Eigenvector Centrality</text:p>
          </table:table-cell>
          <table:table-cell office:value-type="float" office:value="-0.45918633174853424" table:style-name="ce4">
            <text:p>-0,459186332</text:p>
          </table:table-cell>
          <table:table-cell office:value-type="float" office:value="5.4314149147963165E-4" table:style-name="ce4">
            <text:p>0,0005431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Closeness Centrality</text:p>
          </table:table-cell>
          <table:table-cell office:value-type="float" office:value="-0.47523418196350903" table:style-name="ce4">
            <text:p>-0,475234182</text:p>
          </table:table-cell>
          <table:table-cell office:value-type="float" office:value="3.2324104285412015E-4" table:style-name="ce4">
            <text:p>0,0003232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Betweenness Centrality</text:p>
          </table:table-cell>
          <table:table-cell office:value-type="float" office:value="-0.17149571578882686" table:style-name="ce4">
            <text:p>-0,171495716</text:p>
          </table:table-cell>
          <table:table-cell office:value-type="float" office:value="0.21950040651753533" table:style-name="ce4">
            <text:p>0,2195004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Load Centrality</text:p>
          </table:table-cell>
          <table:table-cell office:value-type="float" office:value="-0.17149571578882686" table:style-name="ce4">
            <text:p>-0,171495716</text:p>
          </table:table-cell>
          <table:table-cell office:value-type="float" office:value="0.21950040651753533" table:style-name="ce4">
            <text:p>0,2195004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Harmonic Centrality</text:p>
          </table:table-cell>
          <table:table-cell office:value-type="float" office:value="-0.14677309232490898" table:style-name="ce4">
            <text:p>-0,146773092</text:p>
          </table:table-cell>
          <table:table-cell office:value-type="float" office:value="0.29429886411859424" table:style-name="ce4">
            <text:p>0,2942988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Information Centrality</text:p>
          </table:table-cell>
          <table:table-cell office:value-type="float" office:value="-0.51216000249145299" table:style-name="ce4">
            <text:p>-0,512160002</text:p>
          </table:table-cell>
          <table:table-cell office:value-type="float" office:value="8.8466802252653133E-5" table:style-name="ce4">
            <text:p>8,8466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Currrent Flow Centrality</text:p>
          </table:table-cell>
          <table:table-cell office:value-type="float" office:value="-0.14781873407574236" table:style-name="ce4">
            <text:p>-0,147818734</text:p>
          </table:table-cell>
          <table:table-cell office:value-type="float" office:value="0.29083478957311348" table:style-name="ce4">
            <text:p>0,290834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Subgraph Centrality</text:p>
          </table:table-cell>
          <table:table-cell office:value-type="float" office:value="0.27908598313116578" table:style-name="ce4">
            <text:p>0,279085983</text:p>
          </table:table-cell>
          <table:table-cell office:value-type="float" office:value="4.2997453448211397E-2" table:style-name="ce4">
            <text:p>0,0429974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Avg(NORM)</text:p>
          </table:table-cell>
          <table:table-cell office:value-type="float" office:value="0.61235020174050092" table:style-name="ce4">
            <text:p>0,612350202</text:p>
          </table:table-cell>
          <table:table-cell office:value-type="float" office:value="1.1007645661485017E-6" table:style-name="ce4">
            <text:p>1,10076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Max(DIT)</text:p>
          </table:table-cell>
          <table:table-cell office:value-type="float" office:value="0.57034160590263527" table:style-name="ce4">
            <text:p>0,570341606</text:p>
          </table:table-cell>
          <table:table-cell office:value-type="float" office:value="8.255645118060483E-6" table:style-name="ce4">
            <text:p>8,25565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Sum(NORM)</text:p>
          </table:table-cell>
          <table:table-cell office:value-type="float" office:value="0.54499023801748137" table:style-name="ce4">
            <text:p>0,544990238</text:p>
          </table:table-cell>
          <table:table-cell office:value-type="float" office:value="2.4497233330658325E-5" table:style-name="ce4">
            <text:p>2,4497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Avg(SIX)</text:p>
          </table:table-cell>
          <table:table-cell office:value-type="float" office:value="0.41895860338906971" table:style-name="ce4">
            <text:p>0,418958603</text:p>
          </table:table-cell>
          <table:table-cell office:value-type="float" office:value="1.7941675317048058E-3" table:style-name="ce4">
            <text:p>0,0017941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Avg(MCLC)</text:p>
          </table:table-cell>
          <table:table-cell office:value-type="float" office:value="0.52180581167816897" table:style-name="ce4">
            <text:p>0,521805812</text:p>
          </table:table-cell>
          <table:table-cell office:value-type="float" office:value="6.1498205628850671E-5" table:style-name="ce4">
            <text:p>6,1498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Avg(VG)</text:p>
          </table:table-cell>
          <table:table-cell office:value-type="float" office:value="0.76401774104686759" table:style-name="ce4">
            <text:p>0,764017741</text:p>
          </table:table-cell>
          <table:table-cell office:value-type="float" office:value="2.8281681188650981E-11" table:style-name="ce4">
            <text:p>2,82817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Sum(SIX)</text:p>
          </table:table-cell>
          <table:table-cell office:value-type="float" office:value="0.40265568014988307" table:style-name="ce4">
            <text:p>0,40265568</text:p>
          </table:table-cell>
          <table:table-cell office:value-type="float" office:value="2.7977290252065683E-3" table:style-name="ce4">
            <text:p>0,0027977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Avg(Fin)</text:p>
          </table:table-cell>
          <table:table-cell office:value-type="float" office:value="-0.13949902429578803" table:style-name="ce4">
            <text:p>-0,139499024</text:p>
          </table:table-cell>
          <table:table-cell office:value-type="float" office:value="0.31913664697348354" table:style-name="ce4">
            <text:p>0,3191366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Avg(Fout)</text:p>
          </table:table-cell>
          <table:table-cell office:value-type="float" office:value="-0.13949902429578803" table:style-name="ce4">
            <text:p>-0,139499024</text:p>
          </table:table-cell>
          <table:table-cell office:value-type="float" office:value="0.31913664697348354" table:style-name="ce4">
            <text:p>0,3191366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Max(WMC)</text:p>
          </table:table-cell>
          <table:table-cell office:value-type="float" office:value="0.56634478025658641" table:style-name="ce4">
            <text:p>0,56634478</text:p>
          </table:table-cell>
          <table:table-cell office:value-type="float" office:value="9.8587513920782839E-6" table:style-name="ce4">
            <text:p>9,85875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Avg(Si)</text:p>
          </table:table-cell>
          <table:table-cell office:value-type="float" office:value="-0.12600995828508038" table:style-name="ce4">
            <text:p>-0,126009958</text:p>
          </table:table-cell>
          <table:table-cell office:value-type="float" office:value="0.3686086930387299" table:style-name="ce4">
            <text:p>0,3686086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Sum(Fin)</text:p>
          </table:table-cell>
          <table:table-cell office:value-type="float" office:value="-0.15204523457485913" table:style-name="ce4">
            <text:p>-0,152045235</text:p>
          </table:table-cell>
          <table:table-cell office:value-type="float" office:value="0.27710507688174579" table:style-name="ce4">
            <text:p>0,2771050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Sum(Fout)</text:p>
          </table:table-cell>
          <table:table-cell office:value-type="float" office:value="-0.15204523457485913" table:style-name="ce4">
            <text:p>-0,152045235</text:p>
          </table:table-cell>
          <table:table-cell office:value-type="float" office:value="0.27710507688174579" table:style-name="ce4">
            <text:p>0,2771050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Avg(DIT)</text:p>
          </table:table-cell>
          <table:table-cell office:value-type="float" office:value="0.51683299555360407" table:style-name="ce4">
            <text:p>0,516832996</text:p>
          </table:table-cell>
          <table:table-cell office:value-type="float" office:value="7.427961530695461E-5" table:style-name="ce4">
            <text:p>7,4279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Avg(NOA)</text:p>
          </table:table-cell>
          <table:table-cell office:value-type="float" office:value="0.51683299555360407" table:style-name="ce4">
            <text:p>0,516832996</text:p>
          </table:table-cell>
          <table:table-cell office:value-type="float" office:value="7.427961530695461E-5" table:style-name="ce4">
            <text:p>7,4279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Avg(NOCh)</text:p>
          </table:table-cell>
          <table:table-cell office:value-type="float" office:value="0.51683299555360407" table:style-name="ce4">
            <text:p>0,516832996</text:p>
          </table:table-cell>
          <table:table-cell office:value-type="float" office:value="7.427961530695461E-5" table:style-name="ce4">
            <text:p>7,4279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Avg(NOD)</text:p>
          </table:table-cell>
          <table:table-cell office:value-type="float" office:value="0.51683299555360407" table:style-name="ce4">
            <text:p>0,516832996</text:p>
          </table:table-cell>
          <table:table-cell office:value-type="float" office:value="7.427961530695461E-5" table:style-name="ce4">
            <text:p>7,4279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Avg(NOPa)</text:p>
          </table:table-cell>
          <table:table-cell office:value-type="float" office:value="0.51683299555360407" table:style-name="ce4">
            <text:p>0,516832996</text:p>
          </table:table-cell>
          <table:table-cell office:value-type="float" office:value="7.427961530695461E-5" table:style-name="ce4">
            <text:p>7,4279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Max(Fin)</text:p>
          </table:table-cell>
          <table:table-cell office:value-type="float" office:value="-0.1571183047783731" table:style-name="ce4">
            <text:p>-0,157118305</text:p>
          </table:table-cell>
          <table:table-cell office:value-type="float" office:value="0.26120020251280684" table:style-name="ce4">
            <text:p>0,2612002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Sum(Si)</text:p>
          </table:table-cell>
          <table:table-cell office:value-type="float" office:value="-0.12276308024033245" table:style-name="ce4">
            <text:p>-0,12276308</text:p>
          </table:table-cell>
          <table:table-cell office:value-type="float" office:value="0.38117326167852583" table:style-name="ce4">
            <text:p>0,3811732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Max(Fout)</text:p>
          </table:table-cell>
          <table:table-cell office:value-type="float" office:value="-0.118859878394381" table:style-name="ce4">
            <text:p>-0,118859878</text:p>
          </table:table-cell>
          <table:table-cell office:value-type="float" office:value="0.39661052917713147" table:style-name="ce4">
            <text:p>0,3966105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Degree Centrality</text:p>
          </table:table-cell>
          <table:table-cell office:value-type="float" office:value="-0.10691344684180222" table:style-name="ce4">
            <text:p>-0,106913447</text:p>
          </table:table-cell>
          <table:table-cell office:value-type="float" office:value="0.44607806827174101" table:style-name="ce4">
            <text:p>0,4460780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In-degree Centrality</text:p>
          </table:table-cell>
          <table:table-cell office:value-type="float" office:value="-0.15568524509143863" table:style-name="ce4">
            <text:p>-0,155685245</text:p>
          </table:table-cell>
          <table:table-cell office:value-type="float" office:value="0.2656296440377397" table:style-name="ce4">
            <text:p>0,2656296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Out-degree Centrality</text:p>
          </table:table-cell>
          <table:table-cell office:value-type="float" office:value="-7.2948205480589242E-3" table:style-name="ce4">
            <text:p>-0,007294821</text:p>
          </table:table-cell>
          <table:table-cell office:value-type="float" office:value="0.95865506663280931" table:style-name="ce4">
            <text:p>0,9586550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Eigenvector Centrality</text:p>
          </table:table-cell>
          <table:table-cell office:value-type="float" office:value="-0.23608434418573562" table:style-name="ce4">
            <text:p>-0,236084344</text:p>
          </table:table-cell>
          <table:table-cell office:value-type="float" office:value="8.8776602817651332E-2" table:style-name="ce4">
            <text:p>0,0887766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Closeness Centrality</text:p>
          </table:table-cell>
          <table:table-cell office:value-type="float" office:value="-0.13939139486881202" table:style-name="ce4">
            <text:p>-0,139391395</text:p>
          </table:table-cell>
          <table:table-cell office:value-type="float" office:value="0.31951386354827771" table:style-name="ce4">
            <text:p>0,3195138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Betweenness Centrality</text:p>
          </table:table-cell>
          <table:table-cell office:value-type="float" office:value="0.20595574019769022" table:style-name="ce4">
            <text:p>0,20595574</text:p>
          </table:table-cell>
          <table:table-cell office:value-type="float" office:value="0.1389958075204345" table:style-name="ce4">
            <text:p>0,1389958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Load Centrality</text:p>
          </table:table-cell>
          <table:table-cell office:value-type="float" office:value="0.20595574019769022" table:style-name="ce4">
            <text:p>0,20595574</text:p>
          </table:table-cell>
          <table:table-cell office:value-type="float" office:value="0.1389958075204345" table:style-name="ce4">
            <text:p>0,1389958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Harmonic Centrality</text:p>
          </table:table-cell>
          <table:table-cell office:value-type="float" office:value="0.11424296658929402" table:style-name="ce4">
            <text:p>0,114242967</text:p>
          </table:table-cell>
          <table:table-cell office:value-type="float" office:value="0.41533507674906311" table:style-name="ce4">
            <text:p>0,4153350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Information Centrality</text:p>
          </table:table-cell>
          <table:table-cell office:value-type="float" office:value="-0.24557338492115269" table:style-name="ce4">
            <text:p>-0,245573385</text:p>
          </table:table-cell>
          <table:table-cell office:value-type="float" office:value="7.6324498946238384E-2" table:style-name="ce4">
            <text:p>0,0763244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Currrent Flow Centrality</text:p>
          </table:table-cell>
          <table:table-cell office:value-type="float" office:value="0.17240309700544199" table:style-name="ce4">
            <text:p>0,172403097</text:p>
          </table:table-cell>
          <table:table-cell office:value-type="float" office:value="0.21703410006722165" table:style-name="ce4">
            <text:p>0,21703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Subgraph Centrality</text:p>
          </table:table-cell>
          <table:table-cell office:value-type="float" office:value="0.51019351790650203" table:style-name="ce4">
            <text:p>0,510193518</text:p>
          </table:table-cell>
          <table:table-cell office:value-type="float" office:value="9.5147221033525076E-5" table:style-name="ce4">
            <text:p>9,5147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Avg(NORM)</text:p>
          </table:table-cell>
          <table:table-cell office:value-type="float" office:value="0.512699779514736" table:style-name="ce4">
            <text:p>0,51269978</text:p>
          </table:table-cell>
          <table:table-cell office:value-type="float" office:value="8.6709816429224044E-5" table:style-name="ce4">
            <text:p>8,6709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Max(DIT)</text:p>
          </table:table-cell>
          <table:table-cell office:value-type="float" office:value="0.55281674704148143" table:style-name="ce4">
            <text:p>0,552816747</text:p>
          </table:table-cell>
          <table:table-cell office:value-type="float" office:value="1.7676056702364556E-5" table:style-name="ce4">
            <text:p>1,76761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Sum(NORM)</text:p>
          </table:table-cell>
          <table:table-cell office:value-type="float" office:value="0.53614197706932998" table:style-name="ce4">
            <text:p>0,536141977</text:p>
          </table:table-cell>
          <table:table-cell office:value-type="float" office:value="3.5087078097273878E-5" table:style-name="ce4">
            <text:p>3,50871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Avg(SIX)</text:p>
          </table:table-cell>
          <table:table-cell office:value-type="float" office:value="0.32035838834884212" table:style-name="ce4">
            <text:p>0,320358388</text:p>
          </table:table-cell>
          <table:table-cell office:value-type="float" office:value="1.9354235467976114E-2" table:style-name="ce4">
            <text:p>0,019354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Avg(MCLC)</text:p>
          </table:table-cell>
          <table:table-cell office:value-type="float" office:value="0.85222876247522195" table:style-name="ce4">
            <text:p>0,852228762</text:p>
          </table:table-cell>
          <table:table-cell office:value-type="float" office:value="5.7968024458529635E-16" table:style-name="ce4">
            <text:p>5,7968E-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Avg(VG)</text:p>
          </table:table-cell>
          <table:table-cell office:value-type="float" office:value="0.79103975601450394" table:style-name="ce4">
            <text:p>0,791039756</text:p>
          </table:table-cell>
          <table:table-cell office:value-type="float" office:value="1.8149288545510631E-12" table:style-name="ce4">
            <text:p>1,81493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Sum(SIX)</text:p>
          </table:table-cell>
          <table:table-cell office:value-type="float" office:value="0.34629655494186767" table:style-name="ce4">
            <text:p>0,346296555</text:p>
          </table:table-cell>
          <table:table-cell office:value-type="float" office:value="1.1082345165040464E-2" table:style-name="ce4">
            <text:p>0,011082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Avg(Fin)</text:p>
          </table:table-cell>
          <table:table-cell office:value-type="float" office:value="5.0126240558113502E-2" table:style-name="ce4">
            <text:p>0,050126241</text:p>
          </table:table-cell>
          <table:table-cell office:value-type="float" office:value="0.72150581023620952" table:style-name="ce4">
            <text:p>0,721505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Avg(Fout)</text:p>
          </table:table-cell>
          <table:table-cell office:value-type="float" office:value="5.0126240558113502E-2" table:style-name="ce4">
            <text:p>0,050126241</text:p>
          </table:table-cell>
          <table:table-cell office:value-type="float" office:value="0.72150581023620952" table:style-name="ce4">
            <text:p>0,721505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Max(WMC)</text:p>
          </table:table-cell>
          <table:table-cell office:value-type="float" office:value="0.89771334776243072" table:style-name="ce4">
            <text:p>0,897713348</text:p>
          </table:table-cell>
          <table:table-cell office:value-type="float" office:value="8.6337616202537879E-20" table:style-name="ce4">
            <text:p>8,63376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Avg(Si)</text:p>
          </table:table-cell>
          <table:table-cell office:value-type="float" office:value="7.6940181679630681E-2" table:style-name="ce4">
            <text:p>0,076940182</text:p>
          </table:table-cell>
          <table:table-cell office:value-type="float" office:value="0.58397396258585155" table:style-name="ce4">
            <text:p>0,5839739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Sum(Fin)</text:p>
          </table:table-cell>
          <table:table-cell office:value-type="float" office:value="0.12199566346631356" table:style-name="ce4">
            <text:p>0,121995663</text:p>
          </table:table-cell>
          <table:table-cell office:value-type="float" office:value="0.38417980003807239" table:style-name="ce4">
            <text:p>0,38417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Sum(Fout)</text:p>
          </table:table-cell>
          <table:table-cell office:value-type="float" office:value="0.12199566346631356" table:style-name="ce4">
            <text:p>0,121995663</text:p>
          </table:table-cell>
          <table:table-cell office:value-type="float" office:value="0.38417980003807239" table:style-name="ce4">
            <text:p>0,38417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Avg(DIT)</text:p>
          </table:table-cell>
          <table:table-cell office:value-type="float" office:value="0.48513392973174041" table:style-name="ce4">
            <text:p>0,48513393</text:p>
          </table:table-cell>
          <table:table-cell office:value-type="float" office:value="2.3167237072793792E-4" table:style-name="ce4">
            <text:p>0,0002316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Avg(NOA)</text:p>
          </table:table-cell>
          <table:table-cell office:value-type="float" office:value="0.48513392973174041" table:style-name="ce4">
            <text:p>0,48513393</text:p>
          </table:table-cell>
          <table:table-cell office:value-type="float" office:value="2.3167237072793792E-4" table:style-name="ce4">
            <text:p>0,0002316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Avg(NOCh)</text:p>
          </table:table-cell>
          <table:table-cell office:value-type="float" office:value="0.48513392973174041" table:style-name="ce4">
            <text:p>0,48513393</text:p>
          </table:table-cell>
          <table:table-cell office:value-type="float" office:value="2.3167237072793792E-4" table:style-name="ce4">
            <text:p>0,0002316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Avg(NOD)</text:p>
          </table:table-cell>
          <table:table-cell office:value-type="float" office:value="0.48513392973174041" table:style-name="ce4">
            <text:p>0,48513393</text:p>
          </table:table-cell>
          <table:table-cell office:value-type="float" office:value="2.3167237072793792E-4" table:style-name="ce4">
            <text:p>0,0002316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Avg(NOPa)</text:p>
          </table:table-cell>
          <table:table-cell office:value-type="float" office:value="0.48513392973174041" table:style-name="ce4">
            <text:p>0,48513393</text:p>
          </table:table-cell>
          <table:table-cell office:value-type="float" office:value="2.3167237072793792E-4" table:style-name="ce4">
            <text:p>0,0002316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Max(Fin)</text:p>
          </table:table-cell>
          <table:table-cell office:value-type="float" office:value="0.11757012171611061" table:style-name="ce4">
            <text:p>0,117570122</text:p>
          </table:table-cell>
          <table:table-cell office:value-type="float" office:value="0.40179089201094365" table:style-name="ce4">
            <text:p>0,4017908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Sum(Si)</text:p>
          </table:table-cell>
          <table:table-cell office:value-type="float" office:value="0.12075178176524601" table:style-name="ce4">
            <text:p>0,120751782</text:p>
          </table:table-cell>
          <table:table-cell office:value-type="float" office:value="0.38908279946218272" table:style-name="ce4">
            <text:p>0,3890827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Max(Fout)</text:p>
          </table:table-cell>
          <table:table-cell office:value-type="float" office:value="0.11315588941305521" table:style-name="ce4">
            <text:p>0,113155889</text:p>
          </table:table-cell>
          <table:table-cell office:value-type="float" office:value="0.41981641269862158" table:style-name="ce4">
            <text:p>0,4198164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Avg(NBD)</text:p>
          </table:table-cell>
          <table:table-cell office:value-type="float" office:value="0.52058652878469058" table:style-name="ce4">
            <text:p>0,520586529</text:p>
          </table:table-cell>
          <table:table-cell office:value-type="float" office:value="6.4429978609776387E-5" table:style-name="ce4">
            <text:p>6,44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Degree Centrality</text:p>
          </table:table-cell>
          <table:table-cell office:value-type="float" office:value="-0.40745880002418772" table:style-name="ce4">
            <text:p>-0,4074588</text:p>
          </table:table-cell>
          <table:table-cell office:value-type="float" office:value="2.4600792439502649E-3" table:style-name="ce4">
            <text:p>0,0024600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In-degree Centrality</text:p>
          </table:table-cell>
          <table:table-cell office:value-type="float" office:value="-0.3653102352167153" table:style-name="ce4">
            <text:p>-0,365310235</text:p>
          </table:table-cell>
          <table:table-cell office:value-type="float" office:value="7.1508099785694661E-3" table:style-name="ce4">
            <text:p>0,007150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Out-degree Centrality</text:p>
          </table:table-cell>
          <table:table-cell office:value-type="float" office:value="-0.2448719701299362" table:style-name="ce4">
            <text:p>-0,24487197</text:p>
          </table:table-cell>
          <table:table-cell office:value-type="float" office:value="7.7194832890996046E-2" table:style-name="ce4">
            <text:p>0,0771948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Eigenvector Centrality</text:p>
          </table:table-cell>
          <table:table-cell office:value-type="float" office:value="-0.30555256239229373" table:style-name="ce4">
            <text:p>-0,305552562</text:p>
          </table:table-cell>
          <table:table-cell office:value-type="float" office:value="2.6086586120285148E-2" table:style-name="ce4">
            <text:p>0,0260865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Closeness Centrality</text:p>
          </table:table-cell>
          <table:table-cell office:value-type="float" office:value="-0.30946983796382238" table:style-name="ce4">
            <text:p>-0,309469838</text:p>
          </table:table-cell>
          <table:table-cell office:value-type="float" office:value="2.4138247474930447E-2" table:style-name="ce4">
            <text:p>0,0241382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Betweenness Centrality</text:p>
          </table:table-cell>
          <table:table-cell office:value-type="float" office:value="-1.3841472862804988E-2" table:style-name="ce4">
            <text:p>-0,013841473</text:p>
          </table:table-cell>
          <table:table-cell office:value-type="float" office:value="0.9216390709435216" table:style-name="ce4">
            <text:p>0,9216390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Load Centrality</text:p>
          </table:table-cell>
          <table:table-cell office:value-type="float" office:value="-1.3841472862804988E-2" table:style-name="ce4">
            <text:p>-0,013841473</text:p>
          </table:table-cell>
          <table:table-cell office:value-type="float" office:value="0.9216390709435216" table:style-name="ce4">
            <text:p>0,9216390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Harmonic Centrality</text:p>
          </table:table-cell>
          <table:table-cell office:value-type="float" office:value="6.7533914451495605E-2" table:style-name="ce4">
            <text:p>0,067533914</text:p>
          </table:table-cell>
          <table:table-cell office:value-type="float" office:value="0.63088621033104686" table:style-name="ce4">
            <text:p>0,630886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Information Centrality</text:p>
          </table:table-cell>
          <table:table-cell office:value-type="float" office:value="-0.50479826902552294" table:style-name="ce4">
            <text:p>-0,504798269</text:p>
          </table:table-cell>
          <table:table-cell office:value-type="float" office:value="1.1591817953617911E-4" table:style-name="ce4">
            <text:p>0,0001159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Currrent Flow Centrality</text:p>
          </table:table-cell>
          <table:table-cell office:value-type="float" office:value="-9.1487474350831349E-2" table:style-name="ce4">
            <text:p>-0,091487474</text:p>
          </table:table-cell>
          <table:table-cell office:value-type="float" office:value="0.51470732405481234" table:style-name="ce4">
            <text:p>0,5147073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Subgraph Centrality</text:p>
          </table:table-cell>
          <table:table-cell office:value-type="float" office:value="0.3068417974380247" table:style-name="ce4">
            <text:p>0,306841797</text:p>
          </table:table-cell>
          <table:table-cell office:value-type="float" office:value="2.5431297783905717E-2" table:style-name="ce4">
            <text:p>0,0254312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Avg(NORM)</text:p>
          </table:table-cell>
          <table:table-cell office:value-type="float" office:value="0.74710520789826862" table:style-name="ce4">
            <text:p>0,747105208</text:p>
          </table:table-cell>
          <table:table-cell office:value-type="float" office:value="1.3197095273247344E-10" table:style-name="ce4">
            <text:p>1,31971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Max(DIT)</text:p>
          </table:table-cell>
          <table:table-cell office:value-type="float" office:value="0.94461071729063284" table:style-name="ce4">
            <text:p>0,944610717</text:p>
          </table:table-cell>
          <table:table-cell office:value-type="float" office:value="2.468193127530172E-26" table:style-name="ce4">
            <text:p>2,46819E-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Sum(NORM)</text:p>
          </table:table-cell>
          <table:table-cell office:value-type="float" office:value="0.84844406276604134" table:style-name="ce4">
            <text:p>0,848444063</text:p>
          </table:table-cell>
          <table:table-cell office:value-type="float" office:value="1.0530272415253075E-15" table:style-name="ce4">
            <text:p>1,05303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Avg(SIX)</text:p>
          </table:table-cell>
          <table:table-cell office:value-type="float" office:value="0.90259375810797571" table:style-name="ce4">
            <text:p>0,902593758</text:p>
          </table:table-cell>
          <table:table-cell office:value-type="float" office:value="2.6361882605485197E-20" table:style-name="ce4">
            <text:p>2,63619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Avg(MCLC)</text:p>
          </table:table-cell>
          <table:table-cell office:value-type="float" office:value="0.39684017712595004" table:style-name="ce4">
            <text:p>0,396840177</text:p>
          </table:table-cell>
          <table:table-cell office:value-type="float" office:value="3.2610294787683279E-3" table:style-name="ce4">
            <text:p>0,0032610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Avg(VG)</text:p>
          </table:table-cell>
          <table:table-cell office:value-type="float" office:value="0.65120602390444238" table:style-name="ce4">
            <text:p>0,651206024</text:p>
          </table:table-cell>
          <table:table-cell office:value-type="float" office:value="1.2919135111875739E-7" table:style-name="ce4">
            <text:p>1,29191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Sum(SIX)</text:p>
          </table:table-cell>
          <table:table-cell office:value-type="float" office:value="0.93082181199615521" table:style-name="ce4">
            <text:p>0,930821812</text:p>
          </table:table-cell>
          <table:table-cell office:value-type="float" office:value="6.047073476317991E-24" table:style-name="ce4">
            <text:p>6,04707E-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Avg(Fin)</text:p>
          </table:table-cell>
          <table:table-cell office:value-type="float" office:value="-8.2556323263048459E-2" table:style-name="ce4">
            <text:p>-0,082556323</text:p>
          </table:table-cell>
          <table:table-cell office:value-type="float" office:value="0.55673884863257261" table:style-name="ce4">
            <text:p>0,556738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Avg(Fout)</text:p>
          </table:table-cell>
          <table:table-cell office:value-type="float" office:value="-8.2556323263048459E-2" table:style-name="ce4">
            <text:p>-0,082556323</text:p>
          </table:table-cell>
          <table:table-cell office:value-type="float" office:value="0.55673884863257261" table:style-name="ce4">
            <text:p>0,556738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Max(WMC)</text:p>
          </table:table-cell>
          <table:table-cell office:value-type="float" office:value="0.53395414045498457" table:style-name="ce4">
            <text:p>0,53395414</text:p>
          </table:table-cell>
          <table:table-cell office:value-type="float" office:value="3.8287472171056839E-5" table:style-name="ce4">
            <text:p>3,82875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Avg(Si)</text:p>
          </table:table-cell>
          <table:table-cell office:value-type="float" office:value="-6.0209454490112953E-2" table:style-name="ce4">
            <text:p>-0,060209454</text:p>
          </table:table-cell>
          <table:table-cell office:value-type="float" office:value="0.66845583995446822" table:style-name="ce4">
            <text:p>0,668455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Sum(Fin)</text:p>
          </table:table-cell>
          <table:table-cell office:value-type="float" office:value="-7.8593624616948313E-2" table:style-name="ce4">
            <text:p>-0,078593625</text:p>
          </table:table-cell>
          <table:table-cell office:value-type="float" office:value="0.57589343422438843" table:style-name="ce4">
            <text:p>0,5758934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Sum(Fout)</text:p>
          </table:table-cell>
          <table:table-cell office:value-type="float" office:value="-7.8593624616948313E-2" table:style-name="ce4">
            <text:p>-0,078593625</text:p>
          </table:table-cell>
          <table:table-cell office:value-type="float" office:value="0.57589343422438843" table:style-name="ce4">
            <text:p>0,5758934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Avg(DIT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Avg(NOA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Avg(NOCh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Avg(NOD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Avg(NOPa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Max(Fin)</text:p>
          </table:table-cell>
          <table:table-cell office:value-type="float" office:value="-8.2422336874669558E-2" table:style-name="ce4">
            <text:p>-0,082422337</text:p>
          </table:table-cell>
          <table:table-cell office:value-type="float" office:value="0.55738154875216073" table:style-name="ce4">
            <text:p>0,5573815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Sum(Si)</text:p>
          </table:table-cell>
          <table:table-cell office:value-type="float" office:value="-5.4365660673087145E-2" table:style-name="ce4">
            <text:p>-0,054365661</text:p>
          </table:table-cell>
          <table:table-cell office:value-type="float" office:value="0.69902534667144245" table:style-name="ce4">
            <text:p>0,6990253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Max(Fout)</text:p>
          </table:table-cell>
          <table:table-cell office:value-type="float" office:value="-5.9387406354725836E-2" table:style-name="ce4">
            <text:p>-0,059387406</text:p>
          </table:table-cell>
          <table:table-cell office:value-type="float" office:value="0.67272534090252867" table:style-name="ce4">
            <text:p>0,6727253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Avg(NBD)</text:p>
          </table:table-cell>
          <table:table-cell office:value-type="float" office:value="0.51260111116040319" table:style-name="ce4">
            <text:p>0,512601111</text:p>
          </table:table-cell>
          <table:table-cell office:value-type="float" office:value="8.7028576351373969E-5" table:style-name="ce4">
            <text:p>8,7028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Sum(MCLC)</text:p>
          </table:table-cell>
          <table:table-cell office:value-type="float" office:value="0.50784193624030272" table:style-name="ce4">
            <text:p>0,507841936</text:p>
          </table:table-cell>
          <table:table-cell office:value-type="float" office:value="1.037409642551389E-4" table:style-name="ce4">
            <text:p>0,0001037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Degree Centrality</text:p>
          </table:table-cell>
          <table:table-cell office:value-type="float" office:value="-0.40745880002418772" table:style-name="ce4">
            <text:p>-0,4074588</text:p>
          </table:table-cell>
          <table:table-cell office:value-type="float" office:value="2.4600792439502649E-3" table:style-name="ce4">
            <text:p>0,0024600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In-degree Centrality</text:p>
          </table:table-cell>
          <table:table-cell office:value-type="float" office:value="-0.3653102352167153" table:style-name="ce4">
            <text:p>-0,365310235</text:p>
          </table:table-cell>
          <table:table-cell office:value-type="float" office:value="7.1508099785694661E-3" table:style-name="ce4">
            <text:p>0,007150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Out-degree Centrality</text:p>
          </table:table-cell>
          <table:table-cell office:value-type="float" office:value="-0.2448719701299362" table:style-name="ce4">
            <text:p>-0,24487197</text:p>
          </table:table-cell>
          <table:table-cell office:value-type="float" office:value="7.7194832890996046E-2" table:style-name="ce4">
            <text:p>0,0771948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Eigenvector Centrality</text:p>
          </table:table-cell>
          <table:table-cell office:value-type="float" office:value="-0.30555256239229373" table:style-name="ce4">
            <text:p>-0,305552562</text:p>
          </table:table-cell>
          <table:table-cell office:value-type="float" office:value="2.6086586120285148E-2" table:style-name="ce4">
            <text:p>0,0260865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Closeness Centrality</text:p>
          </table:table-cell>
          <table:table-cell office:value-type="float" office:value="-0.30946983796382238" table:style-name="ce4">
            <text:p>-0,309469838</text:p>
          </table:table-cell>
          <table:table-cell office:value-type="float" office:value="2.4138247474930447E-2" table:style-name="ce4">
            <text:p>0,0241382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Betweenness Centrality</text:p>
          </table:table-cell>
          <table:table-cell office:value-type="float" office:value="-1.3841472862804988E-2" table:style-name="ce4">
            <text:p>-0,013841473</text:p>
          </table:table-cell>
          <table:table-cell office:value-type="float" office:value="0.9216390709435216" table:style-name="ce4">
            <text:p>0,9216390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Load Centrality</text:p>
          </table:table-cell>
          <table:table-cell office:value-type="float" office:value="-1.3841472862804988E-2" table:style-name="ce4">
            <text:p>-0,013841473</text:p>
          </table:table-cell>
          <table:table-cell office:value-type="float" office:value="0.9216390709435216" table:style-name="ce4">
            <text:p>0,9216390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Harmonic Centrality</text:p>
          </table:table-cell>
          <table:table-cell office:value-type="float" office:value="6.7533914451495605E-2" table:style-name="ce4">
            <text:p>0,067533914</text:p>
          </table:table-cell>
          <table:table-cell office:value-type="float" office:value="0.63088621033104686" table:style-name="ce4">
            <text:p>0,630886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Information Centrality</text:p>
          </table:table-cell>
          <table:table-cell office:value-type="float" office:value="-0.50479826902552294" table:style-name="ce4">
            <text:p>-0,504798269</text:p>
          </table:table-cell>
          <table:table-cell office:value-type="float" office:value="1.1591817953617911E-4" table:style-name="ce4">
            <text:p>0,0001159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Currrent Flow Centrality</text:p>
          </table:table-cell>
          <table:table-cell office:value-type="float" office:value="-9.1487474350831349E-2" table:style-name="ce4">
            <text:p>-0,091487474</text:p>
          </table:table-cell>
          <table:table-cell office:value-type="float" office:value="0.51470732405481234" table:style-name="ce4">
            <text:p>0,5147073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Subgraph Centrality</text:p>
          </table:table-cell>
          <table:table-cell office:value-type="float" office:value="0.3068417974380247" table:style-name="ce4">
            <text:p>0,306841797</text:p>
          </table:table-cell>
          <table:table-cell office:value-type="float" office:value="2.5431297783905717E-2" table:style-name="ce4">
            <text:p>0,0254312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Avg(NORM)</text:p>
          </table:table-cell>
          <table:table-cell office:value-type="float" office:value="0.74710520789826862" table:style-name="ce4">
            <text:p>0,747105208</text:p>
          </table:table-cell>
          <table:table-cell office:value-type="float" office:value="1.3197095273247344E-10" table:style-name="ce4">
            <text:p>1,31971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Max(DIT)</text:p>
          </table:table-cell>
          <table:table-cell office:value-type="float" office:value="0.94461071729063284" table:style-name="ce4">
            <text:p>0,944610717</text:p>
          </table:table-cell>
          <table:table-cell office:value-type="float" office:value="2.468193127530172E-26" table:style-name="ce4">
            <text:p>2,46819E-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Sum(NORM)</text:p>
          </table:table-cell>
          <table:table-cell office:value-type="float" office:value="0.84844406276604134" table:style-name="ce4">
            <text:p>0,848444063</text:p>
          </table:table-cell>
          <table:table-cell office:value-type="float" office:value="1.0530272415253075E-15" table:style-name="ce4">
            <text:p>1,05303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Avg(SIX)</text:p>
          </table:table-cell>
          <table:table-cell office:value-type="float" office:value="0.90259375810797571" table:style-name="ce4">
            <text:p>0,902593758</text:p>
          </table:table-cell>
          <table:table-cell office:value-type="float" office:value="2.6361882605485197E-20" table:style-name="ce4">
            <text:p>2,63619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Avg(MCLC)</text:p>
          </table:table-cell>
          <table:table-cell office:value-type="float" office:value="0.39684017712595004" table:style-name="ce4">
            <text:p>0,396840177</text:p>
          </table:table-cell>
          <table:table-cell office:value-type="float" office:value="3.2610294787683279E-3" table:style-name="ce4">
            <text:p>0,0032610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Avg(VG)</text:p>
          </table:table-cell>
          <table:table-cell office:value-type="float" office:value="0.65120602390444238" table:style-name="ce4">
            <text:p>0,651206024</text:p>
          </table:table-cell>
          <table:table-cell office:value-type="float" office:value="1.2919135111875739E-7" table:style-name="ce4">
            <text:p>1,29191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Sum(SIX)</text:p>
          </table:table-cell>
          <table:table-cell office:value-type="float" office:value="0.93082181199615521" table:style-name="ce4">
            <text:p>0,930821812</text:p>
          </table:table-cell>
          <table:table-cell office:value-type="float" office:value="6.047073476317991E-24" table:style-name="ce4">
            <text:p>6,04707E-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Avg(Fin)</text:p>
          </table:table-cell>
          <table:table-cell office:value-type="float" office:value="-8.2556323263048459E-2" table:style-name="ce4">
            <text:p>-0,082556323</text:p>
          </table:table-cell>
          <table:table-cell office:value-type="float" office:value="0.55673884863257261" table:style-name="ce4">
            <text:p>0,556738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Avg(Fout)</text:p>
          </table:table-cell>
          <table:table-cell office:value-type="float" office:value="-8.2556323263048459E-2" table:style-name="ce4">
            <text:p>-0,082556323</text:p>
          </table:table-cell>
          <table:table-cell office:value-type="float" office:value="0.55673884863257261" table:style-name="ce4">
            <text:p>0,556738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Max(WMC)</text:p>
          </table:table-cell>
          <table:table-cell office:value-type="float" office:value="0.53395414045498457" table:style-name="ce4">
            <text:p>0,53395414</text:p>
          </table:table-cell>
          <table:table-cell office:value-type="float" office:value="3.8287472171056839E-5" table:style-name="ce4">
            <text:p>3,82875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Avg(Si)</text:p>
          </table:table-cell>
          <table:table-cell office:value-type="float" office:value="-6.0209454490112953E-2" table:style-name="ce4">
            <text:p>-0,060209454</text:p>
          </table:table-cell>
          <table:table-cell office:value-type="float" office:value="0.66845583995446822" table:style-name="ce4">
            <text:p>0,668455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Sum(Fin)</text:p>
          </table:table-cell>
          <table:table-cell office:value-type="float" office:value="-7.8593624616948313E-2" table:style-name="ce4">
            <text:p>-0,078593625</text:p>
          </table:table-cell>
          <table:table-cell office:value-type="float" office:value="0.57589343422438843" table:style-name="ce4">
            <text:p>0,5758934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Sum(Fout)</text:p>
          </table:table-cell>
          <table:table-cell office:value-type="float" office:value="-7.8593624616948313E-2" table:style-name="ce4">
            <text:p>-0,078593625</text:p>
          </table:table-cell>
          <table:table-cell office:value-type="float" office:value="0.57589343422438843" table:style-name="ce4">
            <text:p>0,5758934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Avg(DIT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Avg(NOA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Avg(NOCh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Avg(NOD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Avg(NOPa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Max(Fin)</text:p>
          </table:table-cell>
          <table:table-cell office:value-type="float" office:value="-8.2422336874669558E-2" table:style-name="ce4">
            <text:p>-0,082422337</text:p>
          </table:table-cell>
          <table:table-cell office:value-type="float" office:value="0.55738154875216073" table:style-name="ce4">
            <text:p>0,5573815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Sum(Si)</text:p>
          </table:table-cell>
          <table:table-cell office:value-type="float" office:value="-5.4365660673087145E-2" table:style-name="ce4">
            <text:p>-0,054365661</text:p>
          </table:table-cell>
          <table:table-cell office:value-type="float" office:value="0.69902534667144245" table:style-name="ce4">
            <text:p>0,6990253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Max(Fout)</text:p>
          </table:table-cell>
          <table:table-cell office:value-type="float" office:value="-5.9387406354725836E-2" table:style-name="ce4">
            <text:p>-0,059387406</text:p>
          </table:table-cell>
          <table:table-cell office:value-type="float" office:value="0.67272534090252867" table:style-name="ce4">
            <text:p>0,6727253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Avg(NBD)</text:p>
          </table:table-cell>
          <table:table-cell office:value-type="float" office:value="0.51260111116040319" table:style-name="ce4">
            <text:p>0,512601111</text:p>
          </table:table-cell>
          <table:table-cell office:value-type="float" office:value="8.7028576351373969E-5" table:style-name="ce4">
            <text:p>8,7028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Sum(MCLC)</text:p>
          </table:table-cell>
          <table:table-cell office:value-type="float" office:value="0.50784193624030272" table:style-name="ce4">
            <text:p>0,507841936</text:p>
          </table:table-cell>
          <table:table-cell office:value-type="float" office:value="1.037409642551389E-4" table:style-name="ce4">
            <text:p>0,0001037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Sum(NOA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Degree Centrality</text:p>
          </table:table-cell>
          <table:table-cell office:value-type="float" office:value="-0.40745880002418772" table:style-name="ce4">
            <text:p>-0,4074588</text:p>
          </table:table-cell>
          <table:table-cell office:value-type="float" office:value="2.4600792439502649E-3" table:style-name="ce4">
            <text:p>0,0024600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In-degree Centrality</text:p>
          </table:table-cell>
          <table:table-cell office:value-type="float" office:value="-0.3653102352167153" table:style-name="ce4">
            <text:p>-0,365310235</text:p>
          </table:table-cell>
          <table:table-cell office:value-type="float" office:value="7.1508099785694661E-3" table:style-name="ce4">
            <text:p>0,007150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Out-degree Centrality</text:p>
          </table:table-cell>
          <table:table-cell office:value-type="float" office:value="-0.2448719701299362" table:style-name="ce4">
            <text:p>-0,24487197</text:p>
          </table:table-cell>
          <table:table-cell office:value-type="float" office:value="7.7194832890996046E-2" table:style-name="ce4">
            <text:p>0,0771948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Eigenvector Centrality</text:p>
          </table:table-cell>
          <table:table-cell office:value-type="float" office:value="-0.30555256239229373" table:style-name="ce4">
            <text:p>-0,305552562</text:p>
          </table:table-cell>
          <table:table-cell office:value-type="float" office:value="2.6086586120285148E-2" table:style-name="ce4">
            <text:p>0,0260865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Closeness Centrality</text:p>
          </table:table-cell>
          <table:table-cell office:value-type="float" office:value="-0.30946983796382238" table:style-name="ce4">
            <text:p>-0,309469838</text:p>
          </table:table-cell>
          <table:table-cell office:value-type="float" office:value="2.4138247474930447E-2" table:style-name="ce4">
            <text:p>0,0241382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Betweenness Centrality</text:p>
          </table:table-cell>
          <table:table-cell office:value-type="float" office:value="-1.3841472862804988E-2" table:style-name="ce4">
            <text:p>-0,013841473</text:p>
          </table:table-cell>
          <table:table-cell office:value-type="float" office:value="0.9216390709435216" table:style-name="ce4">
            <text:p>0,9216390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Load Centrality</text:p>
          </table:table-cell>
          <table:table-cell office:value-type="float" office:value="-1.3841472862804988E-2" table:style-name="ce4">
            <text:p>-0,013841473</text:p>
          </table:table-cell>
          <table:table-cell office:value-type="float" office:value="0.9216390709435216" table:style-name="ce4">
            <text:p>0,9216390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Harmonic Centrality</text:p>
          </table:table-cell>
          <table:table-cell office:value-type="float" office:value="6.7533914451495605E-2" table:style-name="ce4">
            <text:p>0,067533914</text:p>
          </table:table-cell>
          <table:table-cell office:value-type="float" office:value="0.63088621033104686" table:style-name="ce4">
            <text:p>0,630886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Information Centrality</text:p>
          </table:table-cell>
          <table:table-cell office:value-type="float" office:value="-0.50479826902552294" table:style-name="ce4">
            <text:p>-0,504798269</text:p>
          </table:table-cell>
          <table:table-cell office:value-type="float" office:value="1.1591817953617911E-4" table:style-name="ce4">
            <text:p>0,0001159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Currrent Flow Centrality</text:p>
          </table:table-cell>
          <table:table-cell office:value-type="float" office:value="-9.1487474350831349E-2" table:style-name="ce4">
            <text:p>-0,091487474</text:p>
          </table:table-cell>
          <table:table-cell office:value-type="float" office:value="0.51470732405481234" table:style-name="ce4">
            <text:p>0,5147073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Subgraph Centrality</text:p>
          </table:table-cell>
          <table:table-cell office:value-type="float" office:value="0.3068417974380247" table:style-name="ce4">
            <text:p>0,306841797</text:p>
          </table:table-cell>
          <table:table-cell office:value-type="float" office:value="2.5431297783905717E-2" table:style-name="ce4">
            <text:p>0,0254312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Avg(NORM)</text:p>
          </table:table-cell>
          <table:table-cell office:value-type="float" office:value="0.74710520789826862" table:style-name="ce4">
            <text:p>0,747105208</text:p>
          </table:table-cell>
          <table:table-cell office:value-type="float" office:value="1.3197095273247344E-10" table:style-name="ce4">
            <text:p>1,31971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Max(DIT)</text:p>
          </table:table-cell>
          <table:table-cell office:value-type="float" office:value="0.94461071729063284" table:style-name="ce4">
            <text:p>0,944610717</text:p>
          </table:table-cell>
          <table:table-cell office:value-type="float" office:value="2.468193127530172E-26" table:style-name="ce4">
            <text:p>2,46819E-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Sum(NORM)</text:p>
          </table:table-cell>
          <table:table-cell office:value-type="float" office:value="0.84844406276604134" table:style-name="ce4">
            <text:p>0,848444063</text:p>
          </table:table-cell>
          <table:table-cell office:value-type="float" office:value="1.0530272415253075E-15" table:style-name="ce4">
            <text:p>1,05303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Avg(SIX)</text:p>
          </table:table-cell>
          <table:table-cell office:value-type="float" office:value="0.90259375810797571" table:style-name="ce4">
            <text:p>0,902593758</text:p>
          </table:table-cell>
          <table:table-cell office:value-type="float" office:value="2.6361882605485197E-20" table:style-name="ce4">
            <text:p>2,63619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Avg(MCLC)</text:p>
          </table:table-cell>
          <table:table-cell office:value-type="float" office:value="0.39684017712595004" table:style-name="ce4">
            <text:p>0,396840177</text:p>
          </table:table-cell>
          <table:table-cell office:value-type="float" office:value="3.2610294787683279E-3" table:style-name="ce4">
            <text:p>0,0032610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Avg(VG)</text:p>
          </table:table-cell>
          <table:table-cell office:value-type="float" office:value="0.65120602390444238" table:style-name="ce4">
            <text:p>0,651206024</text:p>
          </table:table-cell>
          <table:table-cell office:value-type="float" office:value="1.2919135111875739E-7" table:style-name="ce4">
            <text:p>1,29191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Sum(SIX)</text:p>
          </table:table-cell>
          <table:table-cell office:value-type="float" office:value="0.93082181199615521" table:style-name="ce4">
            <text:p>0,930821812</text:p>
          </table:table-cell>
          <table:table-cell office:value-type="float" office:value="6.047073476317991E-24" table:style-name="ce4">
            <text:p>6,04707E-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Avg(Fin)</text:p>
          </table:table-cell>
          <table:table-cell office:value-type="float" office:value="-8.2556323263048459E-2" table:style-name="ce4">
            <text:p>-0,082556323</text:p>
          </table:table-cell>
          <table:table-cell office:value-type="float" office:value="0.55673884863257261" table:style-name="ce4">
            <text:p>0,556738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Avg(Fout)</text:p>
          </table:table-cell>
          <table:table-cell office:value-type="float" office:value="-8.2556323263048459E-2" table:style-name="ce4">
            <text:p>-0,082556323</text:p>
          </table:table-cell>
          <table:table-cell office:value-type="float" office:value="0.55673884863257261" table:style-name="ce4">
            <text:p>0,556738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Max(WMC)</text:p>
          </table:table-cell>
          <table:table-cell office:value-type="float" office:value="0.53395414045498457" table:style-name="ce4">
            <text:p>0,53395414</text:p>
          </table:table-cell>
          <table:table-cell office:value-type="float" office:value="3.8287472171056839E-5" table:style-name="ce4">
            <text:p>3,82875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Avg(Si)</text:p>
          </table:table-cell>
          <table:table-cell office:value-type="float" office:value="-6.0209454490112953E-2" table:style-name="ce4">
            <text:p>-0,060209454</text:p>
          </table:table-cell>
          <table:table-cell office:value-type="float" office:value="0.66845583995446822" table:style-name="ce4">
            <text:p>0,668455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Sum(Fin)</text:p>
          </table:table-cell>
          <table:table-cell office:value-type="float" office:value="-7.8593624616948313E-2" table:style-name="ce4">
            <text:p>-0,078593625</text:p>
          </table:table-cell>
          <table:table-cell office:value-type="float" office:value="0.57589343422438843" table:style-name="ce4">
            <text:p>0,5758934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Sum(Fout)</text:p>
          </table:table-cell>
          <table:table-cell office:value-type="float" office:value="-7.8593624616948313E-2" table:style-name="ce4">
            <text:p>-0,078593625</text:p>
          </table:table-cell>
          <table:table-cell office:value-type="float" office:value="0.57589343422438843" table:style-name="ce4">
            <text:p>0,5758934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Avg(DIT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Avg(NOA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Avg(NOCh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Avg(NOD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Avg(NOPa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Max(Fin)</text:p>
          </table:table-cell>
          <table:table-cell office:value-type="float" office:value="-8.2422336874669558E-2" table:style-name="ce4">
            <text:p>-0,082422337</text:p>
          </table:table-cell>
          <table:table-cell office:value-type="float" office:value="0.55738154875216073" table:style-name="ce4">
            <text:p>0,5573815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Sum(Si)</text:p>
          </table:table-cell>
          <table:table-cell office:value-type="float" office:value="-5.4365660673087145E-2" table:style-name="ce4">
            <text:p>-0,054365661</text:p>
          </table:table-cell>
          <table:table-cell office:value-type="float" office:value="0.69902534667144245" table:style-name="ce4">
            <text:p>0,6990253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Max(Fout)</text:p>
          </table:table-cell>
          <table:table-cell office:value-type="float" office:value="-5.9387406354725836E-2" table:style-name="ce4">
            <text:p>-0,059387406</text:p>
          </table:table-cell>
          <table:table-cell office:value-type="float" office:value="0.67272534090252867" table:style-name="ce4">
            <text:p>0,6727253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Avg(NBD)</text:p>
          </table:table-cell>
          <table:table-cell office:value-type="float" office:value="0.51260111116040319" table:style-name="ce4">
            <text:p>0,512601111</text:p>
          </table:table-cell>
          <table:table-cell office:value-type="float" office:value="8.7028576351373969E-5" table:style-name="ce4">
            <text:p>8,7028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Sum(MCLC)</text:p>
          </table:table-cell>
          <table:table-cell office:value-type="float" office:value="0.50784193624030272" table:style-name="ce4">
            <text:p>0,507841936</text:p>
          </table:table-cell>
          <table:table-cell office:value-type="float" office:value="1.037409642551389E-4" table:style-name="ce4">
            <text:p>0,0001037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Sum(NOA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Sum(NOCh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Degree Centrality</text:p>
          </table:table-cell>
          <table:table-cell office:value-type="float" office:value="-0.40745880002418772" table:style-name="ce4">
            <text:p>-0,4074588</text:p>
          </table:table-cell>
          <table:table-cell office:value-type="float" office:value="2.4600792439502649E-3" table:style-name="ce4">
            <text:p>0,0024600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In-degree Centrality</text:p>
          </table:table-cell>
          <table:table-cell office:value-type="float" office:value="-0.3653102352167153" table:style-name="ce4">
            <text:p>-0,365310235</text:p>
          </table:table-cell>
          <table:table-cell office:value-type="float" office:value="7.1508099785694661E-3" table:style-name="ce4">
            <text:p>0,007150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Out-degree Centrality</text:p>
          </table:table-cell>
          <table:table-cell office:value-type="float" office:value="-0.2448719701299362" table:style-name="ce4">
            <text:p>-0,24487197</text:p>
          </table:table-cell>
          <table:table-cell office:value-type="float" office:value="7.7194832890996046E-2" table:style-name="ce4">
            <text:p>0,0771948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Eigenvector Centrality</text:p>
          </table:table-cell>
          <table:table-cell office:value-type="float" office:value="-0.30555256239229373" table:style-name="ce4">
            <text:p>-0,305552562</text:p>
          </table:table-cell>
          <table:table-cell office:value-type="float" office:value="2.6086586120285148E-2" table:style-name="ce4">
            <text:p>0,0260865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Closeness Centrality</text:p>
          </table:table-cell>
          <table:table-cell office:value-type="float" office:value="-0.30946983796382238" table:style-name="ce4">
            <text:p>-0,309469838</text:p>
          </table:table-cell>
          <table:table-cell office:value-type="float" office:value="2.4138247474930447E-2" table:style-name="ce4">
            <text:p>0,0241382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Betweenness Centrality</text:p>
          </table:table-cell>
          <table:table-cell office:value-type="float" office:value="-1.3841472862804988E-2" table:style-name="ce4">
            <text:p>-0,013841473</text:p>
          </table:table-cell>
          <table:table-cell office:value-type="float" office:value="0.9216390709435216" table:style-name="ce4">
            <text:p>0,9216390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Load Centrality</text:p>
          </table:table-cell>
          <table:table-cell office:value-type="float" office:value="-1.3841472862804988E-2" table:style-name="ce4">
            <text:p>-0,013841473</text:p>
          </table:table-cell>
          <table:table-cell office:value-type="float" office:value="0.9216390709435216" table:style-name="ce4">
            <text:p>0,9216390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Harmonic Centrality</text:p>
          </table:table-cell>
          <table:table-cell office:value-type="float" office:value="6.7533914451495605E-2" table:style-name="ce4">
            <text:p>0,067533914</text:p>
          </table:table-cell>
          <table:table-cell office:value-type="float" office:value="0.63088621033104686" table:style-name="ce4">
            <text:p>0,630886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Information Centrality</text:p>
          </table:table-cell>
          <table:table-cell office:value-type="float" office:value="-0.50479826902552294" table:style-name="ce4">
            <text:p>-0,504798269</text:p>
          </table:table-cell>
          <table:table-cell office:value-type="float" office:value="1.1591817953617911E-4" table:style-name="ce4">
            <text:p>0,0001159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Currrent Flow Centrality</text:p>
          </table:table-cell>
          <table:table-cell office:value-type="float" office:value="-9.1487474350831349E-2" table:style-name="ce4">
            <text:p>-0,091487474</text:p>
          </table:table-cell>
          <table:table-cell office:value-type="float" office:value="0.51470732405481234" table:style-name="ce4">
            <text:p>0,5147073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Subgraph Centrality</text:p>
          </table:table-cell>
          <table:table-cell office:value-type="float" office:value="0.3068417974380247" table:style-name="ce4">
            <text:p>0,306841797</text:p>
          </table:table-cell>
          <table:table-cell office:value-type="float" office:value="2.5431297783905717E-2" table:style-name="ce4">
            <text:p>0,0254312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Avg(NORM)</text:p>
          </table:table-cell>
          <table:table-cell office:value-type="float" office:value="0.74710520789826862" table:style-name="ce4">
            <text:p>0,747105208</text:p>
          </table:table-cell>
          <table:table-cell office:value-type="float" office:value="1.3197095273247344E-10" table:style-name="ce4">
            <text:p>1,31971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Max(DIT)</text:p>
          </table:table-cell>
          <table:table-cell office:value-type="float" office:value="0.94461071729063284" table:style-name="ce4">
            <text:p>0,944610717</text:p>
          </table:table-cell>
          <table:table-cell office:value-type="float" office:value="2.468193127530172E-26" table:style-name="ce4">
            <text:p>2,46819E-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Sum(NORM)</text:p>
          </table:table-cell>
          <table:table-cell office:value-type="float" office:value="0.84844406276604134" table:style-name="ce4">
            <text:p>0,848444063</text:p>
          </table:table-cell>
          <table:table-cell office:value-type="float" office:value="1.0530272415253075E-15" table:style-name="ce4">
            <text:p>1,05303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Avg(SIX)</text:p>
          </table:table-cell>
          <table:table-cell office:value-type="float" office:value="0.90259375810797571" table:style-name="ce4">
            <text:p>0,902593758</text:p>
          </table:table-cell>
          <table:table-cell office:value-type="float" office:value="2.6361882605485197E-20" table:style-name="ce4">
            <text:p>2,63619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Avg(MCLC)</text:p>
          </table:table-cell>
          <table:table-cell office:value-type="float" office:value="0.39684017712595004" table:style-name="ce4">
            <text:p>0,396840177</text:p>
          </table:table-cell>
          <table:table-cell office:value-type="float" office:value="3.2610294787683279E-3" table:style-name="ce4">
            <text:p>0,0032610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Avg(VG)</text:p>
          </table:table-cell>
          <table:table-cell office:value-type="float" office:value="0.65120602390444238" table:style-name="ce4">
            <text:p>0,651206024</text:p>
          </table:table-cell>
          <table:table-cell office:value-type="float" office:value="1.2919135111875739E-7" table:style-name="ce4">
            <text:p>1,29191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Sum(SIX)</text:p>
          </table:table-cell>
          <table:table-cell office:value-type="float" office:value="0.93082181199615521" table:style-name="ce4">
            <text:p>0,930821812</text:p>
          </table:table-cell>
          <table:table-cell office:value-type="float" office:value="6.047073476317991E-24" table:style-name="ce4">
            <text:p>6,04707E-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Avg(Fin)</text:p>
          </table:table-cell>
          <table:table-cell office:value-type="float" office:value="-8.2556323263048459E-2" table:style-name="ce4">
            <text:p>-0,082556323</text:p>
          </table:table-cell>
          <table:table-cell office:value-type="float" office:value="0.55673884863257261" table:style-name="ce4">
            <text:p>0,556738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Avg(Fout)</text:p>
          </table:table-cell>
          <table:table-cell office:value-type="float" office:value="-8.2556323263048459E-2" table:style-name="ce4">
            <text:p>-0,082556323</text:p>
          </table:table-cell>
          <table:table-cell office:value-type="float" office:value="0.55673884863257261" table:style-name="ce4">
            <text:p>0,556738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Max(WMC)</text:p>
          </table:table-cell>
          <table:table-cell office:value-type="float" office:value="0.53395414045498457" table:style-name="ce4">
            <text:p>0,53395414</text:p>
          </table:table-cell>
          <table:table-cell office:value-type="float" office:value="3.8287472171056839E-5" table:style-name="ce4">
            <text:p>3,82875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Avg(Si)</text:p>
          </table:table-cell>
          <table:table-cell office:value-type="float" office:value="-6.0209454490112953E-2" table:style-name="ce4">
            <text:p>-0,060209454</text:p>
          </table:table-cell>
          <table:table-cell office:value-type="float" office:value="0.66845583995446822" table:style-name="ce4">
            <text:p>0,668455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Sum(Fin)</text:p>
          </table:table-cell>
          <table:table-cell office:value-type="float" office:value="-7.8593624616948313E-2" table:style-name="ce4">
            <text:p>-0,078593625</text:p>
          </table:table-cell>
          <table:table-cell office:value-type="float" office:value="0.57589343422438843" table:style-name="ce4">
            <text:p>0,5758934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Sum(Fout)</text:p>
          </table:table-cell>
          <table:table-cell office:value-type="float" office:value="-7.8593624616948313E-2" table:style-name="ce4">
            <text:p>-0,078593625</text:p>
          </table:table-cell>
          <table:table-cell office:value-type="float" office:value="0.57589343422438843" table:style-name="ce4">
            <text:p>0,5758934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Avg(DIT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Avg(NOA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Avg(NOCh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Avg(NOD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Avg(NOPa)</text:p>
          </table:table-cell>
          <table:table-cell office:value-type="float" office:value="0.88511871953083354" table:style-name="ce4">
            <text:p>0,88511872</text:p>
          </table:table-cell>
          <table:table-cell office:value-type="float" office:value="1.4265286014454095E-18" table:style-name="ce4">
            <text:p>1,42653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Max(Fin)</text:p>
          </table:table-cell>
          <table:table-cell office:value-type="float" office:value="-8.2422336874669558E-2" table:style-name="ce4">
            <text:p>-0,082422337</text:p>
          </table:table-cell>
          <table:table-cell office:value-type="float" office:value="0.55738154875216073" table:style-name="ce4">
            <text:p>0,5573815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Sum(Si)</text:p>
          </table:table-cell>
          <table:table-cell office:value-type="float" office:value="-5.4365660673087145E-2" table:style-name="ce4">
            <text:p>-0,054365661</text:p>
          </table:table-cell>
          <table:table-cell office:value-type="float" office:value="0.69902534667144245" table:style-name="ce4">
            <text:p>0,6990253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Max(Fout)</text:p>
          </table:table-cell>
          <table:table-cell office:value-type="float" office:value="-5.9387406354725836E-2" table:style-name="ce4">
            <text:p>-0,059387406</text:p>
          </table:table-cell>
          <table:table-cell office:value-type="float" office:value="0.67272534090252867" table:style-name="ce4">
            <text:p>0,6727253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Avg(NBD)</text:p>
          </table:table-cell>
          <table:table-cell office:value-type="float" office:value="0.51260111116040319" table:style-name="ce4">
            <text:p>0,512601111</text:p>
          </table:table-cell>
          <table:table-cell office:value-type="float" office:value="8.7028576351373969E-5" table:style-name="ce4">
            <text:p>8,7028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Sum(MCLC)</text:p>
          </table:table-cell>
          <table:table-cell office:value-type="float" office:value="0.50784193624030272" table:style-name="ce4">
            <text:p>0,507841936</text:p>
          </table:table-cell>
          <table:table-cell office:value-type="float" office:value="1.037409642551389E-4" table:style-name="ce4">
            <text:p>0,0001037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Sum(NOA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Sum(NOCh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Sum(NOD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Degree Centrality</text:p>
          </table:table-cell>
          <table:table-cell office:value-type="float" office:value="-0.36116600619152678" table:style-name="ce4">
            <text:p>-0,361166006</text:p>
          </table:table-cell>
          <table:table-cell office:value-type="float" office:value="7.8846357579210533E-3" table:style-name="ce4">
            <text:p>0,0078846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In-degree Centrality</text:p>
          </table:table-cell>
          <table:table-cell office:value-type="float" office:value="-0.38044859634516559" table:style-name="ce4">
            <text:p>-0,380448596</text:p>
          </table:table-cell>
          <table:table-cell office:value-type="float" office:value="4.9513161842016894E-3" table:style-name="ce4">
            <text:p>0,0049513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Out-degree Centrality</text:p>
          </table:table-cell>
          <table:table-cell office:value-type="float" office:value="-0.2134469043780588" table:style-name="ce4">
            <text:p>-0,213446904</text:p>
          </table:table-cell>
          <table:table-cell office:value-type="float" office:value="0.12487996753034114" table:style-name="ce4">
            <text:p>0,1248799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Eigenvector Centrality</text:p>
          </table:table-cell>
          <table:table-cell office:value-type="float" office:value="-0.39646040494944468" table:style-name="ce4">
            <text:p>-0,396460405</text:p>
          </table:table-cell>
          <table:table-cell office:value-type="float" office:value="3.2935166515007139E-3" table:style-name="ce4">
            <text:p>0,0032935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Closeness Centrality</text:p>
          </table:table-cell>
          <table:table-cell office:value-type="float" office:value="-0.36137761149875003" table:style-name="ce4">
            <text:p>-0,361377611</text:p>
          </table:table-cell>
          <table:table-cell office:value-type="float" office:value="7.8456401099734775E-3" table:style-name="ce4">
            <text:p>0,007845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Betweenness Centrality</text:p>
          </table:table-cell>
          <table:table-cell office:value-type="float" office:value="-0.10358075051057836" table:style-name="ce4">
            <text:p>-0,103580751</text:p>
          </table:table-cell>
          <table:table-cell office:value-type="float" office:value="0.46046170282990406" table:style-name="ce4">
            <text:p>0,4604617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Load Centrality</text:p>
          </table:table-cell>
          <table:table-cell office:value-type="float" office:value="-0.10358075051057836" table:style-name="ce4">
            <text:p>-0,103580751</text:p>
          </table:table-cell>
          <table:table-cell office:value-type="float" office:value="0.46046170282990406" table:style-name="ce4">
            <text:p>0,4604617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Harmonic Centrality</text:p>
          </table:table-cell>
          <table:table-cell office:value-type="float" office:value="-4.7285721058061315E-2" table:style-name="ce4">
            <text:p>-0,047285721</text:p>
          </table:table-cell>
          <table:table-cell office:value-type="float" office:value="0.73670135658923097" table:style-name="ce4">
            <text:p>0,7367013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Information Centrality</text:p>
          </table:table-cell>
          <table:table-cell office:value-type="float" office:value="-0.45761056085276125" table:style-name="ce4">
            <text:p>-0,457610561</text:p>
          </table:table-cell>
          <table:table-cell office:value-type="float" office:value="5.7076290156037252E-4" table:style-name="ce4">
            <text:p>0,0005707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Currrent Flow Centrality</text:p>
          </table:table-cell>
          <table:table-cell office:value-type="float" office:value="-3.9202769619232226E-2" table:style-name="ce4">
            <text:p>-0,03920277</text:p>
          </table:table-cell>
          <table:table-cell office:value-type="float" office:value="0.78047340952718325" table:style-name="ce4">
            <text:p>0,780473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Subgraph Centrality</text:p>
          </table:table-cell>
          <table:table-cell office:value-type="float" office:value="0.38680989464299337" table:style-name="ce4">
            <text:p>0,386809895</text:p>
          </table:table-cell>
          <table:table-cell office:value-type="float" office:value="4.2209270831005015E-3" table:style-name="ce4">
            <text:p>0,0042209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Avg(NORM)</text:p>
          </table:table-cell>
          <table:table-cell office:value-type="float" office:value="0.66739348550902156" table:style-name="ce4">
            <text:p>0,667393486</text:p>
          </table:table-cell>
          <table:table-cell office:value-type="float" office:value="4.8213301614361331E-8" table:style-name="ce4">
            <text:p>4,82133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Max(DIT)</text:p>
          </table:table-cell>
          <table:table-cell office:value-type="float" office:value="0.70953561655190212" table:style-name="ce4">
            <text:p>0,709535617</text:p>
          </table:table-cell>
          <table:table-cell office:value-type="float" office:value="2.719967003253968E-9" table:style-name="ce4">
            <text:p>2,71997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Sum(NORM)</text:p>
          </table:table-cell>
          <table:table-cell office:value-type="float" office:value="0.69562581648450872" table:style-name="ce4">
            <text:p>0,695625816</text:p>
          </table:table-cell>
          <table:table-cell office:value-type="float" office:value="7.4150124444057746E-9" table:style-name="ce4">
            <text:p>7,41501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Avg(SIX)</text:p>
          </table:table-cell>
          <table:table-cell office:value-type="float" office:value="0.49371685700681311" table:style-name="ce4">
            <text:p>0,493716857</text:p>
          </table:table-cell>
          <table:table-cell office:value-type="float" office:value="1.72129932634343E-4" table:style-name="ce4">
            <text:p>0,000172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Avg(MCLC)</text:p>
          </table:table-cell>
          <table:table-cell office:value-type="float" office:value="0.67964034714596766" table:style-name="ce4">
            <text:p>0,679640347</text:p>
          </table:table-cell>
          <table:table-cell office:value-type="float" office:value="2.1950215199065359E-8" table:style-name="ce4">
            <text:p>2,1950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Avg(VG)</text:p>
          </table:table-cell>
          <table:table-cell office:value-type="float" office:value="0.90012621609116783" table:style-name="ce4">
            <text:p>0,900126216</text:p>
          </table:table-cell>
          <table:table-cell office:value-type="float" office:value="4.8393747269181669E-20" table:style-name="ce4">
            <text:p>4,83937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Sum(SIX)</text:p>
          </table:table-cell>
          <table:table-cell office:value-type="float" office:value="0.51912093323628961" table:style-name="ce4">
            <text:p>0,519120933</text:p>
          </table:table-cell>
          <table:table-cell office:value-type="float" office:value="6.8123575352377366E-5" table:style-name="ce4">
            <text:p>6,8123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Avg(Fin)</text:p>
          </table:table-cell>
          <table:table-cell office:value-type="float" office:value="-8.4452885537659894E-2" table:style-name="ce4">
            <text:p>-0,084452886</text:p>
          </table:table-cell>
          <table:table-cell office:value-type="float" office:value="0.54767929001714089" table:style-name="ce4">
            <text:p>0,547679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Avg(Fout)</text:p>
          </table:table-cell>
          <table:table-cell office:value-type="float" office:value="-8.4452885537659894E-2" table:style-name="ce4">
            <text:p>-0,084452886</text:p>
          </table:table-cell>
          <table:table-cell office:value-type="float" office:value="0.54767929001714089" table:style-name="ce4">
            <text:p>0,547679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Max(WMC)</text:p>
          </table:table-cell>
          <table:table-cell office:value-type="float" office:value="0.84836240254065187" table:style-name="ce4">
            <text:p>0,848362403</text:p>
          </table:table-cell>
          <table:table-cell office:value-type="float" office:value="1.066486857188072E-15" table:style-name="ce4">
            <text:p>1,06649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Avg(Si)</text:p>
          </table:table-cell>
          <table:table-cell office:value-type="float" office:value="-6.278468804828316E-2" table:style-name="ce4">
            <text:p>-0,062784688</text:p>
          </table:table-cell>
          <table:table-cell office:value-type="float" office:value="0.65514848438952455" table:style-name="ce4">
            <text:p>0,6551484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Sum(Fin)</text:p>
          </table:table-cell>
          <table:table-cell office:value-type="float" office:value="-4.7347237084493773E-2" table:style-name="ce4">
            <text:p>-0,047347237</text:p>
          </table:table-cell>
          <table:table-cell office:value-type="float" office:value="0.73637118772156585" table:style-name="ce4">
            <text:p>0,7363711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Sum(Fout)</text:p>
          </table:table-cell>
          <table:table-cell office:value-type="float" office:value="-4.7347237084493773E-2" table:style-name="ce4">
            <text:p>-0,047347237</text:p>
          </table:table-cell>
          <table:table-cell office:value-type="float" office:value="0.73637118772156585" table:style-name="ce4">
            <text:p>0,7363711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Avg(DIT)</text:p>
          </table:table-cell>
          <table:table-cell office:value-type="float" office:value="0.59989294449583619" table:style-name="ce4">
            <text:p>0,599892944</text:p>
          </table:table-cell>
          <table:table-cell office:value-type="float" office:value="2.0616268528494558E-6" table:style-name="ce4">
            <text:p>2,06163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Avg(NOA)</text:p>
          </table:table-cell>
          <table:table-cell office:value-type="float" office:value="0.59989294449583619" table:style-name="ce4">
            <text:p>0,599892944</text:p>
          </table:table-cell>
          <table:table-cell office:value-type="float" office:value="2.0616268528494558E-6" table:style-name="ce4">
            <text:p>2,06163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Avg(NOCh)</text:p>
          </table:table-cell>
          <table:table-cell office:value-type="float" office:value="0.59989294449583619" table:style-name="ce4">
            <text:p>0,599892944</text:p>
          </table:table-cell>
          <table:table-cell office:value-type="float" office:value="2.0616268528494558E-6" table:style-name="ce4">
            <text:p>2,06163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Avg(NOD)</text:p>
          </table:table-cell>
          <table:table-cell office:value-type="float" office:value="0.59989294449583619" table:style-name="ce4">
            <text:p>0,599892944</text:p>
          </table:table-cell>
          <table:table-cell office:value-type="float" office:value="2.0616268528494558E-6" table:style-name="ce4">
            <text:p>2,06163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Avg(NOPa)</text:p>
          </table:table-cell>
          <table:table-cell office:value-type="float" office:value="0.59989294449583619" table:style-name="ce4">
            <text:p>0,599892944</text:p>
          </table:table-cell>
          <table:table-cell office:value-type="float" office:value="2.0616268528494558E-6" table:style-name="ce4">
            <text:p>2,06163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Max(Fin)</text:p>
          </table:table-cell>
          <table:table-cell office:value-type="float" office:value="-6.2703109537145585E-2" table:style-name="ce4">
            <text:p>-0,06270311</text:p>
          </table:table-cell>
          <table:table-cell office:value-type="float" office:value="0.65556843781437735" table:style-name="ce4">
            <text:p>0,6555684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Sum(Si)</text:p>
          </table:table-cell>
          <table:table-cell office:value-type="float" office:value="-2.9731624900882232E-2" table:style-name="ce4">
            <text:p>-0,029731625</text:p>
          </table:table-cell>
          <table:table-cell office:value-type="float" office:value="0.83262598129700416" table:style-name="ce4">
            <text:p>0,8326259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Max(Fout)</text:p>
          </table:table-cell>
          <table:table-cell office:value-type="float" office:value="-3.2467829087165584E-2" table:style-name="ce4">
            <text:p>-0,032467829</text:p>
          </table:table-cell>
          <table:table-cell office:value-type="float" office:value="0.8174749417966507" table:style-name="ce4">
            <text:p>0,8174749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Avg(NBD)</text:p>
          </table:table-cell>
          <table:table-cell office:value-type="float" office:value="0.78214119534660154" table:style-name="ce4">
            <text:p>0,782141195</text:p>
          </table:table-cell>
          <table:table-cell office:value-type="float" office:value="4.6791938531562193E-12" table:style-name="ce4">
            <text:p>4,67919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Sum(MCLC)</text:p>
          </table:table-cell>
          <table:table-cell office:value-type="float" office:value="0.8339413527643682" table:style-name="ce4">
            <text:p>0,833941353</text:p>
          </table:table-cell>
          <table:table-cell office:value-type="float" office:value="9.0025955118047868E-15" table:style-name="ce4">
            <text:p>9,0026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Sum(NOA)</text:p>
          </table:table-cell>
          <table:table-cell office:value-type="float" office:value="0.65489053437429279" table:style-name="ce4">
            <text:p>0,654890534</text:p>
          </table:table-cell>
          <table:table-cell office:value-type="float" office:value="1.0376548926364049E-7" table:style-name="ce4">
            <text:p>1,0376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Sum(NOCh)</text:p>
          </table:table-cell>
          <table:table-cell office:value-type="float" office:value="0.65489053437429279" table:style-name="ce4">
            <text:p>0,654890534</text:p>
          </table:table-cell>
          <table:table-cell office:value-type="float" office:value="1.0376548926364049E-7" table:style-name="ce4">
            <text:p>1,0376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Sum(NOD)</text:p>
          </table:table-cell>
          <table:table-cell office:value-type="float" office:value="0.65489053437429279" table:style-name="ce4">
            <text:p>0,654890534</text:p>
          </table:table-cell>
          <table:table-cell office:value-type="float" office:value="1.0376548926364049E-7" table:style-name="ce4">
            <text:p>1,0376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Sum(NOPa)</text:p>
          </table:table-cell>
          <table:table-cell office:value-type="float" office:value="0.65489053437429279" table:style-name="ce4">
            <text:p>0,654890534</text:p>
          </table:table-cell>
          <table:table-cell office:value-type="float" office:value="1.0376548926364049E-7" table:style-name="ce4">
            <text:p>1,0376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Degree Centrality</text:p>
          </table:table-cell>
          <table:table-cell office:value-type="float" office:value="-0.31792805426122783" table:style-name="ce4">
            <text:p>-0,317928054</text:p>
          </table:table-cell>
          <table:table-cell office:value-type="float" office:value="2.0345767284331222E-2" table:style-name="ce4">
            <text:p>0,0203457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In-degree Centrality</text:p>
          </table:table-cell>
          <table:table-cell office:value-type="float" office:value="-0.3879245784342239" table:style-name="ce4">
            <text:p>-0,387924578</text:p>
          </table:table-cell>
          <table:table-cell office:value-type="float" office:value="4.1032063275091039E-3" table:style-name="ce4">
            <text:p>0,0041032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Out-degree Centrality</text:p>
          </table:table-cell>
          <table:table-cell office:value-type="float" office:value="-0.16173971623469008" table:style-name="ce4">
            <text:p>-0,161739716</text:p>
          </table:table-cell>
          <table:table-cell office:value-type="float" office:value="0.24725482952563116" table:style-name="ce4">
            <text:p>0,247254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Eigenvector Centrality</text:p>
          </table:table-cell>
          <table:table-cell office:value-type="float" office:value="-0.40403155309078431" table:style-name="ce4">
            <text:p>-0,404031553</text:p>
          </table:table-cell>
          <table:table-cell office:value-type="float" office:value="2.6970463525486502E-3" table:style-name="ce4">
            <text:p>0,0026970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Closeness Centrality</text:p>
          </table:table-cell>
          <table:table-cell office:value-type="float" office:value="-0.37030264997764911" table:style-name="ce4">
            <text:p>-0,37030265</text:p>
          </table:table-cell>
          <table:table-cell office:value-type="float" office:value="6.3463586010026407E-3" table:style-name="ce4">
            <text:p>0,0063463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Betweenness Centrality</text:p>
          </table:table-cell>
          <table:table-cell office:value-type="float" office:value="-0.12033755895343699" table:style-name="ce4">
            <text:p>-0,120337559</text:p>
          </table:table-cell>
          <table:table-cell office:value-type="float" office:value="0.39072370228783027" table:style-name="ce4">
            <text:p>0,3907237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Load Centrality</text:p>
          </table:table-cell>
          <table:table-cell office:value-type="float" office:value="-0.12033755895343699" table:style-name="ce4">
            <text:p>-0,120337559</text:p>
          </table:table-cell>
          <table:table-cell office:value-type="float" office:value="0.39072370228783027" table:style-name="ce4">
            <text:p>0,3907237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Harmonic Centrality</text:p>
          </table:table-cell>
          <table:table-cell office:value-type="float" office:value="-6.8181632648733462E-2" table:style-name="ce4">
            <text:p>-0,068181633</text:p>
          </table:table-cell>
          <table:table-cell office:value-type="float" office:value="0.62760620695766245" table:style-name="ce4">
            <text:p>0,6276062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Information Centrality</text:p>
          </table:table-cell>
          <table:table-cell office:value-type="float" office:value="-0.43397856326517675" table:style-name="ce4">
            <text:p>-0,433978563</text:p>
          </table:table-cell>
          <table:table-cell office:value-type="float" office:value="1.1680633044985911E-3" table:style-name="ce4">
            <text:p>0,0011680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Currrent Flow Centrality</text:p>
          </table:table-cell>
          <table:table-cell office:value-type="float" office:value="1.3997127575696284E-2" table:style-name="ce4">
            <text:p>0,013997128</text:p>
          </table:table-cell>
          <table:table-cell office:value-type="float" office:value="0.92076066162108727" table:style-name="ce4">
            <text:p>0,9207606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Subgraph Centrality</text:p>
          </table:table-cell>
          <table:table-cell office:value-type="float" office:value="0.4074596593274496" table:style-name="ce4">
            <text:p>0,407459659</text:p>
          </table:table-cell>
          <table:table-cell office:value-type="float" office:value="2.4600222252453394E-3" table:style-name="ce4">
            <text:p>0,002460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Avg(NORM)</text:p>
          </table:table-cell>
          <table:table-cell office:value-type="float" office:value="0.59611719061069635" table:style-name="ce4">
            <text:p>0,596117191</text:p>
          </table:table-cell>
          <table:table-cell office:value-type="float" office:value="2.4805785769848052E-6" table:style-name="ce4">
            <text:p>2,48058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Max(DIT)</text:p>
          </table:table-cell>
          <table:table-cell office:value-type="float" office:value="0.67935513163954886" table:style-name="ce4">
            <text:p>0,679355132</text:p>
          </table:table-cell>
          <table:table-cell office:value-type="float" office:value="2.2365678387777609E-8" table:style-name="ce4">
            <text:p>2,23657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Sum(NORM)</text:p>
          </table:table-cell>
          <table:table-cell office:value-type="float" office:value="0.58315011711077813" table:style-name="ce4">
            <text:p>0,583150117</text:p>
          </table:table-cell>
          <table:table-cell office:value-type="float" office:value="4.6008896779595206E-6" table:style-name="ce4">
            <text:p>4,60089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Avg(SIX)</text:p>
          </table:table-cell>
          <table:table-cell office:value-type="float" office:value="0.48207702683808568" table:style-name="ce4">
            <text:p>0,482077027</text:p>
          </table:table-cell>
          <table:table-cell office:value-type="float" office:value="2.5704548136026579E-4" table:style-name="ce4">
            <text:p>0,000257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Avg(MCLC)</text:p>
          </table:table-cell>
          <table:table-cell office:value-type="float" office:value="0.78168691436232962" table:style-name="ce4">
            <text:p>0,781686914</text:p>
          </table:table-cell>
          <table:table-cell office:value-type="float" office:value="4.9051680534818446E-12" table:style-name="ce4">
            <text:p>4,90517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Avg(VG)</text:p>
          </table:table-cell>
          <table:table-cell office:value-type="float" office:value="0.94708722159692282" table:style-name="ce4">
            <text:p>0,947087222</text:p>
          </table:table-cell>
          <table:table-cell office:value-type="float" office:value="7.9217694454827226E-27" table:style-name="ce4">
            <text:p>7,92177E-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Sum(SIX)</text:p>
          </table:table-cell>
          <table:table-cell office:value-type="float" office:value="0.48068946968811227" table:style-name="ce4">
            <text:p>0,48068947</text:p>
          </table:table-cell>
          <table:table-cell office:value-type="float" office:value="2.6937564424679781E-4" table:style-name="ce4">
            <text:p>0,0002693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Avg(Fin)</text:p>
          </table:table-cell>
          <table:table-cell office:value-type="float" office:value="-0.10793323078907578" table:style-name="ce4">
            <text:p>-0,107933231</text:p>
          </table:table-cell>
          <table:table-cell office:value-type="float" office:value="0.44172691368464345" table:style-name="ce4">
            <text:p>0,4417269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Avg(Fout)</text:p>
          </table:table-cell>
          <table:table-cell office:value-type="float" office:value="-0.10793323078907578" table:style-name="ce4">
            <text:p>-0,107933231</text:p>
          </table:table-cell>
          <table:table-cell office:value-type="float" office:value="0.44172691368464345" table:style-name="ce4">
            <text:p>0,4417269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Max(WMC)</text:p>
          </table:table-cell>
          <table:table-cell office:value-type="float" office:value="0.85194823065174008" table:style-name="ce4">
            <text:p>0,851948231</text:p>
          </table:table-cell>
          <table:table-cell office:value-type="float" office:value="6.0624894441183816E-16" table:style-name="ce4">
            <text:p>6,06249E-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Avg(Si)</text:p>
          </table:table-cell>
          <table:table-cell office:value-type="float" office:value="-7.3147668437626032E-2" table:style-name="ce4">
            <text:p>-0,073147668</text:p>
          </table:table-cell>
          <table:table-cell office:value-type="float" office:value="0.60269902994689739" table:style-name="ce4">
            <text:p>0,602699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Sum(Fin)</text:p>
          </table:table-cell>
          <table:table-cell office:value-type="float" office:value="-5.6888186475168419E-2" table:style-name="ce4">
            <text:p>-0,056888186</text:p>
          </table:table-cell>
          <table:table-cell office:value-type="float" office:value="0.68576815512613987" table:style-name="ce4">
            <text:p>0,685768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Sum(Fout)</text:p>
          </table:table-cell>
          <table:table-cell office:value-type="float" office:value="-5.6888186475168419E-2" table:style-name="ce4">
            <text:p>-0,056888186</text:p>
          </table:table-cell>
          <table:table-cell office:value-type="float" office:value="0.68576815512613987" table:style-name="ce4">
            <text:p>0,685768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Avg(DIT)</text:p>
          </table:table-cell>
          <table:table-cell office:value-type="float" office:value="0.66278379830219902" table:style-name="ce4">
            <text:p>0,662783798</text:p>
          </table:table-cell>
          <table:table-cell office:value-type="float" office:value="6.4226937513535833E-8" table:style-name="ce4">
            <text:p>6,4226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Avg(NOA)</text:p>
          </table:table-cell>
          <table:table-cell office:value-type="float" office:value="0.66278379830219902" table:style-name="ce4">
            <text:p>0,662783798</text:p>
          </table:table-cell>
          <table:table-cell office:value-type="float" office:value="6.4226937513535833E-8" table:style-name="ce4">
            <text:p>6,4226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Avg(NOCh)</text:p>
          </table:table-cell>
          <table:table-cell office:value-type="float" office:value="0.66278379830219902" table:style-name="ce4">
            <text:p>0,662783798</text:p>
          </table:table-cell>
          <table:table-cell office:value-type="float" office:value="6.4226937513535833E-8" table:style-name="ce4">
            <text:p>6,4226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Avg(NOD)</text:p>
          </table:table-cell>
          <table:table-cell office:value-type="float" office:value="0.66278379830219902" table:style-name="ce4">
            <text:p>0,662783798</text:p>
          </table:table-cell>
          <table:table-cell office:value-type="float" office:value="6.4226937513535833E-8" table:style-name="ce4">
            <text:p>6,4226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Avg(NOPa)</text:p>
          </table:table-cell>
          <table:table-cell office:value-type="float" office:value="0.66278379830219902" table:style-name="ce4">
            <text:p>0,662783798</text:p>
          </table:table-cell>
          <table:table-cell office:value-type="float" office:value="6.4226937513535833E-8" table:style-name="ce4">
            <text:p>6,4226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Max(Fin)</text:p>
          </table:table-cell>
          <table:table-cell office:value-type="float" office:value="-8.2630449881766543E-2" table:style-name="ce4">
            <text:p>-0,08263045</text:p>
          </table:table-cell>
          <table:table-cell office:value-type="float" office:value="0.55638343190242701" table:style-name="ce4">
            <text:p>0,5563834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Sum(Si)</text:p>
          </table:table-cell>
          <table:table-cell office:value-type="float" office:value="-4.0033561245438484E-2" table:style-name="ce4">
            <text:p>-0,040033561</text:p>
          </table:table-cell>
          <table:table-cell office:value-type="float" office:value="0.77594053244196404" table:style-name="ce4">
            <text:p>0,7759405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Max(Fout)</text:p>
          </table:table-cell>
          <table:table-cell office:value-type="float" office:value="-4.3157329008350807E-2" table:style-name="ce4">
            <text:p>-0,043157329</text:p>
          </table:table-cell>
          <table:table-cell office:value-type="float" office:value="0.75896428383476267" table:style-name="ce4">
            <text:p>0,7589642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Avg(NBD)</text:p>
          </table:table-cell>
          <table:table-cell office:value-type="float" office:value="0.6738525511100687" table:style-name="ce4">
            <text:p>0,673852551</text:p>
          </table:table-cell>
          <table:table-cell office:value-type="float" office:value="3.1984591853082407E-8" table:style-name="ce4">
            <text:p>3,19846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Sum(MCLC)</text:p>
          </table:table-cell>
          <table:table-cell office:value-type="float" office:value="0.83448147667684902" table:style-name="ce4">
            <text:p>0,834481477</text:p>
          </table:table-cell>
          <table:table-cell office:value-type="float" office:value="8.3422383943633111E-15" table:style-name="ce4">
            <text:p>8,34224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Sum(NOA)</text:p>
          </table:table-cell>
          <table:table-cell office:value-type="float" office:value="0.65123336178835645" table:style-name="ce4">
            <text:p>0,651233362</text:p>
          </table:table-cell>
          <table:table-cell office:value-type="float" office:value="1.2898285244373428E-7" table:style-name="ce4">
            <text:p>1,2898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Sum(NOCh)</text:p>
          </table:table-cell>
          <table:table-cell office:value-type="float" office:value="0.65123336178835645" table:style-name="ce4">
            <text:p>0,651233362</text:p>
          </table:table-cell>
          <table:table-cell office:value-type="float" office:value="1.2898285244373428E-7" table:style-name="ce4">
            <text:p>1,2898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Sum(NOD)</text:p>
          </table:table-cell>
          <table:table-cell office:value-type="float" office:value="0.65123336178835645" table:style-name="ce4">
            <text:p>0,651233362</text:p>
          </table:table-cell>
          <table:table-cell office:value-type="float" office:value="1.2898285244373428E-7" table:style-name="ce4">
            <text:p>1,2898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Sum(NOPa)</text:p>
          </table:table-cell>
          <table:table-cell office:value-type="float" office:value="0.65123336178835645" table:style-name="ce4">
            <text:p>0,651233362</text:p>
          </table:table-cell>
          <table:table-cell office:value-type="float" office:value="1.2898285244373428E-7" table:style-name="ce4">
            <text:p>1,2898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Cognitive complexity</text:p>
          </table:table-cell>
          <table:table-cell office:value-type="float" office:value="0.91664611216403857" table:style-name="ce4">
            <text:p>0,916646112</text:p>
          </table:table-cell>
          <table:table-cell office:value-type="float" office:value="5.898049137192133E-22" table:style-name="ce4">
            <text:p>5,89805E-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Degree Centrality</text:p>
          </table:table-cell>
          <table:table-cell office:value-type="float" office:value="0.38547084499000051" table:style-name="ce4">
            <text:p>0,385470845</text:p>
          </table:table-cell>
          <table:table-cell office:value-type="float" office:value="4.3662638806984642E-3" table:style-name="ce4">
            <text:p>0,0043662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In-degree Centrality</text:p>
          </table:table-cell>
          <table:table-cell office:value-type="float" office:value="0.17919811727941426" table:style-name="ce4">
            <text:p>0,179198117</text:p>
          </table:table-cell>
          <table:table-cell office:value-type="float" office:value="0.19917849818615763" table:style-name="ce4">
            <text:p>0,1991784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Out-degree Centrality</text:p>
          </table:table-cell>
          <table:table-cell office:value-type="float" office:value="0.35133874162743661" table:style-name="ce4">
            <text:p>0,351338742</text:p>
          </table:table-cell>
          <table:table-cell office:value-type="float" office:value="9.8913079298627842E-3" table:style-name="ce4">
            <text:p>0,0098913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Eigenvector Centrality</text:p>
          </table:table-cell>
          <table:table-cell office:value-type="float" office:value="0.20277722137398191" table:style-name="ce4">
            <text:p>0,202777221</text:p>
          </table:table-cell>
          <table:table-cell office:value-type="float" office:value="0.14533287593010225" table:style-name="ce4">
            <text:p>0,1453328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Closeness Centrality</text:p>
          </table:table-cell>
          <table:table-cell office:value-type="float" office:value="0.16552135064278634" table:style-name="ce4">
            <text:p>0,165521351</text:p>
          </table:table-cell>
          <table:table-cell office:value-type="float" office:value="0.23622661859668506" table:style-name="ce4">
            <text:p>0,2362266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Betweenness Centrality</text:p>
          </table:table-cell>
          <table:table-cell office:value-type="float" office:value="-2.2448133842508697E-2" table:style-name="ce4">
            <text:p>-0,022448134</text:p>
          </table:table-cell>
          <table:table-cell office:value-type="float" office:value="0.8732371375609268" table:style-name="ce4">
            <text:p>0,8732371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Load Centrality</text:p>
          </table:table-cell>
          <table:table-cell office:value-type="float" office:value="-2.2448133842508697E-2" table:style-name="ce4">
            <text:p>-0,022448134</text:p>
          </table:table-cell>
          <table:table-cell office:value-type="float" office:value="0.8732371375609268" table:style-name="ce4">
            <text:p>0,8732371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Harmonic Centrality</text:p>
          </table:table-cell>
          <table:table-cell office:value-type="float" office:value="-0.16562498146916926" table:style-name="ce4">
            <text:p>-0,165624981</text:p>
          </table:table-cell>
          <table:table-cell office:value-type="float" office:value="0.23592923533856791" table:style-name="ce4">
            <text:p>0,235929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Information Centrality</text:p>
          </table:table-cell>
          <table:table-cell office:value-type="float" office:value="0.43201710722380127" table:style-name="ce4">
            <text:p>0,432017107</text:p>
          </table:table-cell>
          <table:table-cell office:value-type="float" office:value="1.2367792398052212E-3" table:style-name="ce4">
            <text:p>0,0012367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Currrent Flow Centrality</text:p>
          </table:table-cell>
          <table:table-cell office:value-type="float" office:value="0.24573998390659574" table:style-name="ce4">
            <text:p>0,245739984</text:p>
          </table:table-cell>
          <table:table-cell office:value-type="float" office:value="7.6118923935705185E-2" table:style-name="ce4">
            <text:p>0,0761189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Subgraph Centrality</text:p>
          </table:table-cell>
          <table:table-cell office:value-type="float" office:value="-0.26298387289188907" table:style-name="ce4">
            <text:p>-0,262983873</text:p>
          </table:table-cell>
          <table:table-cell office:value-type="float" office:value="5.7100985953638987E-2" table:style-name="ce4">
            <text:p>0,0571009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Avg(NORM)</text:p>
          </table:table-cell>
          <table:table-cell office:value-type="float" office:value="-0.54919451988497958" table:style-name="ce4">
            <text:p>-0,54919452</text:p>
          </table:table-cell>
          <table:table-cell office:value-type="float" office:value="2.0578923793386251E-5" table:style-name="ce4">
            <text:p>2,0578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Max(DIT)</text:p>
          </table:table-cell>
          <table:table-cell office:value-type="float" office:value="-0.39659442399455314" table:style-name="ce4">
            <text:p>-0,396594424</text:p>
          </table:table-cell>
          <table:table-cell office:value-type="float" office:value="3.2820196434625777E-3" table:style-name="ce4">
            <text:p>0,003282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Sum(NORM)</text:p>
          </table:table-cell>
          <table:table-cell office:value-type="float" office:value="-0.46337704795509377" table:style-name="ce4">
            <text:p>-0,463377048</text:p>
          </table:table-cell>
          <table:table-cell office:value-type="float" office:value="4.754615060538233E-4" table:style-name="ce4">
            <text:p>0,0004754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Avg(SIX)</text:p>
          </table:table-cell>
          <table:table-cell office:value-type="float" office:value="-0.4908759095256322" table:style-name="ce4">
            <text:p>-0,49087591</text:p>
          </table:table-cell>
          <table:table-cell office:value-type="float" office:value="1.9008111527788179E-4" table:style-name="ce4">
            <text:p>0,0001900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Avg(MCLC)</text:p>
          </table:table-cell>
          <table:table-cell office:value-type="float" office:value="-0.36956016552172216" table:style-name="ce4">
            <text:p>-0,369560166</text:p>
          </table:table-cell>
          <table:table-cell office:value-type="float" office:value="6.4607544944834342E-3" table:style-name="ce4">
            <text:p>0,0064607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Avg(VG)</text:p>
          </table:table-cell>
          <table:table-cell office:value-type="float" office:value="-0.29148819816752258" table:style-name="ce4">
            <text:p>-0,291488198</text:p>
          </table:table-cell>
          <table:table-cell office:value-type="float" office:value="3.4201285552439398E-2" table:style-name="ce4">
            <text:p>0,0342012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Sum(SIX)</text:p>
          </table:table-cell>
          <table:table-cell office:value-type="float" office:value="-0.44334546849814938" table:style-name="ce4">
            <text:p>-0,443345468</text:p>
          </table:table-cell>
          <table:table-cell office:value-type="float" office:value="8.8481794850622602E-4" table:style-name="ce4">
            <text:p>0,0008848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Avg(Fin)</text:p>
          </table:table-cell>
          <table:table-cell office:value-type="float" office:value="4.8168776080655645E-2" table:style-name="ce4">
            <text:p>0,048168776</text:p>
          </table:table-cell>
          <table:table-cell office:value-type="float" office:value="0.73196637113444596" table:style-name="ce4">
            <text:p>0,7319663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Avg(Fout)</text:p>
          </table:table-cell>
          <table:table-cell office:value-type="float" office:value="4.8168776080655645E-2" table:style-name="ce4">
            <text:p>0,048168776</text:p>
          </table:table-cell>
          <table:table-cell office:value-type="float" office:value="0.73196637113444596" table:style-name="ce4">
            <text:p>0,7319663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Max(WMC)</text:p>
          </table:table-cell>
          <table:table-cell office:value-type="float" office:value="-0.25552634151541548" table:style-name="ce4">
            <text:p>-0,255526342</text:p>
          </table:table-cell>
          <table:table-cell office:value-type="float" office:value="6.4792044168764953E-2" table:style-name="ce4">
            <text:p>0,0647920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Avg(Si)</text:p>
          </table:table-cell>
          <table:table-cell office:value-type="float" office:value="5.3712008248667606E-2" table:style-name="ce4">
            <text:p>0,053712008</text:p>
          </table:table-cell>
          <table:table-cell office:value-type="float" office:value="0.70247540132790154" table:style-name="ce4">
            <text:p>0,7024754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Sum(Fin)</text:p>
          </table:table-cell>
          <table:table-cell office:value-type="float" office:value="6.3849974337727197E-2" table:style-name="ce4">
            <text:p>0,063849974</text:p>
          </table:table-cell>
          <table:table-cell office:value-type="float" office:value="0.64967430970108631" table:style-name="ce4">
            <text:p>0,649674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Sum(Fout)</text:p>
          </table:table-cell>
          <table:table-cell office:value-type="float" office:value="6.3849974337727197E-2" table:style-name="ce4">
            <text:p>0,063849974</text:p>
          </table:table-cell>
          <table:table-cell office:value-type="float" office:value="0.64967430970108631" table:style-name="ce4">
            <text:p>0,649674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Avg(DIT)</text:p>
          </table:table-cell>
          <table:table-cell office:value-type="float" office:value="-0.34637591378283078" table:style-name="ce4">
            <text:p>-0,346375914</text:p>
          </table:table-cell>
          <table:table-cell office:value-type="float" office:value="1.1062682770193344E-2" table:style-name="ce4">
            <text:p>0,0110626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Avg(NOA)</text:p>
          </table:table-cell>
          <table:table-cell office:value-type="float" office:value="-0.34637591378283078" table:style-name="ce4">
            <text:p>-0,346375914</text:p>
          </table:table-cell>
          <table:table-cell office:value-type="float" office:value="1.1062682770193344E-2" table:style-name="ce4">
            <text:p>0,0110626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Avg(NOCh)</text:p>
          </table:table-cell>
          <table:table-cell office:value-type="float" office:value="-0.34637591378283078" table:style-name="ce4">
            <text:p>-0,346375914</text:p>
          </table:table-cell>
          <table:table-cell office:value-type="float" office:value="1.1062682770193344E-2" table:style-name="ce4">
            <text:p>0,0110626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Avg(NOD)</text:p>
          </table:table-cell>
          <table:table-cell office:value-type="float" office:value="-0.34637591378283078" table:style-name="ce4">
            <text:p>-0,346375914</text:p>
          </table:table-cell>
          <table:table-cell office:value-type="float" office:value="1.1062682770193344E-2" table:style-name="ce4">
            <text:p>0,0110626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Avg(NOPa)</text:p>
          </table:table-cell>
          <table:table-cell office:value-type="float" office:value="-0.34637591378283078" table:style-name="ce4">
            <text:p>-0,346375914</text:p>
          </table:table-cell>
          <table:table-cell office:value-type="float" office:value="1.1062682770193344E-2" table:style-name="ce4">
            <text:p>0,0110626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Max(Fin)</text:p>
          </table:table-cell>
          <table:table-cell office:value-type="float" office:value="5.1163416525484597E-2" table:style-name="ce4">
            <text:p>0,051163417</text:p>
          </table:table-cell>
          <table:table-cell office:value-type="float" office:value="0.71598348648850751" table:style-name="ce4">
            <text:p>0,7159834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Sum(Si)</text:p>
          </table:table-cell>
          <table:table-cell office:value-type="float" office:value="7.6755960198426718E-2" table:style-name="ce4">
            <text:p>0,07675596</text:p>
          </table:table-cell>
          <table:table-cell office:value-type="float" office:value="0.58487743153282845" table:style-name="ce4">
            <text:p>0,5848774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Max(Fout)</text:p>
          </table:table-cell>
          <table:table-cell office:value-type="float" office:value="7.9550501085264902E-2" table:style-name="ce4">
            <text:p>0,079550501</text:p>
          </table:table-cell>
          <table:table-cell office:value-type="float" office:value="0.5712406162870578" table:style-name="ce4">
            <text:p>0,5712406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Avg(NBD)</text:p>
          </table:table-cell>
          <table:table-cell office:value-type="float" office:value="-0.24164721079132614" table:style-name="ce4">
            <text:p>-0,241647211</text:p>
          </table:table-cell>
          <table:table-cell office:value-type="float" office:value="8.1297602150240511E-2" table:style-name="ce4">
            <text:p>0,0812976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Sum(MCLC)</text:p>
          </table:table-cell>
          <table:table-cell office:value-type="float" office:value="-0.28759288715723691" table:style-name="ce4">
            <text:p>-0,287592887</text:p>
          </table:table-cell>
          <table:table-cell office:value-type="float" office:value="3.678686186759577E-2" table:style-name="ce4">
            <text:p>0,0367868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Sum(NOA)</text:p>
          </table:table-cell>
          <table:table-cell office:value-type="float" office:value="-0.37149911786278994" table:style-name="ce4">
            <text:p>-0,371499118</text:p>
          </table:table-cell>
          <table:table-cell office:value-type="float" office:value="6.1657357389728953E-3" table:style-name="ce4">
            <text:p>0,0061657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Sum(NOCh)</text:p>
          </table:table-cell>
          <table:table-cell office:value-type="float" office:value="-0.37149911786278994" table:style-name="ce4">
            <text:p>-0,371499118</text:p>
          </table:table-cell>
          <table:table-cell office:value-type="float" office:value="6.1657357389728953E-3" table:style-name="ce4">
            <text:p>0,0061657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Sum(NOD)</text:p>
          </table:table-cell>
          <table:table-cell office:value-type="float" office:value="-0.37149911786278994" table:style-name="ce4">
            <text:p>-0,371499118</text:p>
          </table:table-cell>
          <table:table-cell office:value-type="float" office:value="6.1657357389728953E-3" table:style-name="ce4">
            <text:p>0,0061657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Sum(NOPa)</text:p>
          </table:table-cell>
          <table:table-cell office:value-type="float" office:value="-0.37149911786278994" table:style-name="ce4">
            <text:p>-0,371499118</text:p>
          </table:table-cell>
          <table:table-cell office:value-type="float" office:value="6.1657357389728953E-3" table:style-name="ce4">
            <text:p>0,0061657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Cognitive complexity</text:p>
          </table:table-cell>
          <table:table-cell office:value-type="float" office:value="-0.23209772297831349" table:style-name="ce4">
            <text:p>-0,232097723</text:p>
          </table:table-cell>
          <table:table-cell office:value-type="float" office:value="9.4459550670717998E-2" table:style-name="ce4">
            <text:p>0,0944595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Max(VG)</text:p>
          </table:table-cell>
          <table:table-cell office:value-type="float" office:value="-0.20590448253693758" table:style-name="ce4">
            <text:p>-0,205904483</text:p>
          </table:table-cell>
          <table:table-cell office:value-type="float" office:value="0.139096335376623" table:style-name="ce4">
            <text:p>0,139096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Degree Centrality</text:p>
          </table:table-cell>
          <table:table-cell office:value-type="float" office:value="-5.9269104319831893E-2" table:style-name="ce4">
            <text:p>-0,059269104</text:p>
          </table:table-cell>
          <table:table-cell office:value-type="float" office:value="0.67334061786567778" table:style-name="ce4">
            <text:p>0,6733406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In-degree Centrality</text:p>
          </table:table-cell>
          <table:table-cell office:value-type="float" office:value="-0.15549903891271397" table:style-name="ce4">
            <text:p>-0,155499039</text:p>
          </table:table-cell>
          <table:table-cell office:value-type="float" office:value="0.26620885025526958" table:style-name="ce4">
            <text:p>0,266208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Out-degree Centrality</text:p>
          </table:table-cell>
          <table:table-cell office:value-type="float" office:value="4.5943595346621416E-2" table:style-name="ce4">
            <text:p>0,045943595</text:p>
          </table:table-cell>
          <table:table-cell office:value-type="float" office:value="0.74391646052678029" table:style-name="ce4">
            <text:p>0,7439164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Eigenvector Centrality</text:p>
          </table:table-cell>
          <table:table-cell office:value-type="float" office:value="-0.19865242102728831" table:style-name="ce4">
            <text:p>-0,198652421</text:p>
          </table:table-cell>
          <table:table-cell office:value-type="float" office:value="0.15387340124369042" table:style-name="ce4">
            <text:p>0,1538734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Closeness Centrality</text:p>
          </table:table-cell>
          <table:table-cell office:value-type="float" office:value="-0.13726066587476032" table:style-name="ce4">
            <text:p>-0,137260666</text:p>
          </table:table-cell>
          <table:table-cell office:value-type="float" office:value="0.32703979849679876" table:style-name="ce4">
            <text:p>0,3270397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Betweenness Centrality</text:p>
          </table:table-cell>
          <table:table-cell office:value-type="float" office:value="0.17419672193228494" table:style-name="ce4">
            <text:p>0,174196722</text:p>
          </table:table-cell>
          <table:table-cell office:value-type="float" office:value="0.21221599342143802" table:style-name="ce4">
            <text:p>0,2122159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Load Centrality</text:p>
          </table:table-cell>
          <table:table-cell office:value-type="float" office:value="0.17419672193228494" table:style-name="ce4">
            <text:p>0,174196722</text:p>
          </table:table-cell>
          <table:table-cell office:value-type="float" office:value="0.21221599342143802" table:style-name="ce4">
            <text:p>0,2122159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Harmonic Centrality</text:p>
          </table:table-cell>
          <table:table-cell office:value-type="float" office:value="6.7180370852705437E-2" table:style-name="ce4">
            <text:p>0,067180371</text:p>
          </table:table-cell>
          <table:table-cell office:value-type="float" office:value="0.63267951858818017" table:style-name="ce4">
            <text:p>0,6326795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Information Centrality</text:p>
          </table:table-cell>
          <table:table-cell office:value-type="float" office:value="-0.20468246615896976" table:style-name="ce4">
            <text:p>-0,204682466</text:p>
          </table:table-cell>
          <table:table-cell office:value-type="float" office:value="0.14150909864532912" table:style-name="ce4">
            <text:p>0,1415090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Currrent Flow Centrality</text:p>
          </table:table-cell>
          <table:table-cell office:value-type="float" office:value="0.21840660085342523" table:style-name="ce4">
            <text:p>0,218406601</text:p>
          </table:table-cell>
          <table:table-cell office:value-type="float" office:value="0.11614924040093845" table:style-name="ce4">
            <text:p>0,116149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Subgraph Centrality</text:p>
          </table:table-cell>
          <table:table-cell office:value-type="float" office:value="0.41443488344040269" table:style-name="ce4">
            <text:p>0,414434883</text:p>
          </table:table-cell>
          <table:table-cell office:value-type="float" office:value="2.0340418360512472E-3" table:style-name="ce4">
            <text:p>0,0020340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NORM)</text:p>
          </table:table-cell>
          <table:table-cell office:value-type="float" office:value="0.36512575857302526" table:style-name="ce4">
            <text:p>0,365125759</text:p>
          </table:table-cell>
          <table:table-cell office:value-type="float" office:value="7.1821637613795923E-3" table:style-name="ce4">
            <text:p>0,0071821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Max(DIT)</text:p>
          </table:table-cell>
          <table:table-cell office:value-type="float" office:value="0.47393436571691855" table:style-name="ce4">
            <text:p>0,473934366</text:p>
          </table:table-cell>
          <table:table-cell office:value-type="float" office:value="3.3743923793674743E-4" table:style-name="ce4">
            <text:p>0,0003374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Sum(NORM)</text:p>
          </table:table-cell>
          <table:table-cell office:value-type="float" office:value="0.37089307224123891" table:style-name="ce4">
            <text:p>0,370893072</text:p>
          </table:table-cell>
          <table:table-cell office:value-type="float" office:value="6.2566572648642483E-3" table:style-name="ce4">
            <text:p>0,0062566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SIX)</text:p>
          </table:table-cell>
          <table:table-cell office:value-type="float" office:value="0.28997257534569221" table:style-name="ce4">
            <text:p>0,289972575</text:p>
          </table:table-cell>
          <table:table-cell office:value-type="float" office:value="3.5188800609301851E-2" table:style-name="ce4">
            <text:p>0,0351888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MCLC)</text:p>
          </table:table-cell>
          <table:table-cell office:value-type="float" office:value="0.85205669041722654" table:style-name="ce4">
            <text:p>0,85205669</text:p>
          </table:table-cell>
          <table:table-cell office:value-type="float" office:value="5.9584200359505802E-16" table:style-name="ce4">
            <text:p>5,95842E-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VG)</text:p>
          </table:table-cell>
          <table:table-cell office:value-type="float" office:value="0.76111934836330131" table:style-name="ce4">
            <text:p>0,761119348</text:p>
          </table:table-cell>
          <table:table-cell office:value-type="float" office:value="3.7156552517552748E-11" table:style-name="ce4">
            <text:p>3,71566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Sum(SIX)</text:p>
          </table:table-cell>
          <table:table-cell office:value-type="float" office:value="0.2953270780143134" table:style-name="ce4">
            <text:p>0,295327078</text:p>
          </table:table-cell>
          <table:table-cell office:value-type="float" office:value="3.1802415484581015E-2" table:style-name="ce4">
            <text:p>0,031802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Fin)</text:p>
          </table:table-cell>
          <table:table-cell office:value-type="float" office:value="0.10461516801256214" table:style-name="ce4">
            <text:p>0,104615168</text:p>
          </table:table-cell>
          <table:table-cell office:value-type="float" office:value="0.45597051679412981" table:style-name="ce4">
            <text:p>0,4559705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Fout)</text:p>
          </table:table-cell>
          <table:table-cell office:value-type="float" office:value="0.10461516801256214" table:style-name="ce4">
            <text:p>0,104615168</text:p>
          </table:table-cell>
          <table:table-cell office:value-type="float" office:value="0.45597051679412981" table:style-name="ce4">
            <text:p>0,4559705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Max(WMC)</text:p>
          </table:table-cell>
          <table:table-cell office:value-type="float" office:value="0.83525851707877352" table:style-name="ce4">
            <text:p>0,835258517</text:p>
          </table:table-cell>
          <table:table-cell office:value-type="float" office:value="7.4726858868437292E-15" table:style-name="ce4">
            <text:p>7,47269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Si)</text:p>
          </table:table-cell>
          <table:table-cell office:value-type="float" office:value="0.13563003654680497" table:style-name="ce4">
            <text:p>0,135630037</text:p>
          </table:table-cell>
          <table:table-cell office:value-type="float" office:value="0.33287413885731565" table:style-name="ce4">
            <text:p>0,3328741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Sum(Fin)</text:p>
          </table:table-cell>
          <table:table-cell office:value-type="float" office:value="0.17410627180518323" table:style-name="ce4">
            <text:p>0,174106272</text:p>
          </table:table-cell>
          <table:table-cell office:value-type="float" office:value="0.21245715402755794" table:style-name="ce4">
            <text:p>0,2124571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Sum(Fout)</text:p>
          </table:table-cell>
          <table:table-cell office:value-type="float" office:value="0.17410627180518323" table:style-name="ce4">
            <text:p>0,174106272</text:p>
          </table:table-cell>
          <table:table-cell office:value-type="float" office:value="0.21245715402755794" table:style-name="ce4">
            <text:p>0,2124571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DIT)</text:p>
          </table:table-cell>
          <table:table-cell office:value-type="float" office:value="0.50014129604151014" table:style-name="ce4">
            <text:p>0,500141296</text:p>
          </table:table-cell>
          <table:table-cell office:value-type="float" office:value="1.3709692624970887E-4" table:style-name="ce4">
            <text:p>0,0001370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NOA)</text:p>
          </table:table-cell>
          <table:table-cell office:value-type="float" office:value="0.50014129604151014" table:style-name="ce4">
            <text:p>0,500141296</text:p>
          </table:table-cell>
          <table:table-cell office:value-type="float" office:value="1.3709692624970887E-4" table:style-name="ce4">
            <text:p>0,0001370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NOCh)</text:p>
          </table:table-cell>
          <table:table-cell office:value-type="float" office:value="0.50014129604151014" table:style-name="ce4">
            <text:p>0,500141296</text:p>
          </table:table-cell>
          <table:table-cell office:value-type="float" office:value="1.3709692624970887E-4" table:style-name="ce4">
            <text:p>0,0001370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NOD)</text:p>
          </table:table-cell>
          <table:table-cell office:value-type="float" office:value="0.50014129604151014" table:style-name="ce4">
            <text:p>0,500141296</text:p>
          </table:table-cell>
          <table:table-cell office:value-type="float" office:value="1.3709692624970887E-4" table:style-name="ce4">
            <text:p>0,0001370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NOPa)</text:p>
          </table:table-cell>
          <table:table-cell office:value-type="float" office:value="0.50014129604151014" table:style-name="ce4">
            <text:p>0,500141296</text:p>
          </table:table-cell>
          <table:table-cell office:value-type="float" office:value="1.3709692624970887E-4" table:style-name="ce4">
            <text:p>0,0001370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Max(Fin)</text:p>
          </table:table-cell>
          <table:table-cell office:value-type="float" office:value="0.16396244859350081" table:style-name="ce4">
            <text:p>0,163962449</text:p>
          </table:table-cell>
          <table:table-cell office:value-type="float" office:value="0.24073116000626205" table:style-name="ce4">
            <text:p>0,240731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Sum(Si)</text:p>
          </table:table-cell>
          <table:table-cell office:value-type="float" office:value="0.1752156034260893" table:style-name="ce4">
            <text:p>0,175215603</text:p>
          </table:table-cell>
          <table:table-cell office:value-type="float" office:value="0.20951267111548" table:style-name="ce4">
            <text:p>0,2095126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Max(Fout)</text:p>
          </table:table-cell>
          <table:table-cell office:value-type="float" office:value="0.16630745858499774" table:style-name="ce4">
            <text:p>0,166307459</text:p>
          </table:table-cell>
          <table:table-cell office:value-type="float" office:value="0.23397718933065015" table:style-name="ce4">
            <text:p>0,2339771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NBD)</text:p>
          </table:table-cell>
          <table:table-cell office:value-type="float" office:value="0.43735119188540722" table:style-name="ce4">
            <text:p>0,437351192</text:p>
          </table:table-cell>
          <table:table-cell office:value-type="float" office:value="1.0578717423540085E-3" table:style-name="ce4">
            <text:p>0,0010578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Sum(MCLC)</text:p>
          </table:table-cell>
          <table:table-cell office:value-type="float" office:value="0.90104965301416029" table:style-name="ce4">
            <text:p>0,901049653</text:p>
          </table:table-cell>
          <table:table-cell office:value-type="float" office:value="3.8625430749131749E-20" table:style-name="ce4">
            <text:p>3,86254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Sum(NOA)</text:p>
          </table:table-cell>
          <table:table-cell office:value-type="float" office:value="0.47226543942041049" table:style-name="ce4">
            <text:p>0,472265439</text:p>
          </table:table-cell>
          <table:table-cell office:value-type="float" office:value="3.5649846317610095E-4" table:style-name="ce4">
            <text:p>0,0003564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Sum(NOCh)</text:p>
          </table:table-cell>
          <table:table-cell office:value-type="float" office:value="0.47226543942041049" table:style-name="ce4">
            <text:p>0,472265439</text:p>
          </table:table-cell>
          <table:table-cell office:value-type="float" office:value="3.5649846317610095E-4" table:style-name="ce4">
            <text:p>0,0003564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Sum(NOD)</text:p>
          </table:table-cell>
          <table:table-cell office:value-type="float" office:value="0.47226543942041049" table:style-name="ce4">
            <text:p>0,472265439</text:p>
          </table:table-cell>
          <table:table-cell office:value-type="float" office:value="3.5649846317610095E-4" table:style-name="ce4">
            <text:p>0,0003564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Sum(NOPa)</text:p>
          </table:table-cell>
          <table:table-cell office:value-type="float" office:value="0.47226543942041049" table:style-name="ce4">
            <text:p>0,472265439</text:p>
          </table:table-cell>
          <table:table-cell office:value-type="float" office:value="3.5649846317610095E-4" table:style-name="ce4">
            <text:p>0,0003564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Cognitive complexity</text:p>
          </table:table-cell>
          <table:table-cell office:value-type="float" office:value="0.71032040549695485" table:style-name="ce4">
            <text:p>0,710320405</text:p>
          </table:table-cell>
          <table:table-cell office:value-type="float" office:value="2.5658858832879271E-9" table:style-name="ce4">
            <text:p>2,56589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Max(VG)</text:p>
          </table:table-cell>
          <table:table-cell office:value-type="float" office:value="0.84455423915303818" table:style-name="ce4">
            <text:p>0,844554239</text:p>
          </table:table-cell>
          <table:table-cell office:value-type="float" office:value="1.9127377071315322E-15" table:style-name="ce4">
            <text:p>1,91274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Avg(LCOM*)</text:p>
          </table:table-cell>
          <table:table-cell office:value-type="float" office:value="-0.23961528901798199" table:style-name="ce4">
            <text:p>-0,239615289</text:p>
          </table:table-cell>
          <table:table-cell office:value-type="float" office:value="8.396967888163441E-2" table:style-name="ce4">
            <text:p>0,0839696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Degree Centrality</text:p>
          </table:table-cell>
          <table:table-cell office:value-type="float" office:value="-0.11357607812887933" table:style-name="ce4">
            <text:p>-0,113576078</text:p>
          </table:table-cell>
          <table:table-cell office:value-type="float" office:value="0.41808097916109799" table:style-name="ce4">
            <text:p>0,4180809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In-degree Centrality</text:p>
          </table:table-cell>
          <table:table-cell office:value-type="float" office:value="3.1172386985063836E-2" table:style-name="ce4">
            <text:p>0,031172387</text:p>
          </table:table-cell>
          <table:table-cell office:value-type="float" office:value="0.82464023720397472" table:style-name="ce4">
            <text:p>0,8246402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Out-degree Centrality</text:p>
          </table:table-cell>
          <table:table-cell office:value-type="float" office:value="-9.5119957578791964E-2" table:style-name="ce4">
            <text:p>-0,095119958</text:p>
          </table:table-cell>
          <table:table-cell office:value-type="float" office:value="0.49808245438814558" table:style-name="ce4">
            <text:p>0,4980824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Eigenvector Centrality</text:p>
          </table:table-cell>
          <table:table-cell office:value-type="float" office:value="7.9153579437350338E-2" table:style-name="ce4">
            <text:p>0,079153579</text:p>
          </table:table-cell>
          <table:table-cell office:value-type="float" office:value="0.57316854298983499" table:style-name="ce4">
            <text:p>0,5731685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Closeness Centrality</text:p>
          </table:table-cell>
          <table:table-cell office:value-type="float" office:value="0.10825126682332474" table:style-name="ce4">
            <text:p>0,108251267</text:p>
          </table:table-cell>
          <table:table-cell office:value-type="float" office:value="0.44037477532982805" table:style-name="ce4">
            <text:p>0,4403747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Betweenness Centrality</text:p>
          </table:table-cell>
          <table:table-cell office:value-type="float" office:value="0.24618082346097711" table:style-name="ce4">
            <text:p>0,246180823</text:p>
          </table:table-cell>
          <table:table-cell office:value-type="float" office:value="7.5577062870095468E-2" table:style-name="ce4">
            <text:p>0,0755770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Load Centrality</text:p>
          </table:table-cell>
          <table:table-cell office:value-type="float" office:value="0.24618082346097711" table:style-name="ce4">
            <text:p>0,246180823</text:p>
          </table:table-cell>
          <table:table-cell office:value-type="float" office:value="7.5577062870095468E-2" table:style-name="ce4">
            <text:p>0,0755770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Harmonic Centrality</text:p>
          </table:table-cell>
          <table:table-cell office:value-type="float" office:value="0.40641647740740583" table:style-name="ce4">
            <text:p>0,406416477</text:p>
          </table:table-cell>
          <table:table-cell office:value-type="float" office:value="2.5301119367123377E-3" table:style-name="ce4">
            <text:p>0,0025301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Information Centrality</text:p>
          </table:table-cell>
          <table:table-cell office:value-type="float" office:value="-0.23860911629023884" table:style-name="ce4">
            <text:p>-0,238609116</text:p>
          </table:table-cell>
          <table:table-cell office:value-type="float" office:value="8.5318133687201772E-2" table:style-name="ce4">
            <text:p>0,0853181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Currrent Flow Centrality</text:p>
          </table:table-cell>
          <table:table-cell office:value-type="float" office:value="7.4970101423870131E-2" table:style-name="ce4">
            <text:p>0,074970101</text:p>
          </table:table-cell>
          <table:table-cell office:value-type="float" office:value="0.59366822306588407" table:style-name="ce4">
            <text:p>0,5936682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Subgraph Centrality</text:p>
          </table:table-cell>
          <table:table-cell office:value-type="float" office:value="0.27536990629789077" table:style-name="ce4">
            <text:p>0,275369906</text:p>
          </table:table-cell>
          <table:table-cell office:value-type="float" office:value="4.5967949311770624E-2" table:style-name="ce4">
            <text:p>0,0459679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NORM)</text:p>
          </table:table-cell>
          <table:table-cell office:value-type="float" office:value="0.5224437485039114" table:style-name="ce4">
            <text:p>0,522443749</text:p>
          </table:table-cell>
          <table:table-cell office:value-type="float" office:value="6.0013572652234608E-5" table:style-name="ce4">
            <text:p>6,0013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Max(DIT)</text:p>
          </table:table-cell>
          <table:table-cell office:value-type="float" office:value="0.62942618739650835" table:style-name="ce4">
            <text:p>0,629426187</text:p>
          </table:table-cell>
          <table:table-cell office:value-type="float" office:value="4.4519032898566604E-7" table:style-name="ce4">
            <text:p>4,4519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Sum(NORM)</text:p>
          </table:table-cell>
          <table:table-cell office:value-type="float" office:value="0.68261549455364123" table:style-name="ce4">
            <text:p>0,682615495</text:p>
          </table:table-cell>
          <table:table-cell office:value-type="float" office:value="1.802820880463258E-8" table:style-name="ce4">
            <text:p>1,8028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SIX)</text:p>
          </table:table-cell>
          <table:table-cell office:value-type="float" office:value="0.68894257681148763" table:style-name="ce4">
            <text:p>0,688942577</text:p>
          </table:table-cell>
          <table:table-cell office:value-type="float" office:value="1.1770698245660007E-8" table:style-name="ce4">
            <text:p>1,17707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MCLC)</text:p>
          </table:table-cell>
          <table:table-cell office:value-type="float" office:value="0.26504020645600956" table:style-name="ce4">
            <text:p>0,265040206</text:p>
          </table:table-cell>
          <table:table-cell office:value-type="float" office:value="5.5115178337384559E-2" table:style-name="ce4">
            <text:p>0,0551151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VG)</text:p>
          </table:table-cell>
          <table:table-cell office:value-type="float" office:value="0.37148406082236257" table:style-name="ce4">
            <text:p>0,371484061</text:p>
          </table:table-cell>
          <table:table-cell office:value-type="float" office:value="6.1679806025223497E-3" table:style-name="ce4">
            <text:p>0,0061679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Sum(SIX)</text:p>
          </table:table-cell>
          <table:table-cell office:value-type="float" office:value="0.76957318047289835" table:style-name="ce4">
            <text:p>0,76957318</text:p>
          </table:table-cell>
          <table:table-cell office:value-type="float" office:value="1.6578294006358499E-11" table:style-name="ce4">
            <text:p>1,65783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Fin)</text:p>
          </table:table-cell>
          <table:table-cell office:value-type="float" office:value="0.20633589560545415" table:style-name="ce4">
            <text:p>0,206335896</text:p>
          </table:table-cell>
          <table:table-cell office:value-type="float" office:value="0.13825193032952132" table:style-name="ce4">
            <text:p>0,138251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Fout)</text:p>
          </table:table-cell>
          <table:table-cell office:value-type="float" office:value="0.20633589560545415" table:style-name="ce4">
            <text:p>0,206335896</text:p>
          </table:table-cell>
          <table:table-cell office:value-type="float" office:value="0.13825193032952132" table:style-name="ce4">
            <text:p>0,138251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Max(WMC)</text:p>
          </table:table-cell>
          <table:table-cell office:value-type="float" office:value="0.47631056551104795" table:style-name="ce4">
            <text:p>0,476310566</text:p>
          </table:table-cell>
          <table:table-cell office:value-type="float" office:value="3.1189635003456008E-4" table:style-name="ce4">
            <text:p>0,000311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Si)</text:p>
          </table:table-cell>
          <table:table-cell office:value-type="float" office:value="0.22670525992133603" table:style-name="ce4">
            <text:p>0,22670526</text:p>
          </table:table-cell>
          <table:table-cell office:value-type="float" office:value="0.10259186108661632" table:style-name="ce4">
            <text:p>0,1025918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Sum(Fin)</text:p>
          </table:table-cell>
          <table:table-cell office:value-type="float" office:value="0.24700651747229119" table:style-name="ce4">
            <text:p>0,247006517</text:p>
          </table:table-cell>
          <table:table-cell office:value-type="float" office:value="7.4570376245272199E-2" table:style-name="ce4">
            <text:p>0,0745703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Sum(Fout)</text:p>
          </table:table-cell>
          <table:table-cell office:value-type="float" office:value="0.24700651747229119" table:style-name="ce4">
            <text:p>0,247006517</text:p>
          </table:table-cell>
          <table:table-cell office:value-type="float" office:value="7.4570376245272199E-2" table:style-name="ce4">
            <text:p>0,0745703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DIT)</text:p>
          </table:table-cell>
          <table:table-cell office:value-type="float" office:value="0.43976719831972977" table:style-name="ce4">
            <text:p>0,439767198</text:p>
          </table:table-cell>
          <table:table-cell office:value-type="float" office:value="9.8476848921177007E-4" table:style-name="ce4">
            <text:p>0,0009847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NOA)</text:p>
          </table:table-cell>
          <table:table-cell office:value-type="float" office:value="0.43976719831972977" table:style-name="ce4">
            <text:p>0,439767198</text:p>
          </table:table-cell>
          <table:table-cell office:value-type="float" office:value="9.8476848921177007E-4" table:style-name="ce4">
            <text:p>0,0009847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NOCh)</text:p>
          </table:table-cell>
          <table:table-cell office:value-type="float" office:value="0.43976719831972977" table:style-name="ce4">
            <text:p>0,439767198</text:p>
          </table:table-cell>
          <table:table-cell office:value-type="float" office:value="9.8476848921177007E-4" table:style-name="ce4">
            <text:p>0,0009847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NOD)</text:p>
          </table:table-cell>
          <table:table-cell office:value-type="float" office:value="0.43976719831972977" table:style-name="ce4">
            <text:p>0,439767198</text:p>
          </table:table-cell>
          <table:table-cell office:value-type="float" office:value="9.8476848921177007E-4" table:style-name="ce4">
            <text:p>0,0009847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NOPa)</text:p>
          </table:table-cell>
          <table:table-cell office:value-type="float" office:value="0.43976719831972977" table:style-name="ce4">
            <text:p>0,439767198</text:p>
          </table:table-cell>
          <table:table-cell office:value-type="float" office:value="9.8476848921177007E-4" table:style-name="ce4">
            <text:p>0,0009847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Max(Fin)</text:p>
          </table:table-cell>
          <table:table-cell office:value-type="float" office:value="0.2480699060062638" table:style-name="ce4">
            <text:p>0,248069906</text:p>
          </table:table-cell>
          <table:table-cell office:value-type="float" office:value="7.3289582792222654E-2" table:style-name="ce4">
            <text:p>0,0732895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Sum(Si)</text:p>
          </table:table-cell>
          <table:table-cell office:value-type="float" office:value="0.24146399694447279" table:style-name="ce4">
            <text:p>0,241463997</text:p>
          </table:table-cell>
          <table:table-cell office:value-type="float" office:value="8.1535756115950098E-2" table:style-name="ce4">
            <text:p>0,0815357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Max(Fout)</text:p>
          </table:table-cell>
          <table:table-cell office:value-type="float" office:value="0.23658208902508754" table:style-name="ce4">
            <text:p>0,236582089</text:p>
          </table:table-cell>
          <table:table-cell office:value-type="float" office:value="8.8086252047377731E-2" table:style-name="ce4">
            <text:p>0,0880862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NBD)</text:p>
          </table:table-cell>
          <table:table-cell office:value-type="float" office:value="0.23497196901983941" table:style-name="ce4">
            <text:p>0,234971969</text:p>
          </table:table-cell>
          <table:table-cell office:value-type="float" office:value="9.0334705893250558E-2" table:style-name="ce4">
            <text:p>0,0903347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Sum(MCLC)</text:p>
          </table:table-cell>
          <table:table-cell office:value-type="float" office:value="0.51842567237353721" table:style-name="ce4">
            <text:p>0,518425672</text:p>
          </table:table-cell>
          <table:table-cell office:value-type="float" office:value="6.9942853429038406E-5" table:style-name="ce4">
            <text:p>6,9942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Sum(NOA)</text:p>
          </table:table-cell>
          <table:table-cell office:value-type="float" office:value="0.68890923263106196" table:style-name="ce4">
            <text:p>0,688909233</text:p>
          </table:table-cell>
          <table:table-cell office:value-type="float" office:value="1.179750476245563E-8" table:style-name="ce4">
            <text:p>1,17975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Sum(NOCh)</text:p>
          </table:table-cell>
          <table:table-cell office:value-type="float" office:value="0.68890923263106196" table:style-name="ce4">
            <text:p>0,688909233</text:p>
          </table:table-cell>
          <table:table-cell office:value-type="float" office:value="1.179750476245563E-8" table:style-name="ce4">
            <text:p>1,17975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Sum(NOD)</text:p>
          </table:table-cell>
          <table:table-cell office:value-type="float" office:value="0.68890923263106196" table:style-name="ce4">
            <text:p>0,688909233</text:p>
          </table:table-cell>
          <table:table-cell office:value-type="float" office:value="1.179750476245563E-8" table:style-name="ce4">
            <text:p>1,17975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Sum(NOPa)</text:p>
          </table:table-cell>
          <table:table-cell office:value-type="float" office:value="0.68890923263106196" table:style-name="ce4">
            <text:p>0,688909233</text:p>
          </table:table-cell>
          <table:table-cell office:value-type="float" office:value="1.179750476245563E-8" table:style-name="ce4">
            <text:p>1,17975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Cognitive complexity</text:p>
          </table:table-cell>
          <table:table-cell office:value-type="float" office:value="0.50255381352823458" table:style-name="ce4">
            <text:p>0,502553814</text:p>
          </table:table-cell>
          <table:table-cell office:value-type="float" office:value="1.2572041796664218E-4" table:style-name="ce4">
            <text:p>0,000125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Max(VG)</text:p>
          </table:table-cell>
          <table:table-cell office:value-type="float" office:value="0.45799999619626464" table:style-name="ce4">
            <text:p>0,457999996</text:p>
          </table:table-cell>
          <table:table-cell office:value-type="float" office:value="5.6382103287914802E-4" table:style-name="ce4">
            <text:p>0,0005638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Avg(LCOM*)</text:p>
          </table:table-cell>
          <table:table-cell office:value-type="float" office:value="-0.41450353496024328" table:style-name="ce4">
            <text:p>-0,414503535</text:p>
          </table:table-cell>
          <table:table-cell office:value-type="float" office:value="2.0301980795271492E-3" table:style-name="ce4">
            <text:p>0,0020301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Max(MCLC)</text:p>
          </table:table-cell>
          <table:table-cell office:value-type="float" office:value="0.44789320753266948" table:style-name="ce4">
            <text:p>0,447893208</text:p>
          </table:table-cell>
          <table:table-cell office:value-type="float" office:value="7.709884010404964E-4" table:style-name="ce4">
            <text:p>0,0007709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Degree Centrality</text:p>
          </table:table-cell>
          <table:table-cell office:value-type="float" office:value="0.36127198849105069" table:style-name="ce4">
            <text:p>0,361271988</text:p>
          </table:table-cell>
          <table:table-cell office:value-type="float" office:value="7.8650838278946419E-3" table:style-name="ce4">
            <text:p>0,0078650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In-degree Centrality</text:p>
          </table:table-cell>
          <table:table-cell office:value-type="float" office:value="0.38390410435908084" table:style-name="ce4">
            <text:p>0,383904104</text:p>
          </table:table-cell>
          <table:table-cell office:value-type="float" office:value="4.5418847098608493E-3" table:style-name="ce4">
            <text:p>0,0045418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Out-degree Centrality</text:p>
          </table:table-cell>
          <table:table-cell office:value-type="float" office:value="0.22802052187218125" table:style-name="ce4">
            <text:p>0,228020522</text:p>
          </table:table-cell>
          <table:table-cell office:value-type="float" office:value="0.10056020270268795" table:style-name="ce4">
            <text:p>0,1005602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Eigenvector Centrality</text:p>
          </table:table-cell>
          <table:table-cell office:value-type="float" office:value="0.40217760486248727" table:style-name="ce4">
            <text:p>0,402177605</text:p>
          </table:table-cell>
          <table:table-cell office:value-type="float" office:value="2.8334847542694623E-3" table:style-name="ce4">
            <text:p>0,0028334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Closeness Centrality</text:p>
          </table:table-cell>
          <table:table-cell office:value-type="float" office:value="0.41954500793829319" table:style-name="ce4">
            <text:p>0,419545008</text:p>
          </table:table-cell>
          <table:table-cell office:value-type="float" office:value="1.7649961843730472E-3" table:style-name="ce4">
            <text:p>0,0017649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Betweenness Centrality</text:p>
          </table:table-cell>
          <table:table-cell office:value-type="float" office:value="0.25636053174773371" table:style-name="ce4">
            <text:p>0,256360532</text:p>
          </table:table-cell>
          <table:table-cell office:value-type="float" office:value="6.3892596692216475E-2" table:style-name="ce4">
            <text:p>0,0638925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Load Centrality</text:p>
          </table:table-cell>
          <table:table-cell office:value-type="float" office:value="0.25636053174773371" table:style-name="ce4">
            <text:p>0,256360532</text:p>
          </table:table-cell>
          <table:table-cell office:value-type="float" office:value="6.3892596692216475E-2" table:style-name="ce4">
            <text:p>0,0638925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Harmonic Centrality</text:p>
          </table:table-cell>
          <table:table-cell office:value-type="float" office:value="0.31532353512192579" table:style-name="ce4">
            <text:p>0,315323535</text:p>
          </table:table-cell>
          <table:table-cell office:value-type="float" office:value="2.1455747725090017E-2" table:style-name="ce4">
            <text:p>0,0214557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Information Centrality</text:p>
          </table:table-cell>
          <table:table-cell office:value-type="float" office:value="0.30838093630369878" table:style-name="ce4">
            <text:p>0,308380936</text:p>
          </table:table-cell>
          <table:table-cell office:value-type="float" office:value="2.4667137642381893E-2" table:style-name="ce4">
            <text:p>0,0246671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Currrent Flow Centrality</text:p>
          </table:table-cell>
          <table:table-cell office:value-type="float" office:value="0.32701866594643436" table:style-name="ce4">
            <text:p>0,327018666</text:p>
          </table:table-cell>
          <table:table-cell office:value-type="float" office:value="1.6844464297348247E-2" table:style-name="ce4">
            <text:p>0,0168444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Subgraph Centrality</text:p>
          </table:table-cell>
          <table:table-cell office:value-type="float" office:value="-8.6143947934849016E-2" table:style-name="ce4">
            <text:p>-0,086143948</text:p>
          </table:table-cell>
          <table:table-cell office:value-type="float" office:value="0.53966149302400701" table:style-name="ce4">
            <text:p>0,5396614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NORM)</text:p>
          </table:table-cell>
          <table:table-cell office:value-type="float" office:value="-0.16818147033489256" table:style-name="ce4">
            <text:p>-0,16818147</text:p>
          </table:table-cell>
          <table:table-cell office:value-type="float" office:value="0.22867428324779471" table:style-name="ce4">
            <text:p>0,2286742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Max(DIT)</text:p>
          </table:table-cell>
          <table:table-cell office:value-type="float" office:value="-0.10186216881645463" table:style-name="ce4">
            <text:p>-0,101862169</text:p>
          </table:table-cell>
          <table:table-cell office:value-type="float" office:value="0.46797613873695865" table:style-name="ce4">
            <text:p>0,4679761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Sum(NORM)</text:p>
          </table:table-cell>
          <table:table-cell office:value-type="float" office:value="-3.8406560954236293E-2" table:style-name="ce4">
            <text:p>-0,038406561</text:p>
          </table:table-cell>
          <table:table-cell office:value-type="float" office:value="0.78482440504133888" table:style-name="ce4">
            <text:p>0,784824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SIX)</text:p>
          </table:table-cell>
          <table:table-cell office:value-type="float" office:value="-0.11207556510455095" table:style-name="ce4">
            <text:p>-0,112075565</text:p>
          </table:table-cell>
          <table:table-cell office:value-type="float" office:value="0.42429710078019722" table:style-name="ce4">
            <text:p>0,4242971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MCLC)</text:p>
          </table:table-cell>
          <table:table-cell office:value-type="float" office:value="-0.2084178562012792" table:style-name="ce4">
            <text:p>-0,208417856</text:p>
          </table:table-cell>
          <table:table-cell office:value-type="float" office:value="0.1342307053496046" table:style-name="ce4">
            <text:p>0,134230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VG)</text:p>
          </table:table-cell>
          <table:table-cell office:value-type="float" office:value="-0.16309001997035152" table:style-name="ce4">
            <text:p>-0,16309002</text:p>
          </table:table-cell>
          <table:table-cell office:value-type="float" office:value="0.24327754966807336" table:style-name="ce4">
            <text:p>0,24327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Sum(SIX)</text:p>
          </table:table-cell>
          <table:table-cell office:value-type="float" office:value="-3.9792051760937648E-2" table:style-name="ce4">
            <text:p>-0,039792052</text:p>
          </table:table-cell>
          <table:table-cell office:value-type="float" office:value="0.77725747494684272" table:style-name="ce4">
            <text:p>0,7772574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Fin)</text:p>
          </table:table-cell>
          <table:table-cell office:value-type="float" office:value="9.520607146116708E-2" table:style-name="ce4">
            <text:p>0,095206071</text:p>
          </table:table-cell>
          <table:table-cell office:value-type="float" office:value="0.49769172793166183" table:style-name="ce4">
            <text:p>0,4976917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Fout)</text:p>
          </table:table-cell>
          <table:table-cell office:value-type="float" office:value="9.520607146116708E-2" table:style-name="ce4">
            <text:p>0,095206071</text:p>
          </table:table-cell>
          <table:table-cell office:value-type="float" office:value="0.49769172793166183" table:style-name="ce4">
            <text:p>0,4976917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Max(WMC)</text:p>
          </table:table-cell>
          <table:table-cell office:value-type="float" office:value="-1.4518939750315331E-2" table:style-name="ce4">
            <text:p>-0,01451894</text:p>
          </table:table-cell>
          <table:table-cell office:value-type="float" office:value="0.91781659878940558" table:style-name="ce4">
            <text:p>0,9178165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Si)</text:p>
          </table:table-cell>
          <table:table-cell office:value-type="float" office:value="0.11634143152077443" table:style-name="ce4">
            <text:p>0,116341432</text:p>
          </table:table-cell>
          <table:table-cell office:value-type="float" office:value="0.40676242018394437" table:style-name="ce4">
            <text:p>0,406762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Sum(Fin)</text:p>
          </table:table-cell>
          <table:table-cell office:value-type="float" office:value="0.15683631733392894" table:style-name="ce4">
            <text:p>0,156836317</text:p>
          </table:table-cell>
          <table:table-cell office:value-type="float" office:value="0.26206785689271239" table:style-name="ce4">
            <text:p>0,2620678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Sum(Fout)</text:p>
          </table:table-cell>
          <table:table-cell office:value-type="float" office:value="0.15683631733392894" table:style-name="ce4">
            <text:p>0,156836317</text:p>
          </table:table-cell>
          <table:table-cell office:value-type="float" office:value="0.26206785689271239" table:style-name="ce4">
            <text:p>0,2620678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DIT)</text:p>
          </table:table-cell>
          <table:table-cell office:value-type="float" office:value="-0.1823258185591965" table:style-name="ce4">
            <text:p>-0,182325819</text:p>
          </table:table-cell>
          <table:table-cell office:value-type="float" office:value="0.19131977044931517" table:style-name="ce4">
            <text:p>0,191319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NOA)</text:p>
          </table:table-cell>
          <table:table-cell office:value-type="float" office:value="-0.1823258185591965" table:style-name="ce4">
            <text:p>-0,182325819</text:p>
          </table:table-cell>
          <table:table-cell office:value-type="float" office:value="0.19131977044931517" table:style-name="ce4">
            <text:p>0,191319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NOCh)</text:p>
          </table:table-cell>
          <table:table-cell office:value-type="float" office:value="-0.1823258185591965" table:style-name="ce4">
            <text:p>-0,182325819</text:p>
          </table:table-cell>
          <table:table-cell office:value-type="float" office:value="0.19131977044931517" table:style-name="ce4">
            <text:p>0,191319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NOD)</text:p>
          </table:table-cell>
          <table:table-cell office:value-type="float" office:value="-0.1823258185591965" table:style-name="ce4">
            <text:p>-0,182325819</text:p>
          </table:table-cell>
          <table:table-cell office:value-type="float" office:value="0.19131977044931517" table:style-name="ce4">
            <text:p>0,191319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NOPa)</text:p>
          </table:table-cell>
          <table:table-cell office:value-type="float" office:value="-0.1823258185591965" table:style-name="ce4">
            <text:p>-0,182325819</text:p>
          </table:table-cell>
          <table:table-cell office:value-type="float" office:value="0.19131977044931517" table:style-name="ce4">
            <text:p>0,191319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Max(Fin)</text:p>
          </table:table-cell>
          <table:table-cell office:value-type="float" office:value="0.15599471396811843" table:style-name="ce4">
            <text:p>0,155994714</text:p>
          </table:table-cell>
          <table:table-cell office:value-type="float" office:value="0.26466888507019748" table:style-name="ce4">
            <text:p>0,2646688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Sum(Si)</text:p>
          </table:table-cell>
          <table:table-cell office:value-type="float" office:value="0.1599678776552341" table:style-name="ce4">
            <text:p>0,159967878</text:p>
          </table:table-cell>
          <table:table-cell office:value-type="float" office:value="0.25254040983518278" table:style-name="ce4">
            <text:p>0,252540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Max(Fout)</text:p>
          </table:table-cell>
          <table:table-cell office:value-type="float" office:value="0.15283576365497742" table:style-name="ce4">
            <text:p>0,152835764</text:p>
          </table:table-cell>
          <table:table-cell office:value-type="float" office:value="0.27458544169235155" table:style-name="ce4">
            <text:p>0,2745854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NBD)</text:p>
          </table:table-cell>
          <table:table-cell office:value-type="float" office:value="-0.21938587777882212" table:style-name="ce4">
            <text:p>-0,219385878</text:p>
          </table:table-cell>
          <table:table-cell office:value-type="float" office:value="0.11448179337336306" table:style-name="ce4">
            <text:p>0,1144817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Sum(MCLC)</text:p>
          </table:table-cell>
          <table:table-cell office:value-type="float" office:value="3.0900763387986526E-2" table:style-name="ce4">
            <text:p>0,030900763</text:p>
          </table:table-cell>
          <table:table-cell office:value-type="float" office:value="0.82614445075355536" table:style-name="ce4">
            <text:p>0,8261444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Sum(NOA)</text:p>
          </table:table-cell>
          <table:table-cell office:value-type="float" office:value="-6.256006264484204E-2" table:style-name="ce4">
            <text:p>-0,062560063</text:p>
          </table:table-cell>
          <table:table-cell office:value-type="float" office:value="0.65630507593301302" table:style-name="ce4">
            <text:p>0,6563050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Sum(NOCh)</text:p>
          </table:table-cell>
          <table:table-cell office:value-type="float" office:value="-6.256006264484204E-2" table:style-name="ce4">
            <text:p>-0,062560063</text:p>
          </table:table-cell>
          <table:table-cell office:value-type="float" office:value="0.65630507593301302" table:style-name="ce4">
            <text:p>0,6563050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Sum(NOD)</text:p>
          </table:table-cell>
          <table:table-cell office:value-type="float" office:value="-6.256006264484204E-2" table:style-name="ce4">
            <text:p>-0,062560063</text:p>
          </table:table-cell>
          <table:table-cell office:value-type="float" office:value="0.65630507593301302" table:style-name="ce4">
            <text:p>0,6563050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Sum(NOPa)</text:p>
          </table:table-cell>
          <table:table-cell office:value-type="float" office:value="-6.256006264484204E-2" table:style-name="ce4">
            <text:p>-0,062560063</text:p>
          </table:table-cell>
          <table:table-cell office:value-type="float" office:value="0.65630507593301302" table:style-name="ce4">
            <text:p>0,6563050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Cognitive complexity</text:p>
          </table:table-cell>
          <table:table-cell office:value-type="float" office:value="-2.0759953245596343E-2" table:style-name="ce4">
            <text:p>-0,020759953</text:p>
          </table:table-cell>
          <table:table-cell office:value-type="float" office:value="0.8827005007146691" table:style-name="ce4">
            <text:p>0,8827005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Max(VG)</text:p>
          </table:table-cell>
          <table:table-cell office:value-type="float" office:value="-6.7317747767741591E-3" table:style-name="ce4">
            <text:p>-0,006731775</text:p>
          </table:table-cell>
          <table:table-cell office:value-type="float" office:value="0.9618437870742822" table:style-name="ce4">
            <text:p>0,9618437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Avg(LCOM*)</text:p>
          </table:table-cell>
          <table:table-cell office:value-type="float" office:value="0.61314420020445626" table:style-name="ce4">
            <text:p>0,6131442</text:p>
          </table:table-cell>
          <table:table-cell office:value-type="float" office:value="1.056639885570159E-6" table:style-name="ce4">
            <text:p>1,05664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Max(MCLC)</text:p>
          </table:table-cell>
          <table:table-cell office:value-type="float" office:value="3.0394112438884294E-2" table:style-name="ce4">
            <text:p>0,030394112</text:p>
          </table:table-cell>
          <table:table-cell office:value-type="float" office:value="0.82895186404403098" table:style-name="ce4">
            <text:p>0,8289518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Sum(Ca)</text:p>
          </table:table-cell>
          <table:table-cell office:value-type="float" office:value="0.18200688843924123" table:style-name="ce4">
            <text:p>0,182006888</text:p>
          </table:table-cell>
          <table:table-cell office:value-type="float" office:value="0.19211083041936849" table:style-name="ce4">
            <text:p>0,192110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Degree Centrality</text:p>
          </table:table-cell>
          <table:table-cell office:value-type="float" office:value="-0.11837935222003966" table:style-name="ce4">
            <text:p>-0,118379352</text:p>
          </table:table-cell>
          <table:table-cell office:value-type="float" office:value="0.39853599473046697" table:style-name="ce4">
            <text:p>0,3985359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In-degree Centrality</text:p>
          </table:table-cell>
          <table:table-cell office:value-type="float" office:value="1.9008902331167647E-2" table:style-name="ce4">
            <text:p>0,019008902</text:p>
          </table:table-cell>
          <table:table-cell office:value-type="float" office:value="0.8925334686896288" table:style-name="ce4">
            <text:p>0,8925334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Out-degree Centrality</text:p>
          </table:table-cell>
          <table:table-cell office:value-type="float" office:value="-8.8930519506202524E-2" table:style-name="ce4">
            <text:p>-0,08893052</text:p>
          </table:table-cell>
          <table:table-cell office:value-type="float" office:value="0.52657525870933086" table:style-name="ce4">
            <text:p>0,5265752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Eigenvector Centrality</text:p>
          </table:table-cell>
          <table:table-cell office:value-type="float" office:value="5.2028498390347067E-2" table:style-name="ce4">
            <text:p>0,052028498</text:p>
          </table:table-cell>
          <table:table-cell office:value-type="float" office:value="0.71138844459664274" table:style-name="ce4">
            <text:p>0,711388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Closeness Centrality</text:p>
          </table:table-cell>
          <table:table-cell office:value-type="float" office:value="9.1361714464723132E-2" table:style-name="ce4">
            <text:p>0,091361714</text:p>
          </table:table-cell>
          <table:table-cell office:value-type="float" office:value="0.51528785981777936" table:style-name="ce4">
            <text:p>0,515287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Betweenness Centrality</text:p>
          </table:table-cell>
          <table:table-cell office:value-type="float" office:value="0.27331572400278908" table:style-name="ce4">
            <text:p>0,273315724</text:p>
          </table:table-cell>
          <table:table-cell office:value-type="float" office:value="4.7680653168119272E-2" table:style-name="ce4">
            <text:p>0,0476806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Load Centrality</text:p>
          </table:table-cell>
          <table:table-cell office:value-type="float" office:value="0.27331572400278908" table:style-name="ce4">
            <text:p>0,273315724</text:p>
          </table:table-cell>
          <table:table-cell office:value-type="float" office:value="4.7680653168119272E-2" table:style-name="ce4">
            <text:p>0,0476806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Harmonic Centrality</text:p>
          </table:table-cell>
          <table:table-cell office:value-type="float" office:value="0.39085397869429694" table:style-name="ce4">
            <text:p>0,390853979</text:p>
          </table:table-cell>
          <table:table-cell office:value-type="float" office:value="3.8075027972242306E-3" table:style-name="ce4">
            <text:p>0,0038075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Information Centrality</text:p>
          </table:table-cell>
          <table:table-cell office:value-type="float" office:value="-0.24162984744032046" table:style-name="ce4">
            <text:p>-0,241629847</text:p>
          </table:table-cell>
          <table:table-cell office:value-type="float" office:value="8.1320148707590856E-2" table:style-name="ce4">
            <text:p>0,0813201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Currrent Flow Centrality</text:p>
          </table:table-cell>
          <table:table-cell office:value-type="float" office:value="8.012459155636445E-2" table:style-name="ce4">
            <text:p>0,080124592</text:p>
          </table:table-cell>
          <table:table-cell office:value-type="float" office:value="0.56845745505924072" table:style-name="ce4">
            <text:p>0,568457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Subgraph Centrality</text:p>
          </table:table-cell>
          <table:table-cell office:value-type="float" office:value="0.29336554788591102" table:style-name="ce4">
            <text:p>0,293365548</text:p>
          </table:table-cell>
          <table:table-cell office:value-type="float" office:value="3.3010051033463772E-2" table:style-name="ce4">
            <text:p>0,0330100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NORM)</text:p>
          </table:table-cell>
          <table:table-cell office:value-type="float" office:value="0.54208246626908985" table:style-name="ce4">
            <text:p>0,542082466</text:p>
          </table:table-cell>
          <table:table-cell office:value-type="float" office:value="2.7598011329738843E-5" table:style-name="ce4">
            <text:p>2,759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Max(DIT)</text:p>
          </table:table-cell>
          <table:table-cell office:value-type="float" office:value="0.64427845073819101" table:style-name="ce4">
            <text:p>0,644278451</text:p>
          </table:table-cell>
          <table:table-cell office:value-type="float" office:value="1.9352858932311999E-7" table:style-name="ce4">
            <text:p>1,93529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Sum(NORM)</text:p>
          </table:table-cell>
          <table:table-cell office:value-type="float" office:value="0.69720048901760978" table:style-name="ce4">
            <text:p>0,697200489</text:p>
          </table:table-cell>
          <table:table-cell office:value-type="float" office:value="6.6379988991325159E-9" table:style-name="ce4">
            <text:p>6,638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SIX)</text:p>
          </table:table-cell>
          <table:table-cell office:value-type="float" office:value="0.69169529101410987" table:style-name="ce4">
            <text:p>0,691695291</text:p>
          </table:table-cell>
          <table:table-cell office:value-type="float" office:value="9.7451864751963181E-9" table:style-name="ce4">
            <text:p>9,74519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MCLC)</text:p>
          </table:table-cell>
          <table:table-cell office:value-type="float" office:value="0.26819029128021799" table:style-name="ce4">
            <text:p>0,268190291</text:p>
          </table:table-cell>
          <table:table-cell office:value-type="float" office:value="5.2181789487651294E-2" table:style-name="ce4">
            <text:p>0,0521817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VG)</text:p>
          </table:table-cell>
          <table:table-cell office:value-type="float" office:value="0.37408186447374636" table:style-name="ce4">
            <text:p>0,374081864</text:p>
          </table:table-cell>
          <table:table-cell office:value-type="float" office:value="5.7910756885521135E-3" table:style-name="ce4">
            <text:p>0,0057910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Sum(SIX)</text:p>
          </table:table-cell>
          <table:table-cell office:value-type="float" office:value="0.77188284018487086" table:style-name="ce4">
            <text:p>0,77188284</text:p>
          </table:table-cell>
          <table:table-cell office:value-type="float" office:value="1.3218956850831563E-11" table:style-name="ce4">
            <text:p>1,3219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Fin)</text:p>
          </table:table-cell>
          <table:table-cell office:value-type="float" office:value="0.20033523219929839" table:style-name="ce4">
            <text:p>0,200335232</text:p>
          </table:table-cell>
          <table:table-cell office:value-type="float" office:value="0.15034546708457985" table:style-name="ce4">
            <text:p>0,1503454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Fout)</text:p>
          </table:table-cell>
          <table:table-cell office:value-type="float" office:value="0.20033523219929839" table:style-name="ce4">
            <text:p>0,200335232</text:p>
          </table:table-cell>
          <table:table-cell office:value-type="float" office:value="0.15034546708457985" table:style-name="ce4">
            <text:p>0,1503454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Max(WMC)</text:p>
          </table:table-cell>
          <table:table-cell office:value-type="float" office:value="0.47377560153805165" table:style-name="ce4">
            <text:p>0,473775602</text:p>
          </table:table-cell>
          <table:table-cell office:value-type="float" office:value="3.3921169022652374E-4" table:style-name="ce4">
            <text:p>0,0003392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Si)</text:p>
          </table:table-cell>
          <table:table-cell office:value-type="float" office:value="0.22087996231891829" table:style-name="ce4">
            <text:p>0,220879962</text:p>
          </table:table-cell>
          <table:table-cell office:value-type="float" office:value="0.11197306339223147" table:style-name="ce4">
            <text:p>0,1119730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Sum(Fin)</text:p>
          </table:table-cell>
          <table:table-cell office:value-type="float" office:value="0.23793106390624999" table:style-name="ce4">
            <text:p>0,237931064</text:p>
          </table:table-cell>
          <table:table-cell office:value-type="float" office:value="8.6236385987914624E-2" table:style-name="ce4">
            <text:p>0,0862363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Sum(Fout)</text:p>
          </table:table-cell>
          <table:table-cell office:value-type="float" office:value="0.23793106390624999" table:style-name="ce4">
            <text:p>0,237931064</text:p>
          </table:table-cell>
          <table:table-cell office:value-type="float" office:value="8.6236385987914624E-2" table:style-name="ce4">
            <text:p>0,0862363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DIT)</text:p>
          </table:table-cell>
          <table:table-cell office:value-type="float" office:value="0.45812302821694678" table:style-name="ce4">
            <text:p>0,458123028</text:p>
          </table:table-cell>
          <table:table-cell office:value-type="float" office:value="5.6164383522607842E-4" table:style-name="ce4">
            <text:p>0,0005616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NOA)</text:p>
          </table:table-cell>
          <table:table-cell office:value-type="float" office:value="0.45812302821694678" table:style-name="ce4">
            <text:p>0,458123028</text:p>
          </table:table-cell>
          <table:table-cell office:value-type="float" office:value="5.6164383522607842E-4" table:style-name="ce4">
            <text:p>0,0005616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NOCh)</text:p>
          </table:table-cell>
          <table:table-cell office:value-type="float" office:value="0.45812302821694678" table:style-name="ce4">
            <text:p>0,458123028</text:p>
          </table:table-cell>
          <table:table-cell office:value-type="float" office:value="5.6164383522607842E-4" table:style-name="ce4">
            <text:p>0,0005616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NOD)</text:p>
          </table:table-cell>
          <table:table-cell office:value-type="float" office:value="0.45812302821694678" table:style-name="ce4">
            <text:p>0,458123028</text:p>
          </table:table-cell>
          <table:table-cell office:value-type="float" office:value="5.6164383522607842E-4" table:style-name="ce4">
            <text:p>0,0005616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NOPa)</text:p>
          </table:table-cell>
          <table:table-cell office:value-type="float" office:value="0.45812302821694678" table:style-name="ce4">
            <text:p>0,458123028</text:p>
          </table:table-cell>
          <table:table-cell office:value-type="float" office:value="5.6164383522607842E-4" table:style-name="ce4">
            <text:p>0,0005616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Max(Fin)</text:p>
          </table:table-cell>
          <table:table-cell office:value-type="float" office:value="0.2408272252949942" table:style-name="ce4">
            <text:p>0,240827225</text:p>
          </table:table-cell>
          <table:table-cell office:value-type="float" office:value="8.236774954603221E-2" table:style-name="ce4">
            <text:p>0,082367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Sum(Si)</text:p>
          </table:table-cell>
          <table:table-cell office:value-type="float" office:value="0.23434437700955937" table:style-name="ce4">
            <text:p>0,234344377</text:p>
          </table:table-cell>
          <table:table-cell office:value-type="float" office:value="9.1223145595694458E-2" table:style-name="ce4">
            <text:p>0,0912231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Max(Fout)</text:p>
          </table:table-cell>
          <table:table-cell office:value-type="float" office:value="0.22891055102196042" table:style-name="ce4">
            <text:p>0,228910551</text:p>
          </table:table-cell>
          <table:table-cell office:value-type="float" office:value="9.9203138693691115E-2" table:style-name="ce4">
            <text:p>0,0992031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NBD)</text:p>
          </table:table-cell>
          <table:table-cell office:value-type="float" office:value="0.2408292655176516" table:style-name="ce4">
            <text:p>0,240829266</text:p>
          </table:table-cell>
          <table:table-cell office:value-type="float" office:value="8.2365073208323772E-2" table:style-name="ce4">
            <text:p>0,0823650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Sum(MCLC)</text:p>
          </table:table-cell>
          <table:table-cell office:value-type="float" office:value="0.53074960786116465" table:style-name="ce4">
            <text:p>0,530749608</text:p>
          </table:table-cell>
          <table:table-cell office:value-type="float" office:value="4.3462208425179769E-5" table:style-name="ce4">
            <text:p>4,3462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Sum(NOA)</text:p>
          </table:table-cell>
          <table:table-cell office:value-type="float" office:value="0.70488287517027115" table:style-name="ce4">
            <text:p>0,704882875</text:p>
          </table:table-cell>
          <table:table-cell office:value-type="float" office:value="3.8285075717809205E-9" table:style-name="ce4">
            <text:p>3,82851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Sum(NOCh)</text:p>
          </table:table-cell>
          <table:table-cell office:value-type="float" office:value="0.70488287517027115" table:style-name="ce4">
            <text:p>0,704882875</text:p>
          </table:table-cell>
          <table:table-cell office:value-type="float" office:value="3.8285075717809205E-9" table:style-name="ce4">
            <text:p>3,82851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Sum(NOD)</text:p>
          </table:table-cell>
          <table:table-cell office:value-type="float" office:value="0.70488287517027115" table:style-name="ce4">
            <text:p>0,704882875</text:p>
          </table:table-cell>
          <table:table-cell office:value-type="float" office:value="3.8285075717809205E-9" table:style-name="ce4">
            <text:p>3,82851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Sum(NOPa)</text:p>
          </table:table-cell>
          <table:table-cell office:value-type="float" office:value="0.70488287517027115" table:style-name="ce4">
            <text:p>0,704882875</text:p>
          </table:table-cell>
          <table:table-cell office:value-type="float" office:value="3.8285075717809205E-9" table:style-name="ce4">
            <text:p>3,82851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Cognitive complexity</text:p>
          </table:table-cell>
          <table:table-cell office:value-type="float" office:value="0.50591872838619045" table:style-name="ce4">
            <text:p>0,505918728</text:p>
          </table:table-cell>
          <table:table-cell office:value-type="float" office:value="1.1129104508445246E-4" table:style-name="ce4">
            <text:p>0,0001112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Max(VG)</text:p>
          </table:table-cell>
          <table:table-cell office:value-type="float" office:value="0.45174176407675909" table:style-name="ce4">
            <text:p>0,451741764</text:p>
          </table:table-cell>
          <table:table-cell office:value-type="float" office:value="6.8515290409530292E-4" table:style-name="ce4">
            <text:p>0,0006851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Avg(LCOM*)</text:p>
          </table:table-cell>
          <table:table-cell office:value-type="float" office:value="-0.42437128882588288" table:style-name="ce4">
            <text:p>-0,424371289</text:p>
          </table:table-cell>
          <table:table-cell office:value-type="float" office:value="1.5405206419397935E-3" table:style-name="ce4">
            <text:p>0,0015405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Max(MCLC)</text:p>
          </table:table-cell>
          <table:table-cell office:value-type="float" office:value="0.44347439109440168" table:style-name="ce4">
            <text:p>0,443474391</text:p>
          </table:table-cell>
          <table:table-cell office:value-type="float" office:value="8.81393492243515E-4" table:style-name="ce4">
            <text:p>0,0008813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Sum(Ca)</text:p>
          </table:table-cell>
          <table:table-cell office:value-type="float" office:value="0.98388657149137115" table:style-name="ce4">
            <text:p>0,983886571</text:p>
          </table:table-cell>
          <table:table-cell office:value-type="float" office:value="8.3711137371402764E-40" table:style-name="ce4">
            <text:p>8,37111E-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Max(LCOM*)</text:p>
          </table:table-cell>
          <table:table-cell office:value-type="float" office:value="0.15986008920105921" table:style-name="ce4">
            <text:p>0,159860089</text:p>
          </table:table-cell>
          <table:table-cell office:value-type="float" office:value="0.25286440040280567" table:style-name="ce4">
            <text:p>0,25286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Degree Centrality</text:p>
          </table:table-cell>
          <table:table-cell office:value-type="float" office:value="0.2621366427148808" table:style-name="ce4">
            <text:p>0,262136643</text:p>
          </table:table-cell>
          <table:table-cell office:value-type="float" office:value="5.7935774569427459E-2" table:style-name="ce4">
            <text:p>0,0579357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In-degree Centrality</text:p>
          </table:table-cell>
          <table:table-cell office:value-type="float" office:value="9.0018925439825995E-2" table:style-name="ce4">
            <text:p>0,090018925</text:p>
          </table:table-cell>
          <table:table-cell office:value-type="float" office:value="0.52150697187107564" table:style-name="ce4">
            <text:p>0,5215069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Out-degree Centrality</text:p>
          </table:table-cell>
          <table:table-cell office:value-type="float" office:value="0.32042843265212712" table:style-name="ce4">
            <text:p>0,320428433</text:p>
          </table:table-cell>
          <table:table-cell office:value-type="float" office:value="1.932627708793902E-2" table:style-name="ce4">
            <text:p>0,0193262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Eigenvector Centrality</text:p>
          </table:table-cell>
          <table:table-cell office:value-type="float" office:value="0.11304237246086585" table:style-name="ce4">
            <text:p>0,113042372</text:p>
          </table:table-cell>
          <table:table-cell office:value-type="float" office:value="0.42028595610929043" table:style-name="ce4">
            <text:p>0,4202859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Closeness Centrality</text:p>
          </table:table-cell>
          <table:table-cell office:value-type="float" office:value="0.13155562805312507" table:style-name="ce4">
            <text:p>0,131555628</text:p>
          </table:table-cell>
          <table:table-cell office:value-type="float" office:value="0.34773511720298877" table:style-name="ce4">
            <text:p>0,3477351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Betweenness Centrality</text:p>
          </table:table-cell>
          <table:table-cell office:value-type="float" office:value="0.30779159068165146" table:style-name="ce4">
            <text:p>0,307791591</text:p>
          </table:table-cell>
          <table:table-cell office:value-type="float" office:value="2.4957427635571267E-2" table:style-name="ce4">
            <text:p>0,0249574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Load Centrality</text:p>
          </table:table-cell>
          <table:table-cell office:value-type="float" office:value="0.30779159068165146" table:style-name="ce4">
            <text:p>0,307791591</text:p>
          </table:table-cell>
          <table:table-cell office:value-type="float" office:value="2.4957427635571267E-2" table:style-name="ce4">
            <text:p>0,0249574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Harmonic Centrality</text:p>
          </table:table-cell>
          <table:table-cell office:value-type="float" office:value="0.18433894825606167" table:style-name="ce4">
            <text:p>0,184338948</text:p>
          </table:table-cell>
          <table:table-cell office:value-type="float" office:value="0.18638011590974302" table:style-name="ce4">
            <text:p>0,1863801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Information Centrality</text:p>
          </table:table-cell>
          <table:table-cell office:value-type="float" office:value="0.14099901534660589" table:style-name="ce4">
            <text:p>0,140999015</text:p>
          </table:table-cell>
          <table:table-cell office:value-type="float" office:value="0.31390897377951676" table:style-name="ce4">
            <text:p>0,3139089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Currrent Flow Centrality</text:p>
          </table:table-cell>
          <table:table-cell office:value-type="float" office:value="0.39070818382219835" table:style-name="ce4">
            <text:p>0,390708184</text:p>
          </table:table-cell>
          <table:table-cell office:value-type="float" office:value="3.8217630303447716E-3" table:style-name="ce4">
            <text:p>0,0038217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Subgraph Centrality</text:p>
          </table:table-cell>
          <table:table-cell office:value-type="float" office:value="0.2031328753992355" table:style-name="ce4">
            <text:p>0,203132875</text:p>
          </table:table-cell>
          <table:table-cell office:value-type="float" office:value="0.1446133217631502" table:style-name="ce4">
            <text:p>0,1446133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NORM)</text:p>
          </table:table-cell>
          <table:table-cell office:value-type="float" office:value="0.11155681001399981" table:style-name="ce4">
            <text:p>0,11155681</text:p>
          </table:table-cell>
          <table:table-cell office:value-type="float" office:value="0.42645826070773141" table:style-name="ce4">
            <text:p>0,4264582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Max(DIT)</text:p>
          </table:table-cell>
          <table:table-cell office:value-type="float" office:value="0.26198342752282372" table:style-name="ce4">
            <text:p>0,261983428</text:p>
          </table:table-cell>
          <table:table-cell office:value-type="float" office:value="5.8087785176923465E-2" table:style-name="ce4">
            <text:p>0,0580877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Sum(NORM)</text:p>
          </table:table-cell>
          <table:table-cell office:value-type="float" office:value="0.2620192632094136" table:style-name="ce4">
            <text:p>0,262019263</text:p>
          </table:table-cell>
          <table:table-cell office:value-type="float" office:value="5.8052202457996568E-2" table:style-name="ce4">
            <text:p>0,0580522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SIX)</text:p>
          </table:table-cell>
          <table:table-cell office:value-type="float" office:value="0.15392346772421839" table:style-name="ce4">
            <text:p>0,153923468</text:p>
          </table:table-cell>
          <table:table-cell office:value-type="float" office:value="0.27114351510313628" table:style-name="ce4">
            <text:p>0,271143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MCLC)</text:p>
          </table:table-cell>
          <table:table-cell office:value-type="float" office:value="0.20657544013551599" table:style-name="ce4">
            <text:p>0,20657544</text:p>
          </table:table-cell>
          <table:table-cell office:value-type="float" office:value="0.13778472748371406" table:style-name="ce4">
            <text:p>0,1377847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VG)</text:p>
          </table:table-cell>
          <table:table-cell office:value-type="float" office:value="0.20553410520096194" table:style-name="ce4">
            <text:p>0,205534105</text:p>
          </table:table-cell>
          <table:table-cell office:value-type="float" office:value="0.13982434381606834" table:style-name="ce4">
            <text:p>0,1398243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Sum(SIX)</text:p>
          </table:table-cell>
          <table:table-cell office:value-type="float" office:value="0.24499407607939502" table:style-name="ce4">
            <text:p>0,244994076</text:p>
          </table:table-cell>
          <table:table-cell office:value-type="float" office:value="7.7042759192245444E-2" table:style-name="ce4">
            <text:p>0,0770427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Fin)</text:p>
          </table:table-cell>
          <table:table-cell office:value-type="float" office:value="0.31852543632440111" table:style-name="ce4">
            <text:p>0,318525436</text:p>
          </table:table-cell>
          <table:table-cell office:value-type="float" office:value="2.0098146543817457E-2" table:style-name="ce4">
            <text:p>0,0200981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Fout)</text:p>
          </table:table-cell>
          <table:table-cell office:value-type="float" office:value="0.31852543632440111" table:style-name="ce4">
            <text:p>0,318525436</text:p>
          </table:table-cell>
          <table:table-cell office:value-type="float" office:value="2.0098146543817457E-2" table:style-name="ce4">
            <text:p>0,0200981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Max(WMC)</text:p>
          </table:table-cell>
          <table:table-cell office:value-type="float" office:value="0.35777176018131623" table:style-name="ce4">
            <text:p>0,35777176</text:p>
          </table:table-cell>
          <table:table-cell office:value-type="float" office:value="8.5335579675174886E-3" table:style-name="ce4">
            <text:p>0,0085335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Si)</text:p>
          </table:table-cell>
          <table:table-cell office:value-type="float" office:value="0.36009716293739674" table:style-name="ce4">
            <text:p>0,360097163</text:p>
          </table:table-cell>
          <table:table-cell office:value-type="float" office:value="8.0841917303082524E-3" table:style-name="ce4">
            <text:p>0,0080841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Sum(Fin)</text:p>
          </table:table-cell>
          <table:table-cell office:value-type="float" office:value="0.38890693272434801" table:style-name="ce4">
            <text:p>0,388906933</text:p>
          </table:table-cell>
          <table:table-cell office:value-type="float" office:value="4.0018666347990473E-3" table:style-name="ce4">
            <text:p>0,0040018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Sum(Fout)</text:p>
          </table:table-cell>
          <table:table-cell office:value-type="float" office:value="0.38890693272434801" table:style-name="ce4">
            <text:p>0,388906933</text:p>
          </table:table-cell>
          <table:table-cell office:value-type="float" office:value="4.0018666347990473E-3" table:style-name="ce4">
            <text:p>0,0040018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DIT)</text:p>
          </table:table-cell>
          <table:table-cell office:value-type="float" office:value="0.16287078233382885" table:style-name="ce4">
            <text:p>0,162870782</text:p>
          </table:table-cell>
          <table:table-cell office:value-type="float" office:value="0.24392032334158842" table:style-name="ce4">
            <text:p>0,2439203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NOA)</text:p>
          </table:table-cell>
          <table:table-cell office:value-type="float" office:value="0.16287078233382885" table:style-name="ce4">
            <text:p>0,162870782</text:p>
          </table:table-cell>
          <table:table-cell office:value-type="float" office:value="0.24392032334158842" table:style-name="ce4">
            <text:p>0,2439203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NOCh)</text:p>
          </table:table-cell>
          <table:table-cell office:value-type="float" office:value="0.16287078233382885" table:style-name="ce4">
            <text:p>0,162870782</text:p>
          </table:table-cell>
          <table:table-cell office:value-type="float" office:value="0.24392032334158842" table:style-name="ce4">
            <text:p>0,2439203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NOD)</text:p>
          </table:table-cell>
          <table:table-cell office:value-type="float" office:value="0.16287078233382885" table:style-name="ce4">
            <text:p>0,162870782</text:p>
          </table:table-cell>
          <table:table-cell office:value-type="float" office:value="0.24392032334158842" table:style-name="ce4">
            <text:p>0,2439203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NOPa)</text:p>
          </table:table-cell>
          <table:table-cell office:value-type="float" office:value="0.16287078233382885" table:style-name="ce4">
            <text:p>0,162870782</text:p>
          </table:table-cell>
          <table:table-cell office:value-type="float" office:value="0.24392032334158842" table:style-name="ce4">
            <text:p>0,2439203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Max(Fin)</text:p>
          </table:table-cell>
          <table:table-cell office:value-type="float" office:value="0.38384585418285194" table:style-name="ce4">
            <text:p>0,383845854</text:p>
          </table:table-cell>
          <table:table-cell office:value-type="float" office:value="4.5485321339213281E-3" table:style-name="ce4">
            <text:p>0,0045485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Sum(Si)</text:p>
          </table:table-cell>
          <table:table-cell office:value-type="float" office:value="0.40005310043483083" table:style-name="ce4">
            <text:p>0,4000531</text:p>
          </table:table-cell>
          <table:table-cell office:value-type="float" office:value="2.9973211938488734E-3" table:style-name="ce4">
            <text:p>0,0029973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Max(Fout)</text:p>
          </table:table-cell>
          <table:table-cell office:value-type="float" office:value="0.40112252397972964" table:style-name="ce4">
            <text:p>0,401122524</text:p>
          </table:table-cell>
          <table:table-cell office:value-type="float" office:value="2.9138309709549602E-3" table:style-name="ce4">
            <text:p>0,0029138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NBD)</text:p>
          </table:table-cell>
          <table:table-cell office:value-type="float" office:value="0.16361341987448882" table:style-name="ce4">
            <text:p>0,16361342</text:p>
          </table:table-cell>
          <table:table-cell office:value-type="float" office:value="0.24174768824390017" table:style-name="ce4">
            <text:p>0,2417476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Sum(MCLC)</text:p>
          </table:table-cell>
          <table:table-cell office:value-type="float" office:value="0.45689469559041673" table:style-name="ce4">
            <text:p>0,456894696</text:p>
          </table:table-cell>
          <table:table-cell office:value-type="float" office:value="5.8372521037760065E-4" table:style-name="ce4">
            <text:p>0,000583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Sum(NOA)</text:p>
          </table:table-cell>
          <table:table-cell office:value-type="float" office:value="0.30690504208858665" table:style-name="ce4">
            <text:p>0,306905042</text:p>
          </table:table-cell>
          <table:table-cell office:value-type="float" office:value="2.5399510813985792E-2" table:style-name="ce4">
            <text:p>0,0253995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Sum(NOCh)</text:p>
          </table:table-cell>
          <table:table-cell office:value-type="float" office:value="0.30690504208858665" table:style-name="ce4">
            <text:p>0,306905042</text:p>
          </table:table-cell>
          <table:table-cell office:value-type="float" office:value="2.5399510813985792E-2" table:style-name="ce4">
            <text:p>0,0253995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Sum(NOD)</text:p>
          </table:table-cell>
          <table:table-cell office:value-type="float" office:value="0.30690504208858665" table:style-name="ce4">
            <text:p>0,306905042</text:p>
          </table:table-cell>
          <table:table-cell office:value-type="float" office:value="2.5399510813985792E-2" table:style-name="ce4">
            <text:p>0,0253995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Sum(NOPa)</text:p>
          </table:table-cell>
          <table:table-cell office:value-type="float" office:value="0.30690504208858665" table:style-name="ce4">
            <text:p>0,306905042</text:p>
          </table:table-cell>
          <table:table-cell office:value-type="float" office:value="2.5399510813985792E-2" table:style-name="ce4">
            <text:p>0,0253995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Cognitive complexity</text:p>
          </table:table-cell>
          <table:table-cell office:value-type="float" office:value="0.34700562811804486" table:style-name="ce4">
            <text:p>0,347005628</text:p>
          </table:table-cell>
          <table:table-cell office:value-type="float" office:value="1.0907724154100662E-2" table:style-name="ce4">
            <text:p>0,0109077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Max(VG)</text:p>
          </table:table-cell>
          <table:table-cell office:value-type="float" office:value="0.3429880053104517" table:style-name="ce4">
            <text:p>0,342988005</text:p>
          </table:table-cell>
          <table:table-cell office:value-type="float" office:value="1.192933807247441E-2" table:style-name="ce4">
            <text:p>0,0119293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Avg(LCOM*)</text:p>
          </table:table-cell>
          <table:table-cell office:value-type="float" office:value="0.27481500947505538" table:style-name="ce4">
            <text:p>0,274815009</text:p>
          </table:table-cell>
          <table:table-cell office:value-type="float" office:value="4.6425569002464348E-2" table:style-name="ce4">
            <text:p>0,0464255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Max(MCLC)</text:p>
          </table:table-cell>
          <table:table-cell office:value-type="float" office:value="0.43455497715365554" table:style-name="ce4">
            <text:p>0,434554977</text:p>
          </table:table-cell>
          <table:table-cell office:value-type="float" office:value="1.1485309654201711E-3" table:style-name="ce4">
            <text:p>0,0011485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Sum(Ca)</text:p>
          </table:table-cell>
          <table:table-cell office:value-type="float" office:value="0.51017255701832509" table:style-name="ce4">
            <text:p>0,510172557</text:p>
          </table:table-cell>
          <table:table-cell office:value-type="float" office:value="9.5220851846352462E-5" table:style-name="ce4">
            <text:p>9,5220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Max(LCOM*)</text:p>
          </table:table-cell>
          <table:table-cell office:value-type="float" office:value="0.63568751985898764" table:style-name="ce4">
            <text:p>0,63568752</text:p>
          </table:table-cell>
          <table:table-cell office:value-type="float" office:value="3.1503789955424547E-7" table:style-name="ce4">
            <text:p>3,15038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Sum(Ce)</text:p>
          </table:table-cell>
          <table:table-cell office:value-type="float" office:value="0.51597448438079141" table:style-name="ce4">
            <text:p>0,515974484</text:p>
          </table:table-cell>
          <table:table-cell office:value-type="float" office:value="7.671828119048422E-5" table:style-name="ce4">
            <text:p>7,6718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Degree Centrality</text:p>
          </table:table-cell>
          <table:table-cell office:value-type="float" office:value="-0.26186224632396549" table:style-name="ce4">
            <text:p>-0,261862246</text:p>
          </table:table-cell>
          <table:table-cell office:value-type="float" office:value="5.8208241216931252E-2" table:style-name="ce4">
            <text:p>0,0582082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In-degree Centrality</text:p>
          </table:table-cell>
          <table:table-cell office:value-type="float" office:value="-0.37351683618205722" table:style-name="ce4">
            <text:p>-0,373516836</text:p>
          </table:table-cell>
          <table:table-cell office:value-type="float" office:value="5.8712935114184992E-3" table:style-name="ce4">
            <text:p>0,0058712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Out-degree Centrality</text:p>
          </table:table-cell>
          <table:table-cell office:value-type="float" office:value="-7.5955793076122949E-2" table:style-name="ce4">
            <text:p>-0,075955793</text:p>
          </table:table-cell>
          <table:table-cell office:value-type="float" office:value="0.5888089502203111" table:style-name="ce4">
            <text:p>0,588808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Eigenvector Centrality</text:p>
          </table:table-cell>
          <table:table-cell office:value-type="float" office:value="-0.34058054496552337" table:style-name="ce4">
            <text:p>-0,340580545</text:p>
          </table:table-cell>
          <table:table-cell office:value-type="float" office:value="1.2580118068704769E-2" table:style-name="ce4">
            <text:p>0,0125801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Closeness Centrality</text:p>
          </table:table-cell>
          <table:table-cell office:value-type="float" office:value="-0.35516484152690642" table:style-name="ce4">
            <text:p>-0,355164842</text:p>
          </table:table-cell>
          <table:table-cell office:value-type="float" office:value="9.0629339531296243E-3" table:style-name="ce4">
            <text:p>0,0090629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Betweenness Centrality</text:p>
          </table:table-cell>
          <table:table-cell office:value-type="float" office:value="1.6130612013077278E-2" table:style-name="ce4">
            <text:p>0,016130612</text:p>
          </table:table-cell>
          <table:table-cell office:value-type="float" office:value="0.90873062017876971" table:style-name="ce4">
            <text:p>0,908730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Load Centrality</text:p>
          </table:table-cell>
          <table:table-cell office:value-type="float" office:value="1.6130612013077278E-2" table:style-name="ce4">
            <text:p>0,016130612</text:p>
          </table:table-cell>
          <table:table-cell office:value-type="float" office:value="0.90873062017876971" table:style-name="ce4">
            <text:p>0,908730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Harmonic Centrality</text:p>
          </table:table-cell>
          <table:table-cell office:value-type="float" office:value="-5.9170777678724328E-2" table:style-name="ce4">
            <text:p>-0,059170778</text:p>
          </table:table-cell>
          <table:table-cell office:value-type="float" office:value="0.67385216629297928" table:style-name="ce4">
            <text:p>0,6738521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Information Centrality</text:p>
          </table:table-cell>
          <table:table-cell office:value-type="float" office:value="-0.38250690489122113" table:style-name="ce4">
            <text:p>-0,382506905</text:p>
          </table:table-cell>
          <table:table-cell office:value-type="float" office:value="4.7037059526430693E-3" table:style-name="ce4">
            <text:p>0,0047037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Currrent Flow Centrality</text:p>
          </table:table-cell>
          <table:table-cell office:value-type="float" office:value="9.3782275838136392E-2" table:style-name="ce4">
            <text:p>0,093782276</text:p>
          </table:table-cell>
          <table:table-cell office:value-type="float" office:value="0.50417222360173541" table:style-name="ce4">
            <text:p>0,5041722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bgraph Centrality</text:p>
          </table:table-cell>
          <table:table-cell office:value-type="float" office:value="0.31273212364366737" table:style-name="ce4">
            <text:p>0,312732124</text:p>
          </table:table-cell>
          <table:table-cell office:value-type="float" office:value="2.2610479465174679E-2" table:style-name="ce4">
            <text:p>0,0226104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NORM)</text:p>
          </table:table-cell>
          <table:table-cell office:value-type="float" office:value="0.56350371341716721" table:style-name="ce4">
            <text:p>0,563503713</text:p>
          </table:table-cell>
          <table:table-cell office:value-type="float" office:value="1.1168611083745614E-5" table:style-name="ce4">
            <text:p>1,1168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Max(DIT)</text:p>
          </table:table-cell>
          <table:table-cell office:value-type="float" office:value="0.66996519436097113" table:style-name="ce4">
            <text:p>0,669965194</text:p>
          </table:table-cell>
          <table:table-cell office:value-type="float" office:value="4.0994998139413494E-8" table:style-name="ce4">
            <text:p>4,0995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m(NORM)</text:p>
          </table:table-cell>
          <table:table-cell office:value-type="float" office:value="0.63339912278372501" table:style-name="ce4">
            <text:p>0,633399123</text:p>
          </table:table-cell>
          <table:table-cell office:value-type="float" office:value="3.5779994911697135E-7" table:style-name="ce4">
            <text:p>3,578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SIX)</text:p>
          </table:table-cell>
          <table:table-cell office:value-type="float" office:value="0.47301344421786079" table:style-name="ce4">
            <text:p>0,473013444</text:p>
          </table:table-cell>
          <table:table-cell office:value-type="float" office:value="3.4783864905236312E-4" table:style-name="ce4">
            <text:p>0,0003478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MCLC)</text:p>
          </table:table-cell>
          <table:table-cell office:value-type="float" office:value="0.54124505013205892" table:style-name="ce4">
            <text:p>0,54124505</text:p>
          </table:table-cell>
          <table:table-cell office:value-type="float" office:value="2.8555896917039679E-5" table:style-name="ce4">
            <text:p>2,8555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VG)</text:p>
          </table:table-cell>
          <table:table-cell office:value-type="float" office:value="0.75716748860521321" table:style-name="ce4">
            <text:p>0,757167489</text:p>
          </table:table-cell>
          <table:table-cell office:value-type="float" office:value="5.3578180055241435E-11" table:style-name="ce4">
            <text:p>5,35782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m(SIX)</text:p>
          </table:table-cell>
          <table:table-cell office:value-type="float" office:value="0.51510708209286238" table:style-name="ce4">
            <text:p>0,515107082</text:p>
          </table:table-cell>
          <table:table-cell office:value-type="float" office:value="7.9256565942474458E-5" table:style-name="ce4">
            <text:p>7,9256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Fin)</text:p>
          </table:table-cell>
          <table:table-cell office:value-type="float" office:value="2.1219097616687724E-2" table:style-name="ce4">
            <text:p>0,021219098</text:p>
          </table:table-cell>
          <table:table-cell office:value-type="float" office:value="0.8801250289984357" table:style-name="ce4">
            <text:p>0,8801250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Fout)</text:p>
          </table:table-cell>
          <table:table-cell office:value-type="float" office:value="2.1219097616687724E-2" table:style-name="ce4">
            <text:p>0,021219098</text:p>
          </table:table-cell>
          <table:table-cell office:value-type="float" office:value="0.8801250289984357" table:style-name="ce4">
            <text:p>0,8801250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Max(WMC)</text:p>
          </table:table-cell>
          <table:table-cell office:value-type="float" office:value="0.69659790320487125" table:style-name="ce4">
            <text:p>0,696597903</text:p>
          </table:table-cell>
          <table:table-cell office:value-type="float" office:value="6.9258044635980609E-9" table:style-name="ce4">
            <text:p>6,9258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Si)</text:p>
          </table:table-cell>
          <table:table-cell office:value-type="float" office:value="5.2432340978590321E-2" table:style-name="ce4">
            <text:p>0,052432341</text:p>
          </table:table-cell>
          <table:table-cell office:value-type="float" office:value="0.70924682647648352" table:style-name="ce4">
            <text:p>0,7092468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m(Fin)</text:p>
          </table:table-cell>
          <table:table-cell office:value-type="float" office:value="3.8651689927222538E-2" table:style-name="ce4">
            <text:p>0,03865169</text:p>
          </table:table-cell>
          <table:table-cell office:value-type="float" office:value="0.78348416088610073" table:style-name="ce4">
            <text:p>0,7834841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m(Fout)</text:p>
          </table:table-cell>
          <table:table-cell office:value-type="float" office:value="3.8651689927222538E-2" table:style-name="ce4">
            <text:p>0,03865169</text:p>
          </table:table-cell>
          <table:table-cell office:value-type="float" office:value="0.78348416088610073" table:style-name="ce4">
            <text:p>0,7834841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DIT)</text:p>
          </table:table-cell>
          <table:table-cell office:value-type="float" office:value="0.55812712018301569" table:style-name="ce4">
            <text:p>0,55812712</text:p>
          </table:table-cell>
          <table:table-cell office:value-type="float" office:value="1.4098415412501903E-5" table:style-name="ce4">
            <text:p>1,4098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NOA)</text:p>
          </table:table-cell>
          <table:table-cell office:value-type="float" office:value="0.55812712018301569" table:style-name="ce4">
            <text:p>0,55812712</text:p>
          </table:table-cell>
          <table:table-cell office:value-type="float" office:value="1.4098415412501903E-5" table:style-name="ce4">
            <text:p>1,4098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NOCh)</text:p>
          </table:table-cell>
          <table:table-cell office:value-type="float" office:value="0.55812712018301569" table:style-name="ce4">
            <text:p>0,55812712</text:p>
          </table:table-cell>
          <table:table-cell office:value-type="float" office:value="1.4098415412501903E-5" table:style-name="ce4">
            <text:p>1,4098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NOD)</text:p>
          </table:table-cell>
          <table:table-cell office:value-type="float" office:value="0.55812712018301569" table:style-name="ce4">
            <text:p>0,55812712</text:p>
          </table:table-cell>
          <table:table-cell office:value-type="float" office:value="1.4098415412501903E-5" table:style-name="ce4">
            <text:p>1,4098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NOPa)</text:p>
          </table:table-cell>
          <table:table-cell office:value-type="float" office:value="0.55812712018301569" table:style-name="ce4">
            <text:p>0,55812712</text:p>
          </table:table-cell>
          <table:table-cell office:value-type="float" office:value="1.4098415412501903E-5" table:style-name="ce4">
            <text:p>1,4098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Max(Fin)</text:p>
          </table:table-cell>
          <table:table-cell office:value-type="float" office:value="3.1528281179347896E-2" table:style-name="ce4">
            <text:p>0,031528281</text:p>
          </table:table-cell>
          <table:table-cell office:value-type="float" office:value="0.82267029094009969" table:style-name="ce4">
            <text:p>0,8226702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m(Si)</text:p>
          </table:table-cell>
          <table:table-cell office:value-type="float" office:value="7.5434478893166734E-2" table:style-name="ce4">
            <text:p>0,075434479</text:p>
          </table:table-cell>
          <table:table-cell office:value-type="float" office:value="0.59137671132706371" table:style-name="ce4">
            <text:p>0,5913767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Max(Fout)</text:p>
          </table:table-cell>
          <table:table-cell office:value-type="float" office:value="7.6711807213770009E-2" table:style-name="ce4">
            <text:p>0,076711807</text:p>
          </table:table-cell>
          <table:table-cell office:value-type="float" office:value="0.58509406260666863" table:style-name="ce4">
            <text:p>0,5850940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NBD)</text:p>
          </table:table-cell>
          <table:table-cell office:value-type="float" office:value="0.83260119563110735" table:style-name="ce4">
            <text:p>0,832601196</text:p>
          </table:table-cell>
          <table:table-cell office:value-type="float" office:value="1.0863026286710037E-14" table:style-name="ce4">
            <text:p>1,0863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m(MCLC)</text:p>
          </table:table-cell>
          <table:table-cell office:value-type="float" office:value="0.67197344923739655" table:style-name="ce4">
            <text:p>0,671973449</text:p>
          </table:table-cell>
          <table:table-cell office:value-type="float" office:value="3.6078246216640197E-8" table:style-name="ce4">
            <text:p>3,6078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m(NOA)</text:p>
          </table:table-cell>
          <table:table-cell office:value-type="float" office:value="0.65610699815384843" table:style-name="ce4">
            <text:p>0,656106998</text:p>
          </table:table-cell>
          <table:table-cell office:value-type="float" office:value="9.6459046493225894E-8" table:style-name="ce4">
            <text:p>9,645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m(NOCh)</text:p>
          </table:table-cell>
          <table:table-cell office:value-type="float" office:value="0.65610699815384843" table:style-name="ce4">
            <text:p>0,656106998</text:p>
          </table:table-cell>
          <table:table-cell office:value-type="float" office:value="9.6459046493225894E-8" table:style-name="ce4">
            <text:p>9,645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m(NOD)</text:p>
          </table:table-cell>
          <table:table-cell office:value-type="float" office:value="0.65610699815384843" table:style-name="ce4">
            <text:p>0,656106998</text:p>
          </table:table-cell>
          <table:table-cell office:value-type="float" office:value="9.6459046493225894E-8" table:style-name="ce4">
            <text:p>9,645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m(NOPa)</text:p>
          </table:table-cell>
          <table:table-cell office:value-type="float" office:value="0.65610699815384843" table:style-name="ce4">
            <text:p>0,656106998</text:p>
          </table:table-cell>
          <table:table-cell office:value-type="float" office:value="9.6459046493225894E-8" table:style-name="ce4">
            <text:p>9,645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Cognitive complexity</text:p>
          </table:table-cell>
          <table:table-cell office:value-type="float" office:value="0.85806604119557328" table:style-name="ce4">
            <text:p>0,858066041</text:p>
          </table:table-cell>
          <table:table-cell office:value-type="float" office:value="2.2329385500399846E-16" table:style-name="ce4">
            <text:p>2,23294E-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Max(VG)</text:p>
          </table:table-cell>
          <table:table-cell office:value-type="float" office:value="0.78212712935941875" table:style-name="ce4">
            <text:p>0,782127129</text:p>
          </table:table-cell>
          <table:table-cell office:value-type="float" office:value="4.6860399047437262E-12" table:style-name="ce4">
            <text:p>4,68604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Avg(LCOM*)</text:p>
          </table:table-cell>
          <table:table-cell office:value-type="float" office:value="-0.13336763551317901" table:style-name="ce4">
            <text:p>-0,133367636</text:p>
          </table:table-cell>
          <table:table-cell office:value-type="float" office:value="0.34107618634694714" table:style-name="ce4">
            <text:p>0,3410761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Max(MCLC)</text:p>
          </table:table-cell>
          <table:table-cell office:value-type="float" office:value="0.6346519625628031" table:style-name="ce4">
            <text:p>0,634651963</text:p>
          </table:table-cell>
          <table:table-cell office:value-type="float" office:value="3.337591595272966E-7" table:style-name="ce4">
            <text:p>3,33759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m(Ca)</text:p>
          </table:table-cell>
          <table:table-cell office:value-type="float" office:value="0.45885111087431191" table:style-name="ce4">
            <text:p>0,458851111</text:p>
          </table:table-cell>
          <table:table-cell office:value-type="float" office:value="5.4891426964405888E-4" table:style-name="ce4">
            <text:p>0,0005489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Max(LCOM*)</text:p>
          </table:table-cell>
          <table:table-cell office:value-type="float" office:value="2.1916280237790711E-2" table:style-name="ce4">
            <text:p>0,02191628</text:p>
          </table:table-cell>
          <table:table-cell office:value-type="float" office:value="0.87621669281687453" table:style-name="ce4">
            <text:p>0,8762166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m(Ce)</text:p>
          </table:table-cell>
          <table:table-cell office:value-type="float" office:value="0.46643610656753104" table:style-name="ce4">
            <text:p>0,466436107</text:p>
          </table:table-cell>
          <table:table-cell office:value-type="float" office:value="4.3097999376107718E-4" table:style-name="ce4">
            <text:p>0,000430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Sum(LCOM*)</text:p>
          </table:table-cell>
          <table:table-cell office:value-type="float" office:value="0.44660914744309682" table:style-name="ce4">
            <text:p>0,446609147</text:p>
          </table:table-cell>
          <table:table-cell office:value-type="float" office:value="8.0171107150445143E-4" table:style-name="ce4">
            <text:p>0,0008017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Degree Centrality</text:p>
          </table:table-cell>
          <table:table-cell office:value-type="float" office:value="-0.13371213255627906" table:style-name="ce4">
            <text:p>-0,133712133</text:p>
          </table:table-cell>
          <table:table-cell office:value-type="float" office:value="0.33981921975689727" table:style-name="ce4">
            <text:p>0,339819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In-degree Centrality</text:p>
          </table:table-cell>
          <table:table-cell office:value-type="float" office:value="-6.0365198504797143E-2" table:style-name="ce4">
            <text:p>-0,060365199</text:p>
          </table:table-cell>
          <table:table-cell office:value-type="float" office:value="0.66764811263556512" table:style-name="ce4">
            <text:p>0,6676481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Out-degree Centrality</text:p>
          </table:table-cell>
          <table:table-cell office:value-type="float" office:value="-9.3146729516154811E-2" table:style-name="ce4">
            <text:p>-0,09314673</text:p>
          </table:table-cell>
          <table:table-cell office:value-type="float" office:value="0.50707883000217724" table:style-name="ce4">
            <text:p>0,507078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Eigenvector Centrality</text:p>
          </table:table-cell>
          <table:table-cell office:value-type="float" office:value="-0.10374684226726451" table:style-name="ce4">
            <text:p>-0,103746842</text:p>
          </table:table-cell>
          <table:table-cell office:value-type="float" office:value="0.45973895972001344" table:style-name="ce4">
            <text:p>0,45973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Closeness Centrality</text:p>
          </table:table-cell>
          <table:table-cell office:value-type="float" office:value="-2.5294506760572568E-2" table:style-name="ce4">
            <text:p>-0,025294507</text:p>
          </table:table-cell>
          <table:table-cell office:value-type="float" office:value="0.85732178559895045" table:style-name="ce4">
            <text:p>0,8573217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Betweenness Centrality</text:p>
          </table:table-cell>
          <table:table-cell office:value-type="float" office:value="0.18278173273064044" table:style-name="ce4">
            <text:p>0,182781733</text:p>
          </table:table-cell>
          <table:table-cell office:value-type="float" office:value="0.19019298342348548" table:style-name="ce4">
            <text:p>0,1901929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Load Centrality</text:p>
          </table:table-cell>
          <table:table-cell office:value-type="float" office:value="0.18278173273064044" table:style-name="ce4">
            <text:p>0,182781733</text:p>
          </table:table-cell>
          <table:table-cell office:value-type="float" office:value="0.19019298342348548" table:style-name="ce4">
            <text:p>0,1901929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Harmonic Centrality</text:p>
          </table:table-cell>
          <table:table-cell office:value-type="float" office:value="0.26375063289021911" table:style-name="ce4">
            <text:p>0,263750633</text:p>
          </table:table-cell>
          <table:table-cell office:value-type="float" office:value="5.6353878875081906E-2" table:style-name="ce4">
            <text:p>0,0563538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Information Centrality</text:p>
          </table:table-cell>
          <table:table-cell office:value-type="float" office:value="-0.25038339020267397" table:style-name="ce4">
            <text:p>-0,25038339</text:p>
          </table:table-cell>
          <table:table-cell office:value-type="float" office:value="7.0563426169093835E-2" table:style-name="ce4">
            <text:p>0,0705634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Currrent Flow Centrality</text:p>
          </table:table-cell>
          <table:table-cell office:value-type="float" office:value="0.10394851930784751" table:style-name="ce4">
            <text:p>0,103948519</text:p>
          </table:table-cell>
          <table:table-cell office:value-type="float" office:value="0.45886219734016842" table:style-name="ce4">
            <text:p>0,4588621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bgraph Centrality</text:p>
          </table:table-cell>
          <table:table-cell office:value-type="float" office:value="0.36071335227026086" table:style-name="ce4">
            <text:p>0,360713352</text:p>
          </table:table-cell>
          <table:table-cell office:value-type="float" office:value="7.9686188408199885E-3" table:style-name="ce4">
            <text:p>0,0079686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NORM)</text:p>
          </table:table-cell>
          <table:table-cell office:value-type="float" office:value="0.59521412465688861" table:style-name="ce4">
            <text:p>0,595214125</text:p>
          </table:table-cell>
          <table:table-cell office:value-type="float" office:value="2.5918966416501449E-6" table:style-name="ce4">
            <text:p>2,5919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Max(DIT)</text:p>
          </table:table-cell>
          <table:table-cell office:value-type="float" office:value="0.56119414286542757" table:style-name="ce4">
            <text:p>0,561194143</text:p>
          </table:table-cell>
          <table:table-cell office:value-type="float" office:value="1.2350206487473869E-5" table:style-name="ce4">
            <text:p>1,2350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m(NORM)</text:p>
          </table:table-cell>
          <table:table-cell office:value-type="float" office:value="0.69455800448002747" table:style-name="ce4">
            <text:p>0,694558004</text:p>
          </table:table-cell>
          <table:table-cell office:value-type="float" office:value="7.9898551526880128E-9" table:style-name="ce4">
            <text:p>7,98986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SIX)</text:p>
          </table:table-cell>
          <table:table-cell office:value-type="float" office:value="0.45666613116394844" table:style-name="ce4">
            <text:p>0,456666131</text:p>
          </table:table-cell>
          <table:table-cell office:value-type="float" office:value="5.8791950369892459E-4" table:style-name="ce4">
            <text:p>0,000587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MCLC)</text:p>
          </table:table-cell>
          <table:table-cell office:value-type="float" office:value="0.53392502818027188" table:style-name="ce4">
            <text:p>0,533925028</text:p>
          </table:table-cell>
          <table:table-cell office:value-type="float" office:value="3.8331813544402014E-5" table:style-name="ce4">
            <text:p>3,8331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VG)</text:p>
          </table:table-cell>
          <table:table-cell office:value-type="float" office:value="0.61347608739785109" table:style-name="ce4">
            <text:p>0,613476087</text:p>
          </table:table-cell>
          <table:table-cell office:value-type="float" office:value="1.0386897825041361E-6" table:style-name="ce4">
            <text:p>1,03869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m(SIX)</text:p>
          </table:table-cell>
          <table:table-cell office:value-type="float" office:value="0.52531830600332174" table:style-name="ce4">
            <text:p>0,525318306</text:p>
          </table:table-cell>
          <table:table-cell office:value-type="float" office:value="5.3723331769508642E-5" table:style-name="ce4">
            <text:p>5,3723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Fin)</text:p>
          </table:table-cell>
          <table:table-cell office:value-type="float" office:value="0.13817539777151439" table:style-name="ce4">
            <text:p>0,138175398</text:p>
          </table:table-cell>
          <table:table-cell office:value-type="float" office:value="0.32379530570049836" table:style-name="ce4">
            <text:p>0,3237953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Fout)</text:p>
          </table:table-cell>
          <table:table-cell office:value-type="float" office:value="0.13817539777151439" table:style-name="ce4">
            <text:p>0,138175398</text:p>
          </table:table-cell>
          <table:table-cell office:value-type="float" office:value="0.32379530570049836" table:style-name="ce4">
            <text:p>0,3237953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Max(WMC)</text:p>
          </table:table-cell>
          <table:table-cell office:value-type="float" office:value="0.81220350795512142" table:style-name="ce4">
            <text:p>0,812203508</text:p>
          </table:table-cell>
          <table:table-cell office:value-type="float" office:value="1.5686877763532654E-13" table:style-name="ce4">
            <text:p>1,56869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Si)</text:p>
          </table:table-cell>
          <table:table-cell office:value-type="float" office:value="0.17040038673276031" table:style-name="ce4">
            <text:p>0,170400387</text:p>
          </table:table-cell>
          <table:table-cell office:value-type="float" office:value="0.22250348086384697" table:style-name="ce4">
            <text:p>0,2225034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m(Fin)</text:p>
          </table:table-cell>
          <table:table-cell office:value-type="float" office:value="0.2105381273400142" table:style-name="ce4">
            <text:p>0,210538127</text:p>
          </table:table-cell>
          <table:table-cell office:value-type="float" office:value="0.13022632765113476" table:style-name="ce4">
            <text:p>0,1302263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m(Fout)</text:p>
          </table:table-cell>
          <table:table-cell office:value-type="float" office:value="0.2105381273400142" table:style-name="ce4">
            <text:p>0,210538127</text:p>
          </table:table-cell>
          <table:table-cell office:value-type="float" office:value="0.13022632765113476" table:style-name="ce4">
            <text:p>0,1302263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DIT)</text:p>
          </table:table-cell>
          <table:table-cell office:value-type="float" office:value="0.38096806817621853" table:style-name="ce4">
            <text:p>0,380968068</text:p>
          </table:table-cell>
          <table:table-cell office:value-type="float" office:value="4.8877697309553415E-3" table:style-name="ce4">
            <text:p>0,004887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NOA)</text:p>
          </table:table-cell>
          <table:table-cell office:value-type="float" office:value="0.38096806817621853" table:style-name="ce4">
            <text:p>0,380968068</text:p>
          </table:table-cell>
          <table:table-cell office:value-type="float" office:value="4.8877697309553415E-3" table:style-name="ce4">
            <text:p>0,004887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NOCh)</text:p>
          </table:table-cell>
          <table:table-cell office:value-type="float" office:value="0.38096806817621853" table:style-name="ce4">
            <text:p>0,380968068</text:p>
          </table:table-cell>
          <table:table-cell office:value-type="float" office:value="4.8877697309553415E-3" table:style-name="ce4">
            <text:p>0,004887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NOD)</text:p>
          </table:table-cell>
          <table:table-cell office:value-type="float" office:value="0.38096806817621853" table:style-name="ce4">
            <text:p>0,380968068</text:p>
          </table:table-cell>
          <table:table-cell office:value-type="float" office:value="4.8877697309553415E-3" table:style-name="ce4">
            <text:p>0,004887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NOPa)</text:p>
          </table:table-cell>
          <table:table-cell office:value-type="float" office:value="0.38096806817621853" table:style-name="ce4">
            <text:p>0,380968068</text:p>
          </table:table-cell>
          <table:table-cell office:value-type="float" office:value="4.8877697309553415E-3" table:style-name="ce4">
            <text:p>0,004887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Max(Fin)</text:p>
          </table:table-cell>
          <table:table-cell office:value-type="float" office:value="0.20600491714479091" table:style-name="ce4">
            <text:p>0,206004917</text:p>
          </table:table-cell>
          <table:table-cell office:value-type="float" office:value="0.13889941144336415" table:style-name="ce4">
            <text:p>0,1388994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m(Si)</text:p>
          </table:table-cell>
          <table:table-cell office:value-type="float" office:value="0.21362837185283823" table:style-name="ce4">
            <text:p>0,213628372</text:p>
          </table:table-cell>
          <table:table-cell office:value-type="float" office:value="0.12455201614190924" table:style-name="ce4">
            <text:p>0,1245520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Max(Fout)</text:p>
          </table:table-cell>
          <table:table-cell office:value-type="float" office:value="0.20792515752793278" table:style-name="ce4">
            <text:p>0,207925158</text:p>
          </table:table-cell>
          <table:table-cell office:value-type="float" office:value="0.13517431211435771" table:style-name="ce4">
            <text:p>0,1351743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NBD)</text:p>
          </table:table-cell>
          <table:table-cell office:value-type="float" office:value="0.44380626425931419" table:style-name="ce4">
            <text:p>0,443806264</text:p>
          </table:table-cell>
          <table:table-cell office:value-type="float" office:value="8.7263299643857871E-4" table:style-name="ce4">
            <text:p>0,0008726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m(MCLC)</text:p>
          </table:table-cell>
          <table:table-cell office:value-type="float" office:value="0.84522836391705658" table:style-name="ce4">
            <text:p>0,845228364</text:p>
          </table:table-cell>
          <table:table-cell office:value-type="float" office:value="1.7267987900898029E-15" table:style-name="ce4">
            <text:p>1,7268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m(NOA)</text:p>
          </table:table-cell>
          <table:table-cell office:value-type="float" office:value="0.55850236444637191" table:style-name="ce4">
            <text:p>0,558502364</text:p>
          </table:table-cell>
          <table:table-cell office:value-type="float" office:value="1.3872870949281508E-5" table:style-name="ce4">
            <text:p>1,3872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m(NOCh)</text:p>
          </table:table-cell>
          <table:table-cell office:value-type="float" office:value="0.55850236444637191" table:style-name="ce4">
            <text:p>0,558502364</text:p>
          </table:table-cell>
          <table:table-cell office:value-type="float" office:value="1.3872870949281508E-5" table:style-name="ce4">
            <text:p>1,3872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m(NOD)</text:p>
          </table:table-cell>
          <table:table-cell office:value-type="float" office:value="0.55850236444637191" table:style-name="ce4">
            <text:p>0,558502364</text:p>
          </table:table-cell>
          <table:table-cell office:value-type="float" office:value="1.3872870949281508E-5" table:style-name="ce4">
            <text:p>1,3872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m(NOPa)</text:p>
          </table:table-cell>
          <table:table-cell office:value-type="float" office:value="0.55850236444637191" table:style-name="ce4">
            <text:p>0,558502364</text:p>
          </table:table-cell>
          <table:table-cell office:value-type="float" office:value="1.3872870949281508E-5" table:style-name="ce4">
            <text:p>1,3872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Cognitive complexity</text:p>
          </table:table-cell>
          <table:table-cell office:value-type="float" office:value="0.77169485089217793" table:style-name="ce4">
            <text:p>0,771694851</text:p>
          </table:table-cell>
          <table:table-cell office:value-type="float" office:value="1.3466175459207938E-11" table:style-name="ce4">
            <text:p>1,34662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Max(VG)</text:p>
          </table:table-cell>
          <table:table-cell office:value-type="float" office:value="0.69909808963862796" table:style-name="ce4">
            <text:p>0,69909809</text:p>
          </table:table-cell>
          <table:table-cell office:value-type="float" office:value="5.8035667403736569E-9" table:style-name="ce4">
            <text:p>5,80357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Avg(LCOM*)</text:p>
          </table:table-cell>
          <table:table-cell office:value-type="float" office:value="-0.30753716302998008" table:style-name="ce4">
            <text:p>-0,307537163</text:p>
          </table:table-cell>
          <table:table-cell office:value-type="float" office:value="2.5083633269165503E-2" table:style-name="ce4">
            <text:p>0,0250836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Max(MCLC)</text:p>
          </table:table-cell>
          <table:table-cell office:value-type="float" office:value="0.7092507057448767" table:style-name="ce4">
            <text:p>0,709250706</text:p>
          </table:table-cell>
          <table:table-cell office:value-type="float" office:value="2.7780344838158891E-9" table:style-name="ce4">
            <text:p>2,7780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m(Ca)</text:p>
          </table:table-cell>
          <table:table-cell office:value-type="float" office:value="0.71789245664954604" table:style-name="ce4">
            <text:p>0,717892457</text:p>
          </table:table-cell>
          <table:table-cell office:value-type="float" office:value="1.4472266989850338E-9" table:style-name="ce4">
            <text:p>1,4472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Max(LCOM*)</text:p>
          </table:table-cell>
          <table:table-cell office:value-type="float" office:value="0.15702975172932401" table:style-name="ce4">
            <text:p>0,157029752</text:p>
          </table:table-cell>
          <table:table-cell office:value-type="float" office:value="0.2614724658358879" table:style-name="ce4">
            <text:p>0,2614724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m(Ce)</text:p>
          </table:table-cell>
          <table:table-cell office:value-type="float" office:value="0.72733142059148947" table:style-name="ce4">
            <text:p>0,727331421</text:p>
          </table:table-cell>
          <table:table-cell office:value-type="float" office:value="6.9031245088142735E-10" table:style-name="ce4">
            <text:p>6,90312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Sum(LCOM*)</text:p>
          </table:table-cell>
          <table:table-cell office:value-type="float" office:value="0.5677312302745724" table:style-name="ce4">
            <text:p>0,56773123</text:p>
          </table:table-cell>
          <table:table-cell office:value-type="float" office:value="9.2725834940850468E-6" table:style-name="ce4">
            <text:p>9,27258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Max(NBD)</text:p>
          </table:table-cell>
          <table:table-cell office:value-type="float" office:value="0.63503415603190683" table:style-name="ce4">
            <text:p>0,635034156</text:p>
          </table:table-cell>
          <table:table-cell office:value-type="float" office:value="3.2673168629954181E-7" table:style-name="ce4">
            <text:p>3,26732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Degree Centrality</text:p>
          </table:table-cell>
          <table:table-cell office:value-type="float" office:value="-0.13371213255627906" table:style-name="ce4">
            <text:p>-0,133712133</text:p>
          </table:table-cell>
          <table:table-cell office:value-type="float" office:value="0.33981921975689727" table:style-name="ce4">
            <text:p>0,339819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In-degree Centrality</text:p>
          </table:table-cell>
          <table:table-cell office:value-type="float" office:value="-6.0365198504797143E-2" table:style-name="ce4">
            <text:p>-0,060365199</text:p>
          </table:table-cell>
          <table:table-cell office:value-type="float" office:value="0.66764811263556512" table:style-name="ce4">
            <text:p>0,6676481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Out-degree Centrality</text:p>
          </table:table-cell>
          <table:table-cell office:value-type="float" office:value="-9.3146729516154811E-2" table:style-name="ce4">
            <text:p>-0,09314673</text:p>
          </table:table-cell>
          <table:table-cell office:value-type="float" office:value="0.50707883000217724" table:style-name="ce4">
            <text:p>0,507078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Eigenvector Centrality</text:p>
          </table:table-cell>
          <table:table-cell office:value-type="float" office:value="-0.10374684226726451" table:style-name="ce4">
            <text:p>-0,103746842</text:p>
          </table:table-cell>
          <table:table-cell office:value-type="float" office:value="0.45973895972001344" table:style-name="ce4">
            <text:p>0,45973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Closeness Centrality</text:p>
          </table:table-cell>
          <table:table-cell office:value-type="float" office:value="-2.5294506760572568E-2" table:style-name="ce4">
            <text:p>-0,025294507</text:p>
          </table:table-cell>
          <table:table-cell office:value-type="float" office:value="0.85732178559895045" table:style-name="ce4">
            <text:p>0,8573217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Betweenness Centrality</text:p>
          </table:table-cell>
          <table:table-cell office:value-type="float" office:value="0.18278173273064044" table:style-name="ce4">
            <text:p>0,182781733</text:p>
          </table:table-cell>
          <table:table-cell office:value-type="float" office:value="0.19019298342348548" table:style-name="ce4">
            <text:p>0,1901929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Load Centrality</text:p>
          </table:table-cell>
          <table:table-cell office:value-type="float" office:value="0.18278173273064044" table:style-name="ce4">
            <text:p>0,182781733</text:p>
          </table:table-cell>
          <table:table-cell office:value-type="float" office:value="0.19019298342348548" table:style-name="ce4">
            <text:p>0,1901929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Harmonic Centrality</text:p>
          </table:table-cell>
          <table:table-cell office:value-type="float" office:value="0.26375063289021911" table:style-name="ce4">
            <text:p>0,263750633</text:p>
          </table:table-cell>
          <table:table-cell office:value-type="float" office:value="5.6353878875081906E-2" table:style-name="ce4">
            <text:p>0,0563538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Information Centrality</text:p>
          </table:table-cell>
          <table:table-cell office:value-type="float" office:value="-0.25038339020267397" table:style-name="ce4">
            <text:p>-0,25038339</text:p>
          </table:table-cell>
          <table:table-cell office:value-type="float" office:value="7.0563426169093835E-2" table:style-name="ce4">
            <text:p>0,0705634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Currrent Flow Centrality</text:p>
          </table:table-cell>
          <table:table-cell office:value-type="float" office:value="0.10394851930784751" table:style-name="ce4">
            <text:p>0,103948519</text:p>
          </table:table-cell>
          <table:table-cell office:value-type="float" office:value="0.45886219734016842" table:style-name="ce4">
            <text:p>0,4588621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bgraph Centrality</text:p>
          </table:table-cell>
          <table:table-cell office:value-type="float" office:value="0.36071335227026086" table:style-name="ce4">
            <text:p>0,360713352</text:p>
          </table:table-cell>
          <table:table-cell office:value-type="float" office:value="7.9686188408199885E-3" table:style-name="ce4">
            <text:p>0,0079686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NORM)</text:p>
          </table:table-cell>
          <table:table-cell office:value-type="float" office:value="0.59521412465688861" table:style-name="ce4">
            <text:p>0,595214125</text:p>
          </table:table-cell>
          <table:table-cell office:value-type="float" office:value="2.5918966416501449E-6" table:style-name="ce4">
            <text:p>2,5919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Max(DIT)</text:p>
          </table:table-cell>
          <table:table-cell office:value-type="float" office:value="0.56119414286542757" table:style-name="ce4">
            <text:p>0,561194143</text:p>
          </table:table-cell>
          <table:table-cell office:value-type="float" office:value="1.2350206487473869E-5" table:style-name="ce4">
            <text:p>1,2350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NORM)</text:p>
          </table:table-cell>
          <table:table-cell office:value-type="float" office:value="0.69455800448002747" table:style-name="ce4">
            <text:p>0,694558004</text:p>
          </table:table-cell>
          <table:table-cell office:value-type="float" office:value="7.9898551526880128E-9" table:style-name="ce4">
            <text:p>7,98986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SIX)</text:p>
          </table:table-cell>
          <table:table-cell office:value-type="float" office:value="0.45666613116394844" table:style-name="ce4">
            <text:p>0,456666131</text:p>
          </table:table-cell>
          <table:table-cell office:value-type="float" office:value="5.8791950369892459E-4" table:style-name="ce4">
            <text:p>0,000587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MCLC)</text:p>
          </table:table-cell>
          <table:table-cell office:value-type="float" office:value="0.53392502818027188" table:style-name="ce4">
            <text:p>0,533925028</text:p>
          </table:table-cell>
          <table:table-cell office:value-type="float" office:value="3.8331813544402014E-5" table:style-name="ce4">
            <text:p>3,8331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VG)</text:p>
          </table:table-cell>
          <table:table-cell office:value-type="float" office:value="0.61347608739785109" table:style-name="ce4">
            <text:p>0,613476087</text:p>
          </table:table-cell>
          <table:table-cell office:value-type="float" office:value="1.0386897825041361E-6" table:style-name="ce4">
            <text:p>1,03869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SIX)</text:p>
          </table:table-cell>
          <table:table-cell office:value-type="float" office:value="0.52531830600332174" table:style-name="ce4">
            <text:p>0,525318306</text:p>
          </table:table-cell>
          <table:table-cell office:value-type="float" office:value="5.3723331769508642E-5" table:style-name="ce4">
            <text:p>5,3723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Fin)</text:p>
          </table:table-cell>
          <table:table-cell office:value-type="float" office:value="0.13817539777151439" table:style-name="ce4">
            <text:p>0,138175398</text:p>
          </table:table-cell>
          <table:table-cell office:value-type="float" office:value="0.32379530570049836" table:style-name="ce4">
            <text:p>0,3237953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Fout)</text:p>
          </table:table-cell>
          <table:table-cell office:value-type="float" office:value="0.13817539777151439" table:style-name="ce4">
            <text:p>0,138175398</text:p>
          </table:table-cell>
          <table:table-cell office:value-type="float" office:value="0.32379530570049836" table:style-name="ce4">
            <text:p>0,3237953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Max(WMC)</text:p>
          </table:table-cell>
          <table:table-cell office:value-type="float" office:value="0.81220350795512142" table:style-name="ce4">
            <text:p>0,812203508</text:p>
          </table:table-cell>
          <table:table-cell office:value-type="float" office:value="1.5686877763532654E-13" table:style-name="ce4">
            <text:p>1,56869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Si)</text:p>
          </table:table-cell>
          <table:table-cell office:value-type="float" office:value="0.17040038673276031" table:style-name="ce4">
            <text:p>0,170400387</text:p>
          </table:table-cell>
          <table:table-cell office:value-type="float" office:value="0.22250348086384697" table:style-name="ce4">
            <text:p>0,2225034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Fin)</text:p>
          </table:table-cell>
          <table:table-cell office:value-type="float" office:value="0.2105381273400142" table:style-name="ce4">
            <text:p>0,210538127</text:p>
          </table:table-cell>
          <table:table-cell office:value-type="float" office:value="0.13022632765113476" table:style-name="ce4">
            <text:p>0,1302263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Fout)</text:p>
          </table:table-cell>
          <table:table-cell office:value-type="float" office:value="0.2105381273400142" table:style-name="ce4">
            <text:p>0,210538127</text:p>
          </table:table-cell>
          <table:table-cell office:value-type="float" office:value="0.13022632765113476" table:style-name="ce4">
            <text:p>0,1302263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DIT)</text:p>
          </table:table-cell>
          <table:table-cell office:value-type="float" office:value="0.38096806817621853" table:style-name="ce4">
            <text:p>0,380968068</text:p>
          </table:table-cell>
          <table:table-cell office:value-type="float" office:value="4.8877697309553415E-3" table:style-name="ce4">
            <text:p>0,004887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NOA)</text:p>
          </table:table-cell>
          <table:table-cell office:value-type="float" office:value="0.38096806817621853" table:style-name="ce4">
            <text:p>0,380968068</text:p>
          </table:table-cell>
          <table:table-cell office:value-type="float" office:value="4.8877697309553415E-3" table:style-name="ce4">
            <text:p>0,004887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NOCh)</text:p>
          </table:table-cell>
          <table:table-cell office:value-type="float" office:value="0.38096806817621853" table:style-name="ce4">
            <text:p>0,380968068</text:p>
          </table:table-cell>
          <table:table-cell office:value-type="float" office:value="4.8877697309553415E-3" table:style-name="ce4">
            <text:p>0,004887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NOD)</text:p>
          </table:table-cell>
          <table:table-cell office:value-type="float" office:value="0.38096806817621853" table:style-name="ce4">
            <text:p>0,380968068</text:p>
          </table:table-cell>
          <table:table-cell office:value-type="float" office:value="4.8877697309553415E-3" table:style-name="ce4">
            <text:p>0,004887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NOPa)</text:p>
          </table:table-cell>
          <table:table-cell office:value-type="float" office:value="0.38096806817621853" table:style-name="ce4">
            <text:p>0,380968068</text:p>
          </table:table-cell>
          <table:table-cell office:value-type="float" office:value="4.8877697309553415E-3" table:style-name="ce4">
            <text:p>0,004887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Max(Fin)</text:p>
          </table:table-cell>
          <table:table-cell office:value-type="float" office:value="0.20600491714479091" table:style-name="ce4">
            <text:p>0,206004917</text:p>
          </table:table-cell>
          <table:table-cell office:value-type="float" office:value="0.13889941144336415" table:style-name="ce4">
            <text:p>0,1388994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Si)</text:p>
          </table:table-cell>
          <table:table-cell office:value-type="float" office:value="0.21362837185283823" table:style-name="ce4">
            <text:p>0,213628372</text:p>
          </table:table-cell>
          <table:table-cell office:value-type="float" office:value="0.12455201614190924" table:style-name="ce4">
            <text:p>0,1245520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Max(Fout)</text:p>
          </table:table-cell>
          <table:table-cell office:value-type="float" office:value="0.20792515752793278" table:style-name="ce4">
            <text:p>0,207925158</text:p>
          </table:table-cell>
          <table:table-cell office:value-type="float" office:value="0.13517431211435771" table:style-name="ce4">
            <text:p>0,1351743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NBD)</text:p>
          </table:table-cell>
          <table:table-cell office:value-type="float" office:value="0.44380626425931419" table:style-name="ce4">
            <text:p>0,443806264</text:p>
          </table:table-cell>
          <table:table-cell office:value-type="float" office:value="8.7263299643857871E-4" table:style-name="ce4">
            <text:p>0,0008726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MCLC)</text:p>
          </table:table-cell>
          <table:table-cell office:value-type="float" office:value="0.84522836391705658" table:style-name="ce4">
            <text:p>0,845228364</text:p>
          </table:table-cell>
          <table:table-cell office:value-type="float" office:value="1.7267987900898029E-15" table:style-name="ce4">
            <text:p>1,7268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NOA)</text:p>
          </table:table-cell>
          <table:table-cell office:value-type="float" office:value="0.55850236444637191" table:style-name="ce4">
            <text:p>0,558502364</text:p>
          </table:table-cell>
          <table:table-cell office:value-type="float" office:value="1.3872870949281508E-5" table:style-name="ce4">
            <text:p>1,3872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NOCh)</text:p>
          </table:table-cell>
          <table:table-cell office:value-type="float" office:value="0.55850236444637191" table:style-name="ce4">
            <text:p>0,558502364</text:p>
          </table:table-cell>
          <table:table-cell office:value-type="float" office:value="1.3872870949281508E-5" table:style-name="ce4">
            <text:p>1,3872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NOD)</text:p>
          </table:table-cell>
          <table:table-cell office:value-type="float" office:value="0.55850236444637191" table:style-name="ce4">
            <text:p>0,558502364</text:p>
          </table:table-cell>
          <table:table-cell office:value-type="float" office:value="1.3872870949281508E-5" table:style-name="ce4">
            <text:p>1,3872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NOPa)</text:p>
          </table:table-cell>
          <table:table-cell office:value-type="float" office:value="0.55850236444637191" table:style-name="ce4">
            <text:p>0,558502364</text:p>
          </table:table-cell>
          <table:table-cell office:value-type="float" office:value="1.3872870949281508E-5" table:style-name="ce4">
            <text:p>1,3872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Cognitive complexity</text:p>
          </table:table-cell>
          <table:table-cell office:value-type="float" office:value="0.77169485089217793" table:style-name="ce4">
            <text:p>0,771694851</text:p>
          </table:table-cell>
          <table:table-cell office:value-type="float" office:value="1.3466175459207938E-11" table:style-name="ce4">
            <text:p>1,34662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Max(VG)</text:p>
          </table:table-cell>
          <table:table-cell office:value-type="float" office:value="0.69909808963862796" table:style-name="ce4">
            <text:p>0,69909809</text:p>
          </table:table-cell>
          <table:table-cell office:value-type="float" office:value="5.8035667403736569E-9" table:style-name="ce4">
            <text:p>5,80357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Avg(LCOM*)</text:p>
          </table:table-cell>
          <table:table-cell office:value-type="float" office:value="-0.30753716302998008" table:style-name="ce4">
            <text:p>-0,307537163</text:p>
          </table:table-cell>
          <table:table-cell office:value-type="float" office:value="2.5083633269165503E-2" table:style-name="ce4">
            <text:p>0,0250836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Max(MCLC)</text:p>
          </table:table-cell>
          <table:table-cell office:value-type="float" office:value="0.7092507057448767" table:style-name="ce4">
            <text:p>0,709250706</text:p>
          </table:table-cell>
          <table:table-cell office:value-type="float" office:value="2.7780344838158891E-9" table:style-name="ce4">
            <text:p>2,7780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Ca)</text:p>
          </table:table-cell>
          <table:table-cell office:value-type="float" office:value="0.71789245664954604" table:style-name="ce4">
            <text:p>0,717892457</text:p>
          </table:table-cell>
          <table:table-cell office:value-type="float" office:value="1.4472266989850338E-9" table:style-name="ce4">
            <text:p>1,4472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Max(LCOM*)</text:p>
          </table:table-cell>
          <table:table-cell office:value-type="float" office:value="0.15702975172932401" table:style-name="ce4">
            <text:p>0,157029752</text:p>
          </table:table-cell>
          <table:table-cell office:value-type="float" office:value="0.2614724658358879" table:style-name="ce4">
            <text:p>0,2614724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Ce)</text:p>
          </table:table-cell>
          <table:table-cell office:value-type="float" office:value="0.72733142059148947" table:style-name="ce4">
            <text:p>0,727331421</text:p>
          </table:table-cell>
          <table:table-cell office:value-type="float" office:value="6.9031245088142735E-10" table:style-name="ce4">
            <text:p>6,90312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LCOM*)</text:p>
          </table:table-cell>
          <table:table-cell office:value-type="float" office:value="0.5677312302745724" table:style-name="ce4">
            <text:p>0,56773123</text:p>
          </table:table-cell>
          <table:table-cell office:value-type="float" office:value="9.2725834940850468E-6" table:style-name="ce4">
            <text:p>9,27258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Max(NBD)</text:p>
          </table:table-cell>
          <table:table-cell office:value-type="float" office:value="0.63503415603190683" table:style-name="ce4">
            <text:p>0,635034156</text:p>
          </table:table-cell>
          <table:table-cell office:value-type="float" office:value="3.2673168629954181E-7" table:style-name="ce4">
            <text:p>3,26732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Sum(WMC)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Degree Centrality</text:p>
          </table:table-cell>
          <table:table-cell office:value-type="float" office:value="-3.942375820299638E-2" table:style-name="ce4">
            <text:p>-0,039423758</text:p>
          </table:table-cell>
          <table:table-cell office:value-type="float" office:value="0.77926696135826345" table:style-name="ce4">
            <text:p>0,7792669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In-degree Centrality</text:p>
          </table:table-cell>
          <table:table-cell office:value-type="float" office:value="6.1358564340173539E-2" table:style-name="ce4">
            <text:p>0,061358564</text:p>
          </table:table-cell>
          <table:table-cell office:value-type="float" office:value="0.66250508854042756" table:style-name="ce4">
            <text:p>0,6625050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Out-degree Centrality</text:p>
          </table:table-cell>
          <table:table-cell office:value-type="float" office:value="-4.9727010398189268E-2" table:style-name="ce4">
            <text:p>-0,04972701</text:p>
          </table:table-cell>
          <table:table-cell office:value-type="float" office:value="0.72363524321551709" table:style-name="ce4">
            <text:p>0,7236352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Eigenvector Centrality</text:p>
          </table:table-cell>
          <table:table-cell office:value-type="float" office:value="1.9525842642468403E-2" table:style-name="ce4">
            <text:p>0,019525843</text:p>
          </table:table-cell>
          <table:table-cell office:value-type="float" office:value="0.88962887198227536" table:style-name="ce4">
            <text:p>0,8896288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Closeness Centrality</text:p>
          </table:table-cell>
          <table:table-cell office:value-type="float" office:value="9.8879710368588766E-2" table:style-name="ce4">
            <text:p>0,09887971</text:p>
          </table:table-cell>
          <table:table-cell office:value-type="float" office:value="0.4811717662128" table:style-name="ce4">
            <text:p>0,4811717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Betweenness Centrality</text:p>
          </table:table-cell>
          <table:table-cell office:value-type="float" office:value="0.30544793032864886" table:style-name="ce4">
            <text:p>0,30544793</text:p>
          </table:table-cell>
          <table:table-cell office:value-type="float" office:value="2.614038373862999E-2" table:style-name="ce4">
            <text:p>0,0261403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Load Centrality</text:p>
          </table:table-cell>
          <table:table-cell office:value-type="float" office:value="0.30544793032864886" table:style-name="ce4">
            <text:p>0,30544793</text:p>
          </table:table-cell>
          <table:table-cell office:value-type="float" office:value="2.614038373862999E-2" table:style-name="ce4">
            <text:p>0,0261403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Harmonic Centrality</text:p>
          </table:table-cell>
          <table:table-cell office:value-type="float" office:value="0.35554461907115553" table:style-name="ce4">
            <text:p>0,355544619</text:p>
          </table:table-cell>
          <table:table-cell office:value-type="float" office:value="8.9840871599063919E-3" table:style-name="ce4">
            <text:p>0,0089840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Information Centrality</text:p>
          </table:table-cell>
          <table:table-cell office:value-type="float" office:value="-0.15672906257710947" table:style-name="ce4">
            <text:p>-0,156729063</text:p>
          </table:table-cell>
          <table:table-cell office:value-type="float" office:value="0.26239837836186375" table:style-name="ce4">
            <text:p>0,2623983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Currrent Flow Centrality</text:p>
          </table:table-cell>
          <table:table-cell office:value-type="float" office:value="0.12951047888526501" table:style-name="ce4">
            <text:p>0,129510479</text:p>
          </table:table-cell>
          <table:table-cell office:value-type="float" office:value="0.3553464556859261" table:style-name="ce4">
            <text:p>0,3553464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bgraph Centrality</text:p>
          </table:table-cell>
          <table:table-cell office:value-type="float" office:value="0.29893125169572637" table:style-name="ce4">
            <text:p>0,298931252</text:p>
          </table:table-cell>
          <table:table-cell office:value-type="float" office:value="2.9679238132661358E-2" table:style-name="ce4">
            <text:p>0,0296792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NORM)</text:p>
          </table:table-cell>
          <table:table-cell office:value-type="float" office:value="0.49164627376124165" table:style-name="ce4">
            <text:p>0,491646274</text:p>
          </table:table-cell>
          <table:table-cell office:value-type="float" office:value="1.8505197354385327E-4" table:style-name="ce4">
            <text:p>0,0001850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Max(DIT)</text:p>
          </table:table-cell>
          <table:table-cell office:value-type="float" office:value="0.43675353256864041" table:style-name="ce4">
            <text:p>0,436753533</text:p>
          </table:table-cell>
          <table:table-cell office:value-type="float" office:value="1.0766908311692243E-3" table:style-name="ce4">
            <text:p>0,0010766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NORM)</text:p>
          </table:table-cell>
          <table:table-cell office:value-type="float" office:value="0.620881073355667" table:style-name="ce4">
            <text:p>0,620881073</text:p>
          </table:table-cell>
          <table:table-cell office:value-type="float" office:value="7.050421110094694E-7" table:style-name="ce4">
            <text:p>7,05042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SIX)</text:p>
          </table:table-cell>
          <table:table-cell office:value-type="float" office:value="0.38327077030901591" table:style-name="ce4">
            <text:p>0,38327077</text:p>
          </table:table-cell>
          <table:table-cell office:value-type="float" office:value="4.6146200424555068E-3" table:style-name="ce4">
            <text:p>0,004614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MCLC)</text:p>
          </table:table-cell>
          <table:table-cell office:value-type="float" office:value="0.36819809120600505" table:style-name="ce4">
            <text:p>0,368198091</text:p>
          </table:table-cell>
          <table:table-cell office:value-type="float" office:value="6.6752961754219233E-3" table:style-name="ce4">
            <text:p>0,0066752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VG)</text:p>
          </table:table-cell>
          <table:table-cell office:value-type="float" office:value="0.38156607157048905" table:style-name="ce4">
            <text:p>0,381566072</text:p>
          </table:table-cell>
          <table:table-cell office:value-type="float" office:value="4.8155036656330145E-3" table:style-name="ce4">
            <text:p>0,0048155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SIX)</text:p>
          </table:table-cell>
          <table:table-cell office:value-type="float" office:value="0.47110276463018114" table:style-name="ce4">
            <text:p>0,471102765</text:p>
          </table:table-cell>
          <table:table-cell office:value-type="float" office:value="3.703477257559339E-4" table:style-name="ce4">
            <text:p>0,0003703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Fin)</text:p>
          </table:table-cell>
          <table:table-cell office:value-type="float" office:value="0.27540125876524935" table:style-name="ce4">
            <text:p>0,275401259</text:p>
          </table:table-cell>
          <table:table-cell office:value-type="float" office:value="4.5942203550779846E-2" table:style-name="ce4">
            <text:p>0,0459422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Fout)</text:p>
          </table:table-cell>
          <table:table-cell office:value-type="float" office:value="0.27540125876524935" table:style-name="ce4">
            <text:p>0,275401259</text:p>
          </table:table-cell>
          <table:table-cell office:value-type="float" office:value="4.5942203550779846E-2" table:style-name="ce4">
            <text:p>0,0459422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Max(WMC)</text:p>
          </table:table-cell>
          <table:table-cell office:value-type="float" office:value="0.65184676109630058" table:style-name="ce4">
            <text:p>0,651846761</text:p>
          </table:table-cell>
          <table:table-cell office:value-type="float" office:value="1.2438677412473205E-7" table:style-name="ce4">
            <text:p>1,24387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Si)</text:p>
          </table:table-cell>
          <table:table-cell office:value-type="float" office:value="0.3034575827664992" table:style-name="ce4">
            <text:p>0,303457583</text:p>
          </table:table-cell>
          <table:table-cell office:value-type="float" office:value="2.7181591151421484E-2" table:style-name="ce4">
            <text:p>0,0271815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Fin)</text:p>
          </table:table-cell>
          <table:table-cell office:value-type="float" office:value="0.35048086564608166" table:style-name="ce4">
            <text:p>0,350480866</text:p>
          </table:table-cell>
          <table:table-cell office:value-type="float" office:value="1.0085774271709242E-2" table:style-name="ce4">
            <text:p>0,0100857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Fout)</text:p>
          </table:table-cell>
          <table:table-cell office:value-type="float" office:value="0.35048086564608166" table:style-name="ce4">
            <text:p>0,350480866</text:p>
          </table:table-cell>
          <table:table-cell office:value-type="float" office:value="1.0085774271709242E-2" table:style-name="ce4">
            <text:p>0,0100857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DIT)</text:p>
          </table:table-cell>
          <table:table-cell office:value-type="float" office:value="0.21803552933765669" table:style-name="ce4">
            <text:p>0,218035529</text:p>
          </table:table-cell>
          <table:table-cell office:value-type="float" office:value="0.11678589059367073" table:style-name="ce4">
            <text:p>0,1167858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NOA)</text:p>
          </table:table-cell>
          <table:table-cell office:value-type="float" office:value="0.21803552933765669" table:style-name="ce4">
            <text:p>0,218035529</text:p>
          </table:table-cell>
          <table:table-cell office:value-type="float" office:value="0.11678589059367073" table:style-name="ce4">
            <text:p>0,1167858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NOCh)</text:p>
          </table:table-cell>
          <table:table-cell office:value-type="float" office:value="0.21803552933765669" table:style-name="ce4">
            <text:p>0,218035529</text:p>
          </table:table-cell>
          <table:table-cell office:value-type="float" office:value="0.11678589059367073" table:style-name="ce4">
            <text:p>0,1167858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NOD)</text:p>
          </table:table-cell>
          <table:table-cell office:value-type="float" office:value="0.21803552933765669" table:style-name="ce4">
            <text:p>0,218035529</text:p>
          </table:table-cell>
          <table:table-cell office:value-type="float" office:value="0.11678589059367073" table:style-name="ce4">
            <text:p>0,1167858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NOPa)</text:p>
          </table:table-cell>
          <table:table-cell office:value-type="float" office:value="0.21803552933765669" table:style-name="ce4">
            <text:p>0,218035529</text:p>
          </table:table-cell>
          <table:table-cell office:value-type="float" office:value="0.11678589059367073" table:style-name="ce4">
            <text:p>0,1167858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Max(Fin)</text:p>
          </table:table-cell>
          <table:table-cell office:value-type="float" office:value="0.35147269775398077" table:style-name="ce4">
            <text:p>0,351472698</text:p>
          </table:table-cell>
          <table:table-cell office:value-type="float" office:value="9.8612366909859809E-3" table:style-name="ce4">
            <text:p>0,0098612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Si)</text:p>
          </table:table-cell>
          <table:table-cell office:value-type="float" office:value="0.34377448524965254" table:style-name="ce4">
            <text:p>0,343774485</text:p>
          </table:table-cell>
          <table:table-cell office:value-type="float" office:value="1.1723111252881703E-2" table:style-name="ce4">
            <text:p>0,0117231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Max(Fout)</text:p>
          </table:table-cell>
          <table:table-cell office:value-type="float" office:value="0.33801437241430393" table:style-name="ce4">
            <text:p>0,338014372</text:p>
          </table:table-cell>
          <table:table-cell office:value-type="float" office:value="1.3307144224739578E-2" table:style-name="ce4">
            <text:p>0,0133071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NBD)</text:p>
          </table:table-cell>
          <table:table-cell office:value-type="float" office:value="0.2668785211702886" table:style-name="ce4">
            <text:p>0,266878521</text:p>
          </table:table-cell>
          <table:table-cell office:value-type="float" office:value="5.3387545932605425E-2" table:style-name="ce4">
            <text:p>0,0533875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MCLC)</text:p>
          </table:table-cell>
          <table:table-cell office:value-type="float" office:value="0.71606022782229972" table:style-name="ce4">
            <text:p>0,716060228</text:p>
          </table:table-cell>
          <table:table-cell office:value-type="float" office:value="1.6651266909571799E-9" table:style-name="ce4">
            <text:p>1,6651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NOA)</text:p>
          </table:table-cell>
          <table:table-cell office:value-type="float" office:value="0.44250969339338286" table:style-name="ce4">
            <text:p>0,442509693</text:p>
          </table:table-cell>
          <table:table-cell office:value-type="float" office:value="9.0730956070665572E-4" table:style-name="ce4">
            <text:p>0,000907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NOCh)</text:p>
          </table:table-cell>
          <table:table-cell office:value-type="float" office:value="0.44250969339338286" table:style-name="ce4">
            <text:p>0,442509693</text:p>
          </table:table-cell>
          <table:table-cell office:value-type="float" office:value="9.0730956070665572E-4" table:style-name="ce4">
            <text:p>0,000907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NOD)</text:p>
          </table:table-cell>
          <table:table-cell office:value-type="float" office:value="0.44250969339338286" table:style-name="ce4">
            <text:p>0,442509693</text:p>
          </table:table-cell>
          <table:table-cell office:value-type="float" office:value="9.0730956070665572E-4" table:style-name="ce4">
            <text:p>0,000907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NOPa)</text:p>
          </table:table-cell>
          <table:table-cell office:value-type="float" office:value="0.44250969339338286" table:style-name="ce4">
            <text:p>0,442509693</text:p>
          </table:table-cell>
          <table:table-cell office:value-type="float" office:value="9.0730956070665572E-4" table:style-name="ce4">
            <text:p>0,000907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Cognitive complexity</text:p>
          </table:table-cell>
          <table:table-cell office:value-type="float" office:value="0.57683782841483078" table:style-name="ce4">
            <text:p>0,576837828</text:p>
          </table:table-cell>
          <table:table-cell office:value-type="float" office:value="6.1561953818565668E-6" table:style-name="ce4">
            <text:p>6,1562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Max(VG)</text:p>
          </table:table-cell>
          <table:table-cell office:value-type="float" office:value="0.4885841710888757" table:style-name="ce4">
            <text:p>0,488584171</text:p>
          </table:table-cell>
          <table:table-cell office:value-type="float" office:value="2.0578770093473227E-4" table:style-name="ce4">
            <text:p>0,0002057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Avg(LCOM*)</text:p>
          </table:table-cell>
          <table:table-cell office:value-type="float" office:value="-0.31663440463235937" table:style-name="ce4">
            <text:p>-0,316634405</text:p>
          </table:table-cell>
          <table:table-cell office:value-type="float" office:value="2.0890857752441736E-2" table:style-name="ce4">
            <text:p>0,0208908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Max(MCLC)</text:p>
          </table:table-cell>
          <table:table-cell office:value-type="float" office:value="0.57804563098203787" table:style-name="ce4">
            <text:p>0,578045631</text:p>
          </table:table-cell>
          <table:table-cell office:value-type="float" office:value="5.8252819873967315E-6" table:style-name="ce4">
            <text:p>5,82528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Ca)</text:p>
          </table:table-cell>
          <table:table-cell office:value-type="float" office:value="0.75454129503778056" table:style-name="ce4">
            <text:p>0,754541295</text:p>
          </table:table-cell>
          <table:table-cell office:value-type="float" office:value="6.8071523991675169E-11" table:style-name="ce4">
            <text:p>6,80715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Max(LCOM*)</text:p>
          </table:table-cell>
          <table:table-cell office:value-type="float" office:value="0.2183344913383258" table:style-name="ce4">
            <text:p>0,218334491</text:p>
          </table:table-cell>
          <table:table-cell office:value-type="float" office:value="0.11627275165057227" table:style-name="ce4">
            <text:p>0,1162727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Ce)</text:p>
          </table:table-cell>
          <table:table-cell office:value-type="float" office:value="0.76580944915865845" table:style-name="ce4">
            <text:p>0,765809449</text:p>
          </table:table-cell>
          <table:table-cell office:value-type="float" office:value="2.3844471417870935E-11" table:style-name="ce4">
            <text:p>2,38445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LCOM*)</text:p>
          </table:table-cell>
          <table:table-cell office:value-type="float" office:value="0.64817393882544727" table:style-name="ce4">
            <text:p>0,648173939</text:p>
          </table:table-cell>
          <table:table-cell office:value-type="float" office:value="1.543827730498029E-7" table:style-name="ce4">
            <text:p>1,5438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Max(NBD)</text:p>
          </table:table-cell>
          <table:table-cell office:value-type="float" office:value="0.48807439872362446" table:style-name="ce4">
            <text:p>0,488074399</text:p>
          </table:table-cell>
          <table:table-cell office:value-type="float" office:value="2.0943836397277851E-4" table:style-name="ce4">
            <text:p>0,0002094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WMC)</text:p>
          </table:table-cell>
          <table:table-cell office:value-type="float" office:value="0.93720494008319943" table:style-name="ce4">
            <text:p>0,93720494</text:p>
          </table:table-cell>
          <table:table-cell office:value-type="float" office:value="5.5352915157969342E-25" table:style-name="ce4">
            <text:p>5,53529E-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Sum(VG)</text:p>
          </table:table-cell>
          <table:table-cell office:value-type="float" office:value="0.93720494008319943" table:style-name="ce4">
            <text:p>0,93720494</text:p>
          </table:table-cell>
          <table:table-cell office:value-type="float" office:value="5.5352915157969342E-25" table:style-name="ce4">
            <text:p>5,53529E-25</text:p>
          </table:table-cell>
          <table:table-cell table:number-columns-repeated="16380"/>
        </table:table-row>
        <table:table-row table:number-rows-repeated="10473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207</meta:generator>
    <dc:creator>Alexander Bakhtin</dc:creator>
    <meta:creation-date>2024-12-21T09:11:33Z</meta:creation-date>
    <dc:date>2024-12-21T09:11:33Z</dc:date>
  </office:meta>
</office:document-meta>
</file>